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table table:name="mm_a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MM_A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100.228091">
            <text:p>100.23</text:p>
          </table:table-cell>
          <table:table-cell office:value-type="float" office:value="0.961069">
            <text:p>0.961069</text:p>
          </table:table-cell>
          <table:table-cell office:value-type="float" office:value="99.766685">
            <text:p>99.766685</text:p>
          </table:table-cell>
          <table:table-cell office:value-type="float" office:value="100.87396">
            <text:p>100.87396</text:p>
          </table:table-cell>
          <table:table-cell office:value-type="float" office:value="100.364972">
            <text:p>100.364972</text:p>
          </table:table-cell>
          <table:table-cell office:value-type="float" office:value="99.691304">
            <text:p>99.691304</text:p>
          </table:table-cell>
          <table:table-cell office:value-type="float" office:value="99.855052">
            <text:p>99.855052</text:p>
          </table:table-cell>
          <table:table-cell office:value-type="float" office:value="100.008044">
            <text:p>100.008044</text:p>
          </table:table-cell>
          <table:table-cell office:value-type="float" office:value="100.026119">
            <text:p>100.026119</text:p>
          </table:table-cell>
          <table:table-cell office:value-type="float" office:value="101.226908">
            <text:p>101.226908</text:p>
          </table:table-cell>
          <table:table-cell office:value-type="float" office:value="101.486332">
            <text:p>101.486332</text:p>
          </table:table-cell>
          <table:table-cell office:value-type="float" office:value="100.441094">
            <text:p>100.441094</text:p>
          </table:table-cell>
          <table:table-cell office:value-type="float" office:value="98.551126">
            <text:p>98.551126</text:p>
          </table:table-cell>
          <table:table-cell office:value-type="float" office:value="100.082479">
            <text:p>100.082479</text:p>
          </table:table-cell>
          <table:table-cell office:value-type="float" office:value="99.533901">
            <text:p>99.533901</text:p>
          </table:table-cell>
          <table:table-cell office:value-type="float" office:value="101.531212">
            <text:p>101.531212</text:p>
          </table:table-cell>
          <table:table-cell office:value-type="float" office:value="102.602185">
            <text:p>102.602185</text:p>
          </table:table-cell>
          <table:table-cell office:value-type="float" office:value="99.742527">
            <text:p>99.742527</text:p>
          </table:table-cell>
          <table:table-cell office:value-type="float" office:value="99.28192">
            <text:p>99.28192</text:p>
          </table:table-cell>
          <table:table-cell office:value-type="float" office:value="99.843711">
            <text:p>99.843711</text:p>
          </table:table-cell>
          <table:table-cell office:value-type="float" office:value="98.723884">
            <text:p>98.723884</text:p>
          </table:table-cell>
          <table:table-cell office:value-type="float" office:value="100.928406">
            <text:p>100.928406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97.022346">
            <text:p>197.02</text:p>
          </table:table-cell>
          <table:table-cell office:value-type="float" office:value="3.12524">
            <text:p>3.12524</text:p>
          </table:table-cell>
          <table:table-cell office:value-type="float" office:value="201.505952">
            <text:p>201.505952</text:p>
          </table:table-cell>
          <table:table-cell office:value-type="float" office:value="197.488893">
            <text:p>197.488893</text:p>
          </table:table-cell>
          <table:table-cell office:value-type="float" office:value="199.758993">
            <text:p>199.758993</text:p>
          </table:table-cell>
          <table:table-cell office:value-type="float" office:value="194.953783">
            <text:p>194.953783</text:p>
          </table:table-cell>
          <table:table-cell office:value-type="float" office:value="197.823616">
            <text:p>197.823616</text:p>
          </table:table-cell>
          <table:table-cell office:value-type="float" office:value="197.193445">
            <text:p>197.193445</text:p>
          </table:table-cell>
          <table:table-cell office:value-type="float" office:value="199.772775">
            <text:p>199.772775</text:p>
          </table:table-cell>
          <table:table-cell office:value-type="float" office:value="195.585151">
            <text:p>195.585151</text:p>
          </table:table-cell>
          <table:table-cell office:value-type="float" office:value="197.299596">
            <text:p>197.299596</text:p>
          </table:table-cell>
          <table:table-cell office:value-type="float" office:value="200.684646">
            <text:p>200.684646</text:p>
          </table:table-cell>
          <table:table-cell table:style-name="ce5" office:value-type="float" office:value="194.153192">
            <text:p>194.15</text:p>
          </table:table-cell>
          <table:table-cell office:value-type="float" office:value="189.077397">
            <text:p>189.077397</text:p>
          </table:table-cell>
          <table:table-cell office:value-type="float" office:value="199.600102">
            <text:p>199.600102</text:p>
          </table:table-cell>
          <table:table-cell office:value-type="float" office:value="193.460583">
            <text:p>193.460583</text:p>
          </table:table-cell>
          <table:table-cell office:value-type="float" office:value="202.407852">
            <text:p>202.407852</text:p>
          </table:table-cell>
          <table:table-cell office:value-type="float" office:value="196.441542">
            <text:p>196.441542</text:p>
          </table:table-cell>
          <table:table-cell office:value-type="float" office:value="196.252562">
            <text:p>196.252562</text:p>
          </table:table-cell>
          <table:table-cell office:value-type="float" office:value="192.688876">
            <text:p>192.688876</text:p>
          </table:table-cell>
          <table:table-cell office:value-type="float" office:value="197.020286">
            <text:p>197.020286</text:p>
          </table:table-cell>
          <table:table-cell office:value-type="float" office:value="197.277675">
            <text:p>197.27767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379.783553">
            <text:p>379.78</text:p>
          </table:table-cell>
          <table:table-cell office:value-type="float" office:value="11.726332">
            <text:p>11.726332</text:p>
          </table:table-cell>
          <table:table-cell office:value-type="float" office:value="375.742857">
            <text:p>375.742857</text:p>
          </table:table-cell>
          <table:table-cell office:value-type="float" office:value="384.853329">
            <text:p>384.853329</text:p>
          </table:table-cell>
          <table:table-cell office:value-type="float" office:value="377.84416">
            <text:p>377.84416</text:p>
          </table:table-cell>
          <table:table-cell office:value-type="float" office:value="394.620717">
            <text:p>394.620717</text:p>
          </table:table-cell>
          <table:table-cell office:value-type="float" office:value="349.092928">
            <text:p>349.092928</text:p>
          </table:table-cell>
          <table:table-cell office:value-type="float" office:value="364.365507">
            <text:p>364.365507</text:p>
          </table:table-cell>
          <table:table-cell office:value-type="float" office:value="374.863862">
            <text:p>374.863862</text:p>
          </table:table-cell>
          <table:table-cell office:value-type="float" office:value="391.668965">
            <text:p>391.668965</text:p>
          </table:table-cell>
          <table:table-cell office:value-type="float" office:value="384.643325">
            <text:p>384.643325</text:p>
          </table:table-cell>
          <table:table-cell office:value-type="float" office:value="395.390649">
            <text:p>395.390649</text:p>
          </table:table-cell>
          <table:table-cell table:style-name="ce5" office:value-type="float" office:value="361.165837">
            <text:p>361.17</text:p>
          </table:table-cell>
          <table:table-cell office:value-type="float" office:value="386.922142">
            <text:p>386.922142</text:p>
          </table:table-cell>
          <table:table-cell office:value-type="float" office:value="385.836662">
            <text:p>385.836662</text:p>
          </table:table-cell>
          <table:table-cell office:value-type="float" office:value="382.216503">
            <text:p>382.216503</text:p>
          </table:table-cell>
          <table:table-cell office:value-type="float" office:value="373.302783">
            <text:p>373.302783</text:p>
          </table:table-cell>
          <table:table-cell office:value-type="float" office:value="393.272716">
            <text:p>393.272716</text:p>
          </table:table-cell>
          <table:table-cell office:value-type="float" office:value="382.935609">
            <text:p>382.935609</text:p>
          </table:table-cell>
          <table:table-cell office:value-type="float" office:value="380.871957">
            <text:p>380.871957</text:p>
          </table:table-cell>
          <table:table-cell office:value-type="float" office:value="368.269515">
            <text:p>368.269515</text:p>
          </table:table-cell>
          <table:table-cell office:value-type="float" office:value="387.791042">
            <text:p>387.79104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36.517423">
            <text:p>536.52</text:p>
          </table:table-cell>
          <table:table-cell office:value-type="float" office:value="67.536665">
            <text:p>67.536665</text:p>
          </table:table-cell>
          <table:table-cell office:value-type="float" office:value="586.186618">
            <text:p>586.186618</text:p>
          </table:table-cell>
          <table:table-cell office:value-type="float" office:value="647.184908">
            <text:p>647.184908</text:p>
          </table:table-cell>
          <table:table-cell office:value-type="float" office:value="525.544793">
            <text:p>525.544793</text:p>
          </table:table-cell>
          <table:table-cell office:value-type="float" office:value="571.917356">
            <text:p>571.917356</text:p>
          </table:table-cell>
          <table:table-cell office:value-type="float" office:value="572.332049">
            <text:p>572.332049</text:p>
          </table:table-cell>
          <table:table-cell office:value-type="float" office:value="539.159487">
            <text:p>539.159487</text:p>
          </table:table-cell>
          <table:table-cell office:value-type="float" office:value="447.853094">
            <text:p>447.853094</text:p>
          </table:table-cell>
          <table:table-cell office:value-type="float" office:value="463.189886">
            <text:p>463.189886</text:p>
          </table:table-cell>
          <table:table-cell office:value-type="float" office:value="472.244325">
            <text:p>472.244325</text:p>
          </table:table-cell>
          <table:table-cell office:value-type="float" office:value="454.558811">
            <text:p>454.558811</text:p>
          </table:table-cell>
          <table:table-cell table:style-name="ce5" office:value-type="float" office:value="533.925764">
            <text:p>533.93</text:p>
          </table:table-cell>
          <table:table-cell office:value-type="float" office:value="554.367796">
            <text:p>554.367796</text:p>
          </table:table-cell>
          <table:table-cell office:value-type="float" office:value="432.259195">
            <text:p>432.259195</text:p>
          </table:table-cell>
          <table:table-cell office:value-type="float" office:value="446.886737">
            <text:p>446.886737</text:p>
          </table:table-cell>
          <table:table-cell office:value-type="float" office:value="645.145201">
            <text:p>645.145201</text:p>
          </table:table-cell>
          <table:table-cell office:value-type="float" office:value="550.397921">
            <text:p>550.397921</text:p>
          </table:table-cell>
          <table:table-cell office:value-type="float" office:value="476.721057">
            <text:p>476.721057</text:p>
          </table:table-cell>
          <table:table-cell office:value-type="float" office:value="629.988659">
            <text:p>629.988659</text:p>
          </table:table-cell>
          <table:table-cell office:value-type="float" office:value="575.188074">
            <text:p>575.188074</text:p>
          </table:table-cell>
          <table:table-cell office:value-type="float" office:value="605.296732">
            <text:p>605.296732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799.227289">
            <text:p>799.23</text:p>
          </table:table-cell>
          <table:table-cell office:value-type="float" office:value="32.930793">
            <text:p>32.930793</text:p>
          </table:table-cell>
          <table:table-cell office:value-type="float" office:value="806.606613">
            <text:p>806.606613</text:p>
          </table:table-cell>
          <table:table-cell office:value-type="float" office:value="830.548987">
            <text:p>830.548987</text:p>
          </table:table-cell>
          <table:table-cell office:value-type="float" office:value="806.265784">
            <text:p>806.265784</text:p>
          </table:table-cell>
          <table:table-cell office:value-type="float" office:value="818.110733">
            <text:p>818.110733</text:p>
          </table:table-cell>
          <table:table-cell office:value-type="float" office:value="813.834881">
            <text:p>813.834881</text:p>
          </table:table-cell>
          <table:table-cell office:value-type="float" office:value="835.45927">
            <text:p>835.45927</text:p>
          </table:table-cell>
          <table:table-cell office:value-type="float" office:value="795.775075">
            <text:p>795.775075</text:p>
          </table:table-cell>
          <table:table-cell office:value-type="float" office:value="749.195973">
            <text:p>749.195973</text:p>
          </table:table-cell>
          <table:table-cell office:value-type="float" office:value="700.235839">
            <text:p>700.235839</text:p>
          </table:table-cell>
          <table:table-cell office:value-type="float" office:value="767.807332">
            <text:p>767.807332</text:p>
          </table:table-cell>
          <table:table-cell table:style-name="ce5" office:value-type="float" office:value="832.238634">
            <text:p>832.24</text:p>
          </table:table-cell>
          <table:table-cell office:value-type="float" office:value="786.355437">
            <text:p>786.355437</text:p>
          </table:table-cell>
          <table:table-cell office:value-type="float" office:value="774.862945">
            <text:p>774.862945</text:p>
          </table:table-cell>
          <table:table-cell office:value-type="float" office:value="825.892236">
            <text:p>825.892236</text:p>
          </table:table-cell>
          <table:table-cell office:value-type="float" office:value="790.130458">
            <text:p>790.130458</text:p>
          </table:table-cell>
          <table:table-cell office:value-type="float" office:value="779.437603">
            <text:p>779.437603</text:p>
          </table:table-cell>
          <table:table-cell office:value-type="float" office:value="798.535127">
            <text:p>798.535127</text:p>
          </table:table-cell>
          <table:table-cell office:value-type="float" office:value="842.301369">
            <text:p>842.301369</text:p>
          </table:table-cell>
          <table:table-cell office:value-type="float" office:value="814.745294">
            <text:p>814.745294</text:p>
          </table:table-cell>
          <table:table-cell office:value-type="float" office:value="816.206198">
            <text:p>816.206198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950.191942">
            <text:p>950.19</text:p>
          </table:table-cell>
          <table:table-cell office:value-type="float" office:value="0.185276">
            <text:p>0.185276</text:p>
          </table:table-cell>
          <table:table-cell office:value-type="float" office:value="950.083542">
            <text:p>950.083542</text:p>
          </table:table-cell>
          <table:table-cell office:value-type="float" office:value="950.471899">
            <text:p>950.471899</text:p>
          </table:table-cell>
          <table:table-cell office:value-type="float" office:value="950.123036">
            <text:p>950.123036</text:p>
          </table:table-cell>
          <table:table-cell office:value-type="float" office:value="950.212119">
            <text:p>950.212119</text:p>
          </table:table-cell>
          <table:table-cell office:value-type="float" office:value="949.829853">
            <text:p>949.829853</text:p>
          </table:table-cell>
          <table:table-cell office:value-type="float" office:value="949.992803">
            <text:p>949.992803</text:p>
          </table:table-cell>
          <table:table-cell office:value-type="float" office:value="949.903762">
            <text:p>949.903762</text:p>
          </table:table-cell>
          <table:table-cell office:value-type="float" office:value="950.191107">
            <text:p>950.191107</text:p>
          </table:table-cell>
          <table:table-cell office:value-type="float" office:value="950.072619">
            <text:p>950.072619</text:p>
          </table:table-cell>
          <table:table-cell office:value-type="float" office:value="950.466854">
            <text:p>950.466854</text:p>
          </table:table-cell>
          <table:table-cell table:style-name="ce5" office:value-type="float" office:value="950.312147">
            <text:p>950.31</text:p>
          </table:table-cell>
          <table:table-cell office:value-type="float" office:value="950.247421">
            <text:p>950.247421</text:p>
          </table:table-cell>
          <table:table-cell office:value-type="float" office:value="949.965921">
            <text:p>949.965921</text:p>
          </table:table-cell>
          <table:table-cell office:value-type="float" office:value="950.243218">
            <text:p>950.243218</text:p>
          </table:table-cell>
          <table:table-cell office:value-type="float" office:value="950.269275">
            <text:p>950.269275</text:p>
          </table:table-cell>
          <table:table-cell office:value-type="float" office:value="950.030609">
            <text:p>950.030609</text:p>
          </table:table-cell>
          <table:table-cell office:value-type="float" office:value="950.277681">
            <text:p>950.277681</text:p>
          </table:table-cell>
          <table:table-cell office:value-type="float" office:value="950.510584">
            <text:p>950.510584</text:p>
          </table:table-cell>
          <table:table-cell office:value-type="float" office:value="950.362589">
            <text:p>950.362589</text:p>
          </table:table-cell>
          <table:table-cell office:value-type="float" office:value="950.271797">
            <text:p>950.27179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857.388227">
            <text:p>1857.39</text:p>
          </table:table-cell>
          <table:table-cell office:value-type="float" office:value="0.890321">
            <text:p>0.890321</text:p>
          </table:table-cell>
          <table:table-cell office:value-type="float" office:value="1856.263531">
            <text:p>1856.263531</text:p>
          </table:table-cell>
          <table:table-cell office:value-type="float" office:value="1857.569904">
            <text:p>1857.569904</text:p>
          </table:table-cell>
          <table:table-cell office:value-type="float" office:value="1856.683809">
            <text:p>1856.683809</text:p>
          </table:table-cell>
          <table:table-cell office:value-type="float" office:value="1856.898834">
            <text:p>1856.898834</text:p>
          </table:table-cell>
          <table:table-cell office:value-type="float" office:value="1857.39326">
            <text:p>1857.39326</text:p>
          </table:table-cell>
          <table:table-cell office:value-type="float" office:value="1857.014391">
            <text:p>1857.014391</text:p>
          </table:table-cell>
          <table:table-cell office:value-type="float" office:value="1858.283247">
            <text:p>1858.283247</text:p>
          </table:table-cell>
          <table:table-cell office:value-type="float" office:value="1857.984348">
            <text:p>1857.984348</text:p>
          </table:table-cell>
          <table:table-cell office:value-type="float" office:value="1858.456846">
            <text:p>1858.456846</text:p>
          </table:table-cell>
          <table:table-cell office:value-type="float" office:value="1856.757618">
            <text:p>1856.757618</text:p>
          </table:table-cell>
          <table:table-cell table:style-name="ce5" office:value-type="float" office:value="1856.834643">
            <text:p>1856.83</text:p>
          </table:table-cell>
          <table:table-cell office:value-type="float" office:value="1857.788348">
            <text:p>1857.788348</text:p>
          </table:table-cell>
          <table:table-cell office:value-type="float" office:value="1856.821805">
            <text:p>1856.821805</text:p>
          </table:table-cell>
          <table:table-cell office:value-type="float" office:value="1856.218627">
            <text:p>1856.218627</text:p>
          </table:table-cell>
          <table:table-cell office:value-type="float" office:value="1858.34111">
            <text:p>1858.34111</text:p>
          </table:table-cell>
          <table:table-cell office:value-type="float" office:value="1859.296363">
            <text:p>1859.296363</text:p>
          </table:table-cell>
          <table:table-cell office:value-type="float" office:value="1858.710872">
            <text:p>1858.710872</text:p>
          </table:table-cell>
          <table:table-cell office:value-type="float" office:value="1857.775497">
            <text:p>1857.775497</text:p>
          </table:table-cell>
          <table:table-cell office:value-type="float" office:value="1856.048653">
            <text:p>1856.048653</text:p>
          </table:table-cell>
          <table:table-cell office:value-type="float" office:value="1856.622841">
            <text:p>1856.62284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3548.824065">
            <text:p>3548.82</text:p>
          </table:table-cell>
          <table:table-cell office:value-type="float" office:value="2.089854">
            <text:p>2.089854</text:p>
          </table:table-cell>
          <table:table-cell office:value-type="float" office:value="3548.700328">
            <text:p>3548.700328</text:p>
          </table:table-cell>
          <table:table-cell office:value-type="float" office:value="3545.748671">
            <text:p>3545.748671</text:p>
          </table:table-cell>
          <table:table-cell office:value-type="float" office:value="3546.708592">
            <text:p>3546.708592</text:p>
          </table:table-cell>
          <table:table-cell office:value-type="float" office:value="3549.087219">
            <text:p>3549.087219</text:p>
          </table:table-cell>
          <table:table-cell office:value-type="float" office:value="3548.958246">
            <text:p>3548.958246</text:p>
          </table:table-cell>
          <table:table-cell office:value-type="float" office:value="3552.044439">
            <text:p>3552.044439</text:p>
          </table:table-cell>
          <table:table-cell office:value-type="float" office:value="3551.457297">
            <text:p>3551.457297</text:p>
          </table:table-cell>
          <table:table-cell office:value-type="float" office:value="3548.184605">
            <text:p>3548.184605</text:p>
          </table:table-cell>
          <table:table-cell office:value-type="float" office:value="3547.411302">
            <text:p>3547.411302</text:p>
          </table:table-cell>
          <table:table-cell office:value-type="float" office:value="3550.213198">
            <text:p>3550.213198</text:p>
          </table:table-cell>
          <table:table-cell table:style-name="ce5" office:value-type="float" office:value="3546.77885">
            <text:p>3546.78</text:p>
          </table:table-cell>
          <table:table-cell office:value-type="float" office:value="3545.456115">
            <text:p>3545.456115</text:p>
          </table:table-cell>
          <table:table-cell office:value-type="float" office:value="3549.239653">
            <text:p>3549.239653</text:p>
          </table:table-cell>
          <table:table-cell office:value-type="float" office:value="3549.368646">
            <text:p>3549.368646</text:p>
          </table:table-cell>
          <table:table-cell office:value-type="float" office:value="3547.247311">
            <text:p>3547.247311</text:p>
          </table:table-cell>
          <table:table-cell office:value-type="float" office:value="3552.514293">
            <text:p>3552.514293</text:p>
          </table:table-cell>
          <table:table-cell office:value-type="float" office:value="3546.497833">
            <text:p>3546.497833</text:p>
          </table:table-cell>
          <table:table-cell office:value-type="float" office:value="3551.762587">
            <text:p>3551.762587</text:p>
          </table:table-cell>
          <table:table-cell office:value-type="float" office:value="3548.055698">
            <text:p>3548.055698</text:p>
          </table:table-cell>
          <table:table-cell office:value-type="float" office:value="3551.046413">
            <text:p>3551.04641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4760.207972">
            <text:p>4760.21</text:p>
          </table:table-cell>
          <table:table-cell office:value-type="float" office:value="2.287866">
            <text:p>2.287866</text:p>
          </table:table-cell>
          <table:table-cell office:value-type="float" office:value="4761.691232">
            <text:p>4761.691232</text:p>
          </table:table-cell>
          <table:table-cell office:value-type="float" office:value="4760.551768">
            <text:p>4760.551768</text:p>
          </table:table-cell>
          <table:table-cell office:value-type="float" office:value="4760.214254">
            <text:p>4760.214254</text:p>
          </table:table-cell>
          <table:table-cell office:value-type="float" office:value="4763.190245">
            <text:p>4763.190245</text:p>
          </table:table-cell>
          <table:table-cell office:value-type="float" office:value="4762.261168">
            <text:p>4762.261168</text:p>
          </table:table-cell>
          <table:table-cell office:value-type="float" office:value="4761.100331">
            <text:p>4761.100331</text:p>
          </table:table-cell>
          <table:table-cell office:value-type="float" office:value="4755.746706">
            <text:p>4755.746706</text:p>
          </table:table-cell>
          <table:table-cell office:value-type="float" office:value="4759.391764">
            <text:p>4759.391764</text:p>
          </table:table-cell>
          <table:table-cell office:value-type="float" office:value="4763.485937">
            <text:p>4763.485937</text:p>
          </table:table-cell>
          <table:table-cell office:value-type="float" office:value="4756.378397">
            <text:p>4756.378397</text:p>
          </table:table-cell>
          <table:table-cell table:style-name="ce5" office:value-type="float" office:value="4761.522388">
            <text:p>4761.52</text:p>
          </table:table-cell>
          <table:table-cell office:value-type="float" office:value="4761.058129">
            <text:p>4761.058129</text:p>
          </table:table-cell>
          <table:table-cell office:value-type="float" office:value="4759.708073">
            <text:p>4759.708073</text:p>
          </table:table-cell>
          <table:table-cell office:value-type="float" office:value="4755.094136">
            <text:p>4755.094136</text:p>
          </table:table-cell>
          <table:table-cell office:value-type="float" office:value="4761.754551">
            <text:p>4761.754551</text:p>
          </table:table-cell>
          <table:table-cell office:value-type="float" office:value="4759.138747">
            <text:p>4759.138747</text:p>
          </table:table-cell>
          <table:table-cell office:value-type="float" office:value="4761.796765">
            <text:p>4761.796765</text:p>
          </table:table-cell>
          <table:table-cell office:value-type="float" office:value="4760.88933">
            <text:p>4760.88933</text:p>
          </table:table-cell>
          <table:table-cell office:value-type="float" office:value="4761.374659">
            <text:p>4761.374659</text:p>
          </table:table-cell>
          <table:table-cell office:value-type="float" office:value="4757.810851">
            <text:p>4757.81085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601.57746">
            <text:p>5601.58</text:p>
          </table:table-cell>
          <table:table-cell office:value-type="float" office:value="6.23632">
            <text:p>6.23632</text:p>
          </table:table-cell>
          <table:table-cell office:value-type="float" office:value="5603.775153">
            <text:p>5603.775153</text:p>
          </table:table-cell>
          <table:table-cell office:value-type="float" office:value="5598.31421">
            <text:p>5598.31421</text:p>
          </table:table-cell>
          <table:table-cell office:value-type="float" office:value="5596.389358">
            <text:p>5596.389358</text:p>
          </table:table-cell>
          <table:table-cell office:value-type="float" office:value="5607.314386">
            <text:p>5607.314386</text:p>
          </table:table-cell>
          <table:table-cell office:value-type="float" office:value="5595.077718">
            <text:p>5595.077718</text:p>
          </table:table-cell>
          <table:table-cell office:value-type="float" office:value="5604.009014">
            <text:p>5604.009014</text:p>
          </table:table-cell>
          <table:table-cell office:value-type="float" office:value="5593.79582">
            <text:p>5593.79582</text:p>
          </table:table-cell>
          <table:table-cell office:value-type="float" office:value="5598.810219">
            <text:p>5598.810219</text:p>
          </table:table-cell>
          <table:table-cell office:value-type="float" office:value="5601.145562">
            <text:p>5601.145562</text:p>
          </table:table-cell>
          <table:table-cell office:value-type="float" office:value="5602.080245">
            <text:p>5602.080245</text:p>
          </table:table-cell>
          <table:table-cell table:style-name="ce5" office:value-type="float" office:value="5606.143897">
            <text:p>5606.14</text:p>
          </table:table-cell>
          <table:table-cell office:value-type="float" office:value="5605.12012">
            <text:p>5605.12012</text:p>
          </table:table-cell>
          <table:table-cell office:value-type="float" office:value="5585.361617">
            <text:p>5585.361617</text:p>
          </table:table-cell>
          <table:table-cell office:value-type="float" office:value="5594.932018">
            <text:p>5594.932018</text:p>
          </table:table-cell>
          <table:table-cell office:value-type="float" office:value="5601.145562">
            <text:p>5601.145562</text:p>
          </table:table-cell>
          <table:table-cell office:value-type="float" office:value="5611.590821">
            <text:p>5611.590821</text:p>
          </table:table-cell>
          <table:table-cell office:value-type="float" office:value="5606.026875">
            <text:p>5606.026875</text:p>
          </table:table-cell>
          <table:table-cell office:value-type="float" office:value="5607.226582">
            <text:p>5607.226582</text:p>
          </table:table-cell>
          <table:table-cell office:value-type="float" office:value="5611.209778">
            <text:p>5611.209778</text:p>
          </table:table-cell>
          <table:table-cell office:value-type="float" office:value="5602.080245">
            <text:p>5602.080245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1161.471724">
            <text:p>1161.47</text:p>
          </table:table-cell>
          <table:table-cell office:value-type="float" office:value="0.255346">
            <text:p>0.255346</text:p>
          </table:table-cell>
          <table:table-cell office:value-type="float" office:value="1160.93883">
            <text:p>1160.93883</text:p>
          </table:table-cell>
          <table:table-cell office:value-type="float" office:value="1161.229265">
            <text:p>1161.229265</text:p>
          </table:table-cell>
          <table:table-cell office:value-type="float" office:value="1161.142112">
            <text:p>1161.142112</text:p>
          </table:table-cell>
          <table:table-cell office:value-type="float" office:value="1161.415266">
            <text:p>1161.415266</text:p>
          </table:table-cell>
          <table:table-cell office:value-type="float" office:value="1161.676928">
            <text:p>1161.676928</text:p>
          </table:table-cell>
          <table:table-cell office:value-type="float" office:value="1161.688548">
            <text:p>1161.688548</text:p>
          </table:table-cell>
          <table:table-cell office:value-type="float" office:value="1161.694397">
            <text:p>1161.694397</text:p>
          </table:table-cell>
          <table:table-cell office:value-type="float" office:value="1161.107285">
            <text:p>1161.107285</text:p>
          </table:table-cell>
          <table:table-cell office:value-type="float" office:value="1161.357117">
            <text:p>1161.357117</text:p>
          </table:table-cell>
          <table:table-cell office:value-type="float" office:value="1161.583898">
            <text:p>1161.583898</text:p>
          </table:table-cell>
          <table:table-cell table:style-name="ce5" office:value-type="float" office:value="1161.601325">
            <text:p>1161.60</text:p>
          </table:table-cell>
          <table:table-cell office:value-type="float" office:value="1161.211849">
            <text:p>1161.211849</text:p>
          </table:table-cell>
          <table:table-cell office:value-type="float" office:value="1161.514116">
            <text:p>1161.514116</text:p>
          </table:table-cell>
          <table:table-cell office:value-type="float" office:value="1161.554815">
            <text:p>1161.554815</text:p>
          </table:table-cell>
          <table:table-cell office:value-type="float" office:value="1161.938709">
            <text:p>1161.938709</text:p>
          </table:table-cell>
          <table:table-cell office:value-type="float" office:value="1161.357156">
            <text:p>1161.357156</text:p>
          </table:table-cell>
          <table:table-cell office:value-type="float" office:value="1161.27575">
            <text:p>1161.27575</text:p>
          </table:table-cell>
          <table:table-cell office:value-type="float" office:value="1161.764162">
            <text:p>1161.764162</text:p>
          </table:table-cell>
          <table:table-cell office:value-type="float" office:value="1161.752541">
            <text:p>1161.752541</text:p>
          </table:table-cell>
          <table:table-cell office:value-type="float" office:value="1161.630411">
            <text:p>1161.630411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080.054243">
            <text:p>2080.05</text:p>
          </table:table-cell>
          <table:table-cell office:value-type="float" office:value="0.423108">
            <text:p>0.423108</text:p>
          </table:table-cell>
          <table:table-cell office:value-type="float" office:value="2079.131591">
            <text:p>2079.131591</text:p>
          </table:table-cell>
          <table:table-cell office:value-type="float" office:value="2079.578722">
            <text:p>2079.578722</text:p>
          </table:table-cell>
          <table:table-cell office:value-type="float" office:value="2079.858419">
            <text:p>2079.858419</text:p>
          </table:table-cell>
          <table:table-cell office:value-type="float" office:value="2080.231338">
            <text:p>2080.231338</text:p>
          </table:table-cell>
          <table:table-cell office:value-type="float" office:value="2080.380518">
            <text:p>2080.380518</text:p>
          </table:table-cell>
          <table:table-cell office:value-type="float" office:value="2080.734986">
            <text:p>2080.734986</text:p>
          </table:table-cell>
          <table:table-cell office:value-type="float" office:value="2080.623029">
            <text:p>2080.623029</text:p>
          </table:table-cell>
          <table:table-cell office:value-type="float" office:value="2080.52972">
            <text:p>2080.52972</text:p>
          </table:table-cell>
          <table:table-cell office:value-type="float" office:value="2080.45518">
            <text:p>2080.45518</text:p>
          </table:table-cell>
          <table:table-cell office:value-type="float" office:value="2080.2686">
            <text:p>2080.2686</text:p>
          </table:table-cell>
          <table:table-cell table:style-name="ce5" office:value-type="float" office:value="2080.08218">
            <text:p>2080.08</text:p>
          </table:table-cell>
          <table:table-cell office:value-type="float" office:value="2079.746556">
            <text:p>2079.746556</text:p>
          </table:table-cell>
          <table:table-cell office:value-type="float" office:value="2080.343127">
            <text:p>2080.343127</text:p>
          </table:table-cell>
          <table:table-cell office:value-type="float" office:value="2079.672072">
            <text:p>2079.672072</text:p>
          </table:table-cell>
          <table:table-cell office:value-type="float" office:value="2079.671946">
            <text:p>2079.671946</text:p>
          </table:table-cell>
          <table:table-cell office:value-type="float" office:value="2080.138064">
            <text:p>2080.138064</text:p>
          </table:table-cell>
          <table:table-cell office:value-type="float" office:value="2079.50425">
            <text:p>2079.50425</text:p>
          </table:table-cell>
          <table:table-cell office:value-type="float" office:value="2079.802423">
            <text:p>2079.802423</text:p>
          </table:table-cell>
          <table:table-cell office:value-type="float" office:value="2080.511084">
            <text:p>2080.511084</text:p>
          </table:table-cell>
          <table:table-cell office:value-type="float" office:value="2079.821046">
            <text:p>2079.82104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4184.277875">
            <text:p>4184.28</text:p>
          </table:table-cell>
          <table:table-cell office:value-type="float" office:value="3.551904">
            <text:p>3.551904</text:p>
          </table:table-cell>
          <table:table-cell office:value-type="float" office:value="4185.150388">
            <text:p>4185.150388</text:p>
          </table:table-cell>
          <table:table-cell office:value-type="float" office:value="4183.791942">
            <text:p>4183.791942</text:p>
          </table:table-cell>
          <table:table-cell office:value-type="float" office:value="4179.872831">
            <text:p>4179.872831</text:p>
          </table:table-cell>
          <table:table-cell office:value-type="float" office:value="4177.916535">
            <text:p>4177.916535</text:p>
          </table:table-cell>
          <table:table-cell office:value-type="float" office:value="4181.379273">
            <text:p>4181.379273</text:p>
          </table:table-cell>
          <table:table-cell office:value-type="float" office:value="4182.434378">
            <text:p>4182.434378</text:p>
          </table:table-cell>
          <table:table-cell office:value-type="float" office:value="4184.093912">
            <text:p>4184.093912</text:p>
          </table:table-cell>
          <table:table-cell office:value-type="float" office:value="4183.188641">
            <text:p>4183.188641</text:p>
          </table:table-cell>
          <table:table-cell office:value-type="float" office:value="4184.772868">
            <text:p>4184.772868</text:p>
          </table:table-cell>
          <table:table-cell office:value-type="float" office:value="4182.359068">
            <text:p>4182.359068</text:p>
          </table:table-cell>
          <table:table-cell table:style-name="ce5" office:value-type="float" office:value="4181.228733">
            <text:p>4181.23</text:p>
          </table:table-cell>
          <table:table-cell office:value-type="float" office:value="4181.982561">
            <text:p>4181.982561</text:p>
          </table:table-cell>
          <table:table-cell office:value-type="float" office:value="4184.395417">
            <text:p>4184.395417</text:p>
          </table:table-cell>
          <table:table-cell office:value-type="float" office:value="4183.03797">
            <text:p>4183.03797</text:p>
          </table:table-cell>
          <table:table-cell office:value-type="float" office:value="4181.454547">
            <text:p>4181.454547</text:p>
          </table:table-cell>
          <table:table-cell office:value-type="float" office:value="4190.743709">
            <text:p>4190.743709</text:p>
          </table:table-cell>
          <table:table-cell office:value-type="float" office:value="4190.138401">
            <text:p>4190.138401</text:p>
          </table:table-cell>
          <table:table-cell office:value-type="float" office:value="4188.248006">
            <text:p>4188.248006</text:p>
          </table:table-cell>
          <table:table-cell office:value-type="float" office:value="4189.532758">
            <text:p>4189.532758</text:p>
          </table:table-cell>
          <table:table-cell office:value-type="float" office:value="4189.835558">
            <text:p>4189.83555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7396.20148">
            <text:p>7396.20</text:p>
          </table:table-cell>
          <table:table-cell office:value-type="float" office:value="12.487545">
            <text:p>12.487545</text:p>
          </table:table-cell>
          <table:table-cell office:value-type="float" office:value="7391.738773">
            <text:p>7391.738773</text:p>
          </table:table-cell>
          <table:table-cell office:value-type="float" office:value="7395.273684">
            <text:p>7395.273684</text:p>
          </table:table-cell>
          <table:table-cell office:value-type="float" office:value="7416.309549">
            <text:p>7416.309549</text:p>
          </table:table-cell>
          <table:table-cell office:value-type="float" office:value="7409.915158">
            <text:p>7409.915158</text:p>
          </table:table-cell>
          <table:table-cell office:value-type="float" office:value="7414.175793">
            <text:p>7414.175793</text:p>
          </table:table-cell>
          <table:table-cell office:value-type="float" office:value="7384.211133">
            <text:p>7384.211133</text:p>
          </table:table-cell>
          <table:table-cell office:value-type="float" office:value="7404.003776">
            <text:p>7404.003776</text:p>
          </table:table-cell>
          <table:table-cell office:value-type="float" office:value="7387.267337">
            <text:p>7387.267337</text:p>
          </table:table-cell>
          <table:table-cell office:value-type="float" office:value="7367.800815">
            <text:p>7367.800815</text:p>
          </table:table-cell>
          <table:table-cell office:value-type="float" office:value="7405.185617">
            <text:p>7405.185617</text:p>
          </table:table-cell>
          <table:table-cell table:style-name="ce5" office:value-type="float" office:value="7399.988975">
            <text:p>7399.99</text:p>
          </table:table-cell>
          <table:table-cell office:value-type="float" office:value="7408.493905">
            <text:p>7408.493905</text:p>
          </table:table-cell>
          <table:table-cell office:value-type="float" office:value="7393.153604">
            <text:p>7393.153604</text:p>
          </table:table-cell>
          <table:table-cell office:value-type="float" office:value="7400.933711">
            <text:p>7400.933711</text:p>
          </table:table-cell>
          <table:table-cell office:value-type="float" office:value="7392.444531">
            <text:p>7392.444531</text:p>
          </table:table-cell>
          <table:table-cell office:value-type="float" office:value="7401.878688">
            <text:p>7401.878688</text:p>
          </table:table-cell>
          <table:table-cell office:value-type="float" office:value="7402.35047">
            <text:p>7402.35047</text:p>
          </table:table-cell>
          <table:table-cell office:value-type="float" office:value="7382.801308">
            <text:p>7382.801308</text:p>
          </table:table-cell>
          <table:table-cell office:value-type="float" office:value="7372.95075">
            <text:p>7372.95075</text:p>
          </table:table-cell>
          <table:table-cell office:value-type="float" office:value="7393.152014">
            <text:p>7393.15201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11527.093089">
            <text:p>11527.09</text:p>
          </table:table-cell>
          <table:table-cell office:value-type="float" office:value="18.851022">
            <text:p>18.851022</text:p>
          </table:table-cell>
          <table:table-cell office:value-type="float" office:value="11475.271116">
            <text:p>11475.271116</text:p>
          </table:table-cell>
          <table:table-cell office:value-type="float" office:value="11537.466361">
            <text:p>11537.466361</text:p>
          </table:table-cell>
          <table:table-cell office:value-type="float" office:value="11532.303143">
            <text:p>11532.303143</text:p>
          </table:table-cell>
          <table:table-cell office:value-type="float" office:value="11552.401427">
            <text:p>11552.401427</text:p>
          </table:table-cell>
          <table:table-cell office:value-type="float" office:value="11514.565185">
            <text:p>11514.565185</text:p>
          </table:table-cell>
          <table:table-cell office:value-type="float" office:value="11547.224836">
            <text:p>11547.224836</text:p>
          </table:table-cell>
          <table:table-cell office:value-type="float" office:value="11531.730597">
            <text:p>11531.730597</text:p>
          </table:table-cell>
          <table:table-cell office:value-type="float" office:value="11534.597766">
            <text:p>11534.597766</text:p>
          </table:table-cell>
          <table:table-cell office:value-type="float" office:value="11546.650807">
            <text:p>11546.650807</text:p>
          </table:table-cell>
          <table:table-cell office:value-type="float" office:value="11538.61265">
            <text:p>11538.61265</text:p>
          </table:table-cell>
          <table:table-cell table:style-name="ce5" office:value-type="float" office:value="11544.351387">
            <text:p>11544.35</text:p>
          </table:table-cell>
          <table:table-cell office:value-type="float" office:value="11545.502921">
            <text:p>11545.502921</text:p>
          </table:table-cell>
          <table:table-cell office:value-type="float" office:value="11541.479367">
            <text:p>11541.479367</text:p>
          </table:table-cell>
          <table:table-cell office:value-type="float" office:value="11524.856749">
            <text:p>11524.856749</text:p>
          </table:table-cell>
          <table:table-cell office:value-type="float" office:value="11507.141673">
            <text:p>11507.141673</text:p>
          </table:table-cell>
          <table:table-cell office:value-type="float" office:value="11520.280021">
            <text:p>11520.280021</text:p>
          </table:table-cell>
          <table:table-cell office:value-type="float" office:value="11508.281943">
            <text:p>11508.281943</text:p>
          </table:table-cell>
          <table:table-cell office:value-type="float" office:value="11507.141673">
            <text:p>11507.141673</text:p>
          </table:table-cell>
          <table:table-cell office:value-type="float" office:value="11526.000533">
            <text:p>11526.000533</text:p>
          </table:table-cell>
          <table:table-cell office:value-type="float" office:value="11506.001629">
            <text:p>11506.001629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32.132637">
            <text:p>32.13</text:p>
          </table:table-cell>
          <table:table-cell office:value-type="float" office:value="0.024094">
            <text:p>0.024094</text:p>
          </table:table-cell>
          <table:table-cell office:value-type="float" office:value="32.065019">
            <text:p>32.065019</text:p>
          </table:table-cell>
          <table:table-cell office:value-type="float" office:value="32.12823">
            <text:p>32.12823</text:p>
          </table:table-cell>
          <table:table-cell office:value-type="float" office:value="32.141159">
            <text:p>32.141159</text:p>
          </table:table-cell>
          <table:table-cell office:value-type="float" office:value="32.129173">
            <text:p>32.129173</text:p>
          </table:table-cell>
          <table:table-cell office:value-type="float" office:value="32.141985">
            <text:p>32.141985</text:p>
          </table:table-cell>
          <table:table-cell office:value-type="float" office:value="32.141086">
            <text:p>32.141086</text:p>
          </table:table-cell>
          <table:table-cell office:value-type="float" office:value="32.140936">
            <text:p>32.140936</text:p>
          </table:table-cell>
          <table:table-cell office:value-type="float" office:value="32.142004">
            <text:p>32.142004</text:p>
          </table:table-cell>
          <table:table-cell office:value-type="float" office:value="32.141452">
            <text:p>32.141452</text:p>
          </table:table-cell>
          <table:table-cell office:value-type="float" office:value="32.060713">
            <text:p>32.060713</text:p>
          </table:table-cell>
          <table:table-cell table:style-name="ce5" office:value-type="float" office:value="32.139492">
            <text:p>32.14</text:p>
          </table:table-cell>
          <table:table-cell office:value-type="float" office:value="32.124896">
            <text:p>32.124896</text:p>
          </table:table-cell>
          <table:table-cell office:value-type="float" office:value="32.146316">
            <text:p>32.146316</text:p>
          </table:table-cell>
          <table:table-cell office:value-type="float" office:value="32.13554">
            <text:p>32.13554</text:p>
          </table:table-cell>
          <table:table-cell office:value-type="float" office:value="32.141779">
            <text:p>32.141779</text:p>
          </table:table-cell>
          <table:table-cell office:value-type="float" office:value="32.144937">
            <text:p>32.144937</text:p>
          </table:table-cell>
          <table:table-cell office:value-type="float" office:value="32.148048">
            <text:p>32.148048</text:p>
          </table:table-cell>
          <table:table-cell office:value-type="float" office:value="32.145952">
            <text:p>32.145952</text:p>
          </table:table-cell>
          <table:table-cell office:value-type="float" office:value="32.145817">
            <text:p>32.145817</text:p>
          </table:table-cell>
          <table:table-cell office:value-type="float" office:value="32.1482">
            <text:p>32.148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64.37738">
            <text:p>64.38</text:p>
          </table:table-cell>
          <table:table-cell office:value-type="float" office:value="0.014516">
            <text:p>0.014516</text:p>
          </table:table-cell>
          <table:table-cell office:value-type="float" office:value="64.389741">
            <text:p>64.389741</text:p>
          </table:table-cell>
          <table:table-cell office:value-type="float" office:value="64.389383">
            <text:p>64.389383</text:p>
          </table:table-cell>
          <table:table-cell office:value-type="float" office:value="64.392796">
            <text:p>64.392796</text:p>
          </table:table-cell>
          <table:table-cell office:value-type="float" office:value="64.388488">
            <text:p>64.388488</text:p>
          </table:table-cell>
          <table:table-cell office:value-type="float" office:value="64.376482">
            <text:p>64.376482</text:p>
          </table:table-cell>
          <table:table-cell office:value-type="float" office:value="64.336942">
            <text:p>64.336942</text:p>
          </table:table-cell>
          <table:table-cell office:value-type="float" office:value="64.373122">
            <text:p>64.373122</text:p>
          </table:table-cell>
          <table:table-cell office:value-type="float" office:value="64.354548">
            <text:p>64.354548</text:p>
          </table:table-cell>
          <table:table-cell office:value-type="float" office:value="64.357628">
            <text:p>64.357628</text:p>
          </table:table-cell>
          <table:table-cell office:value-type="float" office:value="64.389765">
            <text:p>64.389765</text:p>
          </table:table-cell>
          <table:table-cell table:style-name="ce5" office:value-type="float" office:value="64.395239">
            <text:p>64.40</text:p>
          </table:table-cell>
          <table:table-cell office:value-type="float" office:value="64.384919">
            <text:p>64.384919</text:p>
          </table:table-cell>
          <table:table-cell office:value-type="float" office:value="64.385863">
            <text:p>64.385863</text:p>
          </table:table-cell>
          <table:table-cell office:value-type="float" office:value="64.362819">
            <text:p>64.362819</text:p>
          </table:table-cell>
          <table:table-cell office:value-type="float" office:value="64.381144">
            <text:p>64.381144</text:p>
          </table:table-cell>
          <table:table-cell office:value-type="float" office:value="64.375653">
            <text:p>64.375653</text:p>
          </table:table-cell>
          <table:table-cell office:value-type="float" office:value="64.368758">
            <text:p>64.368758</text:p>
          </table:table-cell>
          <table:table-cell office:value-type="float" office:value="64.386364">
            <text:p>64.386364</text:p>
          </table:table-cell>
          <table:table-cell office:value-type="float" office:value="64.378467">
            <text:p>64.378467</text:p>
          </table:table-cell>
          <table:table-cell office:value-type="float" office:value="64.379484">
            <text:p>64.37948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28.690461">
            <text:p>128.69</text:p>
          </table:table-cell>
          <table:table-cell office:value-type="float" office:value="0.078982">
            <text:p>0.078982</text:p>
          </table:table-cell>
          <table:table-cell office:value-type="float" office:value="128.654251">
            <text:p>128.654251</text:p>
          </table:table-cell>
          <table:table-cell office:value-type="float" office:value="128.686528">
            <text:p>128.686528</text:p>
          </table:table-cell>
          <table:table-cell office:value-type="float" office:value="128.694346">
            <text:p>128.694346</text:p>
          </table:table-cell>
          <table:table-cell office:value-type="float" office:value="128.723274">
            <text:p>128.723274</text:p>
          </table:table-cell>
          <table:table-cell office:value-type="float" office:value="128.640622">
            <text:p>128.640622</text:p>
          </table:table-cell>
          <table:table-cell office:value-type="float" office:value="128.726206">
            <text:p>128.726206</text:p>
          </table:table-cell>
          <table:table-cell office:value-type="float" office:value="128.761325">
            <text:p>128.761325</text:p>
          </table:table-cell>
          <table:table-cell office:value-type="float" office:value="128.767742">
            <text:p>128.767742</text:p>
          </table:table-cell>
          <table:table-cell office:value-type="float" office:value="128.673214">
            <text:p>128.673214</text:p>
          </table:table-cell>
          <table:table-cell office:value-type="float" office:value="128.708532">
            <text:p>128.708532</text:p>
          </table:table-cell>
          <table:table-cell table:style-name="ce5" office:value-type="float" office:value="128.756465">
            <text:p>128.76</text:p>
          </table:table-cell>
          <table:table-cell office:value-type="float" office:value="128.578076">
            <text:p>128.578076</text:p>
          </table:table-cell>
          <table:table-cell office:value-type="float" office:value="128.726694">
            <text:p>128.726694</text:p>
          </table:table-cell>
          <table:table-cell office:value-type="float" office:value="128.735379">
            <text:p>128.735379</text:p>
          </table:table-cell>
          <table:table-cell office:value-type="float" office:value="128.714563">
            <text:p>128.714563</text:p>
          </table:table-cell>
          <table:table-cell office:value-type="float" office:value="128.417104">
            <text:p>128.417104</text:p>
          </table:table-cell>
          <table:table-cell office:value-type="float" office:value="128.732855">
            <text:p>128.732855</text:p>
          </table:table-cell>
          <table:table-cell office:value-type="float" office:value="128.757278">
            <text:p>128.757278</text:p>
          </table:table-cell>
          <table:table-cell office:value-type="float" office:value="128.628698">
            <text:p>128.628698</text:p>
          </table:table-cell>
          <table:table-cell office:value-type="float" office:value="128.726058">
            <text:p>128.72605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256.644141">
            <text:p>256.64</text:p>
          </table:table-cell>
          <table:table-cell office:value-type="float" office:value="0.203821">
            <text:p>0.203821</text:p>
          </table:table-cell>
          <table:table-cell office:value-type="float" office:value="256.871014">
            <text:p>256.871014</text:p>
          </table:table-cell>
          <table:table-cell office:value-type="float" office:value="256.781194">
            <text:p>256.781194</text:p>
          </table:table-cell>
          <table:table-cell office:value-type="float" office:value="256.629543">
            <text:p>256.629543</text:p>
          </table:table-cell>
          <table:table-cell office:value-type="float" office:value="256.448788">
            <text:p>256.448788</text:p>
          </table:table-cell>
          <table:table-cell office:value-type="float" office:value="256.340318">
            <text:p>256.340318</text:p>
          </table:table-cell>
          <table:table-cell office:value-type="float" office:value="256.528905">
            <text:p>256.528905</text:p>
          </table:table-cell>
          <table:table-cell office:value-type="float" office:value="256.790583">
            <text:p>256.790583</text:p>
          </table:table-cell>
          <table:table-cell office:value-type="float" office:value="256.793528">
            <text:p>256.793528</text:p>
          </table:table-cell>
          <table:table-cell office:value-type="float" office:value="256.831379">
            <text:p>256.831379</text:p>
          </table:table-cell>
          <table:table-cell office:value-type="float" office:value="256.567534">
            <text:p>256.567534</text:p>
          </table:table-cell>
          <table:table-cell table:style-name="ce5" office:value-type="float" office:value="256.814657">
            <text:p>256.81</text:p>
          </table:table-cell>
          <table:table-cell office:value-type="float" office:value="256.183401">
            <text:p>256.183401</text:p>
          </table:table-cell>
          <table:table-cell office:value-type="float" office:value="256.612886">
            <text:p>256.612886</text:p>
          </table:table-cell>
          <table:table-cell office:value-type="float" office:value="256.530584">
            <text:p>256.530584</text:p>
          </table:table-cell>
          <table:table-cell office:value-type="float" office:value="256.558113">
            <text:p>256.558113</text:p>
          </table:table-cell>
          <table:table-cell office:value-type="float" office:value="256.842994">
            <text:p>256.842994</text:p>
          </table:table-cell>
          <table:table-cell office:value-type="float" office:value="256.798214">
            <text:p>256.798214</text:p>
          </table:table-cell>
          <table:table-cell office:value-type="float" office:value="256.290861">
            <text:p>256.290861</text:p>
          </table:table-cell>
          <table:table-cell office:value-type="float" office:value="256.767026">
            <text:p>256.767026</text:p>
          </table:table-cell>
          <table:table-cell office:value-type="float" office:value="256.9013">
            <text:p>256.901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09.66976">
            <text:p>509.67</text:p>
          </table:table-cell>
          <table:table-cell office:value-type="float" office:value="0.68669">
            <text:p>0.68669</text:p>
          </table:table-cell>
          <table:table-cell office:value-type="float" office:value="510.053639">
            <text:p>510.053639</text:p>
          </table:table-cell>
          <table:table-cell office:value-type="float" office:value="509.620825">
            <text:p>509.620825</text:p>
          </table:table-cell>
          <table:table-cell office:value-type="float" office:value="507.033817">
            <text:p>507.033817</text:p>
          </table:table-cell>
          <table:table-cell office:value-type="float" office:value="510.110442">
            <text:p>510.110442</text:p>
          </table:table-cell>
          <table:table-cell office:value-type="float" office:value="509.597134">
            <text:p>509.597134</text:p>
          </table:table-cell>
          <table:table-cell office:value-type="float" office:value="509.877574">
            <text:p>509.877574</text:p>
          </table:table-cell>
          <table:table-cell office:value-type="float" office:value="509.901776">
            <text:p>509.901776</text:p>
          </table:table-cell>
          <table:table-cell office:value-type="float" office:value="510.178319">
            <text:p>510.178319</text:p>
          </table:table-cell>
          <table:table-cell office:value-type="float" office:value="508.672556">
            <text:p>508.672556</text:p>
          </table:table-cell>
          <table:table-cell office:value-type="float" office:value="509.651833">
            <text:p>509.651833</text:p>
          </table:table-cell>
          <table:table-cell table:style-name="ce5" office:value-type="float" office:value="509.862283">
            <text:p>509.86</text:p>
          </table:table-cell>
          <table:table-cell office:value-type="float" office:value="510.110336">
            <text:p>510.110336</text:p>
          </table:table-cell>
          <table:table-cell office:value-type="float" office:value="509.681892">
            <text:p>509.681892</text:p>
          </table:table-cell>
          <table:table-cell office:value-type="float" office:value="509.773262">
            <text:p>509.773262</text:p>
          </table:table-cell>
          <table:table-cell office:value-type="float" office:value="510.119056">
            <text:p>510.119056</text:p>
          </table:table-cell>
          <table:table-cell office:value-type="float" office:value="509.878845">
            <text:p>509.878845</text:p>
          </table:table-cell>
          <table:table-cell office:value-type="float" office:value="509.958787">
            <text:p>509.958787</text:p>
          </table:table-cell>
          <table:table-cell office:value-type="float" office:value="510.064711">
            <text:p>510.064711</text:p>
          </table:table-cell>
          <table:table-cell office:value-type="float" office:value="509.46324">
            <text:p>509.46324</text:p>
          </table:table-cell>
          <table:table-cell office:value-type="float" office:value="509.784866">
            <text:p>509.784866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128.317969">
            <text:p>128.32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76.979079">
            <text:p>76.98</text:p>
          </table:table-cell>
          <table:table-cell office:value-type="float" office:value="0.293746">
            <text:p>0.293746</text:p>
          </table:table-cell>
          <table:table-cell office:value-type="float" office:value="76.670917">
            <text:p>76.670917</text:p>
          </table:table-cell>
          <table:table-cell office:value-type="float" office:value="76.938565">
            <text:p>76.938565</text:p>
          </table:table-cell>
          <table:table-cell office:value-type="float" office:value="77.211422">
            <text:p>77.211422</text:p>
          </table:table-cell>
          <table:table-cell office:value-type="float" office:value="77.030002">
            <text:p>77.030002</text:p>
          </table:table-cell>
          <table:table-cell office:value-type="float" office:value="77.203688">
            <text:p>77.203688</text:p>
          </table:table-cell>
          <table:table-cell office:value-type="float" office:value="77.090362">
            <text:p>77.090362</text:p>
          </table:table-cell>
          <table:table-cell office:value-type="float" office:value="76.838919">
            <text:p>76.838919</text:p>
          </table:table-cell>
          <table:table-cell office:value-type="float" office:value="76.870302">
            <text:p>76.870302</text:p>
          </table:table-cell>
          <table:table-cell office:value-type="float" office:value="76.708335">
            <text:p>76.708335</text:p>
          </table:table-cell>
          <table:table-cell office:value-type="float" office:value="76.992713">
            <text:p>76.992713</text:p>
          </table:table-cell>
          <table:table-cell table:style-name="ce5" office:value-type="float" office:value="77.236023">
            <text:p>77.24</text:p>
          </table:table-cell>
          <table:table-cell office:value-type="float" office:value="75.928481">
            <text:p>75.928481</text:p>
          </table:table-cell>
          <table:table-cell office:value-type="float" office:value="77.162188">
            <text:p>77.162188</text:p>
          </table:table-cell>
          <table:table-cell office:value-type="float" office:value="77.088148">
            <text:p>77.088148</text:p>
          </table:table-cell>
          <table:table-cell office:value-type="float" office:value="77.256651">
            <text:p>77.256651</text:p>
          </table:table-cell>
          <table:table-cell office:value-type="float" office:value="77.095973">
            <text:p>77.095973</text:p>
          </table:table-cell>
          <table:table-cell office:value-type="float" office:value="77.024845">
            <text:p>77.024845</text:p>
          </table:table-cell>
          <table:table-cell office:value-type="float" office:value="77.289801">
            <text:p>77.289801</text:p>
          </table:table-cell>
          <table:table-cell office:value-type="float" office:value="76.965183">
            <text:p>76.965183</text:p>
          </table:table-cell>
          <table:table-cell office:value-type="float" office:value="76.979065">
            <text:p>76.97906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15.303254">
            <text:p>115.30</text:p>
          </table:table-cell>
          <table:table-cell office:value-type="float" office:value="0.370772">
            <text:p>0.370772</text:p>
          </table:table-cell>
          <table:table-cell office:value-type="float" office:value="114.93063">
            <text:p>114.93063</text:p>
          </table:table-cell>
          <table:table-cell office:value-type="float" office:value="115.308506">
            <text:p>115.308506</text:p>
          </table:table-cell>
          <table:table-cell office:value-type="float" office:value="115.438736">
            <text:p>115.438736</text:p>
          </table:table-cell>
          <table:table-cell office:value-type="float" office:value="115.663567">
            <text:p>115.663567</text:p>
          </table:table-cell>
          <table:table-cell office:value-type="float" office:value="115.280852">
            <text:p>115.280852</text:p>
          </table:table-cell>
          <table:table-cell office:value-type="float" office:value="115.345735">
            <text:p>115.345735</text:p>
          </table:table-cell>
          <table:table-cell office:value-type="float" office:value="115.439921">
            <text:p>115.439921</text:p>
          </table:table-cell>
          <table:table-cell office:value-type="float" office:value="115.798491">
            <text:p>115.798491</text:p>
          </table:table-cell>
          <table:table-cell office:value-type="float" office:value="115.703019">
            <text:p>115.703019</text:p>
          </table:table-cell>
          <table:table-cell office:value-type="float" office:value="115.288913">
            <text:p>115.288913</text:p>
          </table:table-cell>
          <table:table-cell table:style-name="ce5" office:value-type="float" office:value="115.488668">
            <text:p>115.49</text:p>
          </table:table-cell>
          <table:table-cell office:value-type="float" office:value="115.619577">
            <text:p>115.619577</text:p>
          </table:table-cell>
          <table:table-cell office:value-type="float" office:value="114.282961">
            <text:p>114.282961</text:p>
          </table:table-cell>
          <table:table-cell office:value-type="float" office:value="115.175999">
            <text:p>115.175999</text:p>
          </table:table-cell>
          <table:table-cell office:value-type="float" office:value="115.338046">
            <text:p>115.338046</text:p>
          </table:table-cell>
          <table:table-cell office:value-type="float" office:value="114.821168">
            <text:p>114.821168</text:p>
          </table:table-cell>
          <table:table-cell office:value-type="float" office:value="115.654291">
            <text:p>115.654291</text:p>
          </table:table-cell>
          <table:table-cell office:value-type="float" office:value="115.445076">
            <text:p>115.445076</text:p>
          </table:table-cell>
          <table:table-cell office:value-type="float" office:value="115.41262">
            <text:p>115.41262</text:p>
          </table:table-cell>
          <table:table-cell office:value-type="float" office:value="114.628295">
            <text:p>114.62829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28.598707">
            <text:p>228.60</text:p>
          </table:table-cell>
          <table:table-cell office:value-type="float" office:value="0.748854">
            <text:p>0.748854</text:p>
          </table:table-cell>
          <table:table-cell office:value-type="float" office:value="227.821319">
            <text:p>227.821319</text:p>
          </table:table-cell>
          <table:table-cell office:value-type="float" office:value="227.259628">
            <text:p>227.259628</text:p>
          </table:table-cell>
          <table:table-cell office:value-type="float" office:value="226.760738">
            <text:p>226.760738</text:p>
          </table:table-cell>
          <table:table-cell office:value-type="float" office:value="229.038654">
            <text:p>229.038654</text:p>
          </table:table-cell>
          <table:table-cell office:value-type="float" office:value="229.554251">
            <text:p>229.554251</text:p>
          </table:table-cell>
          <table:table-cell office:value-type="float" office:value="229.216685">
            <text:p>229.216685</text:p>
          </table:table-cell>
          <table:table-cell office:value-type="float" office:value="228.602866">
            <text:p>228.602866</text:p>
          </table:table-cell>
          <table:table-cell office:value-type="float" office:value="229.459751">
            <text:p>229.459751</text:p>
          </table:table-cell>
          <table:table-cell office:value-type="float" office:value="228.860828">
            <text:p>228.860828</text:p>
          </table:table-cell>
          <table:table-cell office:value-type="float" office:value="229.107058">
            <text:p>229.107058</text:p>
          </table:table-cell>
          <table:table-cell table:style-name="ce5" office:value-type="float" office:value="229.317409">
            <text:p>229.32</text:p>
          </table:table-cell>
          <table:table-cell office:value-type="float" office:value="228.355675">
            <text:p>228.355675</text:p>
          </table:table-cell>
          <table:table-cell office:value-type="float" office:value="227.975632">
            <text:p>227.975632</text:p>
          </table:table-cell>
          <table:table-cell office:value-type="float" office:value="227.834222">
            <text:p>227.834222</text:p>
          </table:table-cell>
          <table:table-cell office:value-type="float" office:value="228.208782">
            <text:p>228.208782</text:p>
          </table:table-cell>
          <table:table-cell office:value-type="float" office:value="228.986286">
            <text:p>228.986286</text:p>
          </table:table-cell>
          <table:table-cell office:value-type="float" office:value="228.511888">
            <text:p>228.511888</text:p>
          </table:table-cell>
          <table:table-cell office:value-type="float" office:value="228.489125">
            <text:p>228.489125</text:p>
          </table:table-cell>
          <table:table-cell office:value-type="float" office:value="229.234151">
            <text:p>229.234151</text:p>
          </table:table-cell>
          <table:table-cell office:value-type="float" office:value="229.379189">
            <text:p>229.37918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449.469993">
            <text:p>449.47</text:p>
          </table:table-cell>
          <table:table-cell office:value-type="float" office:value="3.577122">
            <text:p>3.577122</text:p>
          </table:table-cell>
          <table:table-cell office:value-type="float" office:value="449.413984">
            <text:p>449.413984</text:p>
          </table:table-cell>
          <table:table-cell office:value-type="float" office:value="452.692346">
            <text:p>452.692346</text:p>
          </table:table-cell>
          <table:table-cell office:value-type="float" office:value="453.143037">
            <text:p>453.143037</text:p>
          </table:table-cell>
          <table:table-cell office:value-type="float" office:value="450.049722">
            <text:p>450.049722</text:p>
          </table:table-cell>
          <table:table-cell office:value-type="float" office:value="443.964899">
            <text:p>443.964899</text:p>
          </table:table-cell>
          <table:table-cell office:value-type="float" office:value="454.019501">
            <text:p>454.019501</text:p>
          </table:table-cell>
          <table:table-cell office:value-type="float" office:value="452.550605">
            <text:p>452.550605</text:p>
          </table:table-cell>
          <table:table-cell office:value-type="float" office:value="441.656834">
            <text:p>441.656834</text:p>
          </table:table-cell>
          <table:table-cell office:value-type="float" office:value="447.696689">
            <text:p>447.696689</text:p>
          </table:table-cell>
          <table:table-cell office:value-type="float" office:value="447.993144">
            <text:p>447.993144</text:p>
          </table:table-cell>
          <table:table-cell table:style-name="ce5" office:value-type="float" office:value="450.25732">
            <text:p>450.26</text:p>
          </table:table-cell>
          <table:table-cell office:value-type="float" office:value="453.686882">
            <text:p>453.686882</text:p>
          </table:table-cell>
          <table:table-cell office:value-type="float" office:value="450.77284">
            <text:p>450.77284</text:p>
          </table:table-cell>
          <table:table-cell office:value-type="float" office:value="443.513543">
            <text:p>443.513543</text:p>
          </table:table-cell>
          <table:table-cell office:value-type="float" office:value="448.906748">
            <text:p>448.906748</text:p>
          </table:table-cell>
          <table:table-cell office:value-type="float" office:value="450.336884">
            <text:p>450.336884</text:p>
          </table:table-cell>
          <table:table-cell office:value-type="float" office:value="445.862779">
            <text:p>445.862779</text:p>
          </table:table-cell>
          <table:table-cell office:value-type="float" office:value="446.619716">
            <text:p>446.619716</text:p>
          </table:table-cell>
          <table:table-cell office:value-type="float" office:value="452.781742">
            <text:p>452.781742</text:p>
          </table:table-cell>
          <table:table-cell office:value-type="float" office:value="453.480644">
            <text:p>453.48064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871.266299">
            <text:p>871.27</text:p>
          </table:table-cell>
          <table:table-cell office:value-type="float" office:value="9.890656">
            <text:p>9.890656</text:p>
          </table:table-cell>
          <table:table-cell office:value-type="float" office:value="870.538745">
            <text:p>870.538745</text:p>
          </table:table-cell>
          <table:table-cell office:value-type="float" office:value="882.887296">
            <text:p>882.887296</text:p>
          </table:table-cell>
          <table:table-cell office:value-type="float" office:value="869.794254">
            <text:p>869.794254</text:p>
          </table:table-cell>
          <table:table-cell office:value-type="float" office:value="866.784108">
            <text:p>866.784108</text:p>
          </table:table-cell>
          <table:table-cell office:value-type="float" office:value="887.158895">
            <text:p>887.158895</text:p>
          </table:table-cell>
          <table:table-cell office:value-type="float" office:value="860.921957">
            <text:p>860.921957</text:p>
          </table:table-cell>
          <table:table-cell office:value-type="float" office:value="860.411914">
            <text:p>860.411914</text:p>
          </table:table-cell>
          <table:table-cell office:value-type="float" office:value="870.559335">
            <text:p>870.559335</text:p>
          </table:table-cell>
          <table:table-cell office:value-type="float" office:value="864.098138">
            <text:p>864.098138</text:p>
          </table:table-cell>
          <table:table-cell office:value-type="float" office:value="870.140173">
            <text:p>870.140173</text:p>
          </table:table-cell>
          <table:table-cell table:style-name="ce5" office:value-type="float" office:value="867.322415">
            <text:p>867.32</text:p>
          </table:table-cell>
          <table:table-cell office:value-type="float" office:value="869.88456">
            <text:p>869.88456</text:p>
          </table:table-cell>
          <table:table-cell office:value-type="float" office:value="883.198621">
            <text:p>883.198621</text:p>
          </table:table-cell>
          <table:table-cell office:value-type="float" office:value="900.082275">
            <text:p>900.082275</text:p>
          </table:table-cell>
          <table:table-cell office:value-type="float" office:value="873.960731">
            <text:p>873.960731</text:p>
          </table:table-cell>
          <table:table-cell office:value-type="float" office:value="869.752243">
            <text:p>869.752243</text:p>
          </table:table-cell>
          <table:table-cell office:value-type="float" office:value="859.97086">
            <text:p>859.97086</text:p>
          </table:table-cell>
          <table:table-cell office:value-type="float" office:value="860.137276">
            <text:p>860.137276</text:p>
          </table:table-cell>
          <table:table-cell office:value-type="float" office:value="870.496773">
            <text:p>870.496773</text:p>
          </table:table-cell>
          <table:table-cell office:value-type="float" office:value="867.22542">
            <text:p>867.22542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1158.360722">
            <text:p>1158.36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1.96573978446821">
            <text:p>1.97</text:p>
          </table:table-cell>
          <table:table-cell table:style-name="ce5" table:formula="of:=([.C10]/[.C9])" office:value-type="float" office:value="1.95475055607239">
            <text:p>1.95</text:p>
          </table:table-cell>
          <table:table-cell table:style-name="ce5" table:formula="of:=([.C17]/[.C16])" office:value-type="float" office:value="1.79087807306792">
            <text:p>1.79</text:p>
          </table:table-cell>
          <table:table-cell table:style-name="ce5" table:formula="of:=([.C24]/[.C23])" office:value-type="float" office:value="2.00348885153746">
            <text:p>2.00</text:p>
          </table:table-cell>
          <table:table-cell table:style-name="ce5" table:formula="of:=([.C31]/[.C30])" office:value-type="float" office:value="1.49785182542909">
            <text:p>1.50</text:p>
          </table:table-cell>
          <table:table-cell/>
          <table:table-cell office:value-type="string">
            <text:p>vec2</text:p>
          </table:table-cell>
          <table:table-cell office:value-type="float" office:value="1.97">
            <text:p>1.97</text:p>
          </table:table-cell>
          <table:table-cell office:value-type="float" office:value="1.95">
            <text:p>1.95</text:p>
          </table:table-cell>
          <table:table-cell office:value-type="float" office:value="1.79">
            <text:p>1.79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3.78919272242749">
            <text:p>3.79</text:p>
          </table:table-cell>
          <table:table-cell table:style-name="ce5" table:formula="of:=([.C11]/[.C9])" office:value-type="float" office:value="3.73484967419351">
            <text:p>3.73</text:p>
          </table:table-cell>
          <table:table-cell table:style-name="ce5" table:formula="of:=([.C18]/[.C16])" office:value-type="float" office:value="3.60256542500212">
            <text:p>3.60</text:p>
          </table:table-cell>
          <table:table-cell table:style-name="ce5" table:formula="of:=([.C25]/[.C23])" office:value-type="float" office:value="4.00497665348785">
            <text:p>4.00</text:p>
          </table:table-cell>
          <table:table-cell table:style-name="ce5" table:formula="of:=([.C32]/[.C30])" office:value-type="float" office:value="2.96962122656729">
            <text:p>2.97</text:p>
          </table:table-cell>
          <table:table-cell/>
          <table:table-cell office:value-type="string">
            <text:p>vec4</text:p>
          </table:table-cell>
          <table:table-cell office:value-type="float" office:value="3.79">
            <text:p>3.79</text:p>
          </table:table-cell>
          <table:table-cell office:value-type="float" office:value="3.73">
            <text:p>3.73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5.35296459951532">
            <text:p>5.35</text:p>
          </table:table-cell>
          <table:table-cell table:style-name="ce5" table:formula="of:=([.C12]/[.C9])" office:value-type="float" office:value="5.00973304612596">
            <text:p>5.01</text:p>
          </table:table-cell>
          <table:table-cell table:style-name="ce5" table:formula="of:=([.C19]/[.C16])" office:value-type="float" office:value="6.36795655646973">
            <text:p>6.37</text:p>
          </table:table-cell>
          <table:table-cell table:style-name="ce5" table:formula="of:=([.C26]/[.C23])" office:value-type="float" office:value="7.98702394079888">
            <text:p>7.99</text:p>
          </table:table-cell>
          <table:table-cell table:style-name="ce5" table:formula="of:=([.C33]/[.C30])" office:value-type="float" office:value="5.8388590619537">
            <text:p>5.84</text:p>
          </table:table-cell>
          <table:table-cell/>
          <table:table-cell office:value-type="string">
            <text:p>vec8</text:p>
          </table:table-cell>
          <table:table-cell office:value-type="float" office:value="5.35">
            <text:p>5.35</text:p>
          </table:table-cell>
          <table:table-cell office:value-type="float" office:value="5.01">
            <text:p>5.01</text:p>
          </table:table-cell>
          <table:table-cell office:value-type="float" office:value="6.37">
            <text:p>6.37</text:p>
          </table:table-cell>
          <table:table-cell office:value-type="float" office:value="7.99">
            <text:p>7.99</text:p>
          </table:table-cell>
          <table:table-cell office:value-type="float" office:value="5.84">
            <text:p>5.8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7.97408472042035">
            <text:p>7.97</text:p>
          </table:table-cell>
          <table:table-cell table:style-name="ce5" table:formula="of:=([.C13]/[.C9])" office:value-type="float" office:value="5.89520623402635">
            <text:p>5.90</text:p>
          </table:table-cell>
          <table:table-cell table:style-name="ce5" table:formula="of:=([.C20]/[.C16])" office:value-type="float" office:value="9.92455765457791">
            <text:p>9.92</text:p>
          </table:table-cell>
          <table:table-cell table:style-name="ce5" table:formula="of:=([.C27]/[.C23])" office:value-type="float" office:value="15.8614358354716">
            <text:p>15.86</text:p>
          </table:table-cell>
          <table:table-cell table:style-name="ce5" table:formula="of:=([.C34]/[.C30])" office:value-type="float" office:value="11.3182219158533">
            <text:p>11.32</text:p>
          </table:table-cell>
          <table:table-cell/>
          <table:table-cell office:value-type="string">
            <text:p>vec16</text:p>
          </table:table-cell>
          <table:table-cell office:value-type="float" office:value="7.97">
            <text:p>7.97</text:p>
          </table:table-cell>
          <table:table-cell office:value-type="float" office:value="5.9">
            <text:p>5.9</text:p>
          </table:table-cell>
          <table:table-cell office:value-type="float" office:value="9.92">
            <text:p>9.92</text:p>
          </table:table-cell>
          <table:table-cell office:value-type="float" office:value="15.86">
            <text:p>15.86</text:p>
          </table:table-cell>
          <table:table-cell office:value-type="float" office:value="11.32">
            <text:p>11.32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3.99338432759191">
            <text:p>3.99</text:p>
          </table:table-cell>
          <table:table-cell table:style-name="ce5" table:formula="of:=([.C35]/[.C30])" office:value-type="float" office:value="15.0477342291923">
            <text:p>15.05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3.99">
            <text:p>3.99</text:p>
          </table:table-cell>
          <table:table-cell office:value-type="float" office:value="15.05">
            <text:p>15.05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1.97">
            <text:p>1.97</text:p>
          </table:table-cell>
          <table:table-cell office:value-type="float" office:value="3.79">
            <text:p>3.79</text:p>
          </table:table-cell>
          <table:table-cell office:value-type="float" office:value="5.35">
            <text:p>5.35</text:p>
          </table:table-cell>
          <table:table-cell office:value-type="float" office:value="7.97">
            <text:p>7.9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1.95">
            <text:p>1.95</text:p>
          </table:table-cell>
          <table:table-cell office:value-type="float" office:value="3.73">
            <text:p>3.73</text:p>
          </table:table-cell>
          <table:table-cell office:value-type="float" office:value="5.01">
            <text:p>5.0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79">
            <text:p>1.79</text:p>
          </table:table-cell>
          <table:table-cell office:value-type="float" office:value="3.6">
            <text:p>3.6</text:p>
          </table:table-cell>
          <table:table-cell office:value-type="float" office:value="6.37">
            <text:p>6.37</text:p>
          </table:table-cell>
          <table:table-cell office:value-type="float" office:value="9.92">
            <text:p>9.9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.99">
            <text:p>7.99</text:p>
          </table:table-cell>
          <table:table-cell office:value-type="float" office:value="15.86">
            <text:p>15.86</text:p>
          </table:table-cell>
          <table:table-cell office:value-type="float" office:value="3.99">
            <text:p>3.9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5">
            <text:p>1.5</text:p>
          </table:table-cell>
          <table:table-cell office:value-type="float" office:value="2.97">
            <text:p>2.97</text:p>
          </table:table-cell>
          <table:table-cell office:value-type="float" office:value="5.84">
            <text:p>5.84</text:p>
          </table:table-cell>
          <table:table-cell office:value-type="float" office:value="11.32">
            <text:p>11.32</text:p>
          </table:table-cell>
          <table:table-cell office:value-type="float" office:value="15.05">
            <text:p>15.05</text:p>
          </table:table-cell>
          <table:table-cell table:number-columns-repeated="17"/>
        </table:table-row>
        <table:table-row table:style-name="ro1" table:number-rows-repeated="10484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m_a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MM_A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100.228091">
            <text:p>100.23</text:p>
          </table:table-cell>
          <table:table-cell office:value-type="float" office:value="0.961069">
            <text:p>0.961069</text:p>
          </table:table-cell>
          <table:table-cell office:value-type="float" office:value="99.766685">
            <text:p>99.766685</text:p>
          </table:table-cell>
          <table:table-cell office:value-type="float" office:value="100.87396">
            <text:p>100.87396</text:p>
          </table:table-cell>
          <table:table-cell office:value-type="float" office:value="100.364972">
            <text:p>100.364972</text:p>
          </table:table-cell>
          <table:table-cell office:value-type="float" office:value="99.691304">
            <text:p>99.691304</text:p>
          </table:table-cell>
          <table:table-cell office:value-type="float" office:value="99.855052">
            <text:p>99.855052</text:p>
          </table:table-cell>
          <table:table-cell office:value-type="float" office:value="100.008044">
            <text:p>100.008044</text:p>
          </table:table-cell>
          <table:table-cell office:value-type="float" office:value="100.026119">
            <text:p>100.026119</text:p>
          </table:table-cell>
          <table:table-cell office:value-type="float" office:value="101.226908">
            <text:p>101.226908</text:p>
          </table:table-cell>
          <table:table-cell office:value-type="float" office:value="101.486332">
            <text:p>101.486332</text:p>
          </table:table-cell>
          <table:table-cell office:value-type="float" office:value="100.441094">
            <text:p>100.441094</text:p>
          </table:table-cell>
          <table:table-cell office:value-type="float" office:value="98.551126">
            <text:p>98.551126</text:p>
          </table:table-cell>
          <table:table-cell office:value-type="float" office:value="100.082479">
            <text:p>100.082479</text:p>
          </table:table-cell>
          <table:table-cell office:value-type="float" office:value="99.533901">
            <text:p>99.533901</text:p>
          </table:table-cell>
          <table:table-cell office:value-type="float" office:value="101.531212">
            <text:p>101.531212</text:p>
          </table:table-cell>
          <table:table-cell office:value-type="float" office:value="102.602185">
            <text:p>102.602185</text:p>
          </table:table-cell>
          <table:table-cell office:value-type="float" office:value="99.742527">
            <text:p>99.742527</text:p>
          </table:table-cell>
          <table:table-cell office:value-type="float" office:value="99.28192">
            <text:p>99.28192</text:p>
          </table:table-cell>
          <table:table-cell office:value-type="float" office:value="99.843711">
            <text:p>99.843711</text:p>
          </table:table-cell>
          <table:table-cell office:value-type="float" office:value="98.723884">
            <text:p>98.723884</text:p>
          </table:table-cell>
          <table:table-cell office:value-type="float" office:value="100.928406">
            <text:p>100.928406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97.022346">
            <text:p>197.02</text:p>
          </table:table-cell>
          <table:table-cell office:value-type="float" office:value="3.12524">
            <text:p>3.12524</text:p>
          </table:table-cell>
          <table:table-cell office:value-type="float" office:value="201.505952">
            <text:p>201.505952</text:p>
          </table:table-cell>
          <table:table-cell office:value-type="float" office:value="197.488893">
            <text:p>197.488893</text:p>
          </table:table-cell>
          <table:table-cell office:value-type="float" office:value="199.758993">
            <text:p>199.758993</text:p>
          </table:table-cell>
          <table:table-cell office:value-type="float" office:value="194.953783">
            <text:p>194.953783</text:p>
          </table:table-cell>
          <table:table-cell office:value-type="float" office:value="197.823616">
            <text:p>197.823616</text:p>
          </table:table-cell>
          <table:table-cell office:value-type="float" office:value="197.193445">
            <text:p>197.193445</text:p>
          </table:table-cell>
          <table:table-cell office:value-type="float" office:value="199.772775">
            <text:p>199.772775</text:p>
          </table:table-cell>
          <table:table-cell office:value-type="float" office:value="195.585151">
            <text:p>195.585151</text:p>
          </table:table-cell>
          <table:table-cell office:value-type="float" office:value="197.299596">
            <text:p>197.299596</text:p>
          </table:table-cell>
          <table:table-cell office:value-type="float" office:value="200.684646">
            <text:p>200.684646</text:p>
          </table:table-cell>
          <table:table-cell table:style-name="ce5" office:value-type="float" office:value="194.153192">
            <text:p>194.15</text:p>
          </table:table-cell>
          <table:table-cell office:value-type="float" office:value="189.077397">
            <text:p>189.077397</text:p>
          </table:table-cell>
          <table:table-cell office:value-type="float" office:value="199.600102">
            <text:p>199.600102</text:p>
          </table:table-cell>
          <table:table-cell office:value-type="float" office:value="193.460583">
            <text:p>193.460583</text:p>
          </table:table-cell>
          <table:table-cell office:value-type="float" office:value="202.407852">
            <text:p>202.407852</text:p>
          </table:table-cell>
          <table:table-cell office:value-type="float" office:value="196.441542">
            <text:p>196.441542</text:p>
          </table:table-cell>
          <table:table-cell office:value-type="float" office:value="196.252562">
            <text:p>196.252562</text:p>
          </table:table-cell>
          <table:table-cell office:value-type="float" office:value="192.688876">
            <text:p>192.688876</text:p>
          </table:table-cell>
          <table:table-cell office:value-type="float" office:value="197.020286">
            <text:p>197.020286</text:p>
          </table:table-cell>
          <table:table-cell office:value-type="float" office:value="197.277675">
            <text:p>197.27767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379.783553">
            <text:p>379.78</text:p>
          </table:table-cell>
          <table:table-cell office:value-type="float" office:value="11.726332">
            <text:p>11.726332</text:p>
          </table:table-cell>
          <table:table-cell office:value-type="float" office:value="375.742857">
            <text:p>375.742857</text:p>
          </table:table-cell>
          <table:table-cell office:value-type="float" office:value="384.853329">
            <text:p>384.853329</text:p>
          </table:table-cell>
          <table:table-cell office:value-type="float" office:value="377.84416">
            <text:p>377.84416</text:p>
          </table:table-cell>
          <table:table-cell office:value-type="float" office:value="394.620717">
            <text:p>394.620717</text:p>
          </table:table-cell>
          <table:table-cell office:value-type="float" office:value="349.092928">
            <text:p>349.092928</text:p>
          </table:table-cell>
          <table:table-cell office:value-type="float" office:value="364.365507">
            <text:p>364.365507</text:p>
          </table:table-cell>
          <table:table-cell office:value-type="float" office:value="374.863862">
            <text:p>374.863862</text:p>
          </table:table-cell>
          <table:table-cell office:value-type="float" office:value="391.668965">
            <text:p>391.668965</text:p>
          </table:table-cell>
          <table:table-cell office:value-type="float" office:value="384.643325">
            <text:p>384.643325</text:p>
          </table:table-cell>
          <table:table-cell office:value-type="float" office:value="395.390649">
            <text:p>395.390649</text:p>
          </table:table-cell>
          <table:table-cell table:style-name="ce5" office:value-type="float" office:value="361.165837">
            <text:p>361.17</text:p>
          </table:table-cell>
          <table:table-cell office:value-type="float" office:value="386.922142">
            <text:p>386.922142</text:p>
          </table:table-cell>
          <table:table-cell office:value-type="float" office:value="385.836662">
            <text:p>385.836662</text:p>
          </table:table-cell>
          <table:table-cell office:value-type="float" office:value="382.216503">
            <text:p>382.216503</text:p>
          </table:table-cell>
          <table:table-cell office:value-type="float" office:value="373.302783">
            <text:p>373.302783</text:p>
          </table:table-cell>
          <table:table-cell office:value-type="float" office:value="393.272716">
            <text:p>393.272716</text:p>
          </table:table-cell>
          <table:table-cell office:value-type="float" office:value="382.935609">
            <text:p>382.935609</text:p>
          </table:table-cell>
          <table:table-cell office:value-type="float" office:value="380.871957">
            <text:p>380.871957</text:p>
          </table:table-cell>
          <table:table-cell office:value-type="float" office:value="368.269515">
            <text:p>368.269515</text:p>
          </table:table-cell>
          <table:table-cell office:value-type="float" office:value="387.791042">
            <text:p>387.79104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36.517423">
            <text:p>536.52</text:p>
          </table:table-cell>
          <table:table-cell office:value-type="float" office:value="67.536665">
            <text:p>67.536665</text:p>
          </table:table-cell>
          <table:table-cell office:value-type="float" office:value="586.186618">
            <text:p>586.186618</text:p>
          </table:table-cell>
          <table:table-cell office:value-type="float" office:value="647.184908">
            <text:p>647.184908</text:p>
          </table:table-cell>
          <table:table-cell office:value-type="float" office:value="525.544793">
            <text:p>525.544793</text:p>
          </table:table-cell>
          <table:table-cell office:value-type="float" office:value="571.917356">
            <text:p>571.917356</text:p>
          </table:table-cell>
          <table:table-cell office:value-type="float" office:value="572.332049">
            <text:p>572.332049</text:p>
          </table:table-cell>
          <table:table-cell office:value-type="float" office:value="539.159487">
            <text:p>539.159487</text:p>
          </table:table-cell>
          <table:table-cell office:value-type="float" office:value="447.853094">
            <text:p>447.853094</text:p>
          </table:table-cell>
          <table:table-cell office:value-type="float" office:value="463.189886">
            <text:p>463.189886</text:p>
          </table:table-cell>
          <table:table-cell office:value-type="float" office:value="472.244325">
            <text:p>472.244325</text:p>
          </table:table-cell>
          <table:table-cell office:value-type="float" office:value="454.558811">
            <text:p>454.558811</text:p>
          </table:table-cell>
          <table:table-cell table:style-name="ce5" office:value-type="float" office:value="533.925764">
            <text:p>533.93</text:p>
          </table:table-cell>
          <table:table-cell office:value-type="float" office:value="554.367796">
            <text:p>554.367796</text:p>
          </table:table-cell>
          <table:table-cell office:value-type="float" office:value="432.259195">
            <text:p>432.259195</text:p>
          </table:table-cell>
          <table:table-cell office:value-type="float" office:value="446.886737">
            <text:p>446.886737</text:p>
          </table:table-cell>
          <table:table-cell office:value-type="float" office:value="645.145201">
            <text:p>645.145201</text:p>
          </table:table-cell>
          <table:table-cell office:value-type="float" office:value="550.397921">
            <text:p>550.397921</text:p>
          </table:table-cell>
          <table:table-cell office:value-type="float" office:value="476.721057">
            <text:p>476.721057</text:p>
          </table:table-cell>
          <table:table-cell office:value-type="float" office:value="629.988659">
            <text:p>629.988659</text:p>
          </table:table-cell>
          <table:table-cell office:value-type="float" office:value="575.188074">
            <text:p>575.188074</text:p>
          </table:table-cell>
          <table:table-cell office:value-type="float" office:value="605.296732">
            <text:p>605.296732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799.227289">
            <text:p>799.23</text:p>
          </table:table-cell>
          <table:table-cell office:value-type="float" office:value="32.930793">
            <text:p>32.930793</text:p>
          </table:table-cell>
          <table:table-cell office:value-type="float" office:value="806.606613">
            <text:p>806.606613</text:p>
          </table:table-cell>
          <table:table-cell office:value-type="float" office:value="830.548987">
            <text:p>830.548987</text:p>
          </table:table-cell>
          <table:table-cell office:value-type="float" office:value="806.265784">
            <text:p>806.265784</text:p>
          </table:table-cell>
          <table:table-cell office:value-type="float" office:value="818.110733">
            <text:p>818.110733</text:p>
          </table:table-cell>
          <table:table-cell office:value-type="float" office:value="813.834881">
            <text:p>813.834881</text:p>
          </table:table-cell>
          <table:table-cell office:value-type="float" office:value="835.45927">
            <text:p>835.45927</text:p>
          </table:table-cell>
          <table:table-cell office:value-type="float" office:value="795.775075">
            <text:p>795.775075</text:p>
          </table:table-cell>
          <table:table-cell office:value-type="float" office:value="749.195973">
            <text:p>749.195973</text:p>
          </table:table-cell>
          <table:table-cell office:value-type="float" office:value="700.235839">
            <text:p>700.235839</text:p>
          </table:table-cell>
          <table:table-cell office:value-type="float" office:value="767.807332">
            <text:p>767.807332</text:p>
          </table:table-cell>
          <table:table-cell table:style-name="ce5" office:value-type="float" office:value="832.238634">
            <text:p>832.24</text:p>
          </table:table-cell>
          <table:table-cell office:value-type="float" office:value="786.355437">
            <text:p>786.355437</text:p>
          </table:table-cell>
          <table:table-cell office:value-type="float" office:value="774.862945">
            <text:p>774.862945</text:p>
          </table:table-cell>
          <table:table-cell office:value-type="float" office:value="825.892236">
            <text:p>825.892236</text:p>
          </table:table-cell>
          <table:table-cell office:value-type="float" office:value="790.130458">
            <text:p>790.130458</text:p>
          </table:table-cell>
          <table:table-cell office:value-type="float" office:value="779.437603">
            <text:p>779.437603</text:p>
          </table:table-cell>
          <table:table-cell office:value-type="float" office:value="798.535127">
            <text:p>798.535127</text:p>
          </table:table-cell>
          <table:table-cell office:value-type="float" office:value="842.301369">
            <text:p>842.301369</text:p>
          </table:table-cell>
          <table:table-cell office:value-type="float" office:value="814.745294">
            <text:p>814.745294</text:p>
          </table:table-cell>
          <table:table-cell office:value-type="float" office:value="816.206198">
            <text:p>816.206198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950.191942">
            <text:p>950.19</text:p>
          </table:table-cell>
          <table:table-cell office:value-type="float" office:value="0.185276">
            <text:p>0.185276</text:p>
          </table:table-cell>
          <table:table-cell office:value-type="float" office:value="950.083542">
            <text:p>950.083542</text:p>
          </table:table-cell>
          <table:table-cell office:value-type="float" office:value="950.471899">
            <text:p>950.471899</text:p>
          </table:table-cell>
          <table:table-cell office:value-type="float" office:value="950.123036">
            <text:p>950.123036</text:p>
          </table:table-cell>
          <table:table-cell office:value-type="float" office:value="950.212119">
            <text:p>950.212119</text:p>
          </table:table-cell>
          <table:table-cell office:value-type="float" office:value="949.829853">
            <text:p>949.829853</text:p>
          </table:table-cell>
          <table:table-cell office:value-type="float" office:value="949.992803">
            <text:p>949.992803</text:p>
          </table:table-cell>
          <table:table-cell office:value-type="float" office:value="949.903762">
            <text:p>949.903762</text:p>
          </table:table-cell>
          <table:table-cell office:value-type="float" office:value="950.191107">
            <text:p>950.191107</text:p>
          </table:table-cell>
          <table:table-cell office:value-type="float" office:value="950.072619">
            <text:p>950.072619</text:p>
          </table:table-cell>
          <table:table-cell office:value-type="float" office:value="950.466854">
            <text:p>950.466854</text:p>
          </table:table-cell>
          <table:table-cell table:style-name="ce5" office:value-type="float" office:value="950.312147">
            <text:p>950.31</text:p>
          </table:table-cell>
          <table:table-cell office:value-type="float" office:value="950.247421">
            <text:p>950.247421</text:p>
          </table:table-cell>
          <table:table-cell office:value-type="float" office:value="949.965921">
            <text:p>949.965921</text:p>
          </table:table-cell>
          <table:table-cell office:value-type="float" office:value="950.243218">
            <text:p>950.243218</text:p>
          </table:table-cell>
          <table:table-cell office:value-type="float" office:value="950.269275">
            <text:p>950.269275</text:p>
          </table:table-cell>
          <table:table-cell office:value-type="float" office:value="950.030609">
            <text:p>950.030609</text:p>
          </table:table-cell>
          <table:table-cell office:value-type="float" office:value="950.277681">
            <text:p>950.277681</text:p>
          </table:table-cell>
          <table:table-cell office:value-type="float" office:value="950.510584">
            <text:p>950.510584</text:p>
          </table:table-cell>
          <table:table-cell office:value-type="float" office:value="950.362589">
            <text:p>950.362589</text:p>
          </table:table-cell>
          <table:table-cell office:value-type="float" office:value="950.271797">
            <text:p>950.27179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857.388227">
            <text:p>1857.39</text:p>
          </table:table-cell>
          <table:table-cell office:value-type="float" office:value="0.890321">
            <text:p>0.890321</text:p>
          </table:table-cell>
          <table:table-cell office:value-type="float" office:value="1856.263531">
            <text:p>1856.263531</text:p>
          </table:table-cell>
          <table:table-cell office:value-type="float" office:value="1857.569904">
            <text:p>1857.569904</text:p>
          </table:table-cell>
          <table:table-cell office:value-type="float" office:value="1856.683809">
            <text:p>1856.683809</text:p>
          </table:table-cell>
          <table:table-cell office:value-type="float" office:value="1856.898834">
            <text:p>1856.898834</text:p>
          </table:table-cell>
          <table:table-cell office:value-type="float" office:value="1857.39326">
            <text:p>1857.39326</text:p>
          </table:table-cell>
          <table:table-cell office:value-type="float" office:value="1857.014391">
            <text:p>1857.014391</text:p>
          </table:table-cell>
          <table:table-cell office:value-type="float" office:value="1858.283247">
            <text:p>1858.283247</text:p>
          </table:table-cell>
          <table:table-cell office:value-type="float" office:value="1857.984348">
            <text:p>1857.984348</text:p>
          </table:table-cell>
          <table:table-cell office:value-type="float" office:value="1858.456846">
            <text:p>1858.456846</text:p>
          </table:table-cell>
          <table:table-cell office:value-type="float" office:value="1856.757618">
            <text:p>1856.757618</text:p>
          </table:table-cell>
          <table:table-cell table:style-name="ce5" office:value-type="float" office:value="1856.834643">
            <text:p>1856.83</text:p>
          </table:table-cell>
          <table:table-cell office:value-type="float" office:value="1857.788348">
            <text:p>1857.788348</text:p>
          </table:table-cell>
          <table:table-cell office:value-type="float" office:value="1856.821805">
            <text:p>1856.821805</text:p>
          </table:table-cell>
          <table:table-cell office:value-type="float" office:value="1856.218627">
            <text:p>1856.218627</text:p>
          </table:table-cell>
          <table:table-cell office:value-type="float" office:value="1858.34111">
            <text:p>1858.34111</text:p>
          </table:table-cell>
          <table:table-cell office:value-type="float" office:value="1859.296363">
            <text:p>1859.296363</text:p>
          </table:table-cell>
          <table:table-cell office:value-type="float" office:value="1858.710872">
            <text:p>1858.710872</text:p>
          </table:table-cell>
          <table:table-cell office:value-type="float" office:value="1857.775497">
            <text:p>1857.775497</text:p>
          </table:table-cell>
          <table:table-cell office:value-type="float" office:value="1856.048653">
            <text:p>1856.048653</text:p>
          </table:table-cell>
          <table:table-cell office:value-type="float" office:value="1856.622841">
            <text:p>1856.62284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3548.824065">
            <text:p>3548.82</text:p>
          </table:table-cell>
          <table:table-cell office:value-type="float" office:value="2.089854">
            <text:p>2.089854</text:p>
          </table:table-cell>
          <table:table-cell office:value-type="float" office:value="3548.700328">
            <text:p>3548.700328</text:p>
          </table:table-cell>
          <table:table-cell office:value-type="float" office:value="3545.748671">
            <text:p>3545.748671</text:p>
          </table:table-cell>
          <table:table-cell office:value-type="float" office:value="3546.708592">
            <text:p>3546.708592</text:p>
          </table:table-cell>
          <table:table-cell office:value-type="float" office:value="3549.087219">
            <text:p>3549.087219</text:p>
          </table:table-cell>
          <table:table-cell office:value-type="float" office:value="3548.958246">
            <text:p>3548.958246</text:p>
          </table:table-cell>
          <table:table-cell office:value-type="float" office:value="3552.044439">
            <text:p>3552.044439</text:p>
          </table:table-cell>
          <table:table-cell office:value-type="float" office:value="3551.457297">
            <text:p>3551.457297</text:p>
          </table:table-cell>
          <table:table-cell office:value-type="float" office:value="3548.184605">
            <text:p>3548.184605</text:p>
          </table:table-cell>
          <table:table-cell office:value-type="float" office:value="3547.411302">
            <text:p>3547.411302</text:p>
          </table:table-cell>
          <table:table-cell office:value-type="float" office:value="3550.213198">
            <text:p>3550.213198</text:p>
          </table:table-cell>
          <table:table-cell table:style-name="ce5" office:value-type="float" office:value="3546.77885">
            <text:p>3546.78</text:p>
          </table:table-cell>
          <table:table-cell office:value-type="float" office:value="3545.456115">
            <text:p>3545.456115</text:p>
          </table:table-cell>
          <table:table-cell office:value-type="float" office:value="3549.239653">
            <text:p>3549.239653</text:p>
          </table:table-cell>
          <table:table-cell office:value-type="float" office:value="3549.368646">
            <text:p>3549.368646</text:p>
          </table:table-cell>
          <table:table-cell office:value-type="float" office:value="3547.247311">
            <text:p>3547.247311</text:p>
          </table:table-cell>
          <table:table-cell office:value-type="float" office:value="3552.514293">
            <text:p>3552.514293</text:p>
          </table:table-cell>
          <table:table-cell office:value-type="float" office:value="3546.497833">
            <text:p>3546.497833</text:p>
          </table:table-cell>
          <table:table-cell office:value-type="float" office:value="3551.762587">
            <text:p>3551.762587</text:p>
          </table:table-cell>
          <table:table-cell office:value-type="float" office:value="3548.055698">
            <text:p>3548.055698</text:p>
          </table:table-cell>
          <table:table-cell office:value-type="float" office:value="3551.046413">
            <text:p>3551.04641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4760.207972">
            <text:p>4760.21</text:p>
          </table:table-cell>
          <table:table-cell office:value-type="float" office:value="2.287866">
            <text:p>2.287866</text:p>
          </table:table-cell>
          <table:table-cell office:value-type="float" office:value="4761.691232">
            <text:p>4761.691232</text:p>
          </table:table-cell>
          <table:table-cell office:value-type="float" office:value="4760.551768">
            <text:p>4760.551768</text:p>
          </table:table-cell>
          <table:table-cell office:value-type="float" office:value="4760.214254">
            <text:p>4760.214254</text:p>
          </table:table-cell>
          <table:table-cell office:value-type="float" office:value="4763.190245">
            <text:p>4763.190245</text:p>
          </table:table-cell>
          <table:table-cell office:value-type="float" office:value="4762.261168">
            <text:p>4762.261168</text:p>
          </table:table-cell>
          <table:table-cell office:value-type="float" office:value="4761.100331">
            <text:p>4761.100331</text:p>
          </table:table-cell>
          <table:table-cell office:value-type="float" office:value="4755.746706">
            <text:p>4755.746706</text:p>
          </table:table-cell>
          <table:table-cell office:value-type="float" office:value="4759.391764">
            <text:p>4759.391764</text:p>
          </table:table-cell>
          <table:table-cell office:value-type="float" office:value="4763.485937">
            <text:p>4763.485937</text:p>
          </table:table-cell>
          <table:table-cell office:value-type="float" office:value="4756.378397">
            <text:p>4756.378397</text:p>
          </table:table-cell>
          <table:table-cell table:style-name="ce5" office:value-type="float" office:value="4761.522388">
            <text:p>4761.52</text:p>
          </table:table-cell>
          <table:table-cell office:value-type="float" office:value="4761.058129">
            <text:p>4761.058129</text:p>
          </table:table-cell>
          <table:table-cell office:value-type="float" office:value="4759.708073">
            <text:p>4759.708073</text:p>
          </table:table-cell>
          <table:table-cell office:value-type="float" office:value="4755.094136">
            <text:p>4755.094136</text:p>
          </table:table-cell>
          <table:table-cell office:value-type="float" office:value="4761.754551">
            <text:p>4761.754551</text:p>
          </table:table-cell>
          <table:table-cell office:value-type="float" office:value="4759.138747">
            <text:p>4759.138747</text:p>
          </table:table-cell>
          <table:table-cell office:value-type="float" office:value="4761.796765">
            <text:p>4761.796765</text:p>
          </table:table-cell>
          <table:table-cell office:value-type="float" office:value="4760.88933">
            <text:p>4760.88933</text:p>
          </table:table-cell>
          <table:table-cell office:value-type="float" office:value="4761.374659">
            <text:p>4761.374659</text:p>
          </table:table-cell>
          <table:table-cell office:value-type="float" office:value="4757.810851">
            <text:p>4757.81085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601.57746">
            <text:p>5601.58</text:p>
          </table:table-cell>
          <table:table-cell office:value-type="float" office:value="6.23632">
            <text:p>6.23632</text:p>
          </table:table-cell>
          <table:table-cell office:value-type="float" office:value="5603.775153">
            <text:p>5603.775153</text:p>
          </table:table-cell>
          <table:table-cell office:value-type="float" office:value="5598.31421">
            <text:p>5598.31421</text:p>
          </table:table-cell>
          <table:table-cell office:value-type="float" office:value="5596.389358">
            <text:p>5596.389358</text:p>
          </table:table-cell>
          <table:table-cell office:value-type="float" office:value="5607.314386">
            <text:p>5607.314386</text:p>
          </table:table-cell>
          <table:table-cell office:value-type="float" office:value="5595.077718">
            <text:p>5595.077718</text:p>
          </table:table-cell>
          <table:table-cell office:value-type="float" office:value="5604.009014">
            <text:p>5604.009014</text:p>
          </table:table-cell>
          <table:table-cell office:value-type="float" office:value="5593.79582">
            <text:p>5593.79582</text:p>
          </table:table-cell>
          <table:table-cell office:value-type="float" office:value="5598.810219">
            <text:p>5598.810219</text:p>
          </table:table-cell>
          <table:table-cell office:value-type="float" office:value="5601.145562">
            <text:p>5601.145562</text:p>
          </table:table-cell>
          <table:table-cell office:value-type="float" office:value="5602.080245">
            <text:p>5602.080245</text:p>
          </table:table-cell>
          <table:table-cell table:style-name="ce5" office:value-type="float" office:value="5606.143897">
            <text:p>5606.14</text:p>
          </table:table-cell>
          <table:table-cell office:value-type="float" office:value="5605.12012">
            <text:p>5605.12012</text:p>
          </table:table-cell>
          <table:table-cell office:value-type="float" office:value="5585.361617">
            <text:p>5585.361617</text:p>
          </table:table-cell>
          <table:table-cell office:value-type="float" office:value="5594.932018">
            <text:p>5594.932018</text:p>
          </table:table-cell>
          <table:table-cell office:value-type="float" office:value="5601.145562">
            <text:p>5601.145562</text:p>
          </table:table-cell>
          <table:table-cell office:value-type="float" office:value="5611.590821">
            <text:p>5611.590821</text:p>
          </table:table-cell>
          <table:table-cell office:value-type="float" office:value="5606.026875">
            <text:p>5606.026875</text:p>
          </table:table-cell>
          <table:table-cell office:value-type="float" office:value="5607.226582">
            <text:p>5607.226582</text:p>
          </table:table-cell>
          <table:table-cell office:value-type="float" office:value="5611.209778">
            <text:p>5611.209778</text:p>
          </table:table-cell>
          <table:table-cell office:value-type="float" office:value="5602.080245">
            <text:p>5602.080245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1160.199307">
            <text:p>1160.20</text:p>
          </table:table-cell>
          <table:table-cell office:value-type="float" office:value="0.172318">
            <text:p>0.172318</text:p>
          </table:table-cell>
          <table:table-cell office:value-type="float" office:value="1159.865255">
            <text:p>1159.865255</text:p>
          </table:table-cell>
          <table:table-cell office:value-type="float" office:value="1160.329256">
            <text:p>1160.329256</text:p>
          </table:table-cell>
          <table:table-cell office:value-type="float" office:value="1160.352442">
            <text:p>1160.352442</text:p>
          </table:table-cell>
          <table:table-cell office:value-type="float" office:value="1160.050819">
            <text:p>1160.050819</text:p>
          </table:table-cell>
          <table:table-cell office:value-type="float" office:value="1160.230607">
            <text:p>1160.230607</text:p>
          </table:table-cell>
          <table:table-cell office:value-type="float" office:value="1160.120386">
            <text:p>1160.120386</text:p>
          </table:table-cell>
          <table:table-cell office:value-type="float" office:value="1160.323459">
            <text:p>1160.323459</text:p>
          </table:table-cell>
          <table:table-cell office:value-type="float" office:value="1160.369872">
            <text:p>1160.369872</text:p>
          </table:table-cell>
          <table:table-cell office:value-type="float" office:value="1160.172616">
            <text:p>1160.172616</text:p>
          </table:table-cell>
          <table:table-cell office:value-type="float" office:value="1160.468505">
            <text:p>1160.468505</text:p>
          </table:table-cell>
          <table:table-cell table:style-name="ce5" office:value-type="float" office:value="1160.137769">
            <text:p>1160.14</text:p>
          </table:table-cell>
          <table:table-cell office:value-type="float" office:value="1160.596189">
            <text:p>1160.596189</text:p>
          </table:table-cell>
          <table:table-cell office:value-type="float" office:value="1160.184167">
            <text:p>1160.184167</text:p>
          </table:table-cell>
          <table:table-cell office:value-type="float" office:value="1160.178411">
            <text:p>1160.178411</text:p>
          </table:table-cell>
          <table:table-cell office:value-type="float" office:value="1160.021812">
            <text:p>1160.021812</text:p>
          </table:table-cell>
          <table:table-cell office:value-type="float" office:value="1160.137769">
            <text:p>1160.137769</text:p>
          </table:table-cell>
          <table:table-cell office:value-type="float" office:value="1160.097209">
            <text:p>1160.097209</text:p>
          </table:table-cell>
          <table:table-cell office:value-type="float" office:value="1160.300196">
            <text:p>1160.300196</text:p>
          </table:table-cell>
          <table:table-cell office:value-type="float" office:value="1160.114592">
            <text:p>1160.114592</text:p>
          </table:table-cell>
          <table:table-cell office:value-type="float" office:value="1159.9348">
            <text:p>1159.934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079.490303">
            <text:p>2079.49</text:p>
          </table:table-cell>
          <table:table-cell office:value-type="float" office:value="0.332591">
            <text:p>0.332591</text:p>
          </table:table-cell>
          <table:table-cell office:value-type="float" office:value="2078.982464">
            <text:p>2078.982464</text:p>
          </table:table-cell>
          <table:table-cell office:value-type="float" office:value="2079.168813">
            <text:p>2079.168813</text:p>
          </table:table-cell>
          <table:table-cell office:value-type="float" office:value="2079.448274">
            <text:p>2079.448274</text:p>
          </table:table-cell>
          <table:table-cell office:value-type="float" office:value="2079.597341">
            <text:p>2079.597341</text:p>
          </table:table-cell>
          <table:table-cell office:value-type="float" office:value="2079.448274">
            <text:p>2079.448274</text:p>
          </table:table-cell>
          <table:table-cell office:value-type="float" office:value="2079.262">
            <text:p>2079.262</text:p>
          </table:table-cell>
          <table:table-cell office:value-type="float" office:value="2078.963982">
            <text:p>2078.963982</text:p>
          </table:table-cell>
          <table:table-cell office:value-type="float" office:value="2079.988793">
            <text:p>2079.988793</text:p>
          </table:table-cell>
          <table:table-cell office:value-type="float" office:value="2079.821172">
            <text:p>2079.821172</text:p>
          </table:table-cell>
          <table:table-cell office:value-type="float" office:value="2079.597467">
            <text:p>2079.597467</text:p>
          </table:table-cell>
          <table:table-cell table:style-name="ce5" office:value-type="float" office:value="2079.392426">
            <text:p>2079.39</text:p>
          </table:table-cell>
          <table:table-cell office:value-type="float" office:value="2080.193952">
            <text:p>2080.193952</text:p>
          </table:table-cell>
          <table:table-cell office:value-type="float" office:value="2079.448274">
            <text:p>2079.448274</text:p>
          </table:table-cell>
          <table:table-cell office:value-type="float" office:value="2079.541486">
            <text:p>2079.541486</text:p>
          </table:table-cell>
          <table:table-cell office:value-type="float" office:value="2079.933042">
            <text:p>2079.933042</text:p>
          </table:table-cell>
          <table:table-cell office:value-type="float" office:value="2079.746556">
            <text:p>2079.746556</text:p>
          </table:table-cell>
          <table:table-cell office:value-type="float" office:value="2079.373811">
            <text:p>2079.373811</text:p>
          </table:table-cell>
          <table:table-cell office:value-type="float" office:value="2079.578848">
            <text:p>2079.578848</text:p>
          </table:table-cell>
          <table:table-cell office:value-type="float" office:value="2079.411041">
            <text:p>2079.411041</text:p>
          </table:table-cell>
          <table:table-cell office:value-type="float" office:value="2078.908035">
            <text:p>2078.90803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4185.933218">
            <text:p>4185.93</text:p>
          </table:table-cell>
          <table:table-cell office:value-type="float" office:value="2.432216">
            <text:p>2.432216</text:p>
          </table:table-cell>
          <table:table-cell office:value-type="float" office:value="4184.320546">
            <text:p>4184.320546</text:p>
          </table:table-cell>
          <table:table-cell office:value-type="float" office:value="4181.455056">
            <text:p>4181.455056</text:p>
          </table:table-cell>
          <table:table-cell office:value-type="float" office:value="4185.980559">
            <text:p>4185.980559</text:p>
          </table:table-cell>
          <table:table-cell office:value-type="float" office:value="4186.207397">
            <text:p>4186.207397</text:p>
          </table:table-cell>
          <table:table-cell office:value-type="float" office:value="4184.546695">
            <text:p>4184.546695</text:p>
          </table:table-cell>
          <table:table-cell office:value-type="float" office:value="4187.038497">
            <text:p>4187.038497</text:p>
          </table:table-cell>
          <table:table-cell office:value-type="float" office:value="4185.981068">
            <text:p>4185.981068</text:p>
          </table:table-cell>
          <table:table-cell office:value-type="float" office:value="4183.188641">
            <text:p>4183.188641</text:p>
          </table:table-cell>
          <table:table-cell office:value-type="float" office:value="4181.906759">
            <text:p>4181.906759</text:p>
          </table:table-cell>
          <table:table-cell office:value-type="float" office:value="4189.38163">
            <text:p>4189.38163</text:p>
          </table:table-cell>
          <table:table-cell table:style-name="ce5" office:value-type="float" office:value="4186.509716">
            <text:p>4186.51</text:p>
          </table:table-cell>
          <table:table-cell office:value-type="float" office:value="4190.138401">
            <text:p>4190.138401</text:p>
          </table:table-cell>
          <table:table-cell office:value-type="float" office:value="4187.26494">
            <text:p>4187.26494</text:p>
          </table:table-cell>
          <table:table-cell office:value-type="float" office:value="4188.776716">
            <text:p>4188.776716</text:p>
          </table:table-cell>
          <table:table-cell office:value-type="float" office:value="4189.30607">
            <text:p>4189.30607</text:p>
          </table:table-cell>
          <table:table-cell office:value-type="float" office:value="4186.358806">
            <text:p>4186.358806</text:p>
          </table:table-cell>
          <table:table-cell office:value-type="float" office:value="4186.811569">
            <text:p>4186.811569</text:p>
          </table:table-cell>
          <table:table-cell office:value-type="float" office:value="4186.43375">
            <text:p>4186.43375</text:p>
          </table:table-cell>
          <table:table-cell office:value-type="float" office:value="4185.07498">
            <text:p>4185.07498</text:p>
          </table:table-cell>
          <table:table-cell office:value-type="float" office:value="4181.982561">
            <text:p>4181.982561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7304.229879">
            <text:p>7304.23</text:p>
          </table:table-cell>
          <table:table-cell office:value-type="float" office:value="13.199481">
            <text:p>13.199481</text:p>
          </table:table-cell>
          <table:table-cell office:value-type="float" office:value="7299.88486">
            <text:p>7299.88486</text:p>
          </table:table-cell>
          <table:table-cell office:value-type="float" office:value="7292.315645">
            <text:p>7292.315645</text:p>
          </table:table-cell>
          <table:table-cell office:value-type="float" office:value="7279.961217">
            <text:p>7279.961217</text:p>
          </table:table-cell>
          <table:table-cell office:value-type="float" office:value="7298.508598">
            <text:p>7298.508598</text:p>
          </table:table-cell>
          <table:table-cell office:value-type="float" office:value="7302.643596">
            <text:p>7302.643596</text:p>
          </table:table-cell>
          <table:table-cell office:value-type="float" office:value="7304.482361">
            <text:p>7304.482361</text:p>
          </table:table-cell>
          <table:table-cell office:value-type="float" office:value="7324.773173">
            <text:p>7324.773173</text:p>
          </table:table-cell>
          <table:table-cell office:value-type="float" office:value="7300.34528">
            <text:p>7300.34528</text:p>
          </table:table-cell>
          <table:table-cell office:value-type="float" office:value="7280.645791">
            <text:p>7280.645791</text:p>
          </table:table-cell>
          <table:table-cell office:value-type="float" office:value="7291.398435">
            <text:p>7291.398435</text:p>
          </table:table-cell>
          <table:table-cell table:style-name="ce5" office:value-type="float" office:value="7326.159359">
            <text:p>7326.16</text:p>
          </table:table-cell>
          <table:table-cell office:value-type="float" office:value="7315.30558">
            <text:p>7315.30558</text:p>
          </table:table-cell>
          <table:table-cell office:value-type="float" office:value="7306.092233">
            <text:p>7306.092233</text:p>
          </table:table-cell>
          <table:table-cell office:value-type="float" office:value="7320.151661">
            <text:p>7320.151661</text:p>
          </table:table-cell>
          <table:table-cell office:value-type="float" office:value="7310.234277">
            <text:p>7310.234277</text:p>
          </table:table-cell>
          <table:table-cell office:value-type="float" office:value="7313.921941">
            <text:p>7313.921941</text:p>
          </table:table-cell>
          <table:table-cell office:value-type="float" office:value="7312.308617">
            <text:p>7312.308617</text:p>
          </table:table-cell>
          <table:table-cell office:value-type="float" office:value="7293.920159">
            <text:p>7293.920159</text:p>
          </table:table-cell>
          <table:table-cell office:value-type="float" office:value="7319.45808">
            <text:p>7319.45808</text:p>
          </table:table-cell>
          <table:table-cell office:value-type="float" office:value="7292.086708">
            <text:p>7292.08670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11458.251846">
            <text:p>11458.25</text:p>
          </table:table-cell>
          <table:table-cell office:value-type="float" office:value="9.227651">
            <text:p>9.227651</text:p>
          </table:table-cell>
          <table:table-cell office:value-type="float" office:value="11454.878958">
            <text:p>11454.878958</text:p>
          </table:table-cell>
          <table:table-cell office:value-type="float" office:value="11446.968022">
            <text:p>11446.968022</text:p>
          </table:table-cell>
          <table:table-cell office:value-type="float" office:value="11478.677509">
            <text:p>11478.677509</text:p>
          </table:table-cell>
          <table:table-cell office:value-type="float" office:value="11471.304012">
            <text:p>11471.304012</text:p>
          </table:table-cell>
          <table:table-cell office:value-type="float" office:value="11457.708034">
            <text:p>11457.708034</text:p>
          </table:table-cell>
          <table:table-cell office:value-type="float" office:value="11456.008894">
            <text:p>11456.008894</text:p>
          </table:table-cell>
          <table:table-cell office:value-type="float" office:value="11461.100185">
            <text:p>11461.100185</text:p>
          </table:table-cell>
          <table:table-cell office:value-type="float" office:value="11452.61594">
            <text:p>11452.61594</text:p>
          </table:table-cell>
          <table:table-cell office:value-type="float" office:value="11457.708034">
            <text:p>11457.708034</text:p>
          </table:table-cell>
          <table:table-cell office:value-type="float" office:value="11452.051279">
            <text:p>11452.051279</text:p>
          </table:table-cell>
          <table:table-cell table:style-name="ce5" office:value-type="float" office:value="11452.61594">
            <text:p>11452.62</text:p>
          </table:table-cell>
          <table:table-cell office:value-type="float" office:value="11445.839869">
            <text:p>11445.839869</text:p>
          </table:table-cell>
          <table:table-cell office:value-type="float" office:value="11451.486674">
            <text:p>11451.486674</text:p>
          </table:table-cell>
          <table:table-cell office:value-type="float" office:value="11449.228809">
            <text:p>11449.228809</text:p>
          </table:table-cell>
          <table:table-cell office:value-type="float" office:value="11445.839869">
            <text:p>11445.839869</text:p>
          </table:table-cell>
          <table:table-cell office:value-type="float" office:value="11473.000034">
            <text:p>11473.000034</text:p>
          </table:table-cell>
          <table:table-cell office:value-type="float" office:value="11459.403859">
            <text:p>11459.403859</text:p>
          </table:table-cell>
          <table:table-cell office:value-type="float" office:value="11464.498169">
            <text:p>11464.498169</text:p>
          </table:table-cell>
          <table:table-cell office:value-type="float" office:value="11464.501992">
            <text:p>11464.501992</text:p>
          </table:table-cell>
          <table:table-cell office:value-type="float" office:value="11469.600837">
            <text:p>11469.600837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32.132637">
            <text:p>32.13</text:p>
          </table:table-cell>
          <table:table-cell office:value-type="float" office:value="0.024094">
            <text:p>0.024094</text:p>
          </table:table-cell>
          <table:table-cell office:value-type="float" office:value="32.065019">
            <text:p>32.065019</text:p>
          </table:table-cell>
          <table:table-cell office:value-type="float" office:value="32.12823">
            <text:p>32.12823</text:p>
          </table:table-cell>
          <table:table-cell office:value-type="float" office:value="32.141159">
            <text:p>32.141159</text:p>
          </table:table-cell>
          <table:table-cell office:value-type="float" office:value="32.129173">
            <text:p>32.129173</text:p>
          </table:table-cell>
          <table:table-cell office:value-type="float" office:value="32.141985">
            <text:p>32.141985</text:p>
          </table:table-cell>
          <table:table-cell office:value-type="float" office:value="32.141086">
            <text:p>32.141086</text:p>
          </table:table-cell>
          <table:table-cell office:value-type="float" office:value="32.140936">
            <text:p>32.140936</text:p>
          </table:table-cell>
          <table:table-cell office:value-type="float" office:value="32.142004">
            <text:p>32.142004</text:p>
          </table:table-cell>
          <table:table-cell office:value-type="float" office:value="32.141452">
            <text:p>32.141452</text:p>
          </table:table-cell>
          <table:table-cell office:value-type="float" office:value="32.060713">
            <text:p>32.060713</text:p>
          </table:table-cell>
          <table:table-cell table:style-name="ce5" office:value-type="float" office:value="32.139492">
            <text:p>32.14</text:p>
          </table:table-cell>
          <table:table-cell office:value-type="float" office:value="32.124896">
            <text:p>32.124896</text:p>
          </table:table-cell>
          <table:table-cell office:value-type="float" office:value="32.146316">
            <text:p>32.146316</text:p>
          </table:table-cell>
          <table:table-cell office:value-type="float" office:value="32.13554">
            <text:p>32.13554</text:p>
          </table:table-cell>
          <table:table-cell office:value-type="float" office:value="32.141779">
            <text:p>32.141779</text:p>
          </table:table-cell>
          <table:table-cell office:value-type="float" office:value="32.144937">
            <text:p>32.144937</text:p>
          </table:table-cell>
          <table:table-cell office:value-type="float" office:value="32.148048">
            <text:p>32.148048</text:p>
          </table:table-cell>
          <table:table-cell office:value-type="float" office:value="32.145952">
            <text:p>32.145952</text:p>
          </table:table-cell>
          <table:table-cell office:value-type="float" office:value="32.145817">
            <text:p>32.145817</text:p>
          </table:table-cell>
          <table:table-cell office:value-type="float" office:value="32.1482">
            <text:p>32.148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64.37738">
            <text:p>64.38</text:p>
          </table:table-cell>
          <table:table-cell office:value-type="float" office:value="0.014516">
            <text:p>0.014516</text:p>
          </table:table-cell>
          <table:table-cell office:value-type="float" office:value="64.389741">
            <text:p>64.389741</text:p>
          </table:table-cell>
          <table:table-cell office:value-type="float" office:value="64.389383">
            <text:p>64.389383</text:p>
          </table:table-cell>
          <table:table-cell office:value-type="float" office:value="64.392796">
            <text:p>64.392796</text:p>
          </table:table-cell>
          <table:table-cell office:value-type="float" office:value="64.388488">
            <text:p>64.388488</text:p>
          </table:table-cell>
          <table:table-cell office:value-type="float" office:value="64.376482">
            <text:p>64.376482</text:p>
          </table:table-cell>
          <table:table-cell office:value-type="float" office:value="64.336942">
            <text:p>64.336942</text:p>
          </table:table-cell>
          <table:table-cell office:value-type="float" office:value="64.373122">
            <text:p>64.373122</text:p>
          </table:table-cell>
          <table:table-cell office:value-type="float" office:value="64.354548">
            <text:p>64.354548</text:p>
          </table:table-cell>
          <table:table-cell office:value-type="float" office:value="64.357628">
            <text:p>64.357628</text:p>
          </table:table-cell>
          <table:table-cell office:value-type="float" office:value="64.389765">
            <text:p>64.389765</text:p>
          </table:table-cell>
          <table:table-cell table:style-name="ce5" office:value-type="float" office:value="64.395239">
            <text:p>64.40</text:p>
          </table:table-cell>
          <table:table-cell office:value-type="float" office:value="64.384919">
            <text:p>64.384919</text:p>
          </table:table-cell>
          <table:table-cell office:value-type="float" office:value="64.385863">
            <text:p>64.385863</text:p>
          </table:table-cell>
          <table:table-cell office:value-type="float" office:value="64.362819">
            <text:p>64.362819</text:p>
          </table:table-cell>
          <table:table-cell office:value-type="float" office:value="64.381144">
            <text:p>64.381144</text:p>
          </table:table-cell>
          <table:table-cell office:value-type="float" office:value="64.375653">
            <text:p>64.375653</text:p>
          </table:table-cell>
          <table:table-cell office:value-type="float" office:value="64.368758">
            <text:p>64.368758</text:p>
          </table:table-cell>
          <table:table-cell office:value-type="float" office:value="64.386364">
            <text:p>64.386364</text:p>
          </table:table-cell>
          <table:table-cell office:value-type="float" office:value="64.378467">
            <text:p>64.378467</text:p>
          </table:table-cell>
          <table:table-cell office:value-type="float" office:value="64.379484">
            <text:p>64.379484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28.690461">
            <text:p>128.69</text:p>
          </table:table-cell>
          <table:table-cell office:value-type="float" office:value="0.078982">
            <text:p>0.078982</text:p>
          </table:table-cell>
          <table:table-cell office:value-type="float" office:value="128.654251">
            <text:p>128.654251</text:p>
          </table:table-cell>
          <table:table-cell office:value-type="float" office:value="128.686528">
            <text:p>128.686528</text:p>
          </table:table-cell>
          <table:table-cell office:value-type="float" office:value="128.694346">
            <text:p>128.694346</text:p>
          </table:table-cell>
          <table:table-cell office:value-type="float" office:value="128.723274">
            <text:p>128.723274</text:p>
          </table:table-cell>
          <table:table-cell office:value-type="float" office:value="128.640622">
            <text:p>128.640622</text:p>
          </table:table-cell>
          <table:table-cell office:value-type="float" office:value="128.726206">
            <text:p>128.726206</text:p>
          </table:table-cell>
          <table:table-cell office:value-type="float" office:value="128.761325">
            <text:p>128.761325</text:p>
          </table:table-cell>
          <table:table-cell office:value-type="float" office:value="128.767742">
            <text:p>128.767742</text:p>
          </table:table-cell>
          <table:table-cell office:value-type="float" office:value="128.673214">
            <text:p>128.673214</text:p>
          </table:table-cell>
          <table:table-cell office:value-type="float" office:value="128.708532">
            <text:p>128.708532</text:p>
          </table:table-cell>
          <table:table-cell table:style-name="ce5" office:value-type="float" office:value="128.756465">
            <text:p>128.76</text:p>
          </table:table-cell>
          <table:table-cell office:value-type="float" office:value="128.578076">
            <text:p>128.578076</text:p>
          </table:table-cell>
          <table:table-cell office:value-type="float" office:value="128.726694">
            <text:p>128.726694</text:p>
          </table:table-cell>
          <table:table-cell office:value-type="float" office:value="128.735379">
            <text:p>128.735379</text:p>
          </table:table-cell>
          <table:table-cell office:value-type="float" office:value="128.714563">
            <text:p>128.714563</text:p>
          </table:table-cell>
          <table:table-cell office:value-type="float" office:value="128.417104">
            <text:p>128.417104</text:p>
          </table:table-cell>
          <table:table-cell office:value-type="float" office:value="128.732855">
            <text:p>128.732855</text:p>
          </table:table-cell>
          <table:table-cell office:value-type="float" office:value="128.757278">
            <text:p>128.757278</text:p>
          </table:table-cell>
          <table:table-cell office:value-type="float" office:value="128.628698">
            <text:p>128.628698</text:p>
          </table:table-cell>
          <table:table-cell office:value-type="float" office:value="128.726058">
            <text:p>128.726058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256.644141">
            <text:p>256.64</text:p>
          </table:table-cell>
          <table:table-cell office:value-type="float" office:value="0.203821">
            <text:p>0.203821</text:p>
          </table:table-cell>
          <table:table-cell office:value-type="float" office:value="256.871014">
            <text:p>256.871014</text:p>
          </table:table-cell>
          <table:table-cell office:value-type="float" office:value="256.781194">
            <text:p>256.781194</text:p>
          </table:table-cell>
          <table:table-cell office:value-type="float" office:value="256.629543">
            <text:p>256.629543</text:p>
          </table:table-cell>
          <table:table-cell office:value-type="float" office:value="256.448788">
            <text:p>256.448788</text:p>
          </table:table-cell>
          <table:table-cell office:value-type="float" office:value="256.340318">
            <text:p>256.340318</text:p>
          </table:table-cell>
          <table:table-cell office:value-type="float" office:value="256.528905">
            <text:p>256.528905</text:p>
          </table:table-cell>
          <table:table-cell office:value-type="float" office:value="256.790583">
            <text:p>256.790583</text:p>
          </table:table-cell>
          <table:table-cell office:value-type="float" office:value="256.793528">
            <text:p>256.793528</text:p>
          </table:table-cell>
          <table:table-cell office:value-type="float" office:value="256.831379">
            <text:p>256.831379</text:p>
          </table:table-cell>
          <table:table-cell office:value-type="float" office:value="256.567534">
            <text:p>256.567534</text:p>
          </table:table-cell>
          <table:table-cell table:style-name="ce5" office:value-type="float" office:value="256.814657">
            <text:p>256.81</text:p>
          </table:table-cell>
          <table:table-cell office:value-type="float" office:value="256.183401">
            <text:p>256.183401</text:p>
          </table:table-cell>
          <table:table-cell office:value-type="float" office:value="256.612886">
            <text:p>256.612886</text:p>
          </table:table-cell>
          <table:table-cell office:value-type="float" office:value="256.530584">
            <text:p>256.530584</text:p>
          </table:table-cell>
          <table:table-cell office:value-type="float" office:value="256.558113">
            <text:p>256.558113</text:p>
          </table:table-cell>
          <table:table-cell office:value-type="float" office:value="256.842994">
            <text:p>256.842994</text:p>
          </table:table-cell>
          <table:table-cell office:value-type="float" office:value="256.798214">
            <text:p>256.798214</text:p>
          </table:table-cell>
          <table:table-cell office:value-type="float" office:value="256.290861">
            <text:p>256.290861</text:p>
          </table:table-cell>
          <table:table-cell office:value-type="float" office:value="256.767026">
            <text:p>256.767026</text:p>
          </table:table-cell>
          <table:table-cell office:value-type="float" office:value="256.9013">
            <text:p>256.901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09.66976">
            <text:p>509.67</text:p>
          </table:table-cell>
          <table:table-cell office:value-type="float" office:value="0.68669">
            <text:p>0.68669</text:p>
          </table:table-cell>
          <table:table-cell office:value-type="float" office:value="510.053639">
            <text:p>510.053639</text:p>
          </table:table-cell>
          <table:table-cell office:value-type="float" office:value="509.620825">
            <text:p>509.620825</text:p>
          </table:table-cell>
          <table:table-cell office:value-type="float" office:value="507.033817">
            <text:p>507.033817</text:p>
          </table:table-cell>
          <table:table-cell office:value-type="float" office:value="510.110442">
            <text:p>510.110442</text:p>
          </table:table-cell>
          <table:table-cell office:value-type="float" office:value="509.597134">
            <text:p>509.597134</text:p>
          </table:table-cell>
          <table:table-cell office:value-type="float" office:value="509.877574">
            <text:p>509.877574</text:p>
          </table:table-cell>
          <table:table-cell office:value-type="float" office:value="509.901776">
            <text:p>509.901776</text:p>
          </table:table-cell>
          <table:table-cell office:value-type="float" office:value="510.178319">
            <text:p>510.178319</text:p>
          </table:table-cell>
          <table:table-cell office:value-type="float" office:value="508.672556">
            <text:p>508.672556</text:p>
          </table:table-cell>
          <table:table-cell office:value-type="float" office:value="509.651833">
            <text:p>509.651833</text:p>
          </table:table-cell>
          <table:table-cell table:style-name="ce5" office:value-type="float" office:value="509.862283">
            <text:p>509.86</text:p>
          </table:table-cell>
          <table:table-cell office:value-type="float" office:value="510.110336">
            <text:p>510.110336</text:p>
          </table:table-cell>
          <table:table-cell office:value-type="float" office:value="509.681892">
            <text:p>509.681892</text:p>
          </table:table-cell>
          <table:table-cell office:value-type="float" office:value="509.773262">
            <text:p>509.773262</text:p>
          </table:table-cell>
          <table:table-cell office:value-type="float" office:value="510.119056">
            <text:p>510.119056</text:p>
          </table:table-cell>
          <table:table-cell office:value-type="float" office:value="509.878845">
            <text:p>509.878845</text:p>
          </table:table-cell>
          <table:table-cell office:value-type="float" office:value="509.958787">
            <text:p>509.958787</text:p>
          </table:table-cell>
          <table:table-cell office:value-type="float" office:value="510.064711">
            <text:p>510.064711</text:p>
          </table:table-cell>
          <table:table-cell office:value-type="float" office:value="509.46324">
            <text:p>509.46324</text:p>
          </table:table-cell>
          <table:table-cell office:value-type="float" office:value="509.784866">
            <text:p>509.784866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128.317969">
            <text:p>128.32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76.979079">
            <text:p>76.98</text:p>
          </table:table-cell>
          <table:table-cell office:value-type="float" office:value="0.293746">
            <text:p>0.293746</text:p>
          </table:table-cell>
          <table:table-cell office:value-type="float" office:value="76.670917">
            <text:p>76.670917</text:p>
          </table:table-cell>
          <table:table-cell office:value-type="float" office:value="76.938565">
            <text:p>76.938565</text:p>
          </table:table-cell>
          <table:table-cell office:value-type="float" office:value="77.211422">
            <text:p>77.211422</text:p>
          </table:table-cell>
          <table:table-cell office:value-type="float" office:value="77.030002">
            <text:p>77.030002</text:p>
          </table:table-cell>
          <table:table-cell office:value-type="float" office:value="77.203688">
            <text:p>77.203688</text:p>
          </table:table-cell>
          <table:table-cell office:value-type="float" office:value="77.090362">
            <text:p>77.090362</text:p>
          </table:table-cell>
          <table:table-cell office:value-type="float" office:value="76.838919">
            <text:p>76.838919</text:p>
          </table:table-cell>
          <table:table-cell office:value-type="float" office:value="76.870302">
            <text:p>76.870302</text:p>
          </table:table-cell>
          <table:table-cell office:value-type="float" office:value="76.708335">
            <text:p>76.708335</text:p>
          </table:table-cell>
          <table:table-cell office:value-type="float" office:value="76.992713">
            <text:p>76.992713</text:p>
          </table:table-cell>
          <table:table-cell table:style-name="ce5" office:value-type="float" office:value="77.236023">
            <text:p>77.24</text:p>
          </table:table-cell>
          <table:table-cell office:value-type="float" office:value="75.928481">
            <text:p>75.928481</text:p>
          </table:table-cell>
          <table:table-cell office:value-type="float" office:value="77.162188">
            <text:p>77.162188</text:p>
          </table:table-cell>
          <table:table-cell office:value-type="float" office:value="77.088148">
            <text:p>77.088148</text:p>
          </table:table-cell>
          <table:table-cell office:value-type="float" office:value="77.256651">
            <text:p>77.256651</text:p>
          </table:table-cell>
          <table:table-cell office:value-type="float" office:value="77.095973">
            <text:p>77.095973</text:p>
          </table:table-cell>
          <table:table-cell office:value-type="float" office:value="77.024845">
            <text:p>77.024845</text:p>
          </table:table-cell>
          <table:table-cell office:value-type="float" office:value="77.289801">
            <text:p>77.289801</text:p>
          </table:table-cell>
          <table:table-cell office:value-type="float" office:value="76.965183">
            <text:p>76.965183</text:p>
          </table:table-cell>
          <table:table-cell office:value-type="float" office:value="76.979065">
            <text:p>76.97906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15.303254">
            <text:p>115.30</text:p>
          </table:table-cell>
          <table:table-cell office:value-type="float" office:value="0.370772">
            <text:p>0.370772</text:p>
          </table:table-cell>
          <table:table-cell office:value-type="float" office:value="114.93063">
            <text:p>114.93063</text:p>
          </table:table-cell>
          <table:table-cell office:value-type="float" office:value="115.308506">
            <text:p>115.308506</text:p>
          </table:table-cell>
          <table:table-cell office:value-type="float" office:value="115.438736">
            <text:p>115.438736</text:p>
          </table:table-cell>
          <table:table-cell office:value-type="float" office:value="115.663567">
            <text:p>115.663567</text:p>
          </table:table-cell>
          <table:table-cell office:value-type="float" office:value="115.280852">
            <text:p>115.280852</text:p>
          </table:table-cell>
          <table:table-cell office:value-type="float" office:value="115.345735">
            <text:p>115.345735</text:p>
          </table:table-cell>
          <table:table-cell office:value-type="float" office:value="115.439921">
            <text:p>115.439921</text:p>
          </table:table-cell>
          <table:table-cell office:value-type="float" office:value="115.798491">
            <text:p>115.798491</text:p>
          </table:table-cell>
          <table:table-cell office:value-type="float" office:value="115.703019">
            <text:p>115.703019</text:p>
          </table:table-cell>
          <table:table-cell office:value-type="float" office:value="115.288913">
            <text:p>115.288913</text:p>
          </table:table-cell>
          <table:table-cell table:style-name="ce5" office:value-type="float" office:value="115.488668">
            <text:p>115.49</text:p>
          </table:table-cell>
          <table:table-cell office:value-type="float" office:value="115.619577">
            <text:p>115.619577</text:p>
          </table:table-cell>
          <table:table-cell office:value-type="float" office:value="114.282961">
            <text:p>114.282961</text:p>
          </table:table-cell>
          <table:table-cell office:value-type="float" office:value="115.175999">
            <text:p>115.175999</text:p>
          </table:table-cell>
          <table:table-cell office:value-type="float" office:value="115.338046">
            <text:p>115.338046</text:p>
          </table:table-cell>
          <table:table-cell office:value-type="float" office:value="114.821168">
            <text:p>114.821168</text:p>
          </table:table-cell>
          <table:table-cell office:value-type="float" office:value="115.654291">
            <text:p>115.654291</text:p>
          </table:table-cell>
          <table:table-cell office:value-type="float" office:value="115.445076">
            <text:p>115.445076</text:p>
          </table:table-cell>
          <table:table-cell office:value-type="float" office:value="115.41262">
            <text:p>115.41262</text:p>
          </table:table-cell>
          <table:table-cell office:value-type="float" office:value="114.628295">
            <text:p>114.62829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28.598707">
            <text:p>228.60</text:p>
          </table:table-cell>
          <table:table-cell office:value-type="float" office:value="0.748854">
            <text:p>0.748854</text:p>
          </table:table-cell>
          <table:table-cell office:value-type="float" office:value="227.821319">
            <text:p>227.821319</text:p>
          </table:table-cell>
          <table:table-cell office:value-type="float" office:value="227.259628">
            <text:p>227.259628</text:p>
          </table:table-cell>
          <table:table-cell office:value-type="float" office:value="226.760738">
            <text:p>226.760738</text:p>
          </table:table-cell>
          <table:table-cell office:value-type="float" office:value="229.038654">
            <text:p>229.038654</text:p>
          </table:table-cell>
          <table:table-cell office:value-type="float" office:value="229.554251">
            <text:p>229.554251</text:p>
          </table:table-cell>
          <table:table-cell office:value-type="float" office:value="229.216685">
            <text:p>229.216685</text:p>
          </table:table-cell>
          <table:table-cell office:value-type="float" office:value="228.602866">
            <text:p>228.602866</text:p>
          </table:table-cell>
          <table:table-cell office:value-type="float" office:value="229.459751">
            <text:p>229.459751</text:p>
          </table:table-cell>
          <table:table-cell office:value-type="float" office:value="228.860828">
            <text:p>228.860828</text:p>
          </table:table-cell>
          <table:table-cell office:value-type="float" office:value="229.107058">
            <text:p>229.107058</text:p>
          </table:table-cell>
          <table:table-cell table:style-name="ce5" office:value-type="float" office:value="229.317409">
            <text:p>229.32</text:p>
          </table:table-cell>
          <table:table-cell office:value-type="float" office:value="228.355675">
            <text:p>228.355675</text:p>
          </table:table-cell>
          <table:table-cell office:value-type="float" office:value="227.975632">
            <text:p>227.975632</text:p>
          </table:table-cell>
          <table:table-cell office:value-type="float" office:value="227.834222">
            <text:p>227.834222</text:p>
          </table:table-cell>
          <table:table-cell office:value-type="float" office:value="228.208782">
            <text:p>228.208782</text:p>
          </table:table-cell>
          <table:table-cell office:value-type="float" office:value="228.986286">
            <text:p>228.986286</text:p>
          </table:table-cell>
          <table:table-cell office:value-type="float" office:value="228.511888">
            <text:p>228.511888</text:p>
          </table:table-cell>
          <table:table-cell office:value-type="float" office:value="228.489125">
            <text:p>228.489125</text:p>
          </table:table-cell>
          <table:table-cell office:value-type="float" office:value="229.234151">
            <text:p>229.234151</text:p>
          </table:table-cell>
          <table:table-cell office:value-type="float" office:value="229.379189">
            <text:p>229.37918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449.469993">
            <text:p>449.47</text:p>
          </table:table-cell>
          <table:table-cell office:value-type="float" office:value="3.577122">
            <text:p>3.577122</text:p>
          </table:table-cell>
          <table:table-cell office:value-type="float" office:value="449.413984">
            <text:p>449.413984</text:p>
          </table:table-cell>
          <table:table-cell office:value-type="float" office:value="452.692346">
            <text:p>452.692346</text:p>
          </table:table-cell>
          <table:table-cell office:value-type="float" office:value="453.143037">
            <text:p>453.143037</text:p>
          </table:table-cell>
          <table:table-cell office:value-type="float" office:value="450.049722">
            <text:p>450.049722</text:p>
          </table:table-cell>
          <table:table-cell office:value-type="float" office:value="443.964899">
            <text:p>443.964899</text:p>
          </table:table-cell>
          <table:table-cell office:value-type="float" office:value="454.019501">
            <text:p>454.019501</text:p>
          </table:table-cell>
          <table:table-cell office:value-type="float" office:value="452.550605">
            <text:p>452.550605</text:p>
          </table:table-cell>
          <table:table-cell office:value-type="float" office:value="441.656834">
            <text:p>441.656834</text:p>
          </table:table-cell>
          <table:table-cell office:value-type="float" office:value="447.696689">
            <text:p>447.696689</text:p>
          </table:table-cell>
          <table:table-cell office:value-type="float" office:value="447.993144">
            <text:p>447.993144</text:p>
          </table:table-cell>
          <table:table-cell table:style-name="ce5" office:value-type="float" office:value="450.25732">
            <text:p>450.26</text:p>
          </table:table-cell>
          <table:table-cell office:value-type="float" office:value="453.686882">
            <text:p>453.686882</text:p>
          </table:table-cell>
          <table:table-cell office:value-type="float" office:value="450.77284">
            <text:p>450.77284</text:p>
          </table:table-cell>
          <table:table-cell office:value-type="float" office:value="443.513543">
            <text:p>443.513543</text:p>
          </table:table-cell>
          <table:table-cell office:value-type="float" office:value="448.906748">
            <text:p>448.906748</text:p>
          </table:table-cell>
          <table:table-cell office:value-type="float" office:value="450.336884">
            <text:p>450.336884</text:p>
          </table:table-cell>
          <table:table-cell office:value-type="float" office:value="445.862779">
            <text:p>445.862779</text:p>
          </table:table-cell>
          <table:table-cell office:value-type="float" office:value="446.619716">
            <text:p>446.619716</text:p>
          </table:table-cell>
          <table:table-cell office:value-type="float" office:value="452.781742">
            <text:p>452.781742</text:p>
          </table:table-cell>
          <table:table-cell office:value-type="float" office:value="453.480644">
            <text:p>453.48064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871.266299">
            <text:p>871.27</text:p>
          </table:table-cell>
          <table:table-cell office:value-type="float" office:value="9.890656">
            <text:p>9.890656</text:p>
          </table:table-cell>
          <table:table-cell office:value-type="float" office:value="870.538745">
            <text:p>870.538745</text:p>
          </table:table-cell>
          <table:table-cell office:value-type="float" office:value="882.887296">
            <text:p>882.887296</text:p>
          </table:table-cell>
          <table:table-cell office:value-type="float" office:value="869.794254">
            <text:p>869.794254</text:p>
          </table:table-cell>
          <table:table-cell office:value-type="float" office:value="866.784108">
            <text:p>866.784108</text:p>
          </table:table-cell>
          <table:table-cell office:value-type="float" office:value="887.158895">
            <text:p>887.158895</text:p>
          </table:table-cell>
          <table:table-cell office:value-type="float" office:value="860.921957">
            <text:p>860.921957</text:p>
          </table:table-cell>
          <table:table-cell office:value-type="float" office:value="860.411914">
            <text:p>860.411914</text:p>
          </table:table-cell>
          <table:table-cell office:value-type="float" office:value="870.559335">
            <text:p>870.559335</text:p>
          </table:table-cell>
          <table:table-cell office:value-type="float" office:value="864.098138">
            <text:p>864.098138</text:p>
          </table:table-cell>
          <table:table-cell office:value-type="float" office:value="870.140173">
            <text:p>870.140173</text:p>
          </table:table-cell>
          <table:table-cell table:style-name="ce5" office:value-type="float" office:value="867.322415">
            <text:p>867.32</text:p>
          </table:table-cell>
          <table:table-cell office:value-type="float" office:value="869.88456">
            <text:p>869.88456</text:p>
          </table:table-cell>
          <table:table-cell office:value-type="float" office:value="883.198621">
            <text:p>883.198621</text:p>
          </table:table-cell>
          <table:table-cell office:value-type="float" office:value="900.082275">
            <text:p>900.082275</text:p>
          </table:table-cell>
          <table:table-cell office:value-type="float" office:value="873.960731">
            <text:p>873.960731</text:p>
          </table:table-cell>
          <table:table-cell office:value-type="float" office:value="869.752243">
            <text:p>869.752243</text:p>
          </table:table-cell>
          <table:table-cell office:value-type="float" office:value="859.97086">
            <text:p>859.97086</text:p>
          </table:table-cell>
          <table:table-cell office:value-type="float" office:value="860.137276">
            <text:p>860.137276</text:p>
          </table:table-cell>
          <table:table-cell office:value-type="float" office:value="870.496773">
            <text:p>870.496773</text:p>
          </table:table-cell>
          <table:table-cell office:value-type="float" office:value="867.22542">
            <text:p>867.22542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1158.360722">
            <text:p>1158.36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1.96573978446821">
            <text:p>1.97</text:p>
          </table:table-cell>
          <table:table-cell table:style-name="ce5" table:formula="of:=([.C10]/[.C9])" office:value-type="float" office:value="1.95475055607239">
            <text:p>1.95</text:p>
          </table:table-cell>
          <table:table-cell table:style-name="ce5" table:formula="of:=([.C17]/[.C16])" office:value-type="float" office:value="1.79235609817512">
            <text:p>1.79</text:p>
          </table:table-cell>
          <table:table-cell table:style-name="ce5" table:formula="of:=([.C24]/[.C23])" office:value-type="float" office:value="2.00348885153746">
            <text:p>2.00</text:p>
          </table:table-cell>
          <table:table-cell table:style-name="ce5" table:formula="of:=([.C31]/[.C30])" office:value-type="float" office:value="1.49785182542909">
            <text:p>1.50</text:p>
          </table:table-cell>
          <table:table-cell/>
          <table:table-cell office:value-type="string">
            <text:p>vec2</text:p>
          </table:table-cell>
          <table:table-cell office:value-type="float" office:value="1.97">
            <text:p>1.97</text:p>
          </table:table-cell>
          <table:table-cell office:value-type="float" office:value="1.95">
            <text:p>1.95</text:p>
          </table:table-cell>
          <table:table-cell office:value-type="float" office:value="1.79">
            <text:p>1.79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3.78919272242749">
            <text:p>3.79</text:p>
          </table:table-cell>
          <table:table-cell table:style-name="ce5" table:formula="of:=([.C11]/[.C9])" office:value-type="float" office:value="3.73484967419351">
            <text:p>3.73</text:p>
          </table:table-cell>
          <table:table-cell table:style-name="ce5" table:formula="of:=([.C18]/[.C16])" office:value-type="float" office:value="3.60794321522552">
            <text:p>3.61</text:p>
          </table:table-cell>
          <table:table-cell table:style-name="ce5" table:formula="of:=([.C25]/[.C23])" office:value-type="float" office:value="4.00497665348785">
            <text:p>4.00</text:p>
          </table:table-cell>
          <table:table-cell table:style-name="ce5" table:formula="of:=([.C32]/[.C30])" office:value-type="float" office:value="2.96962122656729">
            <text:p>2.97</text:p>
          </table:table-cell>
          <table:table-cell/>
          <table:table-cell office:value-type="string">
            <text:p>vec4</text:p>
          </table:table-cell>
          <table:table-cell office:value-type="float" office:value="3.79">
            <text:p>3.79</text:p>
          </table:table-cell>
          <table:table-cell office:value-type="float" office:value="3.73">
            <text:p>3.73</text:p>
          </table:table-cell>
          <table:table-cell office:value-type="float" office:value="3.61">
            <text:p>3.61</text:p>
          </table:table-cell>
          <table:table-cell office:value-type="float" office:value="4">
            <text:p>4</text:p>
          </table:table-cell>
          <table:table-cell office:value-type="float" office:value="2.97">
            <text:p>2.9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5.35296459951532">
            <text:p>5.35</text:p>
          </table:table-cell>
          <table:table-cell table:style-name="ce5" table:formula="of:=([.C12]/[.C9])" office:value-type="float" office:value="5.00973304612596">
            <text:p>5.01</text:p>
          </table:table-cell>
          <table:table-cell table:style-name="ce5" table:formula="of:=([.C19]/[.C16])" office:value-type="float" office:value="6.29566819677475">
            <text:p>6.30</text:p>
          </table:table-cell>
          <table:table-cell table:style-name="ce5" table:formula="of:=([.C26]/[.C23])" office:value-type="float" office:value="7.98702394079888">
            <text:p>7.99</text:p>
          </table:table-cell>
          <table:table-cell table:style-name="ce5" table:formula="of:=([.C33]/[.C30])" office:value-type="float" office:value="5.8388590619537">
            <text:p>5.84</text:p>
          </table:table-cell>
          <table:table-cell/>
          <table:table-cell office:value-type="string">
            <text:p>vec8</text:p>
          </table:table-cell>
          <table:table-cell office:value-type="float" office:value="5.35">
            <text:p>5.35</text:p>
          </table:table-cell>
          <table:table-cell office:value-type="float" office:value="5.01">
            <text:p>5.01</text:p>
          </table:table-cell>
          <table:table-cell office:value-type="float" office:value="6.3">
            <text:p>6.3</text:p>
          </table:table-cell>
          <table:table-cell office:value-type="float" office:value="7.99">
            <text:p>7.99</text:p>
          </table:table-cell>
          <table:table-cell office:value-type="float" office:value="5.84">
            <text:p>5.8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7.97408472042035">
            <text:p>7.97</text:p>
          </table:table-cell>
          <table:table-cell table:style-name="ce5" table:formula="of:=([.C13]/[.C9])" office:value-type="float" office:value="5.89520623402635">
            <text:p>5.90</text:p>
          </table:table-cell>
          <table:table-cell table:style-name="ce5" table:formula="of:=([.C20]/[.C16])" office:value-type="float" office:value="9.87610643866726">
            <text:p>9.88</text:p>
          </table:table-cell>
          <table:table-cell table:style-name="ce5" table:formula="of:=([.C27]/[.C23])" office:value-type="float" office:value="15.8614358354716">
            <text:p>15.86</text:p>
          </table:table-cell>
          <table:table-cell table:style-name="ce5" table:formula="of:=([.C34]/[.C30])" office:value-type="float" office:value="11.3182219158533">
            <text:p>11.32</text:p>
          </table:table-cell>
          <table:table-cell/>
          <table:table-cell office:value-type="string">
            <text:p>vec16</text:p>
          </table:table-cell>
          <table:table-cell office:value-type="float" office:value="7.97">
            <text:p>7.97</text:p>
          </table:table-cell>
          <table:table-cell office:value-type="float" office:value="5.9">
            <text:p>5.9</text:p>
          </table:table-cell>
          <table:table-cell office:value-type="float" office:value="9.88">
            <text:p>9.88</text:p>
          </table:table-cell>
          <table:table-cell office:value-type="float" office:value="15.86">
            <text:p>15.86</text:p>
          </table:table-cell>
          <table:table-cell office:value-type="float" office:value="11.32">
            <text:p>11.32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3.99338432759191">
            <text:p>3.99</text:p>
          </table:table-cell>
          <table:table-cell table:style-name="ce5" table:formula="of:=([.C35]/[.C30])" office:value-type="float" office:value="15.0477342291923">
            <text:p>15.05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3.99">
            <text:p>3.99</text:p>
          </table:table-cell>
          <table:table-cell office:value-type="float" office:value="15.05">
            <text:p>15.05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1.97">
            <text:p>1.97</text:p>
          </table:table-cell>
          <table:table-cell office:value-type="float" office:value="3.79">
            <text:p>3.79</text:p>
          </table:table-cell>
          <table:table-cell office:value-type="float" office:value="5.35">
            <text:p>5.35</text:p>
          </table:table-cell>
          <table:table-cell office:value-type="float" office:value="7.97">
            <text:p>7.9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1.95">
            <text:p>1.95</text:p>
          </table:table-cell>
          <table:table-cell office:value-type="float" office:value="3.73">
            <text:p>3.73</text:p>
          </table:table-cell>
          <table:table-cell office:value-type="float" office:value="5.01">
            <text:p>5.0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79">
            <text:p>1.79</text:p>
          </table:table-cell>
          <table:table-cell office:value-type="float" office:value="3.61">
            <text:p>3.61</text:p>
          </table:table-cell>
          <table:table-cell office:value-type="float" office:value="6.3">
            <text:p>6.3</text:p>
          </table:table-cell>
          <table:table-cell office:value-type="float" office:value="9.88">
            <text:p>9.8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.99">
            <text:p>7.99</text:p>
          </table:table-cell>
          <table:table-cell office:value-type="float" office:value="15.86">
            <text:p>15.86</text:p>
          </table:table-cell>
          <table:table-cell office:value-type="float" office:value="3.99">
            <text:p>3.9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5">
            <text:p>1.5</text:p>
          </table:table-cell>
          <table:table-cell office:value-type="float" office:value="2.97">
            <text:p>2.97</text:p>
          </table:table-cell>
          <table:table-cell office:value-type="float" office:value="5.84">
            <text:p>5.84</text:p>
          </table:table-cell>
          <table:table-cell office:value-type="float" office:value="11.32">
            <text:p>11.32</text:p>
          </table:table-cell>
          <table:table-cell office:value-type="float" office:value="15.05">
            <text:p>15.05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m_b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MM_B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87.423515">
            <text:p>87.42</text:p>
          </table:table-cell>
          <table:table-cell office:value-type="float" office:value="0.024799">
            <text:p>0.024799</text:p>
          </table:table-cell>
          <table:table-cell office:value-type="float" office:value="87.42792">
            <text:p>87.42792</text:p>
          </table:table-cell>
          <table:table-cell office:value-type="float" office:value="87.421026">
            <text:p>87.421026</text:p>
          </table:table-cell>
          <table:table-cell office:value-type="float" office:value="87.412654">
            <text:p>87.412654</text:p>
          </table:table-cell>
          <table:table-cell office:value-type="float" office:value="87.430375">
            <text:p>87.430375</text:p>
          </table:table-cell>
          <table:table-cell office:value-type="float" office:value="87.43446">
            <text:p>87.43446</text:p>
          </table:table-cell>
          <table:table-cell office:value-type="float" office:value="87.514156">
            <text:p>87.514156</text:p>
          </table:table-cell>
          <table:table-cell office:value-type="float" office:value="87.410171">
            <text:p>87.410171</text:p>
          </table:table-cell>
          <table:table-cell office:value-type="float" office:value="87.421688">
            <text:p>87.421688</text:p>
          </table:table-cell>
          <table:table-cell office:value-type="float" office:value="87.422086">
            <text:p>87.422086</text:p>
          </table:table-cell>
          <table:table-cell office:value-type="float" office:value="87.41806">
            <text:p>87.41806</text:p>
          </table:table-cell>
          <table:table-cell office:value-type="float" office:value="87.424064">
            <text:p>87.424064</text:p>
          </table:table-cell>
          <table:table-cell office:value-type="float" office:value="87.401893">
            <text:p>87.401893</text:p>
          </table:table-cell>
          <table:table-cell office:value-type="float" office:value="87.42506">
            <text:p>87.42506</text:p>
          </table:table-cell>
          <table:table-cell office:value-type="float" office:value="87.402733">
            <text:p>87.402733</text:p>
          </table:table-cell>
          <table:table-cell office:value-type="float" office:value="87.415435">
            <text:p>87.415435</text:p>
          </table:table-cell>
          <table:table-cell office:value-type="float" office:value="87.453521">
            <text:p>87.453521</text:p>
          </table:table-cell>
          <table:table-cell office:value-type="float" office:value="87.418458">
            <text:p>87.418458</text:p>
          </table:table-cell>
          <table:table-cell office:value-type="float" office:value="87.41478">
            <text:p>87.41478</text:p>
          </table:table-cell>
          <table:table-cell office:value-type="float" office:value="87.417704">
            <text:p>87.417704</text:p>
          </table:table-cell>
          <table:table-cell office:value-type="float" office:value="87.384063">
            <text:p>87.38406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45.11927">
            <text:p>45.12</text:p>
          </table:table-cell>
          <table:table-cell office:value-type="float" office:value="0.004795">
            <text:p>0.004795</text:p>
          </table:table-cell>
          <table:table-cell office:value-type="float" office:value="45.11187">
            <text:p>45.11187</text:p>
          </table:table-cell>
          <table:table-cell office:value-type="float" office:value="45.120759">
            <text:p>45.120759</text:p>
          </table:table-cell>
          <table:table-cell office:value-type="float" office:value="45.124743">
            <text:p>45.124743</text:p>
          </table:table-cell>
          <table:table-cell office:value-type="float" office:value="45.120372">
            <text:p>45.120372</text:p>
          </table:table-cell>
          <table:table-cell office:value-type="float" office:value="45.107004">
            <text:p>45.107004</text:p>
          </table:table-cell>
          <table:table-cell office:value-type="float" office:value="45.12813">
            <text:p>45.12813</text:p>
          </table:table-cell>
          <table:table-cell office:value-type="float" office:value="45.117289">
            <text:p>45.117289</text:p>
          </table:table-cell>
          <table:table-cell office:value-type="float" office:value="45.120975">
            <text:p>45.120975</text:p>
          </table:table-cell>
          <table:table-cell office:value-type="float" office:value="45.116832">
            <text:p>45.116832</text:p>
          </table:table-cell>
          <table:table-cell office:value-type="float" office:value="45.118591">
            <text:p>45.118591</text:p>
          </table:table-cell>
          <table:table-cell table:style-name="ce5" office:value-type="float" office:value="45.117761">
            <text:p>45.12</text:p>
          </table:table-cell>
          <table:table-cell office:value-type="float" office:value="45.119106">
            <text:p>45.119106</text:p>
          </table:table-cell>
          <table:table-cell office:value-type="float" office:value="45.126989">
            <text:p>45.126989</text:p>
          </table:table-cell>
          <table:table-cell office:value-type="float" office:value="45.115692">
            <text:p>45.115692</text:p>
          </table:table-cell>
          <table:table-cell office:value-type="float" office:value="45.119601">
            <text:p>45.119601</text:p>
          </table:table-cell>
          <table:table-cell office:value-type="float" office:value="45.11803">
            <text:p>45.11803</text:p>
          </table:table-cell>
          <table:table-cell office:value-type="float" office:value="45.115965">
            <text:p>45.115965</text:p>
          </table:table-cell>
          <table:table-cell office:value-type="float" office:value="45.118415">
            <text:p>45.118415</text:p>
          </table:table-cell>
          <table:table-cell office:value-type="float" office:value="45.124925">
            <text:p>45.124925</text:p>
          </table:table-cell>
          <table:table-cell office:value-type="float" office:value="45.122362">
            <text:p>45.12236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2.233389">
            <text:p>22.23</text:p>
          </table:table-cell>
          <table:table-cell office:value-type="float" office:value="0.004381">
            <text:p>0.004381</text:p>
          </table:table-cell>
          <table:table-cell office:value-type="float" office:value="22.224258">
            <text:p>22.224258</text:p>
          </table:table-cell>
          <table:table-cell office:value-type="float" office:value="22.236836">
            <text:p>22.236836</text:p>
          </table:table-cell>
          <table:table-cell office:value-type="float" office:value="22.236901">
            <text:p>22.236901</text:p>
          </table:table-cell>
          <table:table-cell office:value-type="float" office:value="22.2331">
            <text:p>22.2331</text:p>
          </table:table-cell>
          <table:table-cell office:value-type="float" office:value="22.224402">
            <text:p>22.224402</text:p>
          </table:table-cell>
          <table:table-cell office:value-type="float" office:value="22.234839">
            <text:p>22.234839</text:p>
          </table:table-cell>
          <table:table-cell office:value-type="float" office:value="22.229385">
            <text:p>22.229385</text:p>
          </table:table-cell>
          <table:table-cell office:value-type="float" office:value="22.237351">
            <text:p>22.237351</text:p>
          </table:table-cell>
          <table:table-cell office:value-type="float" office:value="22.232755">
            <text:p>22.232755</text:p>
          </table:table-cell>
          <table:table-cell office:value-type="float" office:value="22.234315">
            <text:p>22.234315</text:p>
          </table:table-cell>
          <table:table-cell table:style-name="ce5" office:value-type="float" office:value="22.234754">
            <text:p>22.23</text:p>
          </table:table-cell>
          <table:table-cell office:value-type="float" office:value="22.235795">
            <text:p>22.235795</text:p>
          </table:table-cell>
          <table:table-cell office:value-type="float" office:value="22.236635">
            <text:p>22.236635</text:p>
          </table:table-cell>
          <table:table-cell office:value-type="float" office:value="22.23813">
            <text:p>22.23813</text:p>
          </table:table-cell>
          <table:table-cell office:value-type="float" office:value="22.239363">
            <text:p>22.239363</text:p>
          </table:table-cell>
          <table:table-cell office:value-type="float" office:value="22.235302">
            <text:p>22.235302</text:p>
          </table:table-cell>
          <table:table-cell office:value-type="float" office:value="22.227497">
            <text:p>22.227497</text:p>
          </table:table-cell>
          <table:table-cell office:value-type="float" office:value="22.22754">
            <text:p>22.22754</text:p>
          </table:table-cell>
          <table:table-cell office:value-type="float" office:value="22.23211">
            <text:p>22.23211</text:p>
          </table:table-cell>
          <table:table-cell office:value-type="float" office:value="22.236513">
            <text:p>22.23651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1.105701">
            <text:p>11.11</text:p>
          </table:table-cell>
          <table:table-cell office:value-type="float" office:value="0.008185">
            <text:p>0.008185</text:p>
          </table:table-cell>
          <table:table-cell office:value-type="float" office:value="11.098116">
            <text:p>11.098116</text:p>
          </table:table-cell>
          <table:table-cell office:value-type="float" office:value="11.113056">
            <text:p>11.113056</text:p>
          </table:table-cell>
          <table:table-cell office:value-type="float" office:value="11.096799">
            <text:p>11.096799</text:p>
          </table:table-cell>
          <table:table-cell office:value-type="float" office:value="11.102669">
            <text:p>11.102669</text:p>
          </table:table-cell>
          <table:table-cell office:value-type="float" office:value="11.102186">
            <text:p>11.102186</text:p>
          </table:table-cell>
          <table:table-cell office:value-type="float" office:value="11.11159">
            <text:p>11.11159</text:p>
          </table:table-cell>
          <table:table-cell office:value-type="float" office:value="11.099749">
            <text:p>11.099749</text:p>
          </table:table-cell>
          <table:table-cell office:value-type="float" office:value="11.10011">
            <text:p>11.10011</text:p>
          </table:table-cell>
          <table:table-cell office:value-type="float" office:value="11.123895">
            <text:p>11.123895</text:p>
          </table:table-cell>
          <table:table-cell office:value-type="float" office:value="11.10482">
            <text:p>11.10482</text:p>
          </table:table-cell>
          <table:table-cell table:style-name="ce5" office:value-type="float" office:value="11.100286">
            <text:p>11.10</text:p>
          </table:table-cell>
          <table:table-cell office:value-type="float" office:value="11.111074">
            <text:p>11.111074</text:p>
          </table:table-cell>
          <table:table-cell office:value-type="float" office:value="11.101309">
            <text:p>11.101309</text:p>
          </table:table-cell>
          <table:table-cell office:value-type="float" office:value="11.102198">
            <text:p>11.102198</text:p>
          </table:table-cell>
          <table:table-cell office:value-type="float" office:value="11.09569">
            <text:p>11.09569</text:p>
          </table:table-cell>
          <table:table-cell office:value-type="float" office:value="11.102702">
            <text:p>11.102702</text:p>
          </table:table-cell>
          <table:table-cell office:value-type="float" office:value="11.104284">
            <text:p>11.104284</text:p>
          </table:table-cell>
          <table:table-cell office:value-type="float" office:value="11.10156">
            <text:p>11.10156</text:p>
          </table:table-cell>
          <table:table-cell office:value-type="float" office:value="11.123254">
            <text:p>11.123254</text:p>
          </table:table-cell>
          <table:table-cell office:value-type="float" office:value="11.118671">
            <text:p>11.11867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.75823">
            <text:p>5.76</text:p>
          </table:table-cell>
          <table:table-cell office:value-type="float" office:value="0.005975">
            <text:p>0.005975</text:p>
          </table:table-cell>
          <table:table-cell office:value-type="float" office:value="5.767564">
            <text:p>5.767564</text:p>
          </table:table-cell>
          <table:table-cell office:value-type="float" office:value="5.756825">
            <text:p>5.756825</text:p>
          </table:table-cell>
          <table:table-cell office:value-type="float" office:value="5.765136">
            <text:p>5.765136</text:p>
          </table:table-cell>
          <table:table-cell office:value-type="float" office:value="5.758675">
            <text:p>5.758675</text:p>
          </table:table-cell>
          <table:table-cell office:value-type="float" office:value="5.765164">
            <text:p>5.765164</text:p>
          </table:table-cell>
          <table:table-cell office:value-type="float" office:value="5.751985">
            <text:p>5.751985</text:p>
          </table:table-cell>
          <table:table-cell office:value-type="float" office:value="5.763853">
            <text:p>5.763853</text:p>
          </table:table-cell>
          <table:table-cell office:value-type="float" office:value="5.753993">
            <text:p>5.753993</text:p>
          </table:table-cell>
          <table:table-cell office:value-type="float" office:value="5.74862">
            <text:p>5.74862</text:p>
          </table:table-cell>
          <table:table-cell office:value-type="float" office:value="5.760334">
            <text:p>5.760334</text:p>
          </table:table-cell>
          <table:table-cell table:style-name="ce5" office:value-type="float" office:value="5.752853">
            <text:p>5.75</text:p>
          </table:table-cell>
          <table:table-cell office:value-type="float" office:value="5.754501">
            <text:p>5.754501</text:p>
          </table:table-cell>
          <table:table-cell office:value-type="float" office:value="5.761825">
            <text:p>5.761825</text:p>
          </table:table-cell>
          <table:table-cell office:value-type="float" office:value="5.746949">
            <text:p>5.746949</text:p>
          </table:table-cell>
          <table:table-cell office:value-type="float" office:value="5.764688">
            <text:p>5.764688</text:p>
          </table:table-cell>
          <table:table-cell office:value-type="float" office:value="5.759835">
            <text:p>5.759835</text:p>
          </table:table-cell>
          <table:table-cell office:value-type="float" office:value="5.756709">
            <text:p>5.756709</text:p>
          </table:table-cell>
          <table:table-cell office:value-type="float" office:value="5.765578">
            <text:p>5.765578</text:p>
          </table:table-cell>
          <table:table-cell office:value-type="float" office:value="5.758983">
            <text:p>5.758983</text:p>
          </table:table-cell>
          <table:table-cell office:value-type="float" office:value="5.750525">
            <text:p>5.750525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233.252872">
            <text:p>233.25</text:p>
          </table:table-cell>
          <table:table-cell office:value-type="float" office:value="0.081803">
            <text:p>0.081803</text:p>
          </table:table-cell>
          <table:table-cell office:value-type="float" office:value="233.319885">
            <text:p>233.319885</text:p>
          </table:table-cell>
          <table:table-cell office:value-type="float" office:value="233.384462">
            <text:p>233.384462</text:p>
          </table:table-cell>
          <table:table-cell office:value-type="float" office:value="233.179549">
            <text:p>233.179549</text:p>
          </table:table-cell>
          <table:table-cell office:value-type="float" office:value="233.204657">
            <text:p>233.204657</text:p>
          </table:table-cell>
          <table:table-cell office:value-type="float" office:value="233.327131">
            <text:p>233.327131</text:p>
          </table:table-cell>
          <table:table-cell office:value-type="float" office:value="233.210124">
            <text:p>233.210124</text:p>
          </table:table-cell>
          <table:table-cell office:value-type="float" office:value="233.210529">
            <text:p>233.210529</text:p>
          </table:table-cell>
          <table:table-cell office:value-type="float" office:value="233.242581">
            <text:p>233.242581</text:p>
          </table:table-cell>
          <table:table-cell office:value-type="float" office:value="233.26917">
            <text:p>233.26917</text:p>
          </table:table-cell>
          <table:table-cell office:value-type="float" office:value="233.167959">
            <text:p>233.167959</text:p>
          </table:table-cell>
          <table:table-cell table:style-name="ce5" office:value-type="float" office:value="233.276819">
            <text:p>233.28</text:p>
          </table:table-cell>
          <table:table-cell office:value-type="float" office:value="233.188812">
            <text:p>233.188812</text:p>
          </table:table-cell>
          <table:table-cell office:value-type="float" office:value="233.37346">
            <text:p>233.37346</text:p>
          </table:table-cell>
          <table:table-cell office:value-type="float" office:value="233.355109">
            <text:p>233.355109</text:p>
          </table:table-cell>
          <table:table-cell office:value-type="float" office:value="233.142759">
            <text:p>233.142759</text:p>
          </table:table-cell>
          <table:table-cell office:value-type="float" office:value="233.180612">
            <text:p>233.180612</text:p>
          </table:table-cell>
          <table:table-cell office:value-type="float" office:value="233.308331">
            <text:p>233.308331</text:p>
          </table:table-cell>
          <table:table-cell office:value-type="float" office:value="233.38578">
            <text:p>233.38578</text:p>
          </table:table-cell>
          <table:table-cell office:value-type="float" office:value="233.118171">
            <text:p>233.118171</text:p>
          </table:table-cell>
          <table:table-cell office:value-type="float" office:value="233.211542">
            <text:p>233.21154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04.165765">
            <text:p>204.17</text:p>
          </table:table-cell>
          <table:table-cell office:value-type="float" office:value="0.065282">
            <text:p>0.065282</text:p>
          </table:table-cell>
          <table:table-cell office:value-type="float" office:value="204.074071">
            <text:p>204.074071</text:p>
          </table:table-cell>
          <table:table-cell office:value-type="float" office:value="204.133479">
            <text:p>204.133479</text:p>
          </table:table-cell>
          <table:table-cell office:value-type="float" office:value="204.20053">
            <text:p>204.20053</text:p>
          </table:table-cell>
          <table:table-cell office:value-type="float" office:value="204.18419">
            <text:p>204.18419</text:p>
          </table:table-cell>
          <table:table-cell office:value-type="float" office:value="204.093689">
            <text:p>204.093689</text:p>
          </table:table-cell>
          <table:table-cell office:value-type="float" office:value="204.1386">
            <text:p>204.1386</text:p>
          </table:table-cell>
          <table:table-cell office:value-type="float" office:value="204.198939">
            <text:p>204.198939</text:p>
          </table:table-cell>
          <table:table-cell office:value-type="float" office:value="204.118779">
            <text:p>204.118779</text:p>
          </table:table-cell>
          <table:table-cell office:value-type="float" office:value="204.170336">
            <text:p>204.170336</text:p>
          </table:table-cell>
          <table:table-cell office:value-type="float" office:value="204.09303">
            <text:p>204.09303</text:p>
          </table:table-cell>
          <table:table-cell table:style-name="ce5" office:value-type="float" office:value="204.241255">
            <text:p>204.24</text:p>
          </table:table-cell>
          <table:table-cell office:value-type="float" office:value="204.23943">
            <text:p>204.23943</text:p>
          </table:table-cell>
          <table:table-cell office:value-type="float" office:value="204.239624">
            <text:p>204.239624</text:p>
          </table:table-cell>
          <table:table-cell office:value-type="float" office:value="204.063527">
            <text:p>204.063527</text:p>
          </table:table-cell>
          <table:table-cell office:value-type="float" office:value="204.053991">
            <text:p>204.053991</text:p>
          </table:table-cell>
          <table:table-cell office:value-type="float" office:value="204.215708">
            <text:p>204.215708</text:p>
          </table:table-cell>
          <table:table-cell office:value-type="float" office:value="204.261915">
            <text:p>204.261915</text:p>
          </table:table-cell>
          <table:table-cell office:value-type="float" office:value="204.229024">
            <text:p>204.229024</text:p>
          </table:table-cell>
          <table:table-cell office:value-type="float" office:value="204.138716">
            <text:p>204.138716</text:p>
          </table:table-cell>
          <table:table-cell office:value-type="float" office:value="204.226462">
            <text:p>204.22646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22.772799">
            <text:p>122.77</text:p>
          </table:table-cell>
          <table:table-cell office:value-type="float" office:value="0.078345">
            <text:p>0.078345</text:p>
          </table:table-cell>
          <table:table-cell office:value-type="float" office:value="122.793015">
            <text:p>122.793015</text:p>
          </table:table-cell>
          <table:table-cell office:value-type="float" office:value="122.721488">
            <text:p>122.721488</text:p>
          </table:table-cell>
          <table:table-cell office:value-type="float" office:value="122.852036">
            <text:p>122.852036</text:p>
          </table:table-cell>
          <table:table-cell office:value-type="float" office:value="122.751778">
            <text:p>122.751778</text:p>
          </table:table-cell>
          <table:table-cell office:value-type="float" office:value="122.800735">
            <text:p>122.800735</text:p>
          </table:table-cell>
          <table:table-cell office:value-type="float" office:value="122.804525">
            <text:p>122.804525</text:p>
          </table:table-cell>
          <table:table-cell office:value-type="float" office:value="122.755509">
            <text:p>122.755509</text:p>
          </table:table-cell>
          <table:table-cell office:value-type="float" office:value="122.701542">
            <text:p>122.701542</text:p>
          </table:table-cell>
          <table:table-cell office:value-type="float" office:value="122.811798">
            <text:p>122.811798</text:p>
          </table:table-cell>
          <table:table-cell office:value-type="float" office:value="122.862222">
            <text:p>122.862222</text:p>
          </table:table-cell>
          <table:table-cell table:style-name="ce5" office:value-type="float" office:value="122.65286">
            <text:p>122.65</text:p>
          </table:table-cell>
          <table:table-cell office:value-type="float" office:value="122.913166">
            <text:p>122.913166</text:p>
          </table:table-cell>
          <table:table-cell office:value-type="float" office:value="122.57979">
            <text:p>122.57979</text:p>
          </table:table-cell>
          <table:table-cell office:value-type="float" office:value="122.780328">
            <text:p>122.780328</text:p>
          </table:table-cell>
          <table:table-cell office:value-type="float" office:value="122.716764">
            <text:p>122.716764</text:p>
          </table:table-cell>
          <table:table-cell office:value-type="float" office:value="122.809271">
            <text:p>122.809271</text:p>
          </table:table-cell>
          <table:table-cell office:value-type="float" office:value="122.753475">
            <text:p>122.753475</text:p>
          </table:table-cell>
          <table:table-cell office:value-type="float" office:value="122.888842">
            <text:p>122.888842</text:p>
          </table:table-cell>
          <table:table-cell office:value-type="float" office:value="122.6993">
            <text:p>122.6993</text:p>
          </table:table-cell>
          <table:table-cell office:value-type="float" office:value="122.807544">
            <text:p>122.80754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0.577345">
            <text:p>50.58</text:p>
          </table:table-cell>
          <table:table-cell office:value-type="float" office:value="0.055287">
            <text:p>0.055287</text:p>
          </table:table-cell>
          <table:table-cell office:value-type="float" office:value="50.553114">
            <text:p>50.553114</text:p>
          </table:table-cell>
          <table:table-cell office:value-type="float" office:value="50.56773">
            <text:p>50.56773</text:p>
          </table:table-cell>
          <table:table-cell office:value-type="float" office:value="50.615176">
            <text:p>50.615176</text:p>
          </table:table-cell>
          <table:table-cell office:value-type="float" office:value="50.617041">
            <text:p>50.617041</text:p>
          </table:table-cell>
          <table:table-cell office:value-type="float" office:value="50.617592">
            <text:p>50.617592</text:p>
          </table:table-cell>
          <table:table-cell office:value-type="float" office:value="50.664068">
            <text:p>50.664068</text:p>
          </table:table-cell>
          <table:table-cell office:value-type="float" office:value="50.499972">
            <text:p>50.499972</text:p>
          </table:table-cell>
          <table:table-cell office:value-type="float" office:value="50.598915">
            <text:p>50.598915</text:p>
          </table:table-cell>
          <table:table-cell office:value-type="float" office:value="50.590751">
            <text:p>50.590751</text:p>
          </table:table-cell>
          <table:table-cell office:value-type="float" office:value="50.511985">
            <text:p>50.511985</text:p>
          </table:table-cell>
          <table:table-cell table:style-name="ce5" office:value-type="float" office:value="50.629985">
            <text:p>50.63</text:p>
          </table:table-cell>
          <table:table-cell office:value-type="float" office:value="50.644746">
            <text:p>50.644746</text:p>
          </table:table-cell>
          <table:table-cell office:value-type="float" office:value="50.550569">
            <text:p>50.550569</text:p>
          </table:table-cell>
          <table:table-cell office:value-type="float" office:value="50.574198">
            <text:p>50.574198</text:p>
          </table:table-cell>
          <table:table-cell office:value-type="float" office:value="50.586234">
            <text:p>50.586234</text:p>
          </table:table-cell>
          <table:table-cell office:value-type="float" office:value="50.503754">
            <text:p>50.503754</text:p>
          </table:table-cell>
          <table:table-cell office:value-type="float" office:value="50.458766">
            <text:p>50.458766</text:p>
          </table:table-cell>
          <table:table-cell office:value-type="float" office:value="50.526092">
            <text:p>50.526092</text:p>
          </table:table-cell>
          <table:table-cell office:value-type="float" office:value="50.574193">
            <text:p>50.574193</text:p>
          </table:table-cell>
          <table:table-cell office:value-type="float" office:value="50.662014">
            <text:p>50.66201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0.844564">
            <text:p>20.84</text:p>
          </table:table-cell>
          <table:table-cell office:value-type="float" office:value="0.015591">
            <text:p>0.015591</text:p>
          </table:table-cell>
          <table:table-cell office:value-type="float" office:value="20.834443">
            <text:p>20.834443</text:p>
          </table:table-cell>
          <table:table-cell office:value-type="float" office:value="20.882226">
            <text:p>20.882226</text:p>
          </table:table-cell>
          <table:table-cell office:value-type="float" office:value="20.851896">
            <text:p>20.851896</text:p>
          </table:table-cell>
          <table:table-cell office:value-type="float" office:value="20.856488">
            <text:p>20.856488</text:p>
          </table:table-cell>
          <table:table-cell office:value-type="float" office:value="20.863435">
            <text:p>20.863435</text:p>
          </table:table-cell>
          <table:table-cell office:value-type="float" office:value="20.862951">
            <text:p>20.862951</text:p>
          </table:table-cell>
          <table:table-cell office:value-type="float" office:value="20.819516">
            <text:p>20.819516</text:p>
          </table:table-cell>
          <table:table-cell office:value-type="float" office:value="20.823825">
            <text:p>20.823825</text:p>
          </table:table-cell>
          <table:table-cell office:value-type="float" office:value="20.85351">
            <text:p>20.85351</text:p>
          </table:table-cell>
          <table:table-cell office:value-type="float" office:value="20.842457">
            <text:p>20.842457</text:p>
          </table:table-cell>
          <table:table-cell table:style-name="ce5" office:value-type="float" office:value="20.842187">
            <text:p>20.84</text:p>
          </table:table-cell>
          <table:table-cell office:value-type="float" office:value="20.844564">
            <text:p>20.844564</text:p>
          </table:table-cell>
          <table:table-cell office:value-type="float" office:value="20.842694">
            <text:p>20.842694</text:p>
          </table:table-cell>
          <table:table-cell office:value-type="float" office:value="20.839056">
            <text:p>20.839056</text:p>
          </table:table-cell>
          <table:table-cell office:value-type="float" office:value="20.838986">
            <text:p>20.838986</text:p>
          </table:table-cell>
          <table:table-cell office:value-type="float" office:value="20.830953">
            <text:p>20.830953</text:p>
          </table:table-cell>
          <table:table-cell office:value-type="float" office:value="20.866113">
            <text:p>20.866113</text:p>
          </table:table-cell>
          <table:table-cell office:value-type="float" office:value="20.829218">
            <text:p>20.829218</text:p>
          </table:table-cell>
          <table:table-cell office:value-type="float" office:value="20.840566">
            <text:p>20.840566</text:p>
          </table:table-cell>
          <table:table-cell office:value-type="float" office:value="20.826205">
            <text:p>20.826205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270.887563">
            <text:p>270.89</text:p>
          </table:table-cell>
          <table:table-cell office:value-type="float" office:value="2.365085">
            <text:p>2.365085</text:p>
          </table:table-cell>
          <table:table-cell office:value-type="float" office:value="268.887388">
            <text:p>268.887388</text:p>
          </table:table-cell>
          <table:table-cell office:value-type="float" office:value="272.487318">
            <text:p>272.487318</text:p>
          </table:table-cell>
          <table:table-cell office:value-type="float" office:value="273.450984">
            <text:p>273.450984</text:p>
          </table:table-cell>
          <table:table-cell office:value-type="float" office:value="272.358745">
            <text:p>272.358745</text:p>
          </table:table-cell>
          <table:table-cell office:value-type="float" office:value="268.712391">
            <text:p>268.712391</text:p>
          </table:table-cell>
          <table:table-cell office:value-type="float" office:value="270.566339">
            <text:p>270.566339</text:p>
          </table:table-cell>
          <table:table-cell office:value-type="float" office:value="270.52691">
            <text:p>270.52691</text:p>
          </table:table-cell>
          <table:table-cell office:value-type="float" office:value="273.364648">
            <text:p>273.364648</text:p>
          </table:table-cell>
          <table:table-cell office:value-type="float" office:value="273.234602">
            <text:p>273.234602</text:p>
          </table:table-cell>
          <table:table-cell office:value-type="float" office:value="273.094074">
            <text:p>273.094074</text:p>
          </table:table-cell>
          <table:table-cell table:style-name="ce5" office:value-type="float" office:value="270.83066">
            <text:p>270.83</text:p>
          </table:table-cell>
          <table:table-cell office:value-type="float" office:value="270.949884">
            <text:p>270.949884</text:p>
          </table:table-cell>
          <table:table-cell office:value-type="float" office:value="270.077273">
            <text:p>270.077273</text:p>
          </table:table-cell>
          <table:table-cell office:value-type="float" office:value="268.254186">
            <text:p>268.254186</text:p>
          </table:table-cell>
          <table:table-cell office:value-type="float" office:value="267.759841">
            <text:p>267.759841</text:p>
          </table:table-cell>
          <table:table-cell office:value-type="float" office:value="265.068786">
            <text:p>265.068786</text:p>
          </table:table-cell>
          <table:table-cell office:value-type="float" office:value="273.674162">
            <text:p>273.674162</text:p>
          </table:table-cell>
          <table:table-cell office:value-type="float" office:value="272.349156">
            <text:p>272.349156</text:p>
          </table:table-cell>
          <table:table-cell office:value-type="float" office:value="268.415234">
            <text:p>268.415234</text:p>
          </table:table-cell>
          <table:table-cell office:value-type="float" office:value="273.688687">
            <text:p>273.68868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79.806522">
            <text:p>279.81</text:p>
          </table:table-cell>
          <table:table-cell office:value-type="float" office:value="2.013679">
            <text:p>2.013679</text:p>
          </table:table-cell>
          <table:table-cell office:value-type="float" office:value="283.048522">
            <text:p>283.048522</text:p>
          </table:table-cell>
          <table:table-cell office:value-type="float" office:value="279.212808">
            <text:p>279.212808</text:p>
          </table:table-cell>
          <table:table-cell office:value-type="float" office:value="281.184351">
            <text:p>281.184351</text:p>
          </table:table-cell>
          <table:table-cell office:value-type="float" office:value="283.552127">
            <text:p>283.552127</text:p>
          </table:table-cell>
          <table:table-cell office:value-type="float" office:value="278.55585">
            <text:p>278.55585</text:p>
          </table:table-cell>
          <table:table-cell office:value-type="float" office:value="277.567888">
            <text:p>277.567888</text:p>
          </table:table-cell>
          <table:table-cell office:value-type="float" office:value="284.265275">
            <text:p>284.265275</text:p>
          </table:table-cell>
          <table:table-cell office:value-type="float" office:value="279.698463">
            <text:p>279.698463</text:p>
          </table:table-cell>
          <table:table-cell office:value-type="float" office:value="277.303181">
            <text:p>277.303181</text:p>
          </table:table-cell>
          <table:table-cell office:value-type="float" office:value="280.59713">
            <text:p>280.59713</text:p>
          </table:table-cell>
          <table:table-cell table:style-name="ce5" office:value-type="float" office:value="278.105483">
            <text:p>278.11</text:p>
          </table:table-cell>
          <table:table-cell office:value-type="float" office:value="277.837422">
            <text:p>277.837422</text:p>
          </table:table-cell>
          <table:table-cell office:value-type="float" office:value="279.148652">
            <text:p>279.148652</text:p>
          </table:table-cell>
          <table:table-cell office:value-type="float" office:value="278.164492">
            <text:p>278.164492</text:p>
          </table:table-cell>
          <table:table-cell office:value-type="float" office:value="280.927331">
            <text:p>280.927331</text:p>
          </table:table-cell>
          <table:table-cell office:value-type="float" office:value="279.068415">
            <text:p>279.068415</text:p>
          </table:table-cell>
          <table:table-cell office:value-type="float" office:value="277.01021">
            <text:p>277.01021</text:p>
          </table:table-cell>
          <table:table-cell office:value-type="float" office:value="280.913727">
            <text:p>280.913727</text:p>
          </table:table-cell>
          <table:table-cell office:value-type="float" office:value="280.247057">
            <text:p>280.247057</text:p>
          </table:table-cell>
          <table:table-cell office:value-type="float" office:value="279.722065">
            <text:p>279.72206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96.086813">
            <text:p>296.09</text:p>
          </table:table-cell>
          <table:table-cell office:value-type="float" office:value="4.171772">
            <text:p>4.171772</text:p>
          </table:table-cell>
          <table:table-cell office:value-type="float" office:value="312.390926">
            <text:p>312.390926</text:p>
          </table:table-cell>
          <table:table-cell office:value-type="float" office:value="296.321645">
            <text:p>296.321645</text:p>
          </table:table-cell>
          <table:table-cell office:value-type="float" office:value="295.26212">
            <text:p>295.26212</text:p>
          </table:table-cell>
          <table:table-cell office:value-type="float" office:value="296.697885">
            <text:p>296.697885</text:p>
          </table:table-cell>
          <table:table-cell office:value-type="float" office:value="294.712732">
            <text:p>294.712732</text:p>
          </table:table-cell>
          <table:table-cell office:value-type="float" office:value="292.96613">
            <text:p>292.96613</text:p>
          </table:table-cell>
          <table:table-cell office:value-type="float" office:value="295.027113">
            <text:p>295.027113</text:p>
          </table:table-cell>
          <table:table-cell office:value-type="float" office:value="299.275136">
            <text:p>299.275136</text:p>
          </table:table-cell>
          <table:table-cell office:value-type="float" office:value="291.935931">
            <text:p>291.935931</text:p>
          </table:table-cell>
          <table:table-cell office:value-type="float" office:value="295.827135">
            <text:p>295.827135</text:p>
          </table:table-cell>
          <table:table-cell table:style-name="ce5" office:value-type="float" office:value="294.581032">
            <text:p>294.58</text:p>
          </table:table-cell>
          <table:table-cell office:value-type="float" office:value="295.739664">
            <text:p>295.739664</text:p>
          </table:table-cell>
          <table:table-cell office:value-type="float" office:value="296.505669">
            <text:p>296.505669</text:p>
          </table:table-cell>
          <table:table-cell office:value-type="float" office:value="294.278425">
            <text:p>294.278425</text:p>
          </table:table-cell>
          <table:table-cell office:value-type="float" office:value="298.263797">
            <text:p>298.263797</text:p>
          </table:table-cell>
          <table:table-cell office:value-type="float" office:value="293.967125">
            <text:p>293.967125</text:p>
          </table:table-cell>
          <table:table-cell office:value-type="float" office:value="291.959808">
            <text:p>291.959808</text:p>
          </table:table-cell>
          <table:table-cell office:value-type="float" office:value="297.483356">
            <text:p>297.483356</text:p>
          </table:table-cell>
          <table:table-cell office:value-type="float" office:value="293.895639">
            <text:p>293.895639</text:p>
          </table:table-cell>
          <table:table-cell office:value-type="float" office:value="294.644997">
            <text:p>294.64499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288.562019">
            <text:p>288.56</text:p>
          </table:table-cell>
          <table:table-cell office:value-type="float" office:value="1.841393">
            <text:p>1.841393</text:p>
          </table:table-cell>
          <table:table-cell office:value-type="float" office:value="288.290753">
            <text:p>288.290753</text:p>
          </table:table-cell>
          <table:table-cell office:value-type="float" office:value="288.068497">
            <text:p>288.068497</text:p>
          </table:table-cell>
          <table:table-cell office:value-type="float" office:value="287.585089">
            <text:p>287.585089</text:p>
          </table:table-cell>
          <table:table-cell office:value-type="float" office:value="284.18555">
            <text:p>284.18555</text:p>
          </table:table-cell>
          <table:table-cell office:value-type="float" office:value="288.261388">
            <text:p>288.261388</text:p>
          </table:table-cell>
          <table:table-cell office:value-type="float" office:value="291.283617">
            <text:p>291.283617</text:p>
          </table:table-cell>
          <table:table-cell office:value-type="float" office:value="290.645495">
            <text:p>290.645495</text:p>
          </table:table-cell>
          <table:table-cell office:value-type="float" office:value="288.639682">
            <text:p>288.639682</text:p>
          </table:table-cell>
          <table:table-cell office:value-type="float" office:value="287.677788">
            <text:p>287.677788</text:p>
          </table:table-cell>
          <table:table-cell office:value-type="float" office:value="286.749571">
            <text:p>286.749571</text:p>
          </table:table-cell>
          <table:table-cell table:style-name="ce5" office:value-type="float" office:value="290.010525">
            <text:p>290.01</text:p>
          </table:table-cell>
          <table:table-cell office:value-type="float" office:value="289.821442">
            <text:p>289.821442</text:p>
          </table:table-cell>
          <table:table-cell office:value-type="float" office:value="288.296483">
            <text:p>288.296483</text:p>
          </table:table-cell>
          <table:table-cell office:value-type="float" office:value="290.544688">
            <text:p>290.544688</text:p>
          </table:table-cell>
          <table:table-cell office:value-type="float" office:value="288.62927">
            <text:p>288.62927</text:p>
          </table:table-cell>
          <table:table-cell office:value-type="float" office:value="285.025776">
            <text:p>285.025776</text:p>
          </table:table-cell>
          <table:table-cell office:value-type="float" office:value="289.826873">
            <text:p>289.826873</text:p>
          </table:table-cell>
          <table:table-cell office:value-type="float" office:value="290.254667">
            <text:p>290.254667</text:p>
          </table:table-cell>
          <table:table-cell office:value-type="float" office:value="290.56106">
            <text:p>290.56106</text:p>
          </table:table-cell>
          <table:table-cell office:value-type="float" office:value="286.882161">
            <text:p>286.88216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496.949005">
            <text:p>496.95</text:p>
          </table:table-cell>
          <table:table-cell office:value-type="float" office:value="23.623527">
            <text:p>23.623527</text:p>
          </table:table-cell>
          <table:table-cell office:value-type="float" office:value="394.88155">
            <text:p>394.88155</text:p>
          </table:table-cell>
          <table:table-cell office:value-type="float" office:value="499.59734">
            <text:p>499.59734</text:p>
          </table:table-cell>
          <table:table-cell office:value-type="float" office:value="501.784004">
            <text:p>501.784004</text:p>
          </table:table-cell>
          <table:table-cell office:value-type="float" office:value="497.727337">
            <text:p>497.727337</text:p>
          </table:table-cell>
          <table:table-cell office:value-type="float" office:value="505.49845">
            <text:p>505.49845</text:p>
          </table:table-cell>
          <table:table-cell office:value-type="float" office:value="497.009861">
            <text:p>497.009861</text:p>
          </table:table-cell>
          <table:table-cell office:value-type="float" office:value="499.696316">
            <text:p>499.696316</text:p>
          </table:table-cell>
          <table:table-cell office:value-type="float" office:value="506.033107">
            <text:p>506.033107</text:p>
          </table:table-cell>
          <table:table-cell office:value-type="float" office:value="503.254255">
            <text:p>503.254255</text:p>
          </table:table-cell>
          <table:table-cell office:value-type="float" office:value="505.055045">
            <text:p>505.055045</text:p>
          </table:table-cell>
          <table:table-cell table:style-name="ce5" office:value-type="float" office:value="500.341725">
            <text:p>500.34</text:p>
          </table:table-cell>
          <table:table-cell office:value-type="float" office:value="505.188095">
            <text:p>505.188095</text:p>
          </table:table-cell>
          <table:table-cell office:value-type="float" office:value="505.06274">
            <text:p>505.06274</text:p>
          </table:table-cell>
          <table:table-cell office:value-type="float" office:value="500.088318">
            <text:p>500.088318</text:p>
          </table:table-cell>
          <table:table-cell office:value-type="float" office:value="497.304923">
            <text:p>497.304923</text:p>
          </table:table-cell>
          <table:table-cell office:value-type="float" office:value="498.912007">
            <text:p>498.912007</text:p>
          </table:table-cell>
          <table:table-cell office:value-type="float" office:value="505.425778">
            <text:p>505.425778</text:p>
          </table:table-cell>
          <table:table-cell office:value-type="float" office:value="505.133103">
            <text:p>505.133103</text:p>
          </table:table-cell>
          <table:table-cell office:value-type="float" office:value="505.748553">
            <text:p>505.748553</text:p>
          </table:table-cell>
          <table:table-cell office:value-type="float" office:value="505.237596">
            <text:p>505.237596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5.852944">
            <text:p>5.85</text:p>
          </table:table-cell>
          <table:table-cell office:value-type="float" office:value="1.992156">
            <text:p>1.992156</text:p>
          </table:table-cell>
          <table:table-cell office:value-type="float" office:value="11.606322">
            <text:p>11.606322</text:p>
          </table:table-cell>
          <table:table-cell office:value-type="float" office:value="3.50406">
            <text:p>3.50406</text:p>
          </table:table-cell>
          <table:table-cell office:value-type="float" office:value="4.315753">
            <text:p>4.315753</text:p>
          </table:table-cell>
          <table:table-cell office:value-type="float" office:value="4.254021">
            <text:p>4.254021</text:p>
          </table:table-cell>
          <table:table-cell office:value-type="float" office:value="4.66204">
            <text:p>4.66204</text:p>
          </table:table-cell>
          <table:table-cell office:value-type="float" office:value="4.257253">
            <text:p>4.257253</text:p>
          </table:table-cell>
          <table:table-cell office:value-type="float" office:value="4.638326">
            <text:p>4.638326</text:p>
          </table:table-cell>
          <table:table-cell office:value-type="float" office:value="4.321721">
            <text:p>4.321721</text:p>
          </table:table-cell>
          <table:table-cell office:value-type="float" office:value="7.580367">
            <text:p>7.580367</text:p>
          </table:table-cell>
          <table:table-cell office:value-type="float" office:value="9.829401">
            <text:p>9.829401</text:p>
          </table:table-cell>
          <table:table-cell table:style-name="ce5" office:value-type="float" office:value="6.378861">
            <text:p>6.38</text:p>
          </table:table-cell>
          <table:table-cell office:value-type="float" office:value="4.335514">
            <text:p>4.335514</text:p>
          </table:table-cell>
          <table:table-cell office:value-type="float" office:value="4.333115">
            <text:p>4.333115</text:p>
          </table:table-cell>
          <table:table-cell office:value-type="float" office:value="5.621011">
            <text:p>5.621011</text:p>
          </table:table-cell>
          <table:table-cell office:value-type="float" office:value="6.052043">
            <text:p>6.052043</text:p>
          </table:table-cell>
          <table:table-cell office:value-type="float" office:value="7.582875">
            <text:p>7.582875</text:p>
          </table:table-cell>
          <table:table-cell office:value-type="float" office:value="5.626516">
            <text:p>5.626516</text:p>
          </table:table-cell>
          <table:table-cell office:value-type="float" office:value="5.58249">
            <text:p>5.58249</text:p>
          </table:table-cell>
          <table:table-cell office:value-type="float" office:value="6.911416">
            <text:p>6.911416</text:p>
          </table:table-cell>
          <table:table-cell office:value-type="float" office:value="5.665768">
            <text:p>5.66576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4.915176">
            <text:p>14.92</text:p>
          </table:table-cell>
          <table:table-cell office:value-type="float" office:value="1.818128">
            <text:p>1.818128</text:p>
          </table:table-cell>
          <table:table-cell office:value-type="float" office:value="12.059125">
            <text:p>12.059125</text:p>
          </table:table-cell>
          <table:table-cell office:value-type="float" office:value="9.360136">
            <text:p>9.360136</text:p>
          </table:table-cell>
          <table:table-cell office:value-type="float" office:value="15.591828">
            <text:p>15.591828</text:p>
          </table:table-cell>
          <table:table-cell office:value-type="float" office:value="13.383163">
            <text:p>13.383163</text:p>
          </table:table-cell>
          <table:table-cell office:value-type="float" office:value="16.640576">
            <text:p>16.640576</text:p>
          </table:table-cell>
          <table:table-cell office:value-type="float" office:value="17.269291">
            <text:p>17.269291</text:p>
          </table:table-cell>
          <table:table-cell office:value-type="float" office:value="15.649471">
            <text:p>15.649471</text:p>
          </table:table-cell>
          <table:table-cell office:value-type="float" office:value="17.26706">
            <text:p>17.26706</text:p>
          </table:table-cell>
          <table:table-cell office:value-type="float" office:value="14.453025">
            <text:p>14.453025</text:p>
          </table:table-cell>
          <table:table-cell office:value-type="float" office:value="16.226762">
            <text:p>16.226762</text:p>
          </table:table-cell>
          <table:table-cell table:style-name="ce5" office:value-type="float" office:value="16.110233">
            <text:p>16.11</text:p>
          </table:table-cell>
          <table:table-cell office:value-type="float" office:value="15.217667">
            <text:p>15.217667</text:p>
          </table:table-cell>
          <table:table-cell office:value-type="float" office:value="12.865165">
            <text:p>12.865165</text:p>
          </table:table-cell>
          <table:table-cell office:value-type="float" office:value="14.681725">
            <text:p>14.681725</text:p>
          </table:table-cell>
          <table:table-cell office:value-type="float" office:value="14.998172">
            <text:p>14.998172</text:p>
          </table:table-cell>
          <table:table-cell office:value-type="float" office:value="16.096291">
            <text:p>16.096291</text:p>
          </table:table-cell>
          <table:table-cell office:value-type="float" office:value="14.765903">
            <text:p>14.765903</text:p>
          </table:table-cell>
          <table:table-cell office:value-type="float" office:value="14.85194">
            <text:p>14.85194</text:p>
          </table:table-cell>
          <table:table-cell office:value-type="float" office:value="15.211139">
            <text:p>15.211139</text:p>
          </table:table-cell>
          <table:table-cell office:value-type="float" office:value="15.604843">
            <text:p>15.60484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6.757018">
            <text:p>26.76</text:p>
          </table:table-cell>
          <table:table-cell office:value-type="float" office:value="5.174982">
            <text:p>5.174982</text:p>
          </table:table-cell>
          <table:table-cell office:value-type="float" office:value="33.677773">
            <text:p>33.677773</text:p>
          </table:table-cell>
          <table:table-cell office:value-type="float" office:value="29.122734">
            <text:p>29.122734</text:p>
          </table:table-cell>
          <table:table-cell office:value-type="float" office:value="30.314047">
            <text:p>30.314047</text:p>
          </table:table-cell>
          <table:table-cell office:value-type="float" office:value="28.628173">
            <text:p>28.628173</text:p>
          </table:table-cell>
          <table:table-cell office:value-type="float" office:value="30.315872">
            <text:p>30.315872</text:p>
          </table:table-cell>
          <table:table-cell office:value-type="float" office:value="30.720859">
            <text:p>30.720859</text:p>
          </table:table-cell>
          <table:table-cell office:value-type="float" office:value="24.725499">
            <text:p>24.725499</text:p>
          </table:table-cell>
          <table:table-cell office:value-type="float" office:value="37.724851">
            <text:p>37.724851</text:p>
          </table:table-cell>
          <table:table-cell office:value-type="float" office:value="20.210027">
            <text:p>20.210027</text:p>
          </table:table-cell>
          <table:table-cell office:value-type="float" office:value="29.058906">
            <text:p>29.058906</text:p>
          </table:table-cell>
          <table:table-cell table:style-name="ce5" office:value-type="float" office:value="24.204268">
            <text:p>24.20</text:p>
          </table:table-cell>
          <table:table-cell office:value-type="float" office:value="24.675971">
            <text:p>24.675971</text:p>
          </table:table-cell>
          <table:table-cell office:value-type="float" office:value="26.8274">
            <text:p>26.8274</text:p>
          </table:table-cell>
          <table:table-cell office:value-type="float" office:value="23.572574">
            <text:p>23.572574</text:p>
          </table:table-cell>
          <table:table-cell office:value-type="float" office:value="28.282348">
            <text:p>28.282348</text:p>
          </table:table-cell>
          <table:table-cell office:value-type="float" office:value="28.184028">
            <text:p>28.184028</text:p>
          </table:table-cell>
          <table:table-cell office:value-type="float" office:value="28.775769">
            <text:p>28.775769</text:p>
          </table:table-cell>
          <table:table-cell office:value-type="float" office:value="23.9229">
            <text:p>23.9229</text:p>
          </table:table-cell>
          <table:table-cell office:value-type="float" office:value="15.699999">
            <text:p>15.699999</text:p>
          </table:table-cell>
          <table:table-cell office:value-type="float" office:value="16.496372">
            <text:p>16.49637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0.175754">
            <text:p>50.18</text:p>
          </table:table-cell>
          <table:table-cell office:value-type="float" office:value="18.51225">
            <text:p>18.51225</text:p>
          </table:table-cell>
          <table:table-cell office:value-type="float" office:value="37.995235">
            <text:p>37.995235</text:p>
          </table:table-cell>
          <table:table-cell office:value-type="float" office:value="39.542308">
            <text:p>39.542308</text:p>
          </table:table-cell>
          <table:table-cell office:value-type="float" office:value="38.909408">
            <text:p>38.909408</text:p>
          </table:table-cell>
          <table:table-cell office:value-type="float" office:value="40.579417">
            <text:p>40.579417</text:p>
          </table:table-cell>
          <table:table-cell office:value-type="float" office:value="37.974768">
            <text:p>37.974768</text:p>
          </table:table-cell>
          <table:table-cell office:value-type="float" office:value="39.500957">
            <text:p>39.500957</text:p>
          </table:table-cell>
          <table:table-cell office:value-type="float" office:value="38.860449">
            <text:p>38.860449</text:p>
          </table:table-cell>
          <table:table-cell office:value-type="float" office:value="72.712192">
            <text:p>72.712192</text:p>
          </table:table-cell>
          <table:table-cell office:value-type="float" office:value="76.55879">
            <text:p>76.55879</text:p>
          </table:table-cell>
          <table:table-cell office:value-type="float" office:value="75.897857">
            <text:p>75.897857</text:p>
          </table:table-cell>
          <table:table-cell table:style-name="ce5" office:value-type="float" office:value="88.353291">
            <text:p>88.35</text:p>
          </table:table-cell>
          <table:table-cell office:value-type="float" office:value="77.449002">
            <text:p>77.449002</text:p>
          </table:table-cell>
          <table:table-cell office:value-type="float" office:value="77.331448">
            <text:p>77.331448</text:p>
          </table:table-cell>
          <table:table-cell office:value-type="float" office:value="33.968274">
            <text:p>33.968274</text:p>
          </table:table-cell>
          <table:table-cell office:value-type="float" office:value="37.722601">
            <text:p>37.722601</text:p>
          </table:table-cell>
          <table:table-cell office:value-type="float" office:value="38.675129">
            <text:p>38.675129</text:p>
          </table:table-cell>
          <table:table-cell office:value-type="float" office:value="37.857703">
            <text:p>37.857703</text:p>
          </table:table-cell>
          <table:table-cell office:value-type="float" office:value="41.760198">
            <text:p>41.760198</text:p>
          </table:table-cell>
          <table:table-cell office:value-type="float" office:value="35.711302">
            <text:p>35.711302</text:p>
          </table:table-cell>
          <table:table-cell office:value-type="float" office:value="36.154746">
            <text:p>36.154746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84.780695">
            <text:p>84.78</text:p>
          </table:table-cell>
          <table:table-cell office:value-type="float" office:value="2.61581">
            <text:p>2.61581</text:p>
          </table:table-cell>
          <table:table-cell office:value-type="float" office:value="86.173476">
            <text:p>86.173476</text:p>
          </table:table-cell>
          <table:table-cell office:value-type="float" office:value="83.901762">
            <text:p>83.901762</text:p>
          </table:table-cell>
          <table:table-cell office:value-type="float" office:value="78.95311">
            <text:p>78.95311</text:p>
          </table:table-cell>
          <table:table-cell office:value-type="float" office:value="78.624231">
            <text:p>78.624231</text:p>
          </table:table-cell>
          <table:table-cell office:value-type="float" office:value="87.257689">
            <text:p>87.257689</text:p>
          </table:table-cell>
          <table:table-cell office:value-type="float" office:value="85.503363">
            <text:p>85.503363</text:p>
          </table:table-cell>
          <table:table-cell office:value-type="float" office:value="87.772907">
            <text:p>87.772907</text:p>
          </table:table-cell>
          <table:table-cell office:value-type="float" office:value="85.572749">
            <text:p>85.572749</text:p>
          </table:table-cell>
          <table:table-cell office:value-type="float" office:value="82.548153">
            <text:p>82.548153</text:p>
          </table:table-cell>
          <table:table-cell office:value-type="float" office:value="86.194614">
            <text:p>86.194614</text:p>
          </table:table-cell>
          <table:table-cell table:style-name="ce5" office:value-type="float" office:value="85.135287">
            <text:p>85.14</text:p>
          </table:table-cell>
          <table:table-cell office:value-type="float" office:value="85.429896">
            <text:p>85.429896</text:p>
          </table:table-cell>
          <table:table-cell office:value-type="float" office:value="86.118593">
            <text:p>86.118593</text:p>
          </table:table-cell>
          <table:table-cell office:value-type="float" office:value="89.768922">
            <text:p>89.768922</text:p>
          </table:table-cell>
          <table:table-cell office:value-type="float" office:value="81.881095">
            <text:p>81.881095</text:p>
          </table:table-cell>
          <table:table-cell office:value-type="float" office:value="85.643697">
            <text:p>85.643697</text:p>
          </table:table-cell>
          <table:table-cell office:value-type="float" office:value="86.124497">
            <text:p>86.124497</text:p>
          </table:table-cell>
          <table:table-cell office:value-type="float" office:value="84.572052">
            <text:p>84.572052</text:p>
          </table:table-cell>
          <table:table-cell office:value-type="float" office:value="84.534848">
            <text:p>84.534848</text:p>
          </table:table-cell>
          <table:table-cell office:value-type="float" office:value="83.902953">
            <text:p>83.902953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36.116882">
            <text:p>36.12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2.623023">
            <text:p>2.62</text:p>
          </table:table-cell>
          <table:table-cell office:value-type="float" office:value="0.013644">
            <text:p>0.013644</text:p>
          </table:table-cell>
          <table:table-cell office:value-type="float" office:value="2.633691">
            <text:p>2.633691</text:p>
          </table:table-cell>
          <table:table-cell office:value-type="float" office:value="2.627288">
            <text:p>2.627288</text:p>
          </table:table-cell>
          <table:table-cell office:value-type="float" office:value="2.626672">
            <text:p>2.626672</text:p>
          </table:table-cell>
          <table:table-cell office:value-type="float" office:value="2.61381">
            <text:p>2.61381</text:p>
          </table:table-cell>
          <table:table-cell office:value-type="float" office:value="2.62348">
            <text:p>2.62348</text:p>
          </table:table-cell>
          <table:table-cell office:value-type="float" office:value="2.609942">
            <text:p>2.609942</text:p>
          </table:table-cell>
          <table:table-cell office:value-type="float" office:value="2.637687">
            <text:p>2.637687</text:p>
          </table:table-cell>
          <table:table-cell office:value-type="float" office:value="2.608634">
            <text:p>2.608634</text:p>
          </table:table-cell>
          <table:table-cell office:value-type="float" office:value="2.642731">
            <text:p>2.642731</text:p>
          </table:table-cell>
          <table:table-cell office:value-type="float" office:value="2.635404">
            <text:p>2.635404</text:p>
          </table:table-cell>
          <table:table-cell table:style-name="ce5" office:value-type="float" office:value="2.626056">
            <text:p>2.63</text:p>
          </table:table-cell>
          <table:table-cell office:value-type="float" office:value="2.620867">
            <text:p>2.620867</text:p>
          </table:table-cell>
          <table:table-cell office:value-type="float" office:value="2.637859">
            <text:p>2.637859</text:p>
          </table:table-cell>
          <table:table-cell office:value-type="float" office:value="2.591406">
            <text:p>2.591406</text:p>
          </table:table-cell>
          <table:table-cell office:value-type="float" office:value="2.619744">
            <text:p>2.619744</text:p>
          </table:table-cell>
          <table:table-cell office:value-type="float" office:value="2.604988">
            <text:p>2.604988</text:p>
          </table:table-cell>
          <table:table-cell office:value-type="float" office:value="2.604592">
            <text:p>2.604592</text:p>
          </table:table-cell>
          <table:table-cell office:value-type="float" office:value="2.623942">
            <text:p>2.623942</text:p>
          </table:table-cell>
          <table:table-cell office:value-type="float" office:value="2.628101">
            <text:p>2.628101</text:p>
          </table:table-cell>
          <table:table-cell office:value-type="float" office:value="2.643565">
            <text:p>2.64356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5.007033">
            <text:p>5.01</text:p>
          </table:table-cell>
          <table:table-cell office:value-type="float" office:value="0.063663">
            <text:p>0.063663</text:p>
          </table:table-cell>
          <table:table-cell office:value-type="float" office:value="5.071824">
            <text:p>5.071824</text:p>
          </table:table-cell>
          <table:table-cell office:value-type="float" office:value="5.062522">
            <text:p>5.062522</text:p>
          </table:table-cell>
          <table:table-cell office:value-type="float" office:value="5.061897">
            <text:p>5.061897</text:p>
          </table:table-cell>
          <table:table-cell office:value-type="float" office:value="5.042137">
            <text:p>5.042137</text:p>
          </table:table-cell>
          <table:table-cell office:value-type="float" office:value="4.891201">
            <text:p>4.891201</text:p>
          </table:table-cell>
          <table:table-cell office:value-type="float" office:value="5.041005">
            <text:p>5.041005</text:p>
          </table:table-cell>
          <table:table-cell office:value-type="float" office:value="5.013994">
            <text:p>5.013994</text:p>
          </table:table-cell>
          <table:table-cell office:value-type="float" office:value="4.997852">
            <text:p>4.997852</text:p>
          </table:table-cell>
          <table:table-cell office:value-type="float" office:value="4.979878">
            <text:p>4.979878</text:p>
          </table:table-cell>
          <table:table-cell office:value-type="float" office:value="5.042982">
            <text:p>5.042982</text:p>
          </table:table-cell>
          <table:table-cell table:style-name="ce5" office:value-type="float" office:value="5.042374">
            <text:p>5.04</text:p>
          </table:table-cell>
          <table:table-cell office:value-type="float" office:value="5.015078">
            <text:p>5.015078</text:p>
          </table:table-cell>
          <table:table-cell office:value-type="float" office:value="4.976594">
            <text:p>4.976594</text:p>
          </table:table-cell>
          <table:table-cell office:value-type="float" office:value="5.082721">
            <text:p>5.082721</text:p>
          </table:table-cell>
          <table:table-cell office:value-type="float" office:value="4.961902">
            <text:p>4.961902</text:p>
          </table:table-cell>
          <table:table-cell office:value-type="float" office:value="4.940315">
            <text:p>4.940315</text:p>
          </table:table-cell>
          <table:table-cell office:value-type="float" office:value="4.853081">
            <text:p>4.853081</text:p>
          </table:table-cell>
          <table:table-cell office:value-type="float" office:value="5.033499">
            <text:p>5.033499</text:p>
          </table:table-cell>
          <table:table-cell office:value-type="float" office:value="5.098043">
            <text:p>5.098043</text:p>
          </table:table-cell>
          <table:table-cell office:value-type="float" office:value="4.931772">
            <text:p>4.93177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9.980759">
            <text:p>9.98</text:p>
          </table:table-cell>
          <table:table-cell office:value-type="float" office:value="0.09634">
            <text:p>0.09634</text:p>
          </table:table-cell>
          <table:table-cell office:value-type="float" office:value="9.956578">
            <text:p>9.956578</text:p>
          </table:table-cell>
          <table:table-cell office:value-type="float" office:value="10.022837">
            <text:p>10.022837</text:p>
          </table:table-cell>
          <table:table-cell office:value-type="float" office:value="10.056248">
            <text:p>10.056248</text:p>
          </table:table-cell>
          <table:table-cell office:value-type="float" office:value="9.968756">
            <text:p>9.968756</text:p>
          </table:table-cell>
          <table:table-cell office:value-type="float" office:value="10.055043">
            <text:p>10.055043</text:p>
          </table:table-cell>
          <table:table-cell office:value-type="float" office:value="10.037852">
            <text:p>10.037852</text:p>
          </table:table-cell>
          <table:table-cell office:value-type="float" office:value="9.665091">
            <text:p>9.665091</text:p>
          </table:table-cell>
          <table:table-cell office:value-type="float" office:value="10.071908">
            <text:p>10.071908</text:p>
          </table:table-cell>
          <table:table-cell office:value-type="float" office:value="9.906793">
            <text:p>9.906793</text:p>
          </table:table-cell>
          <table:table-cell office:value-type="float" office:value="9.928313">
            <text:p>9.928313</text:p>
          </table:table-cell>
          <table:table-cell table:style-name="ce5" office:value-type="float" office:value="9.976668">
            <text:p>9.98</text:p>
          </table:table-cell>
          <table:table-cell office:value-type="float" office:value="9.946461">
            <text:p>9.946461</text:p>
          </table:table-cell>
          <table:table-cell office:value-type="float" office:value="9.85298">
            <text:p>9.85298</text:p>
          </table:table-cell>
          <table:table-cell office:value-type="float" office:value="10.009821">
            <text:p>10.009821</text:p>
          </table:table-cell>
          <table:table-cell office:value-type="float" office:value="10.028981">
            <text:p>10.028981</text:p>
          </table:table-cell>
          <table:table-cell office:value-type="float" office:value="10.085561">
            <text:p>10.085561</text:p>
          </table:table-cell>
          <table:table-cell office:value-type="float" office:value="9.924051">
            <text:p>9.924051</text:p>
          </table:table-cell>
          <table:table-cell office:value-type="float" office:value="9.974632">
            <text:p>9.974632</text:p>
          </table:table-cell>
          <table:table-cell office:value-type="float" office:value="10.087742">
            <text:p>10.087742</text:p>
          </table:table-cell>
          <table:table-cell office:value-type="float" office:value="10.058873">
            <text:p>10.05887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9.705138">
            <text:p>19.71</text:p>
          </table:table-cell>
          <table:table-cell office:value-type="float" office:value="0.176303">
            <text:p>0.176303</text:p>
          </table:table-cell>
          <table:table-cell office:value-type="float" office:value="19.723763">
            <text:p>19.723763</text:p>
          </table:table-cell>
          <table:table-cell office:value-type="float" office:value="19.787253">
            <text:p>19.787253</text:p>
          </table:table-cell>
          <table:table-cell office:value-type="float" office:value="19.9331">
            <text:p>19.9331</text:p>
          </table:table-cell>
          <table:table-cell office:value-type="float" office:value="19.796987">
            <text:p>19.796987</text:p>
          </table:table-cell>
          <table:table-cell office:value-type="float" office:value="19.486839">
            <text:p>19.486839</text:p>
          </table:table-cell>
          <table:table-cell office:value-type="float" office:value="19.354057">
            <text:p>19.354057</text:p>
          </table:table-cell>
          <table:table-cell office:value-type="float" office:value="19.748995">
            <text:p>19.748995</text:p>
          </table:table-cell>
          <table:table-cell office:value-type="float" office:value="19.517213">
            <text:p>19.517213</text:p>
          </table:table-cell>
          <table:table-cell office:value-type="float" office:value="19.744027">
            <text:p>19.744027</text:p>
          </table:table-cell>
          <table:table-cell office:value-type="float" office:value="19.385504">
            <text:p>19.385504</text:p>
          </table:table-cell>
          <table:table-cell table:style-name="ce5" office:value-type="float" office:value="19.672198">
            <text:p>19.67</text:p>
          </table:table-cell>
          <table:table-cell office:value-type="float" office:value="19.831942">
            <text:p>19.831942</text:p>
          </table:table-cell>
          <table:table-cell office:value-type="float" office:value="19.863638">
            <text:p>19.863638</text:p>
          </table:table-cell>
          <table:table-cell office:value-type="float" office:value="19.915162">
            <text:p>19.915162</text:p>
          </table:table-cell>
          <table:table-cell office:value-type="float" office:value="19.866261">
            <text:p>19.866261</text:p>
          </table:table-cell>
          <table:table-cell office:value-type="float" office:value="19.707079">
            <text:p>19.707079</text:p>
          </table:table-cell>
          <table:table-cell office:value-type="float" office:value="19.716792">
            <text:p>19.716792</text:p>
          </table:table-cell>
          <table:table-cell office:value-type="float" office:value="19.396907">
            <text:p>19.396907</text:p>
          </table:table-cell>
          <table:table-cell office:value-type="float" office:value="19.778148">
            <text:p>19.778148</text:p>
          </table:table-cell>
          <table:table-cell office:value-type="float" office:value="19.876885">
            <text:p>19.87688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39.265368">
            <text:p>39.27</text:p>
          </table:table-cell>
          <table:table-cell office:value-type="float" office:value="0.728967">
            <text:p>0.728967</text:p>
          </table:table-cell>
          <table:table-cell office:value-type="float" office:value="39.041261">
            <text:p>39.041261</text:p>
          </table:table-cell>
          <table:table-cell office:value-type="float" office:value="38.764022">
            <text:p>38.764022</text:p>
          </table:table-cell>
          <table:table-cell office:value-type="float" office:value="40.857412">
            <text:p>40.857412</text:p>
          </table:table-cell>
          <table:table-cell office:value-type="float" office:value="38.76489">
            <text:p>38.76489</text:p>
          </table:table-cell>
          <table:table-cell office:value-type="float" office:value="38.833132">
            <text:p>38.833132</text:p>
          </table:table-cell>
          <table:table-cell office:value-type="float" office:value="39.00182">
            <text:p>39.00182</text:p>
          </table:table-cell>
          <table:table-cell office:value-type="float" office:value="38.955254">
            <text:p>38.955254</text:p>
          </table:table-cell>
          <table:table-cell office:value-type="float" office:value="39.094928">
            <text:p>39.094928</text:p>
          </table:table-cell>
          <table:table-cell office:value-type="float" office:value="38.939202">
            <text:p>38.939202</text:p>
          </table:table-cell>
          <table:table-cell office:value-type="float" office:value="39.009048">
            <text:p>39.009048</text:p>
          </table:table-cell>
          <table:table-cell table:style-name="ce5" office:value-type="float" office:value="40.644694">
            <text:p>40.64</text:p>
          </table:table-cell>
          <table:table-cell office:value-type="float" office:value="38.966023">
            <text:p>38.966023</text:p>
          </table:table-cell>
          <table:table-cell office:value-type="float" office:value="38.868894">
            <text:p>38.868894</text:p>
          </table:table-cell>
          <table:table-cell office:value-type="float" office:value="38.843411">
            <text:p>38.843411</text:p>
          </table:table-cell>
          <table:table-cell office:value-type="float" office:value="40.745557">
            <text:p>40.745557</text:p>
          </table:table-cell>
          <table:table-cell office:value-type="float" office:value="40.593446">
            <text:p>40.593446</text:p>
          </table:table-cell>
          <table:table-cell office:value-type="float" office:value="38.806515">
            <text:p>38.806515</text:p>
          </table:table-cell>
          <table:table-cell office:value-type="float" office:value="38.86243">
            <text:p>38.86243</text:p>
          </table:table-cell>
          <table:table-cell office:value-type="float" office:value="38.847361">
            <text:p>38.847361</text:p>
          </table:table-cell>
          <table:table-cell office:value-type="float" office:value="38.868069">
            <text:p>38.868069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170.018141">
            <text:p>170.02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0.516099930321951">
            <text:p>0.52</text:p>
          </table:table-cell>
          <table:table-cell table:style-name="ce5" table:formula="of:=([.C10]/[.C9])" office:value-type="float" office:value="0.875297968464028">
            <text:p>0.88</text:p>
          </table:table-cell>
          <table:table-cell table:style-name="ce5" table:formula="of:=([.C17]/[.C16])" office:value-type="float" office:value="1.03292494827457">
            <text:p>1.03</text:p>
          </table:table-cell>
          <table:table-cell table:style-name="ce5" table:formula="of:=([.C24]/[.C23])" office:value-type="float" office:value="2.54832029829775">
            <text:p>2.55</text:p>
          </table:table-cell>
          <table:table-cell table:style-name="ce5" table:formula="of:=([.C31]/[.C30])" office:value-type="float" office:value="1.90887880129149">
            <text:p>1.91</text:p>
          </table:table-cell>
          <table:table-cell/>
          <table:table-cell office:value-type="string">
            <text:p>vec2</text:p>
          </table:table-cell>
          <table:table-cell office:value-type="float" office:value="0.52">
            <text:p>0.52</text:p>
          </table:table-cell>
          <table:table-cell office:value-type="float" office:value="0.88">
            <text:p>0.88</text:p>
          </table:table-cell>
          <table:table-cell office:value-type="float" office:value="1.03">
            <text:p>1.03</text:p>
          </table:table-cell>
          <table:table-cell office:value-type="float" office:value="2.55">
            <text:p>2.55</text:p>
          </table:table-cell>
          <table:table-cell office:value-type="float" office:value="1.91">
            <text:p>1.9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0.254318177437729">
            <text:p>0.25</text:p>
          </table:table-cell>
          <table:table-cell table:style-name="ce5" table:formula="of:=([.C11]/[.C9])" office:value-type="float" office:value="0.526350642319208">
            <text:p>0.53</text:p>
          </table:table-cell>
          <table:table-cell table:style-name="ce5" table:formula="of:=([.C18]/[.C16])" office:value-type="float" office:value="1.09302475802479">
            <text:p>1.09</text:p>
          </table:table-cell>
          <table:table-cell table:style-name="ce5" table:formula="of:=([.C25]/[.C23])" office:value-type="float" office:value="4.57154860870017">
            <text:p>4.57</text:p>
          </table:table-cell>
          <table:table-cell table:style-name="ce5" table:formula="of:=([.C32]/[.C30])" office:value-type="float" office:value="3.80505965826453">
            <text:p>3.81</text:p>
          </table:table-cell>
          <table:table-cell/>
          <table:table-cell office:value-type="string">
            <text:p>vec4</text:p>
          </table:table-cell>
          <table:table-cell office:value-type="float" office:value="0.25">
            <text:p>0.25</text:p>
          </table:table-cell>
          <table:table-cell office:value-type="float" office:value="0.53">
            <text:p>0.53</text:p>
          </table:table-cell>
          <table:table-cell office:value-type="float" office:value="1.09">
            <text:p>1.09</text:p>
          </table:table-cell>
          <table:table-cell office:value-type="float" office:value="4.57">
            <text:p>4.57</text:p>
          </table:table-cell>
          <table:table-cell office:value-type="float" office:value="3.81">
            <text:p>3.8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0.127033338799063">
            <text:p>0.13</text:p>
          </table:table-cell>
          <table:table-cell table:style-name="ce5" table:formula="of:=([.C12]/[.C9])" office:value-type="float" office:value="0.21683482208099">
            <text:p>0.22</text:p>
          </table:table-cell>
          <table:table-cell table:style-name="ce5" table:formula="of:=([.C19]/[.C16])" office:value-type="float" office:value="1.06524646537575">
            <text:p>1.07</text:p>
          </table:table-cell>
          <table:table-cell table:style-name="ce5" table:formula="of:=([.C26]/[.C23])" office:value-type="float" office:value="8.57273775385515">
            <text:p>8.57</text:p>
          </table:table-cell>
          <table:table-cell table:style-name="ce5" table:formula="of:=([.C33]/[.C30])" office:value-type="float" office:value="7.51237713127182">
            <text:p>7.51</text:p>
          </table:table-cell>
          <table:table-cell/>
          <table:table-cell office:value-type="string">
            <text:p>vec8</text:p>
          </table:table-cell>
          <table:table-cell office:value-type="float" office:value="0.13">
            <text:p>0.13</text:p>
          </table:table-cell>
          <table:table-cell office:value-type="float" office:value="0.22">
            <text:p>0.22</text:p>
          </table:table-cell>
          <table:table-cell office:value-type="float" office:value="1.07">
            <text:p>1.07</text:p>
          </table:table-cell>
          <table:table-cell office:value-type="float" office:value="8.57">
            <text:p>8.57</text:p>
          </table:table-cell>
          <table:table-cell office:value-type="float" office:value="7.51">
            <text:p>7.5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0.0658659171963058">
            <text:p>0.07</text:p>
          </table:table-cell>
          <table:table-cell table:style-name="ce5" table:formula="of:=([.C13]/[.C9])" office:value-type="float" office:value="0.0893646617135758">
            <text:p>0.09</text:p>
          </table:table-cell>
          <table:table-cell table:style-name="ce5" table:formula="of:=([.C20]/[.C16])" office:value-type="float" office:value="1.83452130284771">
            <text:p>1.83</text:p>
          </table:table-cell>
          <table:table-cell table:style-name="ce5" table:formula="of:=([.C27]/[.C23])" office:value-type="float" office:value="14.485136881542">
            <text:p>14.49</text:p>
          </table:table-cell>
          <table:table-cell table:style-name="ce5" table:formula="of:=([.C34]/[.C30])" office:value-type="float" office:value="14.9695096078075">
            <text:p>14.97</text:p>
          </table:table-cell>
          <table:table-cell/>
          <table:table-cell office:value-type="string">
            <text:p>vec16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83">
            <text:p>1.83</text:p>
          </table:table-cell>
          <table:table-cell office:value-type="float" office:value="14.49">
            <text:p>14.49</text:p>
          </table:table-cell>
          <table:table-cell office:value-type="float" office:value="14.97">
            <text:p>14.97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6.17072058095892">
            <text:p>6.17</text:p>
          </table:table-cell>
          <table:table-cell table:style-name="ce5" table:formula="of:=([.C35]/[.C30])" office:value-type="float" office:value="64.8176325560241">
            <text:p>64.82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6.17">
            <text:p>6.17</text:p>
          </table:table-cell>
          <table:table-cell office:value-type="float" office:value="64.82">
            <text:p>64.82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52">
            <text:p>0.5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88">
            <text:p>0.88</text:p>
          </table:table-cell>
          <table:table-cell office:value-type="float" office:value="0.53">
            <text:p>0.53</text:p>
          </table:table-cell>
          <table:table-cell office:value-type="float" office:value="0.22">
            <text:p>0.2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03">
            <text:p>1.03</text:p>
          </table:table-cell>
          <table:table-cell office:value-type="float" office:value="1.09">
            <text:p>1.09</text:p>
          </table:table-cell>
          <table:table-cell office:value-type="float" office:value="1.07">
            <text:p>1.07</text:p>
          </table:table-cell>
          <table:table-cell office:value-type="float" office:value="1.83">
            <text:p>1.8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2.55">
            <text:p>2.55</text:p>
          </table:table-cell>
          <table:table-cell office:value-type="float" office:value="4.57">
            <text:p>4.57</text:p>
          </table:table-cell>
          <table:table-cell office:value-type="float" office:value="8.57">
            <text:p>8.57</text:p>
          </table:table-cell>
          <table:table-cell office:value-type="float" office:value="14.49">
            <text:p>14.49</text:p>
          </table:table-cell>
          <table:table-cell office:value-type="float" office:value="6.17">
            <text:p>6.17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91">
            <text:p>1.91</text:p>
          </table:table-cell>
          <table:table-cell office:value-type="float" office:value="3.81">
            <text:p>3.81</text:p>
          </table:table-cell>
          <table:table-cell office:value-type="float" office:value="7.51">
            <text:p>7.51</text:p>
          </table:table-cell>
          <table:table-cell office:value-type="float" office:value="14.97">
            <text:p>14.97</text:p>
          </table:table-cell>
          <table:table-cell office:value-type="float" office:value="64.82">
            <text:p>64.82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m_b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MM_B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87.423515">
            <text:p>87.42</text:p>
          </table:table-cell>
          <table:table-cell office:value-type="float" office:value="0.024799">
            <text:p>0.024799</text:p>
          </table:table-cell>
          <table:table-cell office:value-type="float" office:value="87.42792">
            <text:p>87.42792</text:p>
          </table:table-cell>
          <table:table-cell office:value-type="float" office:value="87.421026">
            <text:p>87.421026</text:p>
          </table:table-cell>
          <table:table-cell office:value-type="float" office:value="87.412654">
            <text:p>87.412654</text:p>
          </table:table-cell>
          <table:table-cell office:value-type="float" office:value="87.430375">
            <text:p>87.430375</text:p>
          </table:table-cell>
          <table:table-cell office:value-type="float" office:value="87.43446">
            <text:p>87.43446</text:p>
          </table:table-cell>
          <table:table-cell office:value-type="float" office:value="87.514156">
            <text:p>87.514156</text:p>
          </table:table-cell>
          <table:table-cell office:value-type="float" office:value="87.410171">
            <text:p>87.410171</text:p>
          </table:table-cell>
          <table:table-cell office:value-type="float" office:value="87.421688">
            <text:p>87.421688</text:p>
          </table:table-cell>
          <table:table-cell office:value-type="float" office:value="87.422086">
            <text:p>87.422086</text:p>
          </table:table-cell>
          <table:table-cell office:value-type="float" office:value="87.41806">
            <text:p>87.41806</text:p>
          </table:table-cell>
          <table:table-cell office:value-type="float" office:value="87.424064">
            <text:p>87.424064</text:p>
          </table:table-cell>
          <table:table-cell office:value-type="float" office:value="87.401893">
            <text:p>87.401893</text:p>
          </table:table-cell>
          <table:table-cell office:value-type="float" office:value="87.42506">
            <text:p>87.42506</text:p>
          </table:table-cell>
          <table:table-cell office:value-type="float" office:value="87.402733">
            <text:p>87.402733</text:p>
          </table:table-cell>
          <table:table-cell office:value-type="float" office:value="87.415435">
            <text:p>87.415435</text:p>
          </table:table-cell>
          <table:table-cell office:value-type="float" office:value="87.453521">
            <text:p>87.453521</text:p>
          </table:table-cell>
          <table:table-cell office:value-type="float" office:value="87.418458">
            <text:p>87.418458</text:p>
          </table:table-cell>
          <table:table-cell office:value-type="float" office:value="87.41478">
            <text:p>87.41478</text:p>
          </table:table-cell>
          <table:table-cell office:value-type="float" office:value="87.417704">
            <text:p>87.417704</text:p>
          </table:table-cell>
          <table:table-cell office:value-type="float" office:value="87.384063">
            <text:p>87.38406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45.11927">
            <text:p>45.12</text:p>
          </table:table-cell>
          <table:table-cell office:value-type="float" office:value="0.004795">
            <text:p>0.004795</text:p>
          </table:table-cell>
          <table:table-cell office:value-type="float" office:value="45.11187">
            <text:p>45.11187</text:p>
          </table:table-cell>
          <table:table-cell office:value-type="float" office:value="45.120759">
            <text:p>45.120759</text:p>
          </table:table-cell>
          <table:table-cell office:value-type="float" office:value="45.124743">
            <text:p>45.124743</text:p>
          </table:table-cell>
          <table:table-cell office:value-type="float" office:value="45.120372">
            <text:p>45.120372</text:p>
          </table:table-cell>
          <table:table-cell office:value-type="float" office:value="45.107004">
            <text:p>45.107004</text:p>
          </table:table-cell>
          <table:table-cell office:value-type="float" office:value="45.12813">
            <text:p>45.12813</text:p>
          </table:table-cell>
          <table:table-cell office:value-type="float" office:value="45.117289">
            <text:p>45.117289</text:p>
          </table:table-cell>
          <table:table-cell office:value-type="float" office:value="45.120975">
            <text:p>45.120975</text:p>
          </table:table-cell>
          <table:table-cell office:value-type="float" office:value="45.116832">
            <text:p>45.116832</text:p>
          </table:table-cell>
          <table:table-cell office:value-type="float" office:value="45.118591">
            <text:p>45.118591</text:p>
          </table:table-cell>
          <table:table-cell table:style-name="ce5" office:value-type="float" office:value="45.117761">
            <text:p>45.12</text:p>
          </table:table-cell>
          <table:table-cell office:value-type="float" office:value="45.119106">
            <text:p>45.119106</text:p>
          </table:table-cell>
          <table:table-cell office:value-type="float" office:value="45.126989">
            <text:p>45.126989</text:p>
          </table:table-cell>
          <table:table-cell office:value-type="float" office:value="45.115692">
            <text:p>45.115692</text:p>
          </table:table-cell>
          <table:table-cell office:value-type="float" office:value="45.119601">
            <text:p>45.119601</text:p>
          </table:table-cell>
          <table:table-cell office:value-type="float" office:value="45.11803">
            <text:p>45.11803</text:p>
          </table:table-cell>
          <table:table-cell office:value-type="float" office:value="45.115965">
            <text:p>45.115965</text:p>
          </table:table-cell>
          <table:table-cell office:value-type="float" office:value="45.118415">
            <text:p>45.118415</text:p>
          </table:table-cell>
          <table:table-cell office:value-type="float" office:value="45.124925">
            <text:p>45.124925</text:p>
          </table:table-cell>
          <table:table-cell office:value-type="float" office:value="45.122362">
            <text:p>45.12236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2.233389">
            <text:p>22.23</text:p>
          </table:table-cell>
          <table:table-cell office:value-type="float" office:value="0.004381">
            <text:p>0.004381</text:p>
          </table:table-cell>
          <table:table-cell office:value-type="float" office:value="22.224258">
            <text:p>22.224258</text:p>
          </table:table-cell>
          <table:table-cell office:value-type="float" office:value="22.236836">
            <text:p>22.236836</text:p>
          </table:table-cell>
          <table:table-cell office:value-type="float" office:value="22.236901">
            <text:p>22.236901</text:p>
          </table:table-cell>
          <table:table-cell office:value-type="float" office:value="22.2331">
            <text:p>22.2331</text:p>
          </table:table-cell>
          <table:table-cell office:value-type="float" office:value="22.224402">
            <text:p>22.224402</text:p>
          </table:table-cell>
          <table:table-cell office:value-type="float" office:value="22.234839">
            <text:p>22.234839</text:p>
          </table:table-cell>
          <table:table-cell office:value-type="float" office:value="22.229385">
            <text:p>22.229385</text:p>
          </table:table-cell>
          <table:table-cell office:value-type="float" office:value="22.237351">
            <text:p>22.237351</text:p>
          </table:table-cell>
          <table:table-cell office:value-type="float" office:value="22.232755">
            <text:p>22.232755</text:p>
          </table:table-cell>
          <table:table-cell office:value-type="float" office:value="22.234315">
            <text:p>22.234315</text:p>
          </table:table-cell>
          <table:table-cell table:style-name="ce5" office:value-type="float" office:value="22.234754">
            <text:p>22.23</text:p>
          </table:table-cell>
          <table:table-cell office:value-type="float" office:value="22.235795">
            <text:p>22.235795</text:p>
          </table:table-cell>
          <table:table-cell office:value-type="float" office:value="22.236635">
            <text:p>22.236635</text:p>
          </table:table-cell>
          <table:table-cell office:value-type="float" office:value="22.23813">
            <text:p>22.23813</text:p>
          </table:table-cell>
          <table:table-cell office:value-type="float" office:value="22.239363">
            <text:p>22.239363</text:p>
          </table:table-cell>
          <table:table-cell office:value-type="float" office:value="22.235302">
            <text:p>22.235302</text:p>
          </table:table-cell>
          <table:table-cell office:value-type="float" office:value="22.227497">
            <text:p>22.227497</text:p>
          </table:table-cell>
          <table:table-cell office:value-type="float" office:value="22.22754">
            <text:p>22.22754</text:p>
          </table:table-cell>
          <table:table-cell office:value-type="float" office:value="22.23211">
            <text:p>22.23211</text:p>
          </table:table-cell>
          <table:table-cell office:value-type="float" office:value="22.236513">
            <text:p>22.23651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1.105701">
            <text:p>11.11</text:p>
          </table:table-cell>
          <table:table-cell office:value-type="float" office:value="0.008185">
            <text:p>0.008185</text:p>
          </table:table-cell>
          <table:table-cell office:value-type="float" office:value="11.098116">
            <text:p>11.098116</text:p>
          </table:table-cell>
          <table:table-cell office:value-type="float" office:value="11.113056">
            <text:p>11.113056</text:p>
          </table:table-cell>
          <table:table-cell office:value-type="float" office:value="11.096799">
            <text:p>11.096799</text:p>
          </table:table-cell>
          <table:table-cell office:value-type="float" office:value="11.102669">
            <text:p>11.102669</text:p>
          </table:table-cell>
          <table:table-cell office:value-type="float" office:value="11.102186">
            <text:p>11.102186</text:p>
          </table:table-cell>
          <table:table-cell office:value-type="float" office:value="11.11159">
            <text:p>11.11159</text:p>
          </table:table-cell>
          <table:table-cell office:value-type="float" office:value="11.099749">
            <text:p>11.099749</text:p>
          </table:table-cell>
          <table:table-cell office:value-type="float" office:value="11.10011">
            <text:p>11.10011</text:p>
          </table:table-cell>
          <table:table-cell office:value-type="float" office:value="11.123895">
            <text:p>11.123895</text:p>
          </table:table-cell>
          <table:table-cell office:value-type="float" office:value="11.10482">
            <text:p>11.10482</text:p>
          </table:table-cell>
          <table:table-cell table:style-name="ce5" office:value-type="float" office:value="11.100286">
            <text:p>11.10</text:p>
          </table:table-cell>
          <table:table-cell office:value-type="float" office:value="11.111074">
            <text:p>11.111074</text:p>
          </table:table-cell>
          <table:table-cell office:value-type="float" office:value="11.101309">
            <text:p>11.101309</text:p>
          </table:table-cell>
          <table:table-cell office:value-type="float" office:value="11.102198">
            <text:p>11.102198</text:p>
          </table:table-cell>
          <table:table-cell office:value-type="float" office:value="11.09569">
            <text:p>11.09569</text:p>
          </table:table-cell>
          <table:table-cell office:value-type="float" office:value="11.102702">
            <text:p>11.102702</text:p>
          </table:table-cell>
          <table:table-cell office:value-type="float" office:value="11.104284">
            <text:p>11.104284</text:p>
          </table:table-cell>
          <table:table-cell office:value-type="float" office:value="11.10156">
            <text:p>11.10156</text:p>
          </table:table-cell>
          <table:table-cell office:value-type="float" office:value="11.123254">
            <text:p>11.123254</text:p>
          </table:table-cell>
          <table:table-cell office:value-type="float" office:value="11.118671">
            <text:p>11.11867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.75823">
            <text:p>5.76</text:p>
          </table:table-cell>
          <table:table-cell office:value-type="float" office:value="0.005975">
            <text:p>0.005975</text:p>
          </table:table-cell>
          <table:table-cell office:value-type="float" office:value="5.767564">
            <text:p>5.767564</text:p>
          </table:table-cell>
          <table:table-cell office:value-type="float" office:value="5.756825">
            <text:p>5.756825</text:p>
          </table:table-cell>
          <table:table-cell office:value-type="float" office:value="5.765136">
            <text:p>5.765136</text:p>
          </table:table-cell>
          <table:table-cell office:value-type="float" office:value="5.758675">
            <text:p>5.758675</text:p>
          </table:table-cell>
          <table:table-cell office:value-type="float" office:value="5.765164">
            <text:p>5.765164</text:p>
          </table:table-cell>
          <table:table-cell office:value-type="float" office:value="5.751985">
            <text:p>5.751985</text:p>
          </table:table-cell>
          <table:table-cell office:value-type="float" office:value="5.763853">
            <text:p>5.763853</text:p>
          </table:table-cell>
          <table:table-cell office:value-type="float" office:value="5.753993">
            <text:p>5.753993</text:p>
          </table:table-cell>
          <table:table-cell office:value-type="float" office:value="5.74862">
            <text:p>5.74862</text:p>
          </table:table-cell>
          <table:table-cell office:value-type="float" office:value="5.760334">
            <text:p>5.760334</text:p>
          </table:table-cell>
          <table:table-cell table:style-name="ce5" office:value-type="float" office:value="5.752853">
            <text:p>5.75</text:p>
          </table:table-cell>
          <table:table-cell office:value-type="float" office:value="5.754501">
            <text:p>5.754501</text:p>
          </table:table-cell>
          <table:table-cell office:value-type="float" office:value="5.761825">
            <text:p>5.761825</text:p>
          </table:table-cell>
          <table:table-cell office:value-type="float" office:value="5.746949">
            <text:p>5.746949</text:p>
          </table:table-cell>
          <table:table-cell office:value-type="float" office:value="5.764688">
            <text:p>5.764688</text:p>
          </table:table-cell>
          <table:table-cell office:value-type="float" office:value="5.759835">
            <text:p>5.759835</text:p>
          </table:table-cell>
          <table:table-cell office:value-type="float" office:value="5.756709">
            <text:p>5.756709</text:p>
          </table:table-cell>
          <table:table-cell office:value-type="float" office:value="5.765578">
            <text:p>5.765578</text:p>
          </table:table-cell>
          <table:table-cell office:value-type="float" office:value="5.758983">
            <text:p>5.758983</text:p>
          </table:table-cell>
          <table:table-cell office:value-type="float" office:value="5.750525">
            <text:p>5.750525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233.252872">
            <text:p>233.25</text:p>
          </table:table-cell>
          <table:table-cell office:value-type="float" office:value="0.081803">
            <text:p>0.081803</text:p>
          </table:table-cell>
          <table:table-cell office:value-type="float" office:value="233.319885">
            <text:p>233.319885</text:p>
          </table:table-cell>
          <table:table-cell office:value-type="float" office:value="233.384462">
            <text:p>233.384462</text:p>
          </table:table-cell>
          <table:table-cell office:value-type="float" office:value="233.179549">
            <text:p>233.179549</text:p>
          </table:table-cell>
          <table:table-cell office:value-type="float" office:value="233.204657">
            <text:p>233.204657</text:p>
          </table:table-cell>
          <table:table-cell office:value-type="float" office:value="233.327131">
            <text:p>233.327131</text:p>
          </table:table-cell>
          <table:table-cell office:value-type="float" office:value="233.210124">
            <text:p>233.210124</text:p>
          </table:table-cell>
          <table:table-cell office:value-type="float" office:value="233.210529">
            <text:p>233.210529</text:p>
          </table:table-cell>
          <table:table-cell office:value-type="float" office:value="233.242581">
            <text:p>233.242581</text:p>
          </table:table-cell>
          <table:table-cell office:value-type="float" office:value="233.26917">
            <text:p>233.26917</text:p>
          </table:table-cell>
          <table:table-cell office:value-type="float" office:value="233.167959">
            <text:p>233.167959</text:p>
          </table:table-cell>
          <table:table-cell table:style-name="ce5" office:value-type="float" office:value="233.276819">
            <text:p>233.28</text:p>
          </table:table-cell>
          <table:table-cell office:value-type="float" office:value="233.188812">
            <text:p>233.188812</text:p>
          </table:table-cell>
          <table:table-cell office:value-type="float" office:value="233.37346">
            <text:p>233.37346</text:p>
          </table:table-cell>
          <table:table-cell office:value-type="float" office:value="233.355109">
            <text:p>233.355109</text:p>
          </table:table-cell>
          <table:table-cell office:value-type="float" office:value="233.142759">
            <text:p>233.142759</text:p>
          </table:table-cell>
          <table:table-cell office:value-type="float" office:value="233.180612">
            <text:p>233.180612</text:p>
          </table:table-cell>
          <table:table-cell office:value-type="float" office:value="233.308331">
            <text:p>233.308331</text:p>
          </table:table-cell>
          <table:table-cell office:value-type="float" office:value="233.38578">
            <text:p>233.38578</text:p>
          </table:table-cell>
          <table:table-cell office:value-type="float" office:value="233.118171">
            <text:p>233.118171</text:p>
          </table:table-cell>
          <table:table-cell office:value-type="float" office:value="233.211542">
            <text:p>233.21154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04.165765">
            <text:p>204.17</text:p>
          </table:table-cell>
          <table:table-cell office:value-type="float" office:value="0.065282">
            <text:p>0.065282</text:p>
          </table:table-cell>
          <table:table-cell office:value-type="float" office:value="204.074071">
            <text:p>204.074071</text:p>
          </table:table-cell>
          <table:table-cell office:value-type="float" office:value="204.133479">
            <text:p>204.133479</text:p>
          </table:table-cell>
          <table:table-cell office:value-type="float" office:value="204.20053">
            <text:p>204.20053</text:p>
          </table:table-cell>
          <table:table-cell office:value-type="float" office:value="204.18419">
            <text:p>204.18419</text:p>
          </table:table-cell>
          <table:table-cell office:value-type="float" office:value="204.093689">
            <text:p>204.093689</text:p>
          </table:table-cell>
          <table:table-cell office:value-type="float" office:value="204.1386">
            <text:p>204.1386</text:p>
          </table:table-cell>
          <table:table-cell office:value-type="float" office:value="204.198939">
            <text:p>204.198939</text:p>
          </table:table-cell>
          <table:table-cell office:value-type="float" office:value="204.118779">
            <text:p>204.118779</text:p>
          </table:table-cell>
          <table:table-cell office:value-type="float" office:value="204.170336">
            <text:p>204.170336</text:p>
          </table:table-cell>
          <table:table-cell office:value-type="float" office:value="204.09303">
            <text:p>204.09303</text:p>
          </table:table-cell>
          <table:table-cell table:style-name="ce5" office:value-type="float" office:value="204.241255">
            <text:p>204.24</text:p>
          </table:table-cell>
          <table:table-cell office:value-type="float" office:value="204.23943">
            <text:p>204.23943</text:p>
          </table:table-cell>
          <table:table-cell office:value-type="float" office:value="204.239624">
            <text:p>204.239624</text:p>
          </table:table-cell>
          <table:table-cell office:value-type="float" office:value="204.063527">
            <text:p>204.063527</text:p>
          </table:table-cell>
          <table:table-cell office:value-type="float" office:value="204.053991">
            <text:p>204.053991</text:p>
          </table:table-cell>
          <table:table-cell office:value-type="float" office:value="204.215708">
            <text:p>204.215708</text:p>
          </table:table-cell>
          <table:table-cell office:value-type="float" office:value="204.261915">
            <text:p>204.261915</text:p>
          </table:table-cell>
          <table:table-cell office:value-type="float" office:value="204.229024">
            <text:p>204.229024</text:p>
          </table:table-cell>
          <table:table-cell office:value-type="float" office:value="204.138716">
            <text:p>204.138716</text:p>
          </table:table-cell>
          <table:table-cell office:value-type="float" office:value="204.226462">
            <text:p>204.22646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22.772799">
            <text:p>122.77</text:p>
          </table:table-cell>
          <table:table-cell office:value-type="float" office:value="0.078345">
            <text:p>0.078345</text:p>
          </table:table-cell>
          <table:table-cell office:value-type="float" office:value="122.793015">
            <text:p>122.793015</text:p>
          </table:table-cell>
          <table:table-cell office:value-type="float" office:value="122.721488">
            <text:p>122.721488</text:p>
          </table:table-cell>
          <table:table-cell office:value-type="float" office:value="122.852036">
            <text:p>122.852036</text:p>
          </table:table-cell>
          <table:table-cell office:value-type="float" office:value="122.751778">
            <text:p>122.751778</text:p>
          </table:table-cell>
          <table:table-cell office:value-type="float" office:value="122.800735">
            <text:p>122.800735</text:p>
          </table:table-cell>
          <table:table-cell office:value-type="float" office:value="122.804525">
            <text:p>122.804525</text:p>
          </table:table-cell>
          <table:table-cell office:value-type="float" office:value="122.755509">
            <text:p>122.755509</text:p>
          </table:table-cell>
          <table:table-cell office:value-type="float" office:value="122.701542">
            <text:p>122.701542</text:p>
          </table:table-cell>
          <table:table-cell office:value-type="float" office:value="122.811798">
            <text:p>122.811798</text:p>
          </table:table-cell>
          <table:table-cell office:value-type="float" office:value="122.862222">
            <text:p>122.862222</text:p>
          </table:table-cell>
          <table:table-cell table:style-name="ce5" office:value-type="float" office:value="122.65286">
            <text:p>122.65</text:p>
          </table:table-cell>
          <table:table-cell office:value-type="float" office:value="122.913166">
            <text:p>122.913166</text:p>
          </table:table-cell>
          <table:table-cell office:value-type="float" office:value="122.57979">
            <text:p>122.57979</text:p>
          </table:table-cell>
          <table:table-cell office:value-type="float" office:value="122.780328">
            <text:p>122.780328</text:p>
          </table:table-cell>
          <table:table-cell office:value-type="float" office:value="122.716764">
            <text:p>122.716764</text:p>
          </table:table-cell>
          <table:table-cell office:value-type="float" office:value="122.809271">
            <text:p>122.809271</text:p>
          </table:table-cell>
          <table:table-cell office:value-type="float" office:value="122.753475">
            <text:p>122.753475</text:p>
          </table:table-cell>
          <table:table-cell office:value-type="float" office:value="122.888842">
            <text:p>122.888842</text:p>
          </table:table-cell>
          <table:table-cell office:value-type="float" office:value="122.6993">
            <text:p>122.6993</text:p>
          </table:table-cell>
          <table:table-cell office:value-type="float" office:value="122.807544">
            <text:p>122.80754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0.577345">
            <text:p>50.58</text:p>
          </table:table-cell>
          <table:table-cell office:value-type="float" office:value="0.055287">
            <text:p>0.055287</text:p>
          </table:table-cell>
          <table:table-cell office:value-type="float" office:value="50.553114">
            <text:p>50.553114</text:p>
          </table:table-cell>
          <table:table-cell office:value-type="float" office:value="50.56773">
            <text:p>50.56773</text:p>
          </table:table-cell>
          <table:table-cell office:value-type="float" office:value="50.615176">
            <text:p>50.615176</text:p>
          </table:table-cell>
          <table:table-cell office:value-type="float" office:value="50.617041">
            <text:p>50.617041</text:p>
          </table:table-cell>
          <table:table-cell office:value-type="float" office:value="50.617592">
            <text:p>50.617592</text:p>
          </table:table-cell>
          <table:table-cell office:value-type="float" office:value="50.664068">
            <text:p>50.664068</text:p>
          </table:table-cell>
          <table:table-cell office:value-type="float" office:value="50.499972">
            <text:p>50.499972</text:p>
          </table:table-cell>
          <table:table-cell office:value-type="float" office:value="50.598915">
            <text:p>50.598915</text:p>
          </table:table-cell>
          <table:table-cell office:value-type="float" office:value="50.590751">
            <text:p>50.590751</text:p>
          </table:table-cell>
          <table:table-cell office:value-type="float" office:value="50.511985">
            <text:p>50.511985</text:p>
          </table:table-cell>
          <table:table-cell table:style-name="ce5" office:value-type="float" office:value="50.629985">
            <text:p>50.63</text:p>
          </table:table-cell>
          <table:table-cell office:value-type="float" office:value="50.644746">
            <text:p>50.644746</text:p>
          </table:table-cell>
          <table:table-cell office:value-type="float" office:value="50.550569">
            <text:p>50.550569</text:p>
          </table:table-cell>
          <table:table-cell office:value-type="float" office:value="50.574198">
            <text:p>50.574198</text:p>
          </table:table-cell>
          <table:table-cell office:value-type="float" office:value="50.586234">
            <text:p>50.586234</text:p>
          </table:table-cell>
          <table:table-cell office:value-type="float" office:value="50.503754">
            <text:p>50.503754</text:p>
          </table:table-cell>
          <table:table-cell office:value-type="float" office:value="50.458766">
            <text:p>50.458766</text:p>
          </table:table-cell>
          <table:table-cell office:value-type="float" office:value="50.526092">
            <text:p>50.526092</text:p>
          </table:table-cell>
          <table:table-cell office:value-type="float" office:value="50.574193">
            <text:p>50.574193</text:p>
          </table:table-cell>
          <table:table-cell office:value-type="float" office:value="50.662014">
            <text:p>50.66201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0.844564">
            <text:p>20.84</text:p>
          </table:table-cell>
          <table:table-cell office:value-type="float" office:value="0.015591">
            <text:p>0.015591</text:p>
          </table:table-cell>
          <table:table-cell office:value-type="float" office:value="20.834443">
            <text:p>20.834443</text:p>
          </table:table-cell>
          <table:table-cell office:value-type="float" office:value="20.882226">
            <text:p>20.882226</text:p>
          </table:table-cell>
          <table:table-cell office:value-type="float" office:value="20.851896">
            <text:p>20.851896</text:p>
          </table:table-cell>
          <table:table-cell office:value-type="float" office:value="20.856488">
            <text:p>20.856488</text:p>
          </table:table-cell>
          <table:table-cell office:value-type="float" office:value="20.863435">
            <text:p>20.863435</text:p>
          </table:table-cell>
          <table:table-cell office:value-type="float" office:value="20.862951">
            <text:p>20.862951</text:p>
          </table:table-cell>
          <table:table-cell office:value-type="float" office:value="20.819516">
            <text:p>20.819516</text:p>
          </table:table-cell>
          <table:table-cell office:value-type="float" office:value="20.823825">
            <text:p>20.823825</text:p>
          </table:table-cell>
          <table:table-cell office:value-type="float" office:value="20.85351">
            <text:p>20.85351</text:p>
          </table:table-cell>
          <table:table-cell office:value-type="float" office:value="20.842457">
            <text:p>20.842457</text:p>
          </table:table-cell>
          <table:table-cell table:style-name="ce5" office:value-type="float" office:value="20.842187">
            <text:p>20.84</text:p>
          </table:table-cell>
          <table:table-cell office:value-type="float" office:value="20.844564">
            <text:p>20.844564</text:p>
          </table:table-cell>
          <table:table-cell office:value-type="float" office:value="20.842694">
            <text:p>20.842694</text:p>
          </table:table-cell>
          <table:table-cell office:value-type="float" office:value="20.839056">
            <text:p>20.839056</text:p>
          </table:table-cell>
          <table:table-cell office:value-type="float" office:value="20.838986">
            <text:p>20.838986</text:p>
          </table:table-cell>
          <table:table-cell office:value-type="float" office:value="20.830953">
            <text:p>20.830953</text:p>
          </table:table-cell>
          <table:table-cell office:value-type="float" office:value="20.866113">
            <text:p>20.866113</text:p>
          </table:table-cell>
          <table:table-cell office:value-type="float" office:value="20.829218">
            <text:p>20.829218</text:p>
          </table:table-cell>
          <table:table-cell office:value-type="float" office:value="20.840566">
            <text:p>20.840566</text:p>
          </table:table-cell>
          <table:table-cell office:value-type="float" office:value="20.826205">
            <text:p>20.826205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269.505715">
            <text:p>269.51</text:p>
          </table:table-cell>
          <table:table-cell office:value-type="float" office:value="2.175299">
            <text:p>2.175299</text:p>
          </table:table-cell>
          <table:table-cell office:value-type="float" office:value="270.891998">
            <text:p>270.891998</text:p>
          </table:table-cell>
          <table:table-cell office:value-type="float" office:value="267.470026">
            <text:p>267.470026</text:p>
          </table:table-cell>
          <table:table-cell office:value-type="float" office:value="265.552324">
            <text:p>265.552324</text:p>
          </table:table-cell>
          <table:table-cell office:value-type="float" office:value="269.957247">
            <text:p>269.957247</text:p>
          </table:table-cell>
          <table:table-cell office:value-type="float" office:value="266.568191">
            <text:p>266.568191</text:p>
          </table:table-cell>
          <table:table-cell office:value-type="float" office:value="270.210622">
            <text:p>270.210622</text:p>
          </table:table-cell>
          <table:table-cell office:value-type="float" office:value="268.2331">
            <text:p>268.2331</text:p>
          </table:table-cell>
          <table:table-cell office:value-type="float" office:value="272.624659">
            <text:p>272.624659</text:p>
          </table:table-cell>
          <table:table-cell office:value-type="float" office:value="272.775927">
            <text:p>272.775927</text:p>
          </table:table-cell>
          <table:table-cell office:value-type="float" office:value="272.958186">
            <text:p>272.958186</text:p>
          </table:table-cell>
          <table:table-cell table:style-name="ce5" office:value-type="float" office:value="269.228694">
            <text:p>269.23</text:p>
          </table:table-cell>
          <table:table-cell office:value-type="float" office:value="268.052452">
            <text:p>268.052452</text:p>
          </table:table-cell>
          <table:table-cell office:value-type="float" office:value="268.121522">
            <text:p>268.121522</text:p>
          </table:table-cell>
          <table:table-cell office:value-type="float" office:value="271.158858">
            <text:p>271.158858</text:p>
          </table:table-cell>
          <table:table-cell office:value-type="float" office:value="271.887395">
            <text:p>271.887395</text:p>
          </table:table-cell>
          <table:table-cell office:value-type="float" office:value="271.118621">
            <text:p>271.118621</text:p>
          </table:table-cell>
          <table:table-cell office:value-type="float" office:value="268.103244">
            <text:p>268.103244</text:p>
          </table:table-cell>
          <table:table-cell office:value-type="float" office:value="268.118732">
            <text:p>268.118732</text:p>
          </table:table-cell>
          <table:table-cell office:value-type="float" office:value="270.637659">
            <text:p>270.637659</text:p>
          </table:table-cell>
          <table:table-cell office:value-type="float" office:value="266.444838">
            <text:p>266.44483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79.631512">
            <text:p>279.63</text:p>
          </table:table-cell>
          <table:table-cell office:value-type="float" office:value="1.331585">
            <text:p>1.331585</text:p>
          </table:table-cell>
          <table:table-cell office:value-type="float" office:value="282.638593">
            <text:p>282.638593</text:p>
          </table:table-cell>
          <table:table-cell office:value-type="float" office:value="280.75466">
            <text:p>280.75466</text:p>
          </table:table-cell>
          <table:table-cell office:value-type="float" office:value="281.445938">
            <text:p>281.445938</text:p>
          </table:table-cell>
          <table:table-cell office:value-type="float" office:value="280.733262">
            <text:p>280.733262</text:p>
          </table:table-cell>
          <table:table-cell office:value-type="float" office:value="280.04142">
            <text:p>280.04142</text:p>
          </table:table-cell>
          <table:table-cell office:value-type="float" office:value="279.600389">
            <text:p>279.600389</text:p>
          </table:table-cell>
          <table:table-cell office:value-type="float" office:value="280.110382">
            <text:p>280.110382</text:p>
          </table:table-cell>
          <table:table-cell office:value-type="float" office:value="280.115116">
            <text:p>280.115116</text:p>
          </table:table-cell>
          <table:table-cell office:value-type="float" office:value="280.102269">
            <text:p>280.102269</text:p>
          </table:table-cell>
          <table:table-cell office:value-type="float" office:value="278.013184">
            <text:p>278.013184</text:p>
          </table:table-cell>
          <table:table-cell table:style-name="ce5" office:value-type="float" office:value="277.479927">
            <text:p>277.48</text:p>
          </table:table-cell>
          <table:table-cell office:value-type="float" office:value="279.753428">
            <text:p>279.753428</text:p>
          </table:table-cell>
          <table:table-cell office:value-type="float" office:value="277.863374">
            <text:p>277.863374</text:p>
          </table:table-cell>
          <table:table-cell office:value-type="float" office:value="278.929199">
            <text:p>278.929199</text:p>
          </table:table-cell>
          <table:table-cell office:value-type="float" office:value="280.168555">
            <text:p>280.168555</text:p>
          </table:table-cell>
          <table:table-cell office:value-type="float" office:value="280.143525">
            <text:p>280.143525</text:p>
          </table:table-cell>
          <table:table-cell office:value-type="float" office:value="278.175494">
            <text:p>278.175494</text:p>
          </table:table-cell>
          <table:table-cell office:value-type="float" office:value="279.963706">
            <text:p>279.963706</text:p>
          </table:table-cell>
          <table:table-cell office:value-type="float" office:value="279.435402">
            <text:p>279.435402</text:p>
          </table:table-cell>
          <table:table-cell office:value-type="float" office:value="277.162411">
            <text:p>277.16241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15.525603">
            <text:p>215.53</text:p>
          </table:table-cell>
          <table:table-cell office:value-type="float" office:value="8.46455">
            <text:p>8.46455</text:p>
          </table:table-cell>
          <table:table-cell office:value-type="float" office:value="247.399814">
            <text:p>247.399814</text:p>
          </table:table-cell>
          <table:table-cell office:value-type="float" office:value="209.198283">
            <text:p>209.198283</text:p>
          </table:table-cell>
          <table:table-cell office:value-type="float" office:value="213.241081">
            <text:p>213.241081</text:p>
          </table:table-cell>
          <table:table-cell office:value-type="float" office:value="211.014325">
            <text:p>211.014325</text:p>
          </table:table-cell>
          <table:table-cell office:value-type="float" office:value="211.882163">
            <text:p>211.882163</text:p>
          </table:table-cell>
          <table:table-cell office:value-type="float" office:value="209.039975">
            <text:p>209.039975</text:p>
          </table:table-cell>
          <table:table-cell office:value-type="float" office:value="216.571759">
            <text:p>216.571759</text:p>
          </table:table-cell>
          <table:table-cell office:value-type="float" office:value="216.031192">
            <text:p>216.031192</text:p>
          </table:table-cell>
          <table:table-cell office:value-type="float" office:value="225.22876">
            <text:p>225.22876</text:p>
          </table:table-cell>
          <table:table-cell office:value-type="float" office:value="216.05171">
            <text:p>216.05171</text:p>
          </table:table-cell>
          <table:table-cell table:style-name="ce5" office:value-type="float" office:value="209.028866">
            <text:p>209.03</text:p>
          </table:table-cell>
          <table:table-cell office:value-type="float" office:value="206.309891">
            <text:p>206.309891</text:p>
          </table:table-cell>
          <table:table-cell office:value-type="float" office:value="219.369181">
            <text:p>219.369181</text:p>
          </table:table-cell>
          <table:table-cell office:value-type="float" office:value="212.357238">
            <text:p>212.357238</text:p>
          </table:table-cell>
          <table:table-cell office:value-type="float" office:value="211.528889">
            <text:p>211.528889</text:p>
          </table:table-cell>
          <table:table-cell office:value-type="float" office:value="219.235496">
            <text:p>219.235496</text:p>
          </table:table-cell>
          <table:table-cell office:value-type="float" office:value="211.686548">
            <text:p>211.686548</text:p>
          </table:table-cell>
          <table:table-cell office:value-type="float" office:value="216.288133">
            <text:p>216.288133</text:p>
          </table:table-cell>
          <table:table-cell office:value-type="float" office:value="215.322746">
            <text:p>215.322746</text:p>
          </table:table-cell>
          <table:table-cell office:value-type="float" office:value="213.726015">
            <text:p>213.72601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288.222472">
            <text:p>288.22</text:p>
          </table:table-cell>
          <table:table-cell office:value-type="float" office:value="2.16683">
            <text:p>2.16683</text:p>
          </table:table-cell>
          <table:table-cell office:value-type="float" office:value="289.350897">
            <text:p>289.350897</text:p>
          </table:table-cell>
          <table:table-cell office:value-type="float" office:value="287.806599">
            <text:p>287.806599</text:p>
          </table:table-cell>
          <table:table-cell office:value-type="float" office:value="287.20422">
            <text:p>287.20422</text:p>
          </table:table-cell>
          <table:table-cell office:value-type="float" office:value="287.577249">
            <text:p>287.577249</text:p>
          </table:table-cell>
          <table:table-cell office:value-type="float" office:value="291.677954">
            <text:p>291.677954</text:p>
          </table:table-cell>
          <table:table-cell office:value-type="float" office:value="282.573542">
            <text:p>282.573542</text:p>
          </table:table-cell>
          <table:table-cell office:value-type="float" office:value="289.04381">
            <text:p>289.04381</text:p>
          </table:table-cell>
          <table:table-cell office:value-type="float" office:value="287.155883">
            <text:p>287.155883</text:p>
          </table:table-cell>
          <table:table-cell office:value-type="float" office:value="289.716505">
            <text:p>289.716505</text:p>
          </table:table-cell>
          <table:table-cell office:value-type="float" office:value="288.937995">
            <text:p>288.937995</text:p>
          </table:table-cell>
          <table:table-cell table:style-name="ce5" office:value-type="float" office:value="290.094275">
            <text:p>290.09</text:p>
          </table:table-cell>
          <table:table-cell office:value-type="float" office:value="288.959582">
            <text:p>288.959582</text:p>
          </table:table-cell>
          <table:table-cell office:value-type="float" office:value="289.281275">
            <text:p>289.281275</text:p>
          </table:table-cell>
          <table:table-cell office:value-type="float" office:value="286.001356">
            <text:p>286.001356</text:p>
          </table:table-cell>
          <table:table-cell office:value-type="float" office:value="283.699812">
            <text:p>283.699812</text:p>
          </table:table-cell>
          <table:table-cell office:value-type="float" office:value="287.951603">
            <text:p>287.951603</text:p>
          </table:table-cell>
          <table:table-cell office:value-type="float" office:value="289.816374">
            <text:p>289.816374</text:p>
          </table:table-cell>
          <table:table-cell office:value-type="float" office:value="287.116799">
            <text:p>287.116799</text:p>
          </table:table-cell>
          <table:table-cell office:value-type="float" office:value="290.086299">
            <text:p>290.086299</text:p>
          </table:table-cell>
          <table:table-cell office:value-type="float" office:value="290.397422">
            <text:p>290.397422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388.170872">
            <text:p>388.17</text:p>
          </table:table-cell>
          <table:table-cell office:value-type="float" office:value="30.580698">
            <text:p>30.580698</text:p>
          </table:table-cell>
          <table:table-cell office:value-type="float" office:value="367.47811">
            <text:p>367.47811</text:p>
          </table:table-cell>
          <table:table-cell office:value-type="float" office:value="387.800312">
            <text:p>387.800312</text:p>
          </table:table-cell>
          <table:table-cell office:value-type="float" office:value="359.279649">
            <text:p>359.279649</text:p>
          </table:table-cell>
          <table:table-cell office:value-type="float" office:value="364.203159">
            <text:p>364.203159</text:p>
          </table:table-cell>
          <table:table-cell office:value-type="float" office:value="373.295904">
            <text:p>373.295904</text:p>
          </table:table-cell>
          <table:table-cell office:value-type="float" office:value="374.874764">
            <text:p>374.874764</text:p>
          </table:table-cell>
          <table:table-cell office:value-type="float" office:value="428.096326">
            <text:p>428.096326</text:p>
          </table:table-cell>
          <table:table-cell office:value-type="float" office:value="377.364577">
            <text:p>377.364577</text:p>
          </table:table-cell>
          <table:table-cell office:value-type="float" office:value="381.114363">
            <text:p>381.114363</text:p>
          </table:table-cell>
          <table:table-cell office:value-type="float" office:value="374.042664">
            <text:p>374.042664</text:p>
          </table:table-cell>
          <table:table-cell table:style-name="ce5" office:value-type="float" office:value="357.668663">
            <text:p>357.67</text:p>
          </table:table-cell>
          <table:table-cell office:value-type="float" office:value="393.070788">
            <text:p>393.070788</text:p>
          </table:table-cell>
          <table:table-cell office:value-type="float" office:value="390.301201">
            <text:p>390.301201</text:p>
          </table:table-cell>
          <table:table-cell office:value-type="float" office:value="351.606235">
            <text:p>351.606235</text:p>
          </table:table-cell>
          <table:table-cell office:value-type="float" office:value="411.399181">
            <text:p>411.399181</text:p>
          </table:table-cell>
          <table:table-cell office:value-type="float" office:value="389.541798">
            <text:p>389.541798</text:p>
          </table:table-cell>
          <table:table-cell office:value-type="float" office:value="373.677636">
            <text:p>373.677636</text:p>
          </table:table-cell>
          <table:table-cell office:value-type="float" office:value="388.622564">
            <text:p>388.622564</text:p>
          </table:table-cell>
          <table:table-cell office:value-type="float" office:value="436.069832">
            <text:p>436.069832</text:p>
          </table:table-cell>
          <table:table-cell office:value-type="float" office:value="483.909703">
            <text:p>483.909703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5.852944">
            <text:p>5.85</text:p>
          </table:table-cell>
          <table:table-cell office:value-type="float" office:value="1.992156">
            <text:p>1.992156</text:p>
          </table:table-cell>
          <table:table-cell office:value-type="float" office:value="11.606322">
            <text:p>11.606322</text:p>
          </table:table-cell>
          <table:table-cell office:value-type="float" office:value="3.50406">
            <text:p>3.50406</text:p>
          </table:table-cell>
          <table:table-cell office:value-type="float" office:value="4.315753">
            <text:p>4.315753</text:p>
          </table:table-cell>
          <table:table-cell office:value-type="float" office:value="4.254021">
            <text:p>4.254021</text:p>
          </table:table-cell>
          <table:table-cell office:value-type="float" office:value="4.66204">
            <text:p>4.66204</text:p>
          </table:table-cell>
          <table:table-cell office:value-type="float" office:value="4.257253">
            <text:p>4.257253</text:p>
          </table:table-cell>
          <table:table-cell office:value-type="float" office:value="4.638326">
            <text:p>4.638326</text:p>
          </table:table-cell>
          <table:table-cell office:value-type="float" office:value="4.321721">
            <text:p>4.321721</text:p>
          </table:table-cell>
          <table:table-cell office:value-type="float" office:value="7.580367">
            <text:p>7.580367</text:p>
          </table:table-cell>
          <table:table-cell office:value-type="float" office:value="9.829401">
            <text:p>9.829401</text:p>
          </table:table-cell>
          <table:table-cell table:style-name="ce5" office:value-type="float" office:value="6.378861">
            <text:p>6.38</text:p>
          </table:table-cell>
          <table:table-cell office:value-type="float" office:value="4.335514">
            <text:p>4.335514</text:p>
          </table:table-cell>
          <table:table-cell office:value-type="float" office:value="4.333115">
            <text:p>4.333115</text:p>
          </table:table-cell>
          <table:table-cell office:value-type="float" office:value="5.621011">
            <text:p>5.621011</text:p>
          </table:table-cell>
          <table:table-cell office:value-type="float" office:value="6.052043">
            <text:p>6.052043</text:p>
          </table:table-cell>
          <table:table-cell office:value-type="float" office:value="7.582875">
            <text:p>7.582875</text:p>
          </table:table-cell>
          <table:table-cell office:value-type="float" office:value="5.626516">
            <text:p>5.626516</text:p>
          </table:table-cell>
          <table:table-cell office:value-type="float" office:value="5.58249">
            <text:p>5.58249</text:p>
          </table:table-cell>
          <table:table-cell office:value-type="float" office:value="6.911416">
            <text:p>6.911416</text:p>
          </table:table-cell>
          <table:table-cell office:value-type="float" office:value="5.665768">
            <text:p>5.66576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4.915176">
            <text:p>14.92</text:p>
          </table:table-cell>
          <table:table-cell office:value-type="float" office:value="1.818128">
            <text:p>1.818128</text:p>
          </table:table-cell>
          <table:table-cell office:value-type="float" office:value="12.059125">
            <text:p>12.059125</text:p>
          </table:table-cell>
          <table:table-cell office:value-type="float" office:value="9.360136">
            <text:p>9.360136</text:p>
          </table:table-cell>
          <table:table-cell office:value-type="float" office:value="15.591828">
            <text:p>15.591828</text:p>
          </table:table-cell>
          <table:table-cell office:value-type="float" office:value="13.383163">
            <text:p>13.383163</text:p>
          </table:table-cell>
          <table:table-cell office:value-type="float" office:value="16.640576">
            <text:p>16.640576</text:p>
          </table:table-cell>
          <table:table-cell office:value-type="float" office:value="17.269291">
            <text:p>17.269291</text:p>
          </table:table-cell>
          <table:table-cell office:value-type="float" office:value="15.649471">
            <text:p>15.649471</text:p>
          </table:table-cell>
          <table:table-cell office:value-type="float" office:value="17.26706">
            <text:p>17.26706</text:p>
          </table:table-cell>
          <table:table-cell office:value-type="float" office:value="14.453025">
            <text:p>14.453025</text:p>
          </table:table-cell>
          <table:table-cell office:value-type="float" office:value="16.226762">
            <text:p>16.226762</text:p>
          </table:table-cell>
          <table:table-cell table:style-name="ce5" office:value-type="float" office:value="16.110233">
            <text:p>16.11</text:p>
          </table:table-cell>
          <table:table-cell office:value-type="float" office:value="15.217667">
            <text:p>15.217667</text:p>
          </table:table-cell>
          <table:table-cell office:value-type="float" office:value="12.865165">
            <text:p>12.865165</text:p>
          </table:table-cell>
          <table:table-cell office:value-type="float" office:value="14.681725">
            <text:p>14.681725</text:p>
          </table:table-cell>
          <table:table-cell office:value-type="float" office:value="14.998172">
            <text:p>14.998172</text:p>
          </table:table-cell>
          <table:table-cell office:value-type="float" office:value="16.096291">
            <text:p>16.096291</text:p>
          </table:table-cell>
          <table:table-cell office:value-type="float" office:value="14.765903">
            <text:p>14.765903</text:p>
          </table:table-cell>
          <table:table-cell office:value-type="float" office:value="14.85194">
            <text:p>14.85194</text:p>
          </table:table-cell>
          <table:table-cell office:value-type="float" office:value="15.211139">
            <text:p>15.211139</text:p>
          </table:table-cell>
          <table:table-cell office:value-type="float" office:value="15.604843">
            <text:p>15.60484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6.757018">
            <text:p>26.76</text:p>
          </table:table-cell>
          <table:table-cell office:value-type="float" office:value="5.174982">
            <text:p>5.174982</text:p>
          </table:table-cell>
          <table:table-cell office:value-type="float" office:value="33.677773">
            <text:p>33.677773</text:p>
          </table:table-cell>
          <table:table-cell office:value-type="float" office:value="29.122734">
            <text:p>29.122734</text:p>
          </table:table-cell>
          <table:table-cell office:value-type="float" office:value="30.314047">
            <text:p>30.314047</text:p>
          </table:table-cell>
          <table:table-cell office:value-type="float" office:value="28.628173">
            <text:p>28.628173</text:p>
          </table:table-cell>
          <table:table-cell office:value-type="float" office:value="30.315872">
            <text:p>30.315872</text:p>
          </table:table-cell>
          <table:table-cell office:value-type="float" office:value="30.720859">
            <text:p>30.720859</text:p>
          </table:table-cell>
          <table:table-cell office:value-type="float" office:value="24.725499">
            <text:p>24.725499</text:p>
          </table:table-cell>
          <table:table-cell office:value-type="float" office:value="37.724851">
            <text:p>37.724851</text:p>
          </table:table-cell>
          <table:table-cell office:value-type="float" office:value="20.210027">
            <text:p>20.210027</text:p>
          </table:table-cell>
          <table:table-cell office:value-type="float" office:value="29.058906">
            <text:p>29.058906</text:p>
          </table:table-cell>
          <table:table-cell table:style-name="ce5" office:value-type="float" office:value="24.204268">
            <text:p>24.20</text:p>
          </table:table-cell>
          <table:table-cell office:value-type="float" office:value="24.675971">
            <text:p>24.675971</text:p>
          </table:table-cell>
          <table:table-cell office:value-type="float" office:value="26.8274">
            <text:p>26.8274</text:p>
          </table:table-cell>
          <table:table-cell office:value-type="float" office:value="23.572574">
            <text:p>23.572574</text:p>
          </table:table-cell>
          <table:table-cell office:value-type="float" office:value="28.282348">
            <text:p>28.282348</text:p>
          </table:table-cell>
          <table:table-cell office:value-type="float" office:value="28.184028">
            <text:p>28.184028</text:p>
          </table:table-cell>
          <table:table-cell office:value-type="float" office:value="28.775769">
            <text:p>28.775769</text:p>
          </table:table-cell>
          <table:table-cell office:value-type="float" office:value="23.9229">
            <text:p>23.9229</text:p>
          </table:table-cell>
          <table:table-cell office:value-type="float" office:value="15.699999">
            <text:p>15.699999</text:p>
          </table:table-cell>
          <table:table-cell office:value-type="float" office:value="16.496372">
            <text:p>16.49637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0.175754">
            <text:p>50.18</text:p>
          </table:table-cell>
          <table:table-cell office:value-type="float" office:value="18.51225">
            <text:p>18.51225</text:p>
          </table:table-cell>
          <table:table-cell office:value-type="float" office:value="37.995235">
            <text:p>37.995235</text:p>
          </table:table-cell>
          <table:table-cell office:value-type="float" office:value="39.542308">
            <text:p>39.542308</text:p>
          </table:table-cell>
          <table:table-cell office:value-type="float" office:value="38.909408">
            <text:p>38.909408</text:p>
          </table:table-cell>
          <table:table-cell office:value-type="float" office:value="40.579417">
            <text:p>40.579417</text:p>
          </table:table-cell>
          <table:table-cell office:value-type="float" office:value="37.974768">
            <text:p>37.974768</text:p>
          </table:table-cell>
          <table:table-cell office:value-type="float" office:value="39.500957">
            <text:p>39.500957</text:p>
          </table:table-cell>
          <table:table-cell office:value-type="float" office:value="38.860449">
            <text:p>38.860449</text:p>
          </table:table-cell>
          <table:table-cell office:value-type="float" office:value="72.712192">
            <text:p>72.712192</text:p>
          </table:table-cell>
          <table:table-cell office:value-type="float" office:value="76.55879">
            <text:p>76.55879</text:p>
          </table:table-cell>
          <table:table-cell office:value-type="float" office:value="75.897857">
            <text:p>75.897857</text:p>
          </table:table-cell>
          <table:table-cell table:style-name="ce5" office:value-type="float" office:value="88.353291">
            <text:p>88.35</text:p>
          </table:table-cell>
          <table:table-cell office:value-type="float" office:value="77.449002">
            <text:p>77.449002</text:p>
          </table:table-cell>
          <table:table-cell office:value-type="float" office:value="77.331448">
            <text:p>77.331448</text:p>
          </table:table-cell>
          <table:table-cell office:value-type="float" office:value="33.968274">
            <text:p>33.968274</text:p>
          </table:table-cell>
          <table:table-cell office:value-type="float" office:value="37.722601">
            <text:p>37.722601</text:p>
          </table:table-cell>
          <table:table-cell office:value-type="float" office:value="38.675129">
            <text:p>38.675129</text:p>
          </table:table-cell>
          <table:table-cell office:value-type="float" office:value="37.857703">
            <text:p>37.857703</text:p>
          </table:table-cell>
          <table:table-cell office:value-type="float" office:value="41.760198">
            <text:p>41.760198</text:p>
          </table:table-cell>
          <table:table-cell office:value-type="float" office:value="35.711302">
            <text:p>35.711302</text:p>
          </table:table-cell>
          <table:table-cell office:value-type="float" office:value="36.154746">
            <text:p>36.154746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84.780695">
            <text:p>84.78</text:p>
          </table:table-cell>
          <table:table-cell office:value-type="float" office:value="2.61581">
            <text:p>2.61581</text:p>
          </table:table-cell>
          <table:table-cell office:value-type="float" office:value="86.173476">
            <text:p>86.173476</text:p>
          </table:table-cell>
          <table:table-cell office:value-type="float" office:value="83.901762">
            <text:p>83.901762</text:p>
          </table:table-cell>
          <table:table-cell office:value-type="float" office:value="78.95311">
            <text:p>78.95311</text:p>
          </table:table-cell>
          <table:table-cell office:value-type="float" office:value="78.624231">
            <text:p>78.624231</text:p>
          </table:table-cell>
          <table:table-cell office:value-type="float" office:value="87.257689">
            <text:p>87.257689</text:p>
          </table:table-cell>
          <table:table-cell office:value-type="float" office:value="85.503363">
            <text:p>85.503363</text:p>
          </table:table-cell>
          <table:table-cell office:value-type="float" office:value="87.772907">
            <text:p>87.772907</text:p>
          </table:table-cell>
          <table:table-cell office:value-type="float" office:value="85.572749">
            <text:p>85.572749</text:p>
          </table:table-cell>
          <table:table-cell office:value-type="float" office:value="82.548153">
            <text:p>82.548153</text:p>
          </table:table-cell>
          <table:table-cell office:value-type="float" office:value="86.194614">
            <text:p>86.194614</text:p>
          </table:table-cell>
          <table:table-cell table:style-name="ce5" office:value-type="float" office:value="85.135287">
            <text:p>85.14</text:p>
          </table:table-cell>
          <table:table-cell office:value-type="float" office:value="85.429896">
            <text:p>85.429896</text:p>
          </table:table-cell>
          <table:table-cell office:value-type="float" office:value="86.118593">
            <text:p>86.118593</text:p>
          </table:table-cell>
          <table:table-cell office:value-type="float" office:value="89.768922">
            <text:p>89.768922</text:p>
          </table:table-cell>
          <table:table-cell office:value-type="float" office:value="81.881095">
            <text:p>81.881095</text:p>
          </table:table-cell>
          <table:table-cell office:value-type="float" office:value="85.643697">
            <text:p>85.643697</text:p>
          </table:table-cell>
          <table:table-cell office:value-type="float" office:value="86.124497">
            <text:p>86.124497</text:p>
          </table:table-cell>
          <table:table-cell office:value-type="float" office:value="84.572052">
            <text:p>84.572052</text:p>
          </table:table-cell>
          <table:table-cell office:value-type="float" office:value="84.534848">
            <text:p>84.534848</text:p>
          </table:table-cell>
          <table:table-cell office:value-type="float" office:value="83.902953">
            <text:p>83.902953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36.116882">
            <text:p>36.12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2.623023">
            <text:p>2.62</text:p>
          </table:table-cell>
          <table:table-cell office:value-type="float" office:value="0.013644">
            <text:p>0.013644</text:p>
          </table:table-cell>
          <table:table-cell office:value-type="float" office:value="2.633691">
            <text:p>2.633691</text:p>
          </table:table-cell>
          <table:table-cell office:value-type="float" office:value="2.627288">
            <text:p>2.627288</text:p>
          </table:table-cell>
          <table:table-cell office:value-type="float" office:value="2.626672">
            <text:p>2.626672</text:p>
          </table:table-cell>
          <table:table-cell office:value-type="float" office:value="2.61381">
            <text:p>2.61381</text:p>
          </table:table-cell>
          <table:table-cell office:value-type="float" office:value="2.62348">
            <text:p>2.62348</text:p>
          </table:table-cell>
          <table:table-cell office:value-type="float" office:value="2.609942">
            <text:p>2.609942</text:p>
          </table:table-cell>
          <table:table-cell office:value-type="float" office:value="2.637687">
            <text:p>2.637687</text:p>
          </table:table-cell>
          <table:table-cell office:value-type="float" office:value="2.608634">
            <text:p>2.608634</text:p>
          </table:table-cell>
          <table:table-cell office:value-type="float" office:value="2.642731">
            <text:p>2.642731</text:p>
          </table:table-cell>
          <table:table-cell office:value-type="float" office:value="2.635404">
            <text:p>2.635404</text:p>
          </table:table-cell>
          <table:table-cell table:style-name="ce5" office:value-type="float" office:value="2.626056">
            <text:p>2.63</text:p>
          </table:table-cell>
          <table:table-cell office:value-type="float" office:value="2.620867">
            <text:p>2.620867</text:p>
          </table:table-cell>
          <table:table-cell office:value-type="float" office:value="2.637859">
            <text:p>2.637859</text:p>
          </table:table-cell>
          <table:table-cell office:value-type="float" office:value="2.591406">
            <text:p>2.591406</text:p>
          </table:table-cell>
          <table:table-cell office:value-type="float" office:value="2.619744">
            <text:p>2.619744</text:p>
          </table:table-cell>
          <table:table-cell office:value-type="float" office:value="2.604988">
            <text:p>2.604988</text:p>
          </table:table-cell>
          <table:table-cell office:value-type="float" office:value="2.604592">
            <text:p>2.604592</text:p>
          </table:table-cell>
          <table:table-cell office:value-type="float" office:value="2.623942">
            <text:p>2.623942</text:p>
          </table:table-cell>
          <table:table-cell office:value-type="float" office:value="2.628101">
            <text:p>2.628101</text:p>
          </table:table-cell>
          <table:table-cell office:value-type="float" office:value="2.643565">
            <text:p>2.64356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5.007033">
            <text:p>5.01</text:p>
          </table:table-cell>
          <table:table-cell office:value-type="float" office:value="0.063663">
            <text:p>0.063663</text:p>
          </table:table-cell>
          <table:table-cell office:value-type="float" office:value="5.071824">
            <text:p>5.071824</text:p>
          </table:table-cell>
          <table:table-cell office:value-type="float" office:value="5.062522">
            <text:p>5.062522</text:p>
          </table:table-cell>
          <table:table-cell office:value-type="float" office:value="5.061897">
            <text:p>5.061897</text:p>
          </table:table-cell>
          <table:table-cell office:value-type="float" office:value="5.042137">
            <text:p>5.042137</text:p>
          </table:table-cell>
          <table:table-cell office:value-type="float" office:value="4.891201">
            <text:p>4.891201</text:p>
          </table:table-cell>
          <table:table-cell office:value-type="float" office:value="5.041005">
            <text:p>5.041005</text:p>
          </table:table-cell>
          <table:table-cell office:value-type="float" office:value="5.013994">
            <text:p>5.013994</text:p>
          </table:table-cell>
          <table:table-cell office:value-type="float" office:value="4.997852">
            <text:p>4.997852</text:p>
          </table:table-cell>
          <table:table-cell office:value-type="float" office:value="4.979878">
            <text:p>4.979878</text:p>
          </table:table-cell>
          <table:table-cell office:value-type="float" office:value="5.042982">
            <text:p>5.042982</text:p>
          </table:table-cell>
          <table:table-cell table:style-name="ce5" office:value-type="float" office:value="5.042374">
            <text:p>5.04</text:p>
          </table:table-cell>
          <table:table-cell office:value-type="float" office:value="5.015078">
            <text:p>5.015078</text:p>
          </table:table-cell>
          <table:table-cell office:value-type="float" office:value="4.976594">
            <text:p>4.976594</text:p>
          </table:table-cell>
          <table:table-cell office:value-type="float" office:value="5.082721">
            <text:p>5.082721</text:p>
          </table:table-cell>
          <table:table-cell office:value-type="float" office:value="4.961902">
            <text:p>4.961902</text:p>
          </table:table-cell>
          <table:table-cell office:value-type="float" office:value="4.940315">
            <text:p>4.940315</text:p>
          </table:table-cell>
          <table:table-cell office:value-type="float" office:value="4.853081">
            <text:p>4.853081</text:p>
          </table:table-cell>
          <table:table-cell office:value-type="float" office:value="5.033499">
            <text:p>5.033499</text:p>
          </table:table-cell>
          <table:table-cell office:value-type="float" office:value="5.098043">
            <text:p>5.098043</text:p>
          </table:table-cell>
          <table:table-cell office:value-type="float" office:value="4.931772">
            <text:p>4.93177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9.980759">
            <text:p>9.98</text:p>
          </table:table-cell>
          <table:table-cell office:value-type="float" office:value="0.09634">
            <text:p>0.09634</text:p>
          </table:table-cell>
          <table:table-cell office:value-type="float" office:value="9.956578">
            <text:p>9.956578</text:p>
          </table:table-cell>
          <table:table-cell office:value-type="float" office:value="10.022837">
            <text:p>10.022837</text:p>
          </table:table-cell>
          <table:table-cell office:value-type="float" office:value="10.056248">
            <text:p>10.056248</text:p>
          </table:table-cell>
          <table:table-cell office:value-type="float" office:value="9.968756">
            <text:p>9.968756</text:p>
          </table:table-cell>
          <table:table-cell office:value-type="float" office:value="10.055043">
            <text:p>10.055043</text:p>
          </table:table-cell>
          <table:table-cell office:value-type="float" office:value="10.037852">
            <text:p>10.037852</text:p>
          </table:table-cell>
          <table:table-cell office:value-type="float" office:value="9.665091">
            <text:p>9.665091</text:p>
          </table:table-cell>
          <table:table-cell office:value-type="float" office:value="10.071908">
            <text:p>10.071908</text:p>
          </table:table-cell>
          <table:table-cell office:value-type="float" office:value="9.906793">
            <text:p>9.906793</text:p>
          </table:table-cell>
          <table:table-cell office:value-type="float" office:value="9.928313">
            <text:p>9.928313</text:p>
          </table:table-cell>
          <table:table-cell table:style-name="ce5" office:value-type="float" office:value="9.976668">
            <text:p>9.98</text:p>
          </table:table-cell>
          <table:table-cell office:value-type="float" office:value="9.946461">
            <text:p>9.946461</text:p>
          </table:table-cell>
          <table:table-cell office:value-type="float" office:value="9.85298">
            <text:p>9.85298</text:p>
          </table:table-cell>
          <table:table-cell office:value-type="float" office:value="10.009821">
            <text:p>10.009821</text:p>
          </table:table-cell>
          <table:table-cell office:value-type="float" office:value="10.028981">
            <text:p>10.028981</text:p>
          </table:table-cell>
          <table:table-cell office:value-type="float" office:value="10.085561">
            <text:p>10.085561</text:p>
          </table:table-cell>
          <table:table-cell office:value-type="float" office:value="9.924051">
            <text:p>9.924051</text:p>
          </table:table-cell>
          <table:table-cell office:value-type="float" office:value="9.974632">
            <text:p>9.974632</text:p>
          </table:table-cell>
          <table:table-cell office:value-type="float" office:value="10.087742">
            <text:p>10.087742</text:p>
          </table:table-cell>
          <table:table-cell office:value-type="float" office:value="10.058873">
            <text:p>10.05887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9.705138">
            <text:p>19.71</text:p>
          </table:table-cell>
          <table:table-cell office:value-type="float" office:value="0.176303">
            <text:p>0.176303</text:p>
          </table:table-cell>
          <table:table-cell office:value-type="float" office:value="19.723763">
            <text:p>19.723763</text:p>
          </table:table-cell>
          <table:table-cell office:value-type="float" office:value="19.787253">
            <text:p>19.787253</text:p>
          </table:table-cell>
          <table:table-cell office:value-type="float" office:value="19.9331">
            <text:p>19.9331</text:p>
          </table:table-cell>
          <table:table-cell office:value-type="float" office:value="19.796987">
            <text:p>19.796987</text:p>
          </table:table-cell>
          <table:table-cell office:value-type="float" office:value="19.486839">
            <text:p>19.486839</text:p>
          </table:table-cell>
          <table:table-cell office:value-type="float" office:value="19.354057">
            <text:p>19.354057</text:p>
          </table:table-cell>
          <table:table-cell office:value-type="float" office:value="19.748995">
            <text:p>19.748995</text:p>
          </table:table-cell>
          <table:table-cell office:value-type="float" office:value="19.517213">
            <text:p>19.517213</text:p>
          </table:table-cell>
          <table:table-cell office:value-type="float" office:value="19.744027">
            <text:p>19.744027</text:p>
          </table:table-cell>
          <table:table-cell office:value-type="float" office:value="19.385504">
            <text:p>19.385504</text:p>
          </table:table-cell>
          <table:table-cell table:style-name="ce5" office:value-type="float" office:value="19.672198">
            <text:p>19.67</text:p>
          </table:table-cell>
          <table:table-cell office:value-type="float" office:value="19.831942">
            <text:p>19.831942</text:p>
          </table:table-cell>
          <table:table-cell office:value-type="float" office:value="19.863638">
            <text:p>19.863638</text:p>
          </table:table-cell>
          <table:table-cell office:value-type="float" office:value="19.915162">
            <text:p>19.915162</text:p>
          </table:table-cell>
          <table:table-cell office:value-type="float" office:value="19.866261">
            <text:p>19.866261</text:p>
          </table:table-cell>
          <table:table-cell office:value-type="float" office:value="19.707079">
            <text:p>19.707079</text:p>
          </table:table-cell>
          <table:table-cell office:value-type="float" office:value="19.716792">
            <text:p>19.716792</text:p>
          </table:table-cell>
          <table:table-cell office:value-type="float" office:value="19.396907">
            <text:p>19.396907</text:p>
          </table:table-cell>
          <table:table-cell office:value-type="float" office:value="19.778148">
            <text:p>19.778148</text:p>
          </table:table-cell>
          <table:table-cell office:value-type="float" office:value="19.876885">
            <text:p>19.87688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39.265368">
            <text:p>39.27</text:p>
          </table:table-cell>
          <table:table-cell office:value-type="float" office:value="0.728967">
            <text:p>0.728967</text:p>
          </table:table-cell>
          <table:table-cell office:value-type="float" office:value="39.041261">
            <text:p>39.041261</text:p>
          </table:table-cell>
          <table:table-cell office:value-type="float" office:value="38.764022">
            <text:p>38.764022</text:p>
          </table:table-cell>
          <table:table-cell office:value-type="float" office:value="40.857412">
            <text:p>40.857412</text:p>
          </table:table-cell>
          <table:table-cell office:value-type="float" office:value="38.76489">
            <text:p>38.76489</text:p>
          </table:table-cell>
          <table:table-cell office:value-type="float" office:value="38.833132">
            <text:p>38.833132</text:p>
          </table:table-cell>
          <table:table-cell office:value-type="float" office:value="39.00182">
            <text:p>39.00182</text:p>
          </table:table-cell>
          <table:table-cell office:value-type="float" office:value="38.955254">
            <text:p>38.955254</text:p>
          </table:table-cell>
          <table:table-cell office:value-type="float" office:value="39.094928">
            <text:p>39.094928</text:p>
          </table:table-cell>
          <table:table-cell office:value-type="float" office:value="38.939202">
            <text:p>38.939202</text:p>
          </table:table-cell>
          <table:table-cell office:value-type="float" office:value="39.009048">
            <text:p>39.009048</text:p>
          </table:table-cell>
          <table:table-cell table:style-name="ce5" office:value-type="float" office:value="40.644694">
            <text:p>40.64</text:p>
          </table:table-cell>
          <table:table-cell office:value-type="float" office:value="38.966023">
            <text:p>38.966023</text:p>
          </table:table-cell>
          <table:table-cell office:value-type="float" office:value="38.868894">
            <text:p>38.868894</text:p>
          </table:table-cell>
          <table:table-cell office:value-type="float" office:value="38.843411">
            <text:p>38.843411</text:p>
          </table:table-cell>
          <table:table-cell office:value-type="float" office:value="40.745557">
            <text:p>40.745557</text:p>
          </table:table-cell>
          <table:table-cell office:value-type="float" office:value="40.593446">
            <text:p>40.593446</text:p>
          </table:table-cell>
          <table:table-cell office:value-type="float" office:value="38.806515">
            <text:p>38.806515</text:p>
          </table:table-cell>
          <table:table-cell office:value-type="float" office:value="38.86243">
            <text:p>38.86243</text:p>
          </table:table-cell>
          <table:table-cell office:value-type="float" office:value="38.847361">
            <text:p>38.847361</text:p>
          </table:table-cell>
          <table:table-cell office:value-type="float" office:value="38.868069">
            <text:p>38.868069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170.018141">
            <text:p>170.02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0.516099930321951">
            <text:p>0.52</text:p>
          </table:table-cell>
          <table:table-cell table:style-name="ce5" table:formula="of:=([.C10]/[.C9])" office:value-type="float" office:value="0.875297968464028">
            <text:p>0.88</text:p>
          </table:table-cell>
          <table:table-cell table:style-name="ce5" table:formula="of:=([.C17]/[.C16])" office:value-type="float" office:value="1.03757173386843">
            <text:p>1.04</text:p>
          </table:table-cell>
          <table:table-cell table:style-name="ce5" table:formula="of:=([.C24]/[.C23])" office:value-type="float" office:value="2.54832029829775">
            <text:p>2.55</text:p>
          </table:table-cell>
          <table:table-cell table:style-name="ce5" table:formula="of:=([.C31]/[.C30])" office:value-type="float" office:value="1.90887880129149">
            <text:p>1.91</text:p>
          </table:table-cell>
          <table:table-cell/>
          <table:table-cell office:value-type="string">
            <text:p>vec2</text:p>
          </table:table-cell>
          <table:table-cell office:value-type="float" office:value="0.52">
            <text:p>0.52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 office:value-type="float" office:value="2.55">
            <text:p>2.55</text:p>
          </table:table-cell>
          <table:table-cell office:value-type="float" office:value="1.91">
            <text:p>1.9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0.254318177437729">
            <text:p>0.25</text:p>
          </table:table-cell>
          <table:table-cell table:style-name="ce5" table:formula="of:=([.C11]/[.C9])" office:value-type="float" office:value="0.526350642319208">
            <text:p>0.53</text:p>
          </table:table-cell>
          <table:table-cell table:style-name="ce5" table:formula="of:=([.C18]/[.C16])" office:value-type="float" office:value="0.799706985805477">
            <text:p>0.80</text:p>
          </table:table-cell>
          <table:table-cell table:style-name="ce5" table:formula="of:=([.C25]/[.C23])" office:value-type="float" office:value="4.57154860870017">
            <text:p>4.57</text:p>
          </table:table-cell>
          <table:table-cell table:style-name="ce5" table:formula="of:=([.C32]/[.C30])" office:value-type="float" office:value="3.80505965826453">
            <text:p>3.81</text:p>
          </table:table-cell>
          <table:table-cell/>
          <table:table-cell office:value-type="string">
            <text:p>vec4</text:p>
          </table:table-cell>
          <table:table-cell office:value-type="float" office:value="0.25">
            <text:p>0.25</text:p>
          </table:table-cell>
          <table:table-cell office:value-type="float" office:value="0.53">
            <text:p>0.53</text:p>
          </table:table-cell>
          <table:table-cell office:value-type="float" office:value="0.8">
            <text:p>0.8</text:p>
          </table:table-cell>
          <table:table-cell office:value-type="float" office:value="4.57">
            <text:p>4.57</text:p>
          </table:table-cell>
          <table:table-cell office:value-type="float" office:value="3.81">
            <text:p>3.8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0.127033338799063">
            <text:p>0.13</text:p>
          </table:table-cell>
          <table:table-cell table:style-name="ce5" table:formula="of:=([.C12]/[.C9])" office:value-type="float" office:value="0.21683482208099">
            <text:p>0.22</text:p>
          </table:table-cell>
          <table:table-cell table:style-name="ce5" table:formula="of:=([.C19]/[.C16])" office:value-type="float" office:value="1.06944846048998">
            <text:p>1.07</text:p>
          </table:table-cell>
          <table:table-cell table:style-name="ce5" table:formula="of:=([.C26]/[.C23])" office:value-type="float" office:value="8.57273775385515">
            <text:p>8.57</text:p>
          </table:table-cell>
          <table:table-cell table:style-name="ce5" table:formula="of:=([.C33]/[.C30])" office:value-type="float" office:value="7.51237713127182">
            <text:p>7.51</text:p>
          </table:table-cell>
          <table:table-cell/>
          <table:table-cell office:value-type="string">
            <text:p>vec8</text:p>
          </table:table-cell>
          <table:table-cell office:value-type="float" office:value="0.13">
            <text:p>0.13</text:p>
          </table:table-cell>
          <table:table-cell office:value-type="float" office:value="0.22">
            <text:p>0.22</text:p>
          </table:table-cell>
          <table:table-cell office:value-type="float" office:value="1.07">
            <text:p>1.07</text:p>
          </table:table-cell>
          <table:table-cell office:value-type="float" office:value="8.57">
            <text:p>8.57</text:p>
          </table:table-cell>
          <table:table-cell office:value-type="float" office:value="7.51">
            <text:p>7.5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0.0658659171963058">
            <text:p>0.07</text:p>
          </table:table-cell>
          <table:table-cell table:style-name="ce5" table:formula="of:=([.C13]/[.C9])" office:value-type="float" office:value="0.0893646617135758">
            <text:p>0.09</text:p>
          </table:table-cell>
          <table:table-cell table:style-name="ce5" table:formula="of:=([.C20]/[.C16])" office:value-type="float" office:value="1.4403066443322">
            <text:p>1.44</text:p>
          </table:table-cell>
          <table:table-cell table:style-name="ce5" table:formula="of:=([.C27]/[.C23])" office:value-type="float" office:value="14.485136881542">
            <text:p>14.49</text:p>
          </table:table-cell>
          <table:table-cell table:style-name="ce5" table:formula="of:=([.C34]/[.C30])" office:value-type="float" office:value="14.9695096078075">
            <text:p>14.97</text:p>
          </table:table-cell>
          <table:table-cell/>
          <table:table-cell office:value-type="string">
            <text:p>vec16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44">
            <text:p>1.44</text:p>
          </table:table-cell>
          <table:table-cell office:value-type="float" office:value="14.49">
            <text:p>14.49</text:p>
          </table:table-cell>
          <table:table-cell office:value-type="float" office:value="14.97">
            <text:p>14.97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6.17072058095892">
            <text:p>6.17</text:p>
          </table:table-cell>
          <table:table-cell table:style-name="ce5" table:formula="of:=([.C35]/[.C30])" office:value-type="float" office:value="64.8176325560241">
            <text:p>64.82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6.17">
            <text:p>6.17</text:p>
          </table:table-cell>
          <table:table-cell office:value-type="float" office:value="64.82">
            <text:p>64.82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52">
            <text:p>0.5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88">
            <text:p>0.88</text:p>
          </table:table-cell>
          <table:table-cell office:value-type="float" office:value="0.53">
            <text:p>0.53</text:p>
          </table:table-cell>
          <table:table-cell office:value-type="float" office:value="0.22">
            <text:p>0.22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04">
            <text:p>1.04</text:p>
          </table:table-cell>
          <table:table-cell office:value-type="float" office:value="0.8">
            <text:p>0.8</text:p>
          </table:table-cell>
          <table:table-cell office:value-type="float" office:value="1.07">
            <text:p>1.07</text:p>
          </table:table-cell>
          <table:table-cell office:value-type="float" office:value="1.44">
            <text:p>1.4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2.55">
            <text:p>2.55</text:p>
          </table:table-cell>
          <table:table-cell office:value-type="float" office:value="4.57">
            <text:p>4.57</text:p>
          </table:table-cell>
          <table:table-cell office:value-type="float" office:value="8.57">
            <text:p>8.57</text:p>
          </table:table-cell>
          <table:table-cell office:value-type="float" office:value="14.49">
            <text:p>14.49</text:p>
          </table:table-cell>
          <table:table-cell office:value-type="float" office:value="6.17">
            <text:p>6.17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91">
            <text:p>1.91</text:p>
          </table:table-cell>
          <table:table-cell office:value-type="float" office:value="3.81">
            <text:p>3.81</text:p>
          </table:table-cell>
          <table:table-cell office:value-type="float" office:value="7.51">
            <text:p>7.51</text:p>
          </table:table-cell>
          <table:table-cell office:value-type="float" office:value="14.97">
            <text:p>14.97</text:p>
          </table:table-cell>
          <table:table-cell office:value-type="float" office:value="64.82">
            <text:p>64.82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ic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IC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52.182956">
            <text:p>52.18</text:p>
          </table:table-cell>
          <table:table-cell office:value-type="float" office:value="0.008903">
            <text:p>0.008903</text:p>
          </table:table-cell>
          <table:table-cell office:value-type="float" office:value="52.186959">
            <text:p>52.186959</text:p>
          </table:table-cell>
          <table:table-cell office:value-type="float" office:value="52.178781">
            <text:p>52.178781</text:p>
          </table:table-cell>
          <table:table-cell office:value-type="float" office:value="52.179254">
            <text:p>52.179254</text:p>
          </table:table-cell>
          <table:table-cell office:value-type="float" office:value="52.174455">
            <text:p>52.174455</text:p>
          </table:table-cell>
          <table:table-cell office:value-type="float" office:value="52.190373">
            <text:p>52.190373</text:p>
          </table:table-cell>
          <table:table-cell office:value-type="float" office:value="52.172899">
            <text:p>52.172899</text:p>
          </table:table-cell>
          <table:table-cell office:value-type="float" office:value="52.190326">
            <text:p>52.190326</text:p>
          </table:table-cell>
          <table:table-cell office:value-type="float" office:value="52.174813">
            <text:p>52.174813</text:p>
          </table:table-cell>
          <table:table-cell office:value-type="float" office:value="52.200071">
            <text:p>52.200071</text:p>
          </table:table-cell>
          <table:table-cell office:value-type="float" office:value="52.185374">
            <text:p>52.185374</text:p>
          </table:table-cell>
          <table:table-cell office:value-type="float" office:value="52.200179">
            <text:p>52.200179</text:p>
          </table:table-cell>
          <table:table-cell office:value-type="float" office:value="52.176273">
            <text:p>52.176273</text:p>
          </table:table-cell>
          <table:table-cell office:value-type="float" office:value="52.176347">
            <text:p>52.176347</text:p>
          </table:table-cell>
          <table:table-cell office:value-type="float" office:value="52.171818">
            <text:p>52.171818</text:p>
          </table:table-cell>
          <table:table-cell office:value-type="float" office:value="52.184952">
            <text:p>52.184952</text:p>
          </table:table-cell>
          <table:table-cell office:value-type="float" office:value="52.174424">
            <text:p>52.174424</text:p>
          </table:table-cell>
          <table:table-cell office:value-type="float" office:value="52.173965">
            <text:p>52.173965</text:p>
          </table:table-cell>
          <table:table-cell office:value-type="float" office:value="52.188439">
            <text:p>52.188439</text:p>
          </table:table-cell>
          <table:table-cell office:value-type="float" office:value="52.182555">
            <text:p>52.182555</text:p>
          </table:table-cell>
          <table:table-cell office:value-type="float" office:value="52.196867">
            <text:p>52.19686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33.426264">
            <text:p>33.43</text:p>
          </table:table-cell>
          <table:table-cell office:value-type="float" office:value="0.03367">
            <text:p>0.03367</text:p>
          </table:table-cell>
          <table:table-cell office:value-type="float" office:value="33.454724">
            <text:p>33.454724</text:p>
          </table:table-cell>
          <table:table-cell office:value-type="float" office:value="33.380438">
            <text:p>33.380438</text:p>
          </table:table-cell>
          <table:table-cell office:value-type="float" office:value="33.419161">
            <text:p>33.419161</text:p>
          </table:table-cell>
          <table:table-cell office:value-type="float" office:value="33.41967">
            <text:p>33.41967</text:p>
          </table:table-cell>
          <table:table-cell office:value-type="float" office:value="33.341009">
            <text:p>33.341009</text:p>
          </table:table-cell>
          <table:table-cell office:value-type="float" office:value="33.448232">
            <text:p>33.448232</text:p>
          </table:table-cell>
          <table:table-cell office:value-type="float" office:value="33.467458">
            <text:p>33.467458</text:p>
          </table:table-cell>
          <table:table-cell office:value-type="float" office:value="33.399088">
            <text:p>33.399088</text:p>
          </table:table-cell>
          <table:table-cell office:value-type="float" office:value="33.438911">
            <text:p>33.438911</text:p>
          </table:table-cell>
          <table:table-cell office:value-type="float" office:value="33.44294">
            <text:p>33.44294</text:p>
          </table:table-cell>
          <table:table-cell table:style-name="ce5" office:value-type="float" office:value="33.43936">
            <text:p>33.44</text:p>
          </table:table-cell>
          <table:table-cell office:value-type="float" office:value="33.422447">
            <text:p>33.422447</text:p>
          </table:table-cell>
          <table:table-cell office:value-type="float" office:value="33.468043">
            <text:p>33.468043</text:p>
          </table:table-cell>
          <table:table-cell office:value-type="float" office:value="33.391637">
            <text:p>33.391637</text:p>
          </table:table-cell>
          <table:table-cell office:value-type="float" office:value="33.492614">
            <text:p>33.492614</text:p>
          </table:table-cell>
          <table:table-cell office:value-type="float" office:value="33.432606">
            <text:p>33.432606</text:p>
          </table:table-cell>
          <table:table-cell office:value-type="float" office:value="33.436147">
            <text:p>33.436147</text:p>
          </table:table-cell>
          <table:table-cell office:value-type="float" office:value="33.407417">
            <text:p>33.407417</text:p>
          </table:table-cell>
          <table:table-cell office:value-type="float" office:value="33.428927">
            <text:p>33.428927</text:p>
          </table:table-cell>
          <table:table-cell office:value-type="float" office:value="33.394453">
            <text:p>33.39445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9.439707">
            <text:p>19.44</text:p>
          </table:table-cell>
          <table:table-cell office:value-type="float" office:value="0.019062">
            <text:p>0.019062</text:p>
          </table:table-cell>
          <table:table-cell office:value-type="float" office:value="19.491156">
            <text:p>19.491156</text:p>
          </table:table-cell>
          <table:table-cell office:value-type="float" office:value="19.435869">
            <text:p>19.435869</text:p>
          </table:table-cell>
          <table:table-cell office:value-type="float" office:value="19.429878">
            <text:p>19.429878</text:p>
          </table:table-cell>
          <table:table-cell office:value-type="float" office:value="19.498225">
            <text:p>19.498225</text:p>
          </table:table-cell>
          <table:table-cell office:value-type="float" office:value="19.431097">
            <text:p>19.431097</text:p>
          </table:table-cell>
          <table:table-cell office:value-type="float" office:value="19.444547">
            <text:p>19.444547</text:p>
          </table:table-cell>
          <table:table-cell office:value-type="float" office:value="19.429398">
            <text:p>19.429398</text:p>
          </table:table-cell>
          <table:table-cell office:value-type="float" office:value="19.435861">
            <text:p>19.435861</text:p>
          </table:table-cell>
          <table:table-cell office:value-type="float" office:value="19.432638">
            <text:p>19.432638</text:p>
          </table:table-cell>
          <table:table-cell office:value-type="float" office:value="19.434295">
            <text:p>19.434295</text:p>
          </table:table-cell>
          <table:table-cell table:style-name="ce5" office:value-type="float" office:value="19.423785">
            <text:p>19.42</text:p>
          </table:table-cell>
          <table:table-cell office:value-type="float" office:value="19.428005">
            <text:p>19.428005</text:p>
          </table:table-cell>
          <table:table-cell office:value-type="float" office:value="19.431238">
            <text:p>19.431238</text:p>
          </table:table-cell>
          <table:table-cell office:value-type="float" office:value="19.43944">
            <text:p>19.43944</text:p>
          </table:table-cell>
          <table:table-cell office:value-type="float" office:value="19.438393">
            <text:p>19.438393</text:p>
          </table:table-cell>
          <table:table-cell office:value-type="float" office:value="19.431469">
            <text:p>19.431469</text:p>
          </table:table-cell>
          <table:table-cell office:value-type="float" office:value="19.438846">
            <text:p>19.438846</text:p>
          </table:table-cell>
          <table:table-cell office:value-type="float" office:value="19.424424">
            <text:p>19.424424</text:p>
          </table:table-cell>
          <table:table-cell office:value-type="float" office:value="19.440343">
            <text:p>19.440343</text:p>
          </table:table-cell>
          <table:table-cell office:value-type="float" office:value="19.435227">
            <text:p>19.43522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0.113112">
            <text:p>10.11</text:p>
          </table:table-cell>
          <table:table-cell office:value-type="float" office:value="0.010098">
            <text:p>0.010098</text:p>
          </table:table-cell>
          <table:table-cell office:value-type="float" office:value="10.10802">
            <text:p>10.10802</text:p>
          </table:table-cell>
          <table:table-cell office:value-type="float" office:value="10.102605">
            <text:p>10.102605</text:p>
          </table:table-cell>
          <table:table-cell office:value-type="float" office:value="10.103956">
            <text:p>10.103956</text:p>
          </table:table-cell>
          <table:table-cell office:value-type="float" office:value="10.118632">
            <text:p>10.118632</text:p>
          </table:table-cell>
          <table:table-cell office:value-type="float" office:value="10.10811">
            <text:p>10.10811</text:p>
          </table:table-cell>
          <table:table-cell office:value-type="float" office:value="10.138078">
            <text:p>10.138078</text:p>
          </table:table-cell>
          <table:table-cell office:value-type="float" office:value="10.126788">
            <text:p>10.126788</text:p>
          </table:table-cell>
          <table:table-cell office:value-type="float" office:value="10.108334">
            <text:p>10.108334</text:p>
          </table:table-cell>
          <table:table-cell office:value-type="float" office:value="10.111602">
            <text:p>10.111602</text:p>
          </table:table-cell>
          <table:table-cell office:value-type="float" office:value="10.134824">
            <text:p>10.134824</text:p>
          </table:table-cell>
          <table:table-cell table:style-name="ce5" office:value-type="float" office:value="10.120777">
            <text:p>10.12</text:p>
          </table:table-cell>
          <table:table-cell office:value-type="float" office:value="10.106126">
            <text:p>10.106126</text:p>
          </table:table-cell>
          <table:table-cell office:value-type="float" office:value="10.109799">
            <text:p>10.109799</text:p>
          </table:table-cell>
          <table:table-cell office:value-type="float" office:value="10.104914">
            <text:p>10.104914</text:p>
          </table:table-cell>
          <table:table-cell office:value-type="float" office:value="10.103378">
            <text:p>10.103378</text:p>
          </table:table-cell>
          <table:table-cell office:value-type="float" office:value="10.117197">
            <text:p>10.117197</text:p>
          </table:table-cell>
          <table:table-cell office:value-type="float" office:value="10.110197">
            <text:p>10.110197</text:p>
          </table:table-cell>
          <table:table-cell office:value-type="float" office:value="10.117834">
            <text:p>10.117834</text:p>
          </table:table-cell>
          <table:table-cell office:value-type="float" office:value="10.102862">
            <text:p>10.102862</text:p>
          </table:table-cell>
          <table:table-cell office:value-type="float" office:value="10.108217">
            <text:p>10.10821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.485503">
            <text:p>5.49</text:p>
          </table:table-cell>
          <table:table-cell office:value-type="float" office:value="0.001792">
            <text:p>0.001792</text:p>
          </table:table-cell>
          <table:table-cell office:value-type="float" office:value="5.485836">
            <text:p>5.485836</text:p>
          </table:table-cell>
          <table:table-cell office:value-type="float" office:value="5.486015">
            <text:p>5.486015</text:p>
          </table:table-cell>
          <table:table-cell office:value-type="float" office:value="5.486963">
            <text:p>5.486963</text:p>
          </table:table-cell>
          <table:table-cell office:value-type="float" office:value="5.483956">
            <text:p>5.483956</text:p>
          </table:table-cell>
          <table:table-cell office:value-type="float" office:value="5.481219">
            <text:p>5.481219</text:p>
          </table:table-cell>
          <table:table-cell office:value-type="float" office:value="5.487584">
            <text:p>5.487584</text:p>
          </table:table-cell>
          <table:table-cell office:value-type="float" office:value="5.48777">
            <text:p>5.48777</text:p>
          </table:table-cell>
          <table:table-cell office:value-type="float" office:value="5.486592">
            <text:p>5.486592</text:p>
          </table:table-cell>
          <table:table-cell office:value-type="float" office:value="5.485013">
            <text:p>5.485013</text:p>
          </table:table-cell>
          <table:table-cell office:value-type="float" office:value="5.483892">
            <text:p>5.483892</text:p>
          </table:table-cell>
          <table:table-cell table:style-name="ce5" office:value-type="float" office:value="5.481804">
            <text:p>5.48</text:p>
          </table:table-cell>
          <table:table-cell office:value-type="float" office:value="5.484653">
            <text:p>5.484653</text:p>
          </table:table-cell>
          <table:table-cell office:value-type="float" office:value="5.485708">
            <text:p>5.485708</text:p>
          </table:table-cell>
          <table:table-cell office:value-type="float" office:value="5.487395">
            <text:p>5.487395</text:p>
          </table:table-cell>
          <table:table-cell office:value-type="float" office:value="5.484704">
            <text:p>5.484704</text:p>
          </table:table-cell>
          <table:table-cell office:value-type="float" office:value="5.487195">
            <text:p>5.487195</text:p>
          </table:table-cell>
          <table:table-cell office:value-type="float" office:value="5.487573">
            <text:p>5.487573</text:p>
          </table:table-cell>
          <table:table-cell office:value-type="float" office:value="5.485915">
            <text:p>5.485915</text:p>
          </table:table-cell>
          <table:table-cell office:value-type="float" office:value="5.485921">
            <text:p>5.485921</text:p>
          </table:table-cell>
          <table:table-cell office:value-type="float" office:value="5.484361">
            <text:p>5.484361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395.212946">
            <text:p>395.21</text:p>
          </table:table-cell>
          <table:table-cell office:value-type="float" office:value="0.10684">
            <text:p>0.10684</text:p>
          </table:table-cell>
          <table:table-cell office:value-type="float" office:value="395.093921">
            <text:p>395.093921</text:p>
          </table:table-cell>
          <table:table-cell office:value-type="float" office:value="395.161633">
            <text:p>395.161633</text:p>
          </table:table-cell>
          <table:table-cell office:value-type="float" office:value="395.208864">
            <text:p>395.208864</text:p>
          </table:table-cell>
          <table:table-cell office:value-type="float" office:value="395.210313">
            <text:p>395.210313</text:p>
          </table:table-cell>
          <table:table-cell office:value-type="float" office:value="394.962981">
            <text:p>394.962981</text:p>
          </table:table-cell>
          <table:table-cell office:value-type="float" office:value="395.177279">
            <text:p>395.177279</text:p>
          </table:table-cell>
          <table:table-cell office:value-type="float" office:value="395.342722">
            <text:p>395.342722</text:p>
          </table:table-cell>
          <table:table-cell office:value-type="float" office:value="395.345839">
            <text:p>395.345839</text:p>
          </table:table-cell>
          <table:table-cell office:value-type="float" office:value="395.161416">
            <text:p>395.161416</text:p>
          </table:table-cell>
          <table:table-cell office:value-type="float" office:value="395.306331">
            <text:p>395.306331</text:p>
          </table:table-cell>
          <table:table-cell table:style-name="ce5" office:value-type="float" office:value="395.279949">
            <text:p>395.28</text:p>
          </table:table-cell>
          <table:table-cell office:value-type="float" office:value="395.227267">
            <text:p>395.227267</text:p>
          </table:table-cell>
          <table:table-cell office:value-type="float" office:value="395.019139">
            <text:p>395.019139</text:p>
          </table:table-cell>
          <table:table-cell office:value-type="float" office:value="395.141643">
            <text:p>395.141643</text:p>
          </table:table-cell>
          <table:table-cell office:value-type="float" office:value="395.250019">
            <text:p>395.250019</text:p>
          </table:table-cell>
          <table:table-cell office:value-type="float" office:value="395.304809">
            <text:p>395.304809</text:p>
          </table:table-cell>
          <table:table-cell office:value-type="float" office:value="395.409141">
            <text:p>395.409141</text:p>
          </table:table-cell>
          <table:table-cell office:value-type="float" office:value="395.281471">
            <text:p>395.281471</text:p>
          </table:table-cell>
          <table:table-cell office:value-type="float" office:value="395.196113">
            <text:p>395.196113</text:p>
          </table:table-cell>
          <table:table-cell office:value-type="float" office:value="395.178075">
            <text:p>395.17807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67.029714">
            <text:p>267.03</text:p>
          </table:table-cell>
          <table:table-cell office:value-type="float" office:value="0.128748">
            <text:p>0.128748</text:p>
          </table:table-cell>
          <table:table-cell office:value-type="float" office:value="266.985184">
            <text:p>266.985184</text:p>
          </table:table-cell>
          <table:table-cell office:value-type="float" office:value="266.979497">
            <text:p>266.979497</text:p>
          </table:table-cell>
          <table:table-cell office:value-type="float" office:value="267.176793">
            <text:p>267.176793</text:p>
          </table:table-cell>
          <table:table-cell office:value-type="float" office:value="267.169973">
            <text:p>267.169973</text:p>
          </table:table-cell>
          <table:table-cell office:value-type="float" office:value="267.134021">
            <text:p>267.134021</text:p>
          </table:table-cell>
          <table:table-cell office:value-type="float" office:value="266.998278">
            <text:p>266.998278</text:p>
          </table:table-cell>
          <table:table-cell office:value-type="float" office:value="267.19898">
            <text:p>267.19898</text:p>
          </table:table-cell>
          <table:table-cell office:value-type="float" office:value="267.129618">
            <text:p>267.129618</text:p>
          </table:table-cell>
          <table:table-cell office:value-type="float" office:value="266.792793">
            <text:p>266.792793</text:p>
          </table:table-cell>
          <table:table-cell office:value-type="float" office:value="266.892175">
            <text:p>266.892175</text:p>
          </table:table-cell>
          <table:table-cell table:style-name="ce5" office:value-type="float" office:value="267.06337">
            <text:p>267.06</text:p>
          </table:table-cell>
          <table:table-cell office:value-type="float" office:value="267.069225">
            <text:p>267.069225</text:p>
          </table:table-cell>
          <table:table-cell office:value-type="float" office:value="266.811085">
            <text:p>266.811085</text:p>
          </table:table-cell>
          <table:table-cell office:value-type="float" office:value="267.200801">
            <text:p>267.200801</text:p>
          </table:table-cell>
          <table:table-cell office:value-type="float" office:value="266.899478">
            <text:p>266.899478</text:p>
          </table:table-cell>
          <table:table-cell office:value-type="float" office:value="267.188019">
            <text:p>267.188019</text:p>
          </table:table-cell>
          <table:table-cell office:value-type="float" office:value="267.094637">
            <text:p>267.094637</text:p>
          </table:table-cell>
          <table:table-cell office:value-type="float" office:value="266.896537">
            <text:p>266.896537</text:p>
          </table:table-cell>
          <table:table-cell office:value-type="float" office:value="266.902947">
            <text:p>266.902947</text:p>
          </table:table-cell>
          <table:table-cell office:value-type="float" office:value="267.010877">
            <text:p>267.010877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45.601362">
            <text:p>145.60</text:p>
          </table:table-cell>
          <table:table-cell office:value-type="float" office:value="0.08443">
            <text:p>0.08443</text:p>
          </table:table-cell>
          <table:table-cell office:value-type="float" office:value="145.621892">
            <text:p>145.621892</text:p>
          </table:table-cell>
          <table:table-cell office:value-type="float" office:value="145.55312">
            <text:p>145.55312</text:p>
          </table:table-cell>
          <table:table-cell office:value-type="float" office:value="145.608348">
            <text:p>145.608348</text:p>
          </table:table-cell>
          <table:table-cell office:value-type="float" office:value="145.565964">
            <text:p>145.565964</text:p>
          </table:table-cell>
          <table:table-cell office:value-type="float" office:value="145.520875">
            <text:p>145.520875</text:p>
          </table:table-cell>
          <table:table-cell office:value-type="float" office:value="145.695347">
            <text:p>145.695347</text:p>
          </table:table-cell>
          <table:table-cell office:value-type="float" office:value="145.581869">
            <text:p>145.581869</text:p>
          </table:table-cell>
          <table:table-cell office:value-type="float" office:value="145.711437">
            <text:p>145.711437</text:p>
          </table:table-cell>
          <table:table-cell office:value-type="float" office:value="145.704012">
            <text:p>145.704012</text:p>
          </table:table-cell>
          <table:table-cell office:value-type="float" office:value="145.632644">
            <text:p>145.632644</text:p>
          </table:table-cell>
          <table:table-cell table:style-name="ce5" office:value-type="float" office:value="145.621065">
            <text:p>145.62</text:p>
          </table:table-cell>
          <table:table-cell office:value-type="float" office:value="145.453581">
            <text:p>145.453581</text:p>
          </table:table-cell>
          <table:table-cell office:value-type="float" office:value="145.619738">
            <text:p>145.619738</text:p>
          </table:table-cell>
          <table:table-cell office:value-type="float" office:value="145.575646">
            <text:p>145.575646</text:p>
          </table:table-cell>
          <table:table-cell office:value-type="float" office:value="145.637838">
            <text:p>145.637838</text:p>
          </table:table-cell>
          <table:table-cell office:value-type="float" office:value="145.748398">
            <text:p>145.748398</text:p>
          </table:table-cell>
          <table:table-cell office:value-type="float" office:value="145.640485">
            <text:p>145.640485</text:p>
          </table:table-cell>
          <table:table-cell office:value-type="float" office:value="145.472239">
            <text:p>145.472239</text:p>
          </table:table-cell>
          <table:table-cell office:value-type="float" office:value="145.419527">
            <text:p>145.419527</text:p>
          </table:table-cell>
          <table:table-cell office:value-type="float" office:value="145.64322">
            <text:p>145.6432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4.411316">
            <text:p>54.41</text:p>
          </table:table-cell>
          <table:table-cell office:value-type="float" office:value="0.024387">
            <text:p>0.024387</text:p>
          </table:table-cell>
          <table:table-cell office:value-type="float" office:value="54.436523">
            <text:p>54.436523</text:p>
          </table:table-cell>
          <table:table-cell office:value-type="float" office:value="54.415698">
            <text:p>54.415698</text:p>
          </table:table-cell>
          <table:table-cell office:value-type="float" office:value="54.426468">
            <text:p>54.426468</text:p>
          </table:table-cell>
          <table:table-cell office:value-type="float" office:value="54.393178">
            <text:p>54.393178</text:p>
          </table:table-cell>
          <table:table-cell office:value-type="float" office:value="54.3704">
            <text:p>54.3704</text:p>
          </table:table-cell>
          <table:table-cell office:value-type="float" office:value="54.403783">
            <text:p>54.403783</text:p>
          </table:table-cell>
          <table:table-cell office:value-type="float" office:value="54.405676">
            <text:p>54.405676</text:p>
          </table:table-cell>
          <table:table-cell office:value-type="float" office:value="54.395611">
            <text:p>54.395611</text:p>
          </table:table-cell>
          <table:table-cell office:value-type="float" office:value="54.443897">
            <text:p>54.443897</text:p>
          </table:table-cell>
          <table:table-cell office:value-type="float" office:value="54.412912">
            <text:p>54.412912</text:p>
          </table:table-cell>
          <table:table-cell table:style-name="ce5" office:value-type="float" office:value="54.383737">
            <text:p>54.38</text:p>
          </table:table-cell>
          <table:table-cell office:value-type="float" office:value="54.404912">
            <text:p>54.404912</text:p>
          </table:table-cell>
          <table:table-cell office:value-type="float" office:value="54.44265">
            <text:p>54.44265</text:p>
          </table:table-cell>
          <table:table-cell office:value-type="float" office:value="54.389564">
            <text:p>54.389564</text:p>
          </table:table-cell>
          <table:table-cell office:value-type="float" office:value="54.431602">
            <text:p>54.431602</text:p>
          </table:table-cell>
          <table:table-cell office:value-type="float" office:value="54.457714">
            <text:p>54.457714</text:p>
          </table:table-cell>
          <table:table-cell office:value-type="float" office:value="54.383763">
            <text:p>54.383763</text:p>
          </table:table-cell>
          <table:table-cell office:value-type="float" office:value="54.373396">
            <text:p>54.373396</text:p>
          </table:table-cell>
          <table:table-cell office:value-type="float" office:value="54.433399">
            <text:p>54.433399</text:p>
          </table:table-cell>
          <table:table-cell office:value-type="float" office:value="54.421448">
            <text:p>54.42144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1.508813">
            <text:p>21.51</text:p>
          </table:table-cell>
          <table:table-cell office:value-type="float" office:value="0.028665">
            <text:p>0.028665</text:p>
          </table:table-cell>
          <table:table-cell office:value-type="float" office:value="21.532302">
            <text:p>21.532302</text:p>
          </table:table-cell>
          <table:table-cell office:value-type="float" office:value="21.479294">
            <text:p>21.479294</text:p>
          </table:table-cell>
          <table:table-cell office:value-type="float" office:value="21.480359">
            <text:p>21.480359</text:p>
          </table:table-cell>
          <table:table-cell office:value-type="float" office:value="21.501966">
            <text:p>21.501966</text:p>
          </table:table-cell>
          <table:table-cell office:value-type="float" office:value="21.484036">
            <text:p>21.484036</text:p>
          </table:table-cell>
          <table:table-cell office:value-type="float" office:value="21.534739">
            <text:p>21.534739</text:p>
          </table:table-cell>
          <table:table-cell office:value-type="float" office:value="21.497634">
            <text:p>21.497634</text:p>
          </table:table-cell>
          <table:table-cell office:value-type="float" office:value="21.540759">
            <text:p>21.540759</text:p>
          </table:table-cell>
          <table:table-cell office:value-type="float" office:value="21.494057">
            <text:p>21.494057</text:p>
          </table:table-cell>
          <table:table-cell office:value-type="float" office:value="21.475523">
            <text:p>21.475523</text:p>
          </table:table-cell>
          <table:table-cell table:style-name="ce5" office:value-type="float" office:value="21.524794">
            <text:p>21.52</text:p>
          </table:table-cell>
          <table:table-cell office:value-type="float" office:value="21.458622">
            <text:p>21.458622</text:p>
          </table:table-cell>
          <table:table-cell office:value-type="float" office:value="21.582444">
            <text:p>21.582444</text:p>
          </table:table-cell>
          <table:table-cell office:value-type="float" office:value="21.504107">
            <text:p>21.504107</text:p>
          </table:table-cell>
          <table:table-cell office:value-type="float" office:value="21.53497">
            <text:p>21.53497</text:p>
          </table:table-cell>
          <table:table-cell office:value-type="float" office:value="21.495889">
            <text:p>21.495889</text:p>
          </table:table-cell>
          <table:table-cell office:value-type="float" office:value="21.519626">
            <text:p>21.519626</text:p>
          </table:table-cell>
          <table:table-cell office:value-type="float" office:value="21.498189">
            <text:p>21.498189</text:p>
          </table:table-cell>
          <table:table-cell office:value-type="float" office:value="21.497144">
            <text:p>21.497144</text:p>
          </table:table-cell>
          <table:table-cell office:value-type="float" office:value="21.539808">
            <text:p>21.539808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1040.990139">
            <text:p>1040.99</text:p>
          </table:table-cell>
          <table:table-cell office:value-type="float" office:value="1.207044">
            <text:p>1.207044</text:p>
          </table:table-cell>
          <table:table-cell office:value-type="float" office:value="1041.950259">
            <text:p>1041.950259</text:p>
          </table:table-cell>
          <table:table-cell office:value-type="float" office:value="1041.602997">
            <text:p>1041.602997</text:p>
          </table:table-cell>
          <table:table-cell office:value-type="float" office:value="1039.902647">
            <text:p>1039.902647</text:p>
          </table:table-cell>
          <table:table-cell office:value-type="float" office:value="1041.584346">
            <text:p>1041.584346</text:p>
          </table:table-cell>
          <table:table-cell office:value-type="float" office:value="1042.622126">
            <text:p>1042.622126</text:p>
          </table:table-cell>
          <table:table-cell office:value-type="float" office:value="1040.069881">
            <text:p>1040.069881</text:p>
          </table:table-cell>
          <table:table-cell office:value-type="float" office:value="1039.788874">
            <text:p>1039.788874</text:p>
          </table:table-cell>
          <table:table-cell office:value-type="float" office:value="1042.993436">
            <text:p>1042.993436</text:p>
          </table:table-cell>
          <table:table-cell office:value-type="float" office:value="1041.999219">
            <text:p>1041.999219</text:p>
          </table:table-cell>
          <table:table-cell office:value-type="float" office:value="1039.900327">
            <text:p>1039.900327</text:p>
          </table:table-cell>
          <table:table-cell table:style-name="ce5" office:value-type="float" office:value="1039.23428">
            <text:p>1039.23</text:p>
          </table:table-cell>
          <table:table-cell office:value-type="float" office:value="1039.974648">
            <text:p>1039.974648</text:p>
          </table:table-cell>
          <table:table-cell office:value-type="float" office:value="1041.649581">
            <text:p>1041.649581</text:p>
          </table:table-cell>
          <table:table-cell office:value-type="float" office:value="1041.824379">
            <text:p>1041.824379</text:p>
          </table:table-cell>
          <table:table-cell office:value-type="float" office:value="1039.512654">
            <text:p>1039.512654</text:p>
          </table:table-cell>
          <table:table-cell office:value-type="float" office:value="1042.024874">
            <text:p>1042.024874</text:p>
          </table:table-cell>
          <table:table-cell office:value-type="float" office:value="1041.125587">
            <text:p>1041.125587</text:p>
          </table:table-cell>
          <table:table-cell office:value-type="float" office:value="1039.990906">
            <text:p>1039.990906</text:p>
          </table:table-cell>
          <table:table-cell office:value-type="float" office:value="1042.701501">
            <text:p>1042.701501</text:p>
          </table:table-cell>
          <table:table-cell office:value-type="float" office:value="1039.35025">
            <text:p>1039.3502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979.862038">
            <text:p>979.86</text:p>
          </table:table-cell>
          <table:table-cell office:value-type="float" office:value="0.845826">
            <text:p>0.845826</text:p>
          </table:table-cell>
          <table:table-cell office:value-type="float" office:value="979.02924">
            <text:p>979.02924</text:p>
          </table:table-cell>
          <table:table-cell office:value-type="float" office:value="980.757175">
            <text:p>980.757175</text:p>
          </table:table-cell>
          <table:table-cell office:value-type="float" office:value="980.057425">
            <text:p>980.057425</text:p>
          </table:table-cell>
          <table:table-cell office:value-type="float" office:value="979.082762">
            <text:p>979.082762</text:p>
          </table:table-cell>
          <table:table-cell office:value-type="float" office:value="980.49696">
            <text:p>980.49696</text:p>
          </table:table-cell>
          <table:table-cell office:value-type="float" office:value="979.717198">
            <text:p>979.717198</text:p>
          </table:table-cell>
          <table:table-cell office:value-type="float" office:value="979.638887">
            <text:p>979.638887</text:p>
          </table:table-cell>
          <table:table-cell office:value-type="float" office:value="979.307207">
            <text:p>979.307207</text:p>
          </table:table-cell>
          <table:table-cell office:value-type="float" office:value="979.628593">
            <text:p>979.628593</text:p>
          </table:table-cell>
          <table:table-cell office:value-type="float" office:value="980.600204">
            <text:p>980.600204</text:p>
          </table:table-cell>
          <table:table-cell table:style-name="ce5" office:value-type="float" office:value="980.96996">
            <text:p>980.97</text:p>
          </table:table-cell>
          <table:table-cell office:value-type="float" office:value="980.075985">
            <text:p>980.075985</text:p>
          </table:table-cell>
          <table:table-cell office:value-type="float" office:value="980.177066">
            <text:p>980.177066</text:p>
          </table:table-cell>
          <table:table-cell office:value-type="float" office:value="980.784016">
            <text:p>980.784016</text:p>
          </table:table-cell>
          <table:table-cell office:value-type="float" office:value="979.270133">
            <text:p>979.270133</text:p>
          </table:table-cell>
          <table:table-cell office:value-type="float" office:value="978.198379">
            <text:p>978.198379</text:p>
          </table:table-cell>
          <table:table-cell office:value-type="float" office:value="981.319336">
            <text:p>981.319336</text:p>
          </table:table-cell>
          <table:table-cell office:value-type="float" office:value="978.447093">
            <text:p>978.447093</text:p>
          </table:table-cell>
          <table:table-cell office:value-type="float" office:value="979.029254">
            <text:p>979.029254</text:p>
          </table:table-cell>
          <table:table-cell office:value-type="float" office:value="980.653898">
            <text:p>980.65389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222.761839">
            <text:p>1222.76</text:p>
          </table:table-cell>
          <table:table-cell office:value-type="float" office:value="88.652375">
            <text:p>88.652375</text:p>
          </table:table-cell>
          <table:table-cell office:value-type="float" office:value="1133.84906">
            <text:p>1133.84906</text:p>
          </table:table-cell>
          <table:table-cell office:value-type="float" office:value="1296.660559">
            <text:p>1296.660559</text:p>
          </table:table-cell>
          <table:table-cell office:value-type="float" office:value="1300.019837">
            <text:p>1300.019837</text:p>
          </table:table-cell>
          <table:table-cell office:value-type="float" office:value="1293.929518">
            <text:p>1293.929518</text:p>
          </table:table-cell>
          <table:table-cell office:value-type="float" office:value="1196.245334">
            <text:p>1196.245334</text:p>
          </table:table-cell>
          <table:table-cell office:value-type="float" office:value="1411.124926">
            <text:p>1411.124926</text:p>
          </table:table-cell>
          <table:table-cell office:value-type="float" office:value="1185.679225">
            <text:p>1185.679225</text:p>
          </table:table-cell>
          <table:table-cell office:value-type="float" office:value="1414.451051">
            <text:p>1414.451051</text:p>
          </table:table-cell>
          <table:table-cell office:value-type="float" office:value="1114.513845">
            <text:p>1114.513845</text:p>
          </table:table-cell>
          <table:table-cell office:value-type="float" office:value="1161.844443">
            <text:p>1161.844443</text:p>
          </table:table-cell>
          <table:table-cell table:style-name="ce5" office:value-type="float" office:value="1198.042677">
            <text:p>1198.04</text:p>
          </table:table-cell>
          <table:table-cell office:value-type="float" office:value="1256.90212">
            <text:p>1256.90212</text:p>
          </table:table-cell>
          <table:table-cell office:value-type="float" office:value="1068.436443">
            <text:p>1068.436443</text:p>
          </table:table-cell>
          <table:table-cell office:value-type="float" office:value="1179.316393">
            <text:p>1179.316393</text:p>
          </table:table-cell>
          <table:table-cell office:value-type="float" office:value="1200.724066">
            <text:p>1200.724066</text:p>
          </table:table-cell>
          <table:table-cell office:value-type="float" office:value="1136.899633">
            <text:p>1136.899633</text:p>
          </table:table-cell>
          <table:table-cell office:value-type="float" office:value="1223.000389">
            <text:p>1223.000389</text:p>
          </table:table-cell>
          <table:table-cell office:value-type="float" office:value="1181.962494">
            <text:p>1181.962494</text:p>
          </table:table-cell>
          <table:table-cell office:value-type="float" office:value="1203.513889">
            <text:p>1203.513889</text:p>
          </table:table-cell>
          <table:table-cell office:value-type="float" office:value="1298.120876">
            <text:p>1298.12087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835.167055">
            <text:p>835.17</text:p>
          </table:table-cell>
          <table:table-cell office:value-type="float" office:value="77.15954">
            <text:p>77.15954</text:p>
          </table:table-cell>
          <table:table-cell office:value-type="float" office:value="802.729855">
            <text:p>802.729855</text:p>
          </table:table-cell>
          <table:table-cell office:value-type="float" office:value="879.671919">
            <text:p>879.671919</text:p>
          </table:table-cell>
          <table:table-cell office:value-type="float" office:value="944.68138">
            <text:p>944.68138</text:p>
          </table:table-cell>
          <table:table-cell office:value-type="float" office:value="777.579753">
            <text:p>777.579753</text:p>
          </table:table-cell>
          <table:table-cell office:value-type="float" office:value="934.141115">
            <text:p>934.141115</text:p>
          </table:table-cell>
          <table:table-cell office:value-type="float" office:value="680.354164">
            <text:p>680.354164</text:p>
          </table:table-cell>
          <table:table-cell office:value-type="float" office:value="714.726185">
            <text:p>714.726185</text:p>
          </table:table-cell>
          <table:table-cell office:value-type="float" office:value="789.158803">
            <text:p>789.158803</text:p>
          </table:table-cell>
          <table:table-cell office:value-type="float" office:value="858.458818">
            <text:p>858.458818</text:p>
          </table:table-cell>
          <table:table-cell office:value-type="float" office:value="795.21372">
            <text:p>795.21372</text:p>
          </table:table-cell>
          <table:table-cell table:style-name="ce5" office:value-type="float" office:value="769.36667">
            <text:p>769.37</text:p>
          </table:table-cell>
          <table:table-cell office:value-type="float" office:value="920.606234">
            <text:p>920.606234</text:p>
          </table:table-cell>
          <table:table-cell office:value-type="float" office:value="842.520035">
            <text:p>842.520035</text:p>
          </table:table-cell>
          <table:table-cell office:value-type="float" office:value="785.662435">
            <text:p>785.662435</text:p>
          </table:table-cell>
          <table:table-cell office:value-type="float" office:value="819.893593">
            <text:p>819.893593</text:p>
          </table:table-cell>
          <table:table-cell office:value-type="float" office:value="906.873012">
            <text:p>906.873012</text:p>
          </table:table-cell>
          <table:table-cell office:value-type="float" office:value="928.791925">
            <text:p>928.791925</text:p>
          </table:table-cell>
          <table:table-cell office:value-type="float" office:value="744.990776">
            <text:p>744.990776</text:p>
          </table:table-cell>
          <table:table-cell office:value-type="float" office:value="938.115636">
            <text:p>938.115636</text:p>
          </table:table-cell>
          <table:table-cell office:value-type="float" office:value="869.805067">
            <text:p>869.80506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360.580333">
            <text:p>360.58</text:p>
          </table:table-cell>
          <table:table-cell office:value-type="float" office:value="36.143593">
            <text:p>36.143593</text:p>
          </table:table-cell>
          <table:table-cell office:value-type="float" office:value="396.140585">
            <text:p>396.140585</text:p>
          </table:table-cell>
          <table:table-cell office:value-type="float" office:value="329.877594">
            <text:p>329.877594</text:p>
          </table:table-cell>
          <table:table-cell office:value-type="float" office:value="379.478887">
            <text:p>379.478887</text:p>
          </table:table-cell>
          <table:table-cell office:value-type="float" office:value="314.533916">
            <text:p>314.533916</text:p>
          </table:table-cell>
          <table:table-cell office:value-type="float" office:value="306.677561">
            <text:p>306.677561</text:p>
          </table:table-cell>
          <table:table-cell office:value-type="float" office:value="392.679829">
            <text:p>392.679829</text:p>
          </table:table-cell>
          <table:table-cell office:value-type="float" office:value="311.790878">
            <text:p>311.790878</text:p>
          </table:table-cell>
          <table:table-cell office:value-type="float" office:value="381.04171">
            <text:p>381.04171</text:p>
          </table:table-cell>
          <table:table-cell office:value-type="float" office:value="400.232409">
            <text:p>400.232409</text:p>
          </table:table-cell>
          <table:table-cell office:value-type="float" office:value="412.410902">
            <text:p>412.410902</text:p>
          </table:table-cell>
          <table:table-cell table:style-name="ce5" office:value-type="float" office:value="323.446426">
            <text:p>323.45</text:p>
          </table:table-cell>
          <table:table-cell office:value-type="float" office:value="336.821415">
            <text:p>336.821415</text:p>
          </table:table-cell>
          <table:table-cell office:value-type="float" office:value="399.616925">
            <text:p>399.616925</text:p>
          </table:table-cell>
          <table:table-cell office:value-type="float" office:value="329.832734">
            <text:p>329.832734</text:p>
          </table:table-cell>
          <table:table-cell office:value-type="float" office:value="355.08635">
            <text:p>355.08635</text:p>
          </table:table-cell>
          <table:table-cell office:value-type="float" office:value="378.567271">
            <text:p>378.567271</text:p>
          </table:table-cell>
          <table:table-cell office:value-type="float" office:value="393.936174">
            <text:p>393.936174</text:p>
          </table:table-cell>
          <table:table-cell office:value-type="float" office:value="316.26939">
            <text:p>316.26939</text:p>
          </table:table-cell>
          <table:table-cell office:value-type="float" office:value="344.223322">
            <text:p>344.223322</text:p>
          </table:table-cell>
          <table:table-cell office:value-type="float" office:value="408.942376">
            <text:p>408.942376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31.250194">
            <text:p>31.25</text:p>
          </table:table-cell>
          <table:table-cell office:value-type="float" office:value="0.011209">
            <text:p>0.011209</text:p>
          </table:table-cell>
          <table:table-cell office:value-type="float" office:value="31.252113">
            <text:p>31.252113</text:p>
          </table:table-cell>
          <table:table-cell office:value-type="float" office:value="31.256707">
            <text:p>31.256707</text:p>
          </table:table-cell>
          <table:table-cell office:value-type="float" office:value="31.258927">
            <text:p>31.258927</text:p>
          </table:table-cell>
          <table:table-cell office:value-type="float" office:value="31.258987">
            <text:p>31.258987</text:p>
          </table:table-cell>
          <table:table-cell office:value-type="float" office:value="31.257608">
            <text:p>31.257608</text:p>
          </table:table-cell>
          <table:table-cell office:value-type="float" office:value="31.255286">
            <text:p>31.255286</text:p>
          </table:table-cell>
          <table:table-cell office:value-type="float" office:value="31.257175">
            <text:p>31.257175</text:p>
          </table:table-cell>
          <table:table-cell office:value-type="float" office:value="31.238533">
            <text:p>31.238533</text:p>
          </table:table-cell>
          <table:table-cell office:value-type="float" office:value="31.252733">
            <text:p>31.252733</text:p>
          </table:table-cell>
          <table:table-cell office:value-type="float" office:value="31.259149">
            <text:p>31.259149</text:p>
          </table:table-cell>
          <table:table-cell table:style-name="ce5" office:value-type="float" office:value="31.256959">
            <text:p>31.26</text:p>
          </table:table-cell>
          <table:table-cell office:value-type="float" office:value="31.239775">
            <text:p>31.239775</text:p>
          </table:table-cell>
          <table:table-cell office:value-type="float" office:value="31.257374">
            <text:p>31.257374</text:p>
          </table:table-cell>
          <table:table-cell office:value-type="float" office:value="31.216084">
            <text:p>31.216084</text:p>
          </table:table-cell>
          <table:table-cell office:value-type="float" office:value="31.255643">
            <text:p>31.255643</text:p>
          </table:table-cell>
          <table:table-cell office:value-type="float" office:value="31.255088">
            <text:p>31.255088</text:p>
          </table:table-cell>
          <table:table-cell office:value-type="float" office:value="31.237328">
            <text:p>31.237328</text:p>
          </table:table-cell>
          <table:table-cell office:value-type="float" office:value="31.232173">
            <text:p>31.232173</text:p>
          </table:table-cell>
          <table:table-cell office:value-type="float" office:value="31.25701">
            <text:p>31.25701</text:p>
          </table:table-cell>
          <table:table-cell office:value-type="float" office:value="31.249235">
            <text:p>31.24923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60.857738">
            <text:p>60.86</text:p>
          </table:table-cell>
          <table:table-cell office:value-type="float" office:value="0.036358">
            <text:p>0.036358</text:p>
          </table:table-cell>
          <table:table-cell office:value-type="float" office:value="60.885881">
            <text:p>60.885881</text:p>
          </table:table-cell>
          <table:table-cell office:value-type="float" office:value="60.86495">
            <text:p>60.86495</text:p>
          </table:table-cell>
          <table:table-cell office:value-type="float" office:value="60.872807">
            <text:p>60.872807</text:p>
          </table:table-cell>
          <table:table-cell office:value-type="float" office:value="60.87685">
            <text:p>60.87685</text:p>
          </table:table-cell>
          <table:table-cell office:value-type="float" office:value="60.883821">
            <text:p>60.883821</text:p>
          </table:table-cell>
          <table:table-cell office:value-type="float" office:value="60.879425">
            <text:p>60.879425</text:p>
          </table:table-cell>
          <table:table-cell office:value-type="float" office:value="60.879326">
            <text:p>60.879326</text:p>
          </table:table-cell>
          <table:table-cell office:value-type="float" office:value="60.833842">
            <text:p>60.833842</text:p>
          </table:table-cell>
          <table:table-cell office:value-type="float" office:value="60.881515">
            <text:p>60.881515</text:p>
          </table:table-cell>
          <table:table-cell office:value-type="float" office:value="60.816632">
            <text:p>60.816632</text:p>
          </table:table-cell>
          <table:table-cell table:style-name="ce5" office:value-type="float" office:value="60.882633">
            <text:p>60.88</text:p>
          </table:table-cell>
          <table:table-cell office:value-type="float" office:value="60.85867">
            <text:p>60.85867</text:p>
          </table:table-cell>
          <table:table-cell office:value-type="float" office:value="60.882161">
            <text:p>60.882161</text:p>
          </table:table-cell>
          <table:table-cell office:value-type="float" office:value="60.765757">
            <text:p>60.765757</text:p>
          </table:table-cell>
          <table:table-cell office:value-type="float" office:value="60.835513">
            <text:p>60.835513</text:p>
          </table:table-cell>
          <table:table-cell office:value-type="float" office:value="60.878287">
            <text:p>60.878287</text:p>
          </table:table-cell>
          <table:table-cell office:value-type="float" office:value="60.875463">
            <text:p>60.875463</text:p>
          </table:table-cell>
          <table:table-cell office:value-type="float" office:value="60.867588">
            <text:p>60.867588</text:p>
          </table:table-cell>
          <table:table-cell office:value-type="float" office:value="60.761116">
            <text:p>60.761116</text:p>
          </table:table-cell>
          <table:table-cell office:value-type="float" office:value="60.872519">
            <text:p>60.87251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17.327918">
            <text:p>117.33</text:p>
          </table:table-cell>
          <table:table-cell office:value-type="float" office:value="0.035997">
            <text:p>0.035997</text:p>
          </table:table-cell>
          <table:table-cell office:value-type="float" office:value="117.314002">
            <text:p>117.314002</text:p>
          </table:table-cell>
          <table:table-cell office:value-type="float" office:value="117.36187">
            <text:p>117.36187</text:p>
          </table:table-cell>
          <table:table-cell office:value-type="float" office:value="117.294051">
            <text:p>117.294051</text:p>
          </table:table-cell>
          <table:table-cell office:value-type="float" office:value="117.321486">
            <text:p>117.321486</text:p>
          </table:table-cell>
          <table:table-cell office:value-type="float" office:value="117.377977">
            <text:p>117.377977</text:p>
          </table:table-cell>
          <table:table-cell office:value-type="float" office:value="117.334366">
            <text:p>117.334366</text:p>
          </table:table-cell>
          <table:table-cell office:value-type="float" office:value="117.354403">
            <text:p>117.354403</text:p>
          </table:table-cell>
          <table:table-cell office:value-type="float" office:value="117.355697">
            <text:p>117.355697</text:p>
          </table:table-cell>
          <table:table-cell office:value-type="float" office:value="117.325268">
            <text:p>117.325268</text:p>
          </table:table-cell>
          <table:table-cell office:value-type="float" office:value="117.303558">
            <text:p>117.303558</text:p>
          </table:table-cell>
          <table:table-cell table:style-name="ce5" office:value-type="float" office:value="117.334845">
            <text:p>117.33</text:p>
          </table:table-cell>
          <table:table-cell office:value-type="float" office:value="117.22148">
            <text:p>117.22148</text:p>
          </table:table-cell>
          <table:table-cell office:value-type="float" office:value="117.320741">
            <text:p>117.320741</text:p>
          </table:table-cell>
          <table:table-cell office:value-type="float" office:value="117.374231">
            <text:p>117.374231</text:p>
          </table:table-cell>
          <table:table-cell office:value-type="float" office:value="117.333882">
            <text:p>117.333882</text:p>
          </table:table-cell>
          <table:table-cell office:value-type="float" office:value="117.32274">
            <text:p>117.32274</text:p>
          </table:table-cell>
          <table:table-cell office:value-type="float" office:value="117.285199">
            <text:p>117.285199</text:p>
          </table:table-cell>
          <table:table-cell office:value-type="float" office:value="117.307438">
            <text:p>117.307438</text:p>
          </table:table-cell>
          <table:table-cell office:value-type="float" office:value="117.381253">
            <text:p>117.381253</text:p>
          </table:table-cell>
          <table:table-cell office:value-type="float" office:value="117.333869">
            <text:p>117.33386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85.070787">
            <text:p>185.07</text:p>
          </table:table-cell>
          <table:table-cell office:value-type="float" office:value="0.093964">
            <text:p>0.093964</text:p>
          </table:table-cell>
          <table:table-cell office:value-type="float" office:value="184.941622">
            <text:p>184.941622</text:p>
          </table:table-cell>
          <table:table-cell office:value-type="float" office:value="185.052386">
            <text:p>185.052386</text:p>
          </table:table-cell>
          <table:table-cell office:value-type="float" office:value="185.101854">
            <text:p>185.101854</text:p>
          </table:table-cell>
          <table:table-cell office:value-type="float" office:value="184.810367">
            <text:p>184.810367</text:p>
          </table:table-cell>
          <table:table-cell office:value-type="float" office:value="185.049744">
            <text:p>185.049744</text:p>
          </table:table-cell>
          <table:table-cell office:value-type="float" office:value="185.150812">
            <text:p>185.150812</text:p>
          </table:table-cell>
          <table:table-cell office:value-type="float" office:value="185.173637">
            <text:p>185.173637</text:p>
          </table:table-cell>
          <table:table-cell office:value-type="float" office:value="185.109749">
            <text:p>185.109749</text:p>
          </table:table-cell>
          <table:table-cell office:value-type="float" office:value="184.880995">
            <text:p>184.880995</text:p>
          </table:table-cell>
          <table:table-cell office:value-type="float" office:value="185.101972">
            <text:p>185.101972</text:p>
          </table:table-cell>
          <table:table-cell table:style-name="ce5" office:value-type="float" office:value="185.06046">
            <text:p>185.06</text:p>
          </table:table-cell>
          <table:table-cell office:value-type="float" office:value="185.13567">
            <text:p>185.13567</text:p>
          </table:table-cell>
          <table:table-cell office:value-type="float" office:value="185.165808">
            <text:p>185.165808</text:p>
          </table:table-cell>
          <table:table-cell office:value-type="float" office:value="185.025737">
            <text:p>185.025737</text:p>
          </table:table-cell>
          <table:table-cell office:value-type="float" office:value="185.070697">
            <text:p>185.070697</text:p>
          </table:table-cell>
          <table:table-cell office:value-type="float" office:value="185.129685">
            <text:p>185.129685</text:p>
          </table:table-cell>
          <table:table-cell office:value-type="float" office:value="185.053879">
            <text:p>185.053879</text:p>
          </table:table-cell>
          <table:table-cell office:value-type="float" office:value="185.104879">
            <text:p>185.104879</text:p>
          </table:table-cell>
          <table:table-cell office:value-type="float" office:value="185.184353">
            <text:p>185.184353</text:p>
          </table:table-cell>
          <table:table-cell office:value-type="float" office:value="185.111431">
            <text:p>185.11143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32.990706">
            <text:p>232.99</text:p>
          </table:table-cell>
          <table:table-cell office:value-type="float" office:value="0.044324">
            <text:p>0.044324</text:p>
          </table:table-cell>
          <table:table-cell office:value-type="float" office:value="232.986695">
            <text:p>232.986695</text:p>
          </table:table-cell>
          <table:table-cell office:value-type="float" office:value="233.040729">
            <text:p>233.040729</text:p>
          </table:table-cell>
          <table:table-cell office:value-type="float" office:value="232.982689">
            <text:p>232.982689</text:p>
          </table:table-cell>
          <table:table-cell office:value-type="float" office:value="233.027924">
            <text:p>233.027924</text:p>
          </table:table-cell>
          <table:table-cell office:value-type="float" office:value="232.959589">
            <text:p>232.959589</text:p>
          </table:table-cell>
          <table:table-cell office:value-type="float" office:value="233.013523">
            <text:p>233.013523</text:p>
          </table:table-cell>
          <table:table-cell office:value-type="float" office:value="232.992118">
            <text:p>232.992118</text:p>
          </table:table-cell>
          <table:table-cell office:value-type="float" office:value="232.96413">
            <text:p>232.96413</text:p>
          </table:table-cell>
          <table:table-cell office:value-type="float" office:value="232.88799">
            <text:p>232.88799</text:p>
          </table:table-cell>
          <table:table-cell office:value-type="float" office:value="233.003851">
            <text:p>233.003851</text:p>
          </table:table-cell>
          <table:table-cell table:style-name="ce5" office:value-type="float" office:value="233.037023">
            <text:p>233.04</text:p>
          </table:table-cell>
          <table:table-cell office:value-type="float" office:value="233.053247">
            <text:p>233.053247</text:p>
          </table:table-cell>
          <table:table-cell office:value-type="float" office:value="233.017819">
            <text:p>233.017819</text:p>
          </table:table-cell>
          <table:table-cell office:value-type="float" office:value="232.957282">
            <text:p>232.957282</text:p>
          </table:table-cell>
          <table:table-cell office:value-type="float" office:value="232.982368">
            <text:p>232.982368</text:p>
          </table:table-cell>
          <table:table-cell office:value-type="float" office:value="232.902281">
            <text:p>232.902281</text:p>
          </table:table-cell>
          <table:table-cell office:value-type="float" office:value="233.05404">
            <text:p>233.05404</text:p>
          </table:table-cell>
          <table:table-cell office:value-type="float" office:value="233.005636">
            <text:p>233.005636</text:p>
          </table:table-cell>
          <table:table-cell office:value-type="float" office:value="232.943304">
            <text:p>232.943304</text:p>
          </table:table-cell>
          <table:table-cell office:value-type="float" office:value="233.001878">
            <text:p>233.001878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116.35401">
            <text:p>116.35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36.597986">
            <text:p>36.60</text:p>
          </table:table-cell>
          <table:table-cell office:value-type="float" office:value="0.1176">
            <text:p>0.1176</text:p>
          </table:table-cell>
          <table:table-cell office:value-type="float" office:value="36.5144">
            <text:p>36.5144</text:p>
          </table:table-cell>
          <table:table-cell office:value-type="float" office:value="36.543365">
            <text:p>36.543365</text:p>
          </table:table-cell>
          <table:table-cell office:value-type="float" office:value="36.671684">
            <text:p>36.671684</text:p>
          </table:table-cell>
          <table:table-cell office:value-type="float" office:value="36.666135">
            <text:p>36.666135</text:p>
          </table:table-cell>
          <table:table-cell office:value-type="float" office:value="36.704985">
            <text:p>36.704985</text:p>
          </table:table-cell>
          <table:table-cell office:value-type="float" office:value="36.522103">
            <text:p>36.522103</text:p>
          </table:table-cell>
          <table:table-cell office:value-type="float" office:value="36.397034">
            <text:p>36.397034</text:p>
          </table:table-cell>
          <table:table-cell office:value-type="float" office:value="36.51615">
            <text:p>36.51615</text:p>
          </table:table-cell>
          <table:table-cell office:value-type="float" office:value="36.747742">
            <text:p>36.747742</text:p>
          </table:table-cell>
          <table:table-cell office:value-type="float" office:value="36.562487">
            <text:p>36.562487</text:p>
          </table:table-cell>
          <table:table-cell table:style-name="ce5" office:value-type="float" office:value="36.701657">
            <text:p>36.70</text:p>
          </table:table-cell>
          <table:table-cell office:value-type="float" office:value="36.737748">
            <text:p>36.737748</text:p>
          </table:table-cell>
          <table:table-cell office:value-type="float" office:value="36.634749">
            <text:p>36.634749</text:p>
          </table:table-cell>
          <table:table-cell office:value-type="float" office:value="36.607931">
            <text:p>36.607931</text:p>
          </table:table-cell>
          <table:table-cell office:value-type="float" office:value="36.612454">
            <text:p>36.612454</text:p>
          </table:table-cell>
          <table:table-cell office:value-type="float" office:value="36.726217">
            <text:p>36.726217</text:p>
          </table:table-cell>
          <table:table-cell office:value-type="float" office:value="36.650028">
            <text:p>36.650028</text:p>
          </table:table-cell>
          <table:table-cell office:value-type="float" office:value="36.300207">
            <text:p>36.300207</text:p>
          </table:table-cell>
          <table:table-cell office:value-type="float" office:value="36.454294">
            <text:p>36.454294</text:p>
          </table:table-cell>
          <table:table-cell office:value-type="float" office:value="36.688347">
            <text:p>36.68834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41.240242">
            <text:p>41.24</text:p>
          </table:table-cell>
          <table:table-cell office:value-type="float" office:value="0.137223">
            <text:p>0.137223</text:p>
          </table:table-cell>
          <table:table-cell office:value-type="float" office:value="41.308871">
            <text:p>41.308871</text:p>
          </table:table-cell>
          <table:table-cell office:value-type="float" office:value="41.356698">
            <text:p>41.356698</text:p>
          </table:table-cell>
          <table:table-cell office:value-type="float" office:value="41.354865">
            <text:p>41.354865</text:p>
          </table:table-cell>
          <table:table-cell office:value-type="float" office:value="41.254553">
            <text:p>41.254553</text:p>
          </table:table-cell>
          <table:table-cell office:value-type="float" office:value="40.95218">
            <text:p>40.95218</text:p>
          </table:table-cell>
          <table:table-cell office:value-type="float" office:value="41.20211">
            <text:p>41.20211</text:p>
          </table:table-cell>
          <table:table-cell office:value-type="float" office:value="41.260037">
            <text:p>41.260037</text:p>
          </table:table-cell>
          <table:table-cell office:value-type="float" office:value="41.244336">
            <text:p>41.244336</text:p>
          </table:table-cell>
          <table:table-cell office:value-type="float" office:value="41.339208">
            <text:p>41.339208</text:p>
          </table:table-cell>
          <table:table-cell office:value-type="float" office:value="41.2395">
            <text:p>41.2395</text:p>
          </table:table-cell>
          <table:table-cell table:style-name="ce5" office:value-type="float" office:value="41.2848">
            <text:p>41.28</text:p>
          </table:table-cell>
          <table:table-cell office:value-type="float" office:value="41.075993">
            <text:p>41.075993</text:p>
          </table:table-cell>
          <table:table-cell office:value-type="float" office:value="41.301736">
            <text:p>41.301736</text:p>
          </table:table-cell>
          <table:table-cell office:value-type="float" office:value="41.370649">
            <text:p>41.370649</text:p>
          </table:table-cell>
          <table:table-cell office:value-type="float" office:value="41.201786">
            <text:p>41.201786</text:p>
          </table:table-cell>
          <table:table-cell office:value-type="float" office:value="41.074801">
            <text:p>41.074801</text:p>
          </table:table-cell>
          <table:table-cell office:value-type="float" office:value="41.41981">
            <text:p>41.41981</text:p>
          </table:table-cell>
          <table:table-cell office:value-type="float" office:value="41.318452">
            <text:p>41.318452</text:p>
          </table:table-cell>
          <table:table-cell office:value-type="float" office:value="40.892515">
            <text:p>40.892515</text:p>
          </table:table-cell>
          <table:table-cell office:value-type="float" office:value="41.351936">
            <text:p>41.35193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78.454746">
            <text:p>78.45</text:p>
          </table:table-cell>
          <table:table-cell office:value-type="float" office:value="0.171468">
            <text:p>0.171468</text:p>
          </table:table-cell>
          <table:table-cell office:value-type="float" office:value="78.249321">
            <text:p>78.249321</text:p>
          </table:table-cell>
          <table:table-cell office:value-type="float" office:value="78.501764">
            <text:p>78.501764</text:p>
          </table:table-cell>
          <table:table-cell office:value-type="float" office:value="78.515511">
            <text:p>78.515511</text:p>
          </table:table-cell>
          <table:table-cell office:value-type="float" office:value="78.314823">
            <text:p>78.314823</text:p>
          </table:table-cell>
          <table:table-cell office:value-type="float" office:value="78.633937">
            <text:p>78.633937</text:p>
          </table:table-cell>
          <table:table-cell office:value-type="float" office:value="78.482371">
            <text:p>78.482371</text:p>
          </table:table-cell>
          <table:table-cell office:value-type="float" office:value="78.393761">
            <text:p>78.393761</text:p>
          </table:table-cell>
          <table:table-cell office:value-type="float" office:value="78.65114">
            <text:p>78.65114</text:p>
          </table:table-cell>
          <table:table-cell office:value-type="float" office:value="78.167025">
            <text:p>78.167025</text:p>
          </table:table-cell>
          <table:table-cell office:value-type="float" office:value="78.571867">
            <text:p>78.571867</text:p>
          </table:table-cell>
          <table:table-cell table:style-name="ce5" office:value-type="float" office:value="78.205432">
            <text:p>78.21</text:p>
          </table:table-cell>
          <table:table-cell office:value-type="float" office:value="78.786568">
            <text:p>78.786568</text:p>
          </table:table-cell>
          <table:table-cell office:value-type="float" office:value="78.469265">
            <text:p>78.469265</text:p>
          </table:table-cell>
          <table:table-cell office:value-type="float" office:value="78.449568">
            <text:p>78.449568</text:p>
          </table:table-cell>
          <table:table-cell office:value-type="float" office:value="78.609916">
            <text:p>78.609916</text:p>
          </table:table-cell>
          <table:table-cell office:value-type="float" office:value="78.696907">
            <text:p>78.696907</text:p>
          </table:table-cell>
          <table:table-cell office:value-type="float" office:value="78.5304">
            <text:p>78.5304</text:p>
          </table:table-cell>
          <table:table-cell office:value-type="float" office:value="78.336251">
            <text:p>78.336251</text:p>
          </table:table-cell>
          <table:table-cell office:value-type="float" office:value="78.238591">
            <text:p>78.238591</text:p>
          </table:table-cell>
          <table:table-cell office:value-type="float" office:value="78.290504">
            <text:p>78.29050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49.704217">
            <text:p>149.70</text:p>
          </table:table-cell>
          <table:table-cell office:value-type="float" office:value="0.673652">
            <text:p>0.673652</text:p>
          </table:table-cell>
          <table:table-cell office:value-type="float" office:value="149.136617">
            <text:p>149.136617</text:p>
          </table:table-cell>
          <table:table-cell office:value-type="float" office:value="150.018787">
            <text:p>150.018787</text:p>
          </table:table-cell>
          <table:table-cell office:value-type="float" office:value="148.861477">
            <text:p>148.861477</text:p>
          </table:table-cell>
          <table:table-cell office:value-type="float" office:value="150.397695">
            <text:p>150.397695</text:p>
          </table:table-cell>
          <table:table-cell office:value-type="float" office:value="150.35932">
            <text:p>150.35932</text:p>
          </table:table-cell>
          <table:table-cell office:value-type="float" office:value="147.780774">
            <text:p>147.780774</text:p>
          </table:table-cell>
          <table:table-cell office:value-type="float" office:value="150.076061">
            <text:p>150.076061</text:p>
          </table:table-cell>
          <table:table-cell office:value-type="float" office:value="150.072262">
            <text:p>150.072262</text:p>
          </table:table-cell>
          <table:table-cell office:value-type="float" office:value="149.929157">
            <text:p>149.929157</text:p>
          </table:table-cell>
          <table:table-cell office:value-type="float" office:value="149.86424">
            <text:p>149.86424</text:p>
          </table:table-cell>
          <table:table-cell table:style-name="ce5" office:value-type="float" office:value="150.432323">
            <text:p>150.43</text:p>
          </table:table-cell>
          <table:table-cell office:value-type="float" office:value="149.497132">
            <text:p>149.497132</text:p>
          </table:table-cell>
          <table:table-cell office:value-type="float" office:value="149.662663">
            <text:p>149.662663</text:p>
          </table:table-cell>
          <table:table-cell office:value-type="float" office:value="149.902827">
            <text:p>149.902827</text:p>
          </table:table-cell>
          <table:table-cell office:value-type="float" office:value="149.910032">
            <text:p>149.910032</text:p>
          </table:table-cell>
          <table:table-cell office:value-type="float" office:value="150.049795">
            <text:p>150.049795</text:p>
          </table:table-cell>
          <table:table-cell office:value-type="float" office:value="149.821666">
            <text:p>149.821666</text:p>
          </table:table-cell>
          <table:table-cell office:value-type="float" office:value="150.343075">
            <text:p>150.343075</text:p>
          </table:table-cell>
          <table:table-cell office:value-type="float" office:value="148.371652">
            <text:p>148.371652</text:p>
          </table:table-cell>
          <table:table-cell office:value-type="float" office:value="149.596793">
            <text:p>149.59679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369.074077">
            <text:p>369.07</text:p>
          </table:table-cell>
          <table:table-cell office:value-type="float" office:value="1.666909">
            <text:p>1.666909</text:p>
          </table:table-cell>
          <table:table-cell office:value-type="float" office:value="369.05439">
            <text:p>369.05439</text:p>
          </table:table-cell>
          <table:table-cell office:value-type="float" office:value="368.425512">
            <text:p>368.425512</text:p>
          </table:table-cell>
          <table:table-cell office:value-type="float" office:value="365.775087">
            <text:p>365.775087</text:p>
          </table:table-cell>
          <table:table-cell office:value-type="float" office:value="367.902611">
            <text:p>367.902611</text:p>
          </table:table-cell>
          <table:table-cell office:value-type="float" office:value="368.208925">
            <text:p>368.208925</text:p>
          </table:table-cell>
          <table:table-cell office:value-type="float" office:value="368.721831">
            <text:p>368.721831</text:p>
          </table:table-cell>
          <table:table-cell office:value-type="float" office:value="369.591471">
            <text:p>369.591471</text:p>
          </table:table-cell>
          <table:table-cell office:value-type="float" office:value="369.050809">
            <text:p>369.050809</text:p>
          </table:table-cell>
          <table:table-cell office:value-type="float" office:value="366.86692">
            <text:p>366.86692</text:p>
          </table:table-cell>
          <table:table-cell office:value-type="float" office:value="365.485924">
            <text:p>365.485924</text:p>
          </table:table-cell>
          <table:table-cell table:style-name="ce5" office:value-type="float" office:value="370.506246">
            <text:p>370.51</text:p>
          </table:table-cell>
          <table:table-cell office:value-type="float" office:value="369.389209">
            <text:p>369.389209</text:p>
          </table:table-cell>
          <table:table-cell office:value-type="float" office:value="371.516011">
            <text:p>371.516011</text:p>
          </table:table-cell>
          <table:table-cell office:value-type="float" office:value="370.734347">
            <text:p>370.734347</text:p>
          </table:table-cell>
          <table:table-cell office:value-type="float" office:value="369.897823">
            <text:p>369.897823</text:p>
          </table:table-cell>
          <table:table-cell office:value-type="float" office:value="368.047151">
            <text:p>368.047151</text:p>
          </table:table-cell>
          <table:table-cell office:value-type="float" office:value="371.213641">
            <text:p>371.213641</text:p>
          </table:table-cell>
          <table:table-cell office:value-type="float" office:value="369.502862">
            <text:p>369.502862</text:p>
          </table:table-cell>
          <table:table-cell office:value-type="float" office:value="370.196483">
            <text:p>370.196483</text:p>
          </table:table-cell>
          <table:table-cell office:value-type="float" office:value="371.394284">
            <text:p>371.394284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353.803866">
            <text:p>353.8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0.640559036172654">
            <text:p>0.64</text:p>
          </table:table-cell>
          <table:table-cell table:style-name="ce5" table:formula="of:=([.C10]/[.C9])" office:value-type="float" office:value="0.675660341349243">
            <text:p>0.68</text:p>
          </table:table-cell>
          <table:table-cell table:style-name="ce5" table:formula="of:=([.C17]/[.C16])" office:value-type="float" office:value="0.941278885639857">
            <text:p>0.94</text:p>
          </table:table-cell>
          <table:table-cell table:style-name="ce5" table:formula="of:=([.C24]/[.C23])" office:value-type="float" office:value="1.94743552632025">
            <text:p>1.95</text:p>
          </table:table-cell>
          <table:table-cell table:style-name="ce5" table:formula="of:=([.C31]/[.C30])" office:value-type="float" office:value="1.12684457554577">
            <text:p>1.13</text:p>
          </table:table-cell>
          <table:table-cell/>
          <table:table-cell office:value-type="string">
            <text:p>vec2</text:p>
          </table:table-cell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  <table:table-cell office:value-type="float" office:value="1.95">
            <text:p>1.95</text:p>
          </table:table-cell>
          <table:table-cell office:value-type="float" office:value="1.13">
            <text:p>1.1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0.372529816057182">
            <text:p>0.37</text:p>
          </table:table-cell>
          <table:table-cell table:style-name="ce5" table:formula="of:=([.C11]/[.C9])" office:value-type="float" office:value="0.368412430497659">
            <text:p>0.37</text:p>
          </table:table-cell>
          <table:table-cell table:style-name="ce5" table:formula="of:=([.C18]/[.C16])" office:value-type="float" office:value="1.17461423810855">
            <text:p>1.17</text:p>
          </table:table-cell>
          <table:table-cell table:style-name="ce5" table:formula="of:=([.C25]/[.C23])" office:value-type="float" office:value="3.75447006824982">
            <text:p>3.75</text:p>
          </table:table-cell>
          <table:table-cell table:style-name="ce5" table:formula="of:=([.C32]/[.C30])" office:value-type="float" office:value="2.14369025661685">
            <text:p>2.14</text:p>
          </table:table-cell>
          <table:table-cell/>
          <table:table-cell office:value-type="string">
            <text:p>vec4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1.17">
            <text:p>1.17</text:p>
          </table:table-cell>
          <table:table-cell office:value-type="float" office:value="3.75">
            <text:p>3.75</text:p>
          </table:table-cell>
          <table:table-cell office:value-type="float" office:value="2.14">
            <text:p>2.1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0.193801056421564">
            <text:p>0.19</text:p>
          </table:table-cell>
          <table:table-cell table:style-name="ce5" table:formula="of:=([.C12]/[.C9])" office:value-type="float" office:value="0.137675945463588">
            <text:p>0.14</text:p>
          </table:table-cell>
          <table:table-cell table:style-name="ce5" table:formula="of:=([.C19]/[.C16])" office:value-type="float" office:value="0.802281427759039">
            <text:p>0.80</text:p>
          </table:table-cell>
          <table:table-cell table:style-name="ce5" table:formula="of:=([.C26]/[.C23])" office:value-type="float" office:value="5.92222841880598">
            <text:p>5.92</text:p>
          </table:table-cell>
          <table:table-cell table:style-name="ce5" table:formula="of:=([.C33]/[.C30])" office:value-type="float" office:value="4.09050424250121">
            <text:p>4.09</text:p>
          </table:table-cell>
          <table:table-cell/>
          <table:table-cell office:value-type="string">
            <text:p>vec8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  <table:table-cell office:value-type="float" office:value="0.8">
            <text:p>0.8</text:p>
          </table:table-cell>
          <table:table-cell office:value-type="float" office:value="5.92">
            <text:p>5.92</text:p>
          </table:table-cell>
          <table:table-cell office:value-type="float" office:value="4.09">
            <text:p>4.0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0.105120587649347">
            <text:p>0.11</text:p>
          </table:table-cell>
          <table:table-cell table:style-name="ce5" table:formula="of:=([.C13]/[.C9])" office:value-type="float" office:value="0.0544233513038816">
            <text:p>0.05</text:p>
          </table:table-cell>
          <table:table-cell table:style-name="ce5" table:formula="of:=([.C20]/[.C16])" office:value-type="float" office:value="0.34638208326006">
            <text:p>0.35</text:p>
          </table:table-cell>
          <table:table-cell table:style-name="ce5" table:formula="of:=([.C27]/[.C23])" office:value-type="float" office:value="7.45565630728564">
            <text:p>7.46</text:p>
          </table:table-cell>
          <table:table-cell table:style-name="ce5" table:formula="of:=([.C34]/[.C30])" office:value-type="float" office:value="10.084546100433">
            <text:p>10.08</text:p>
          </table:table-cell>
          <table:table-cell/>
          <table:table-cell office:value-type="string">
            <text:p>vec16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office:value-type="float" office:value="7.46">
            <text:p>7.46</text:p>
          </table:table-cell>
          <table:table-cell office:value-type="float" office:value="10.08">
            <text:p>10.08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3.72330520572128">
            <text:p>3.72</text:p>
          </table:table-cell>
          <table:table-cell table:style-name="ce5" table:formula="of:=([.C35]/[.C30])" office:value-type="float" office:value="9.66730426095032">
            <text:p>9.67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3.72">
            <text:p>3.72</text:p>
          </table:table-cell>
          <table:table-cell office:value-type="float" office:value="9.67">
            <text:p>9.67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64">
            <text:p>0.64</text:p>
          </table:table-cell>
          <table:table-cell office:value-type="float" office:value="0.37">
            <text:p>0.37</text:p>
          </table:table-cell>
          <table:table-cell office:value-type="float" office:value="0.19">
            <text:p>0.19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68">
            <text:p>0.68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0.94">
            <text:p>0.94</text:p>
          </table:table-cell>
          <table:table-cell office:value-type="float" office:value="1.17">
            <text:p>1.17</text:p>
          </table:table-cell>
          <table:table-cell office:value-type="float" office:value="0.8">
            <text:p>0.8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1.95">
            <text:p>1.95</text:p>
          </table:table-cell>
          <table:table-cell office:value-type="float" office:value="3.75">
            <text:p>3.75</text:p>
          </table:table-cell>
          <table:table-cell office:value-type="float" office:value="5.92">
            <text:p>5.92</text:p>
          </table:table-cell>
          <table:table-cell office:value-type="float" office:value="7.46">
            <text:p>7.46</text:p>
          </table:table-cell>
          <table:table-cell office:value-type="float" office:value="3.72">
            <text:p>3.7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13">
            <text:p>1.13</text:p>
          </table:table-cell>
          <table:table-cell office:value-type="float" office:value="2.14">
            <text:p>2.14</text:p>
          </table:table-cell>
          <table:table-cell office:value-type="float" office:value="4.09">
            <text:p>4.09</text:p>
          </table:table-cell>
          <table:table-cell office:value-type="float" office:value="10.08">
            <text:p>10.08</text:p>
          </table:table-cell>
          <table:table-cell office:value-type="float" office:value="9.67">
            <text:p>9.67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ic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IC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52.182956">
            <text:p>52.18</text:p>
          </table:table-cell>
          <table:table-cell office:value-type="float" office:value="0.008903">
            <text:p>0.008903</text:p>
          </table:table-cell>
          <table:table-cell office:value-type="float" office:value="52.186959">
            <text:p>52.186959</text:p>
          </table:table-cell>
          <table:table-cell office:value-type="float" office:value="52.178781">
            <text:p>52.178781</text:p>
          </table:table-cell>
          <table:table-cell office:value-type="float" office:value="52.179254">
            <text:p>52.179254</text:p>
          </table:table-cell>
          <table:table-cell office:value-type="float" office:value="52.174455">
            <text:p>52.174455</text:p>
          </table:table-cell>
          <table:table-cell office:value-type="float" office:value="52.190373">
            <text:p>52.190373</text:p>
          </table:table-cell>
          <table:table-cell office:value-type="float" office:value="52.172899">
            <text:p>52.172899</text:p>
          </table:table-cell>
          <table:table-cell office:value-type="float" office:value="52.190326">
            <text:p>52.190326</text:p>
          </table:table-cell>
          <table:table-cell office:value-type="float" office:value="52.174813">
            <text:p>52.174813</text:p>
          </table:table-cell>
          <table:table-cell office:value-type="float" office:value="52.200071">
            <text:p>52.200071</text:p>
          </table:table-cell>
          <table:table-cell office:value-type="float" office:value="52.185374">
            <text:p>52.185374</text:p>
          </table:table-cell>
          <table:table-cell office:value-type="float" office:value="52.200179">
            <text:p>52.200179</text:p>
          </table:table-cell>
          <table:table-cell office:value-type="float" office:value="52.176273">
            <text:p>52.176273</text:p>
          </table:table-cell>
          <table:table-cell office:value-type="float" office:value="52.176347">
            <text:p>52.176347</text:p>
          </table:table-cell>
          <table:table-cell office:value-type="float" office:value="52.171818">
            <text:p>52.171818</text:p>
          </table:table-cell>
          <table:table-cell office:value-type="float" office:value="52.184952">
            <text:p>52.184952</text:p>
          </table:table-cell>
          <table:table-cell office:value-type="float" office:value="52.174424">
            <text:p>52.174424</text:p>
          </table:table-cell>
          <table:table-cell office:value-type="float" office:value="52.173965">
            <text:p>52.173965</text:p>
          </table:table-cell>
          <table:table-cell office:value-type="float" office:value="52.188439">
            <text:p>52.188439</text:p>
          </table:table-cell>
          <table:table-cell office:value-type="float" office:value="52.182555">
            <text:p>52.182555</text:p>
          </table:table-cell>
          <table:table-cell office:value-type="float" office:value="52.196867">
            <text:p>52.19686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33.426264">
            <text:p>33.43</text:p>
          </table:table-cell>
          <table:table-cell office:value-type="float" office:value="0.03367">
            <text:p>0.03367</text:p>
          </table:table-cell>
          <table:table-cell office:value-type="float" office:value="33.454724">
            <text:p>33.454724</text:p>
          </table:table-cell>
          <table:table-cell office:value-type="float" office:value="33.380438">
            <text:p>33.380438</text:p>
          </table:table-cell>
          <table:table-cell office:value-type="float" office:value="33.419161">
            <text:p>33.419161</text:p>
          </table:table-cell>
          <table:table-cell office:value-type="float" office:value="33.41967">
            <text:p>33.41967</text:p>
          </table:table-cell>
          <table:table-cell office:value-type="float" office:value="33.341009">
            <text:p>33.341009</text:p>
          </table:table-cell>
          <table:table-cell office:value-type="float" office:value="33.448232">
            <text:p>33.448232</text:p>
          </table:table-cell>
          <table:table-cell office:value-type="float" office:value="33.467458">
            <text:p>33.467458</text:p>
          </table:table-cell>
          <table:table-cell office:value-type="float" office:value="33.399088">
            <text:p>33.399088</text:p>
          </table:table-cell>
          <table:table-cell office:value-type="float" office:value="33.438911">
            <text:p>33.438911</text:p>
          </table:table-cell>
          <table:table-cell office:value-type="float" office:value="33.44294">
            <text:p>33.44294</text:p>
          </table:table-cell>
          <table:table-cell table:style-name="ce5" office:value-type="float" office:value="33.43936">
            <text:p>33.44</text:p>
          </table:table-cell>
          <table:table-cell office:value-type="float" office:value="33.422447">
            <text:p>33.422447</text:p>
          </table:table-cell>
          <table:table-cell office:value-type="float" office:value="33.468043">
            <text:p>33.468043</text:p>
          </table:table-cell>
          <table:table-cell office:value-type="float" office:value="33.391637">
            <text:p>33.391637</text:p>
          </table:table-cell>
          <table:table-cell office:value-type="float" office:value="33.492614">
            <text:p>33.492614</text:p>
          </table:table-cell>
          <table:table-cell office:value-type="float" office:value="33.432606">
            <text:p>33.432606</text:p>
          </table:table-cell>
          <table:table-cell office:value-type="float" office:value="33.436147">
            <text:p>33.436147</text:p>
          </table:table-cell>
          <table:table-cell office:value-type="float" office:value="33.407417">
            <text:p>33.407417</text:p>
          </table:table-cell>
          <table:table-cell office:value-type="float" office:value="33.428927">
            <text:p>33.428927</text:p>
          </table:table-cell>
          <table:table-cell office:value-type="float" office:value="33.394453">
            <text:p>33.39445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9.439707">
            <text:p>19.44</text:p>
          </table:table-cell>
          <table:table-cell office:value-type="float" office:value="0.019062">
            <text:p>0.019062</text:p>
          </table:table-cell>
          <table:table-cell office:value-type="float" office:value="19.491156">
            <text:p>19.491156</text:p>
          </table:table-cell>
          <table:table-cell office:value-type="float" office:value="19.435869">
            <text:p>19.435869</text:p>
          </table:table-cell>
          <table:table-cell office:value-type="float" office:value="19.429878">
            <text:p>19.429878</text:p>
          </table:table-cell>
          <table:table-cell office:value-type="float" office:value="19.498225">
            <text:p>19.498225</text:p>
          </table:table-cell>
          <table:table-cell office:value-type="float" office:value="19.431097">
            <text:p>19.431097</text:p>
          </table:table-cell>
          <table:table-cell office:value-type="float" office:value="19.444547">
            <text:p>19.444547</text:p>
          </table:table-cell>
          <table:table-cell office:value-type="float" office:value="19.429398">
            <text:p>19.429398</text:p>
          </table:table-cell>
          <table:table-cell office:value-type="float" office:value="19.435861">
            <text:p>19.435861</text:p>
          </table:table-cell>
          <table:table-cell office:value-type="float" office:value="19.432638">
            <text:p>19.432638</text:p>
          </table:table-cell>
          <table:table-cell office:value-type="float" office:value="19.434295">
            <text:p>19.434295</text:p>
          </table:table-cell>
          <table:table-cell table:style-name="ce5" office:value-type="float" office:value="19.423785">
            <text:p>19.42</text:p>
          </table:table-cell>
          <table:table-cell office:value-type="float" office:value="19.428005">
            <text:p>19.428005</text:p>
          </table:table-cell>
          <table:table-cell office:value-type="float" office:value="19.431238">
            <text:p>19.431238</text:p>
          </table:table-cell>
          <table:table-cell office:value-type="float" office:value="19.43944">
            <text:p>19.43944</text:p>
          </table:table-cell>
          <table:table-cell office:value-type="float" office:value="19.438393">
            <text:p>19.438393</text:p>
          </table:table-cell>
          <table:table-cell office:value-type="float" office:value="19.431469">
            <text:p>19.431469</text:p>
          </table:table-cell>
          <table:table-cell office:value-type="float" office:value="19.438846">
            <text:p>19.438846</text:p>
          </table:table-cell>
          <table:table-cell office:value-type="float" office:value="19.424424">
            <text:p>19.424424</text:p>
          </table:table-cell>
          <table:table-cell office:value-type="float" office:value="19.440343">
            <text:p>19.440343</text:p>
          </table:table-cell>
          <table:table-cell office:value-type="float" office:value="19.435227">
            <text:p>19.43522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0.113112">
            <text:p>10.11</text:p>
          </table:table-cell>
          <table:table-cell office:value-type="float" office:value="0.010098">
            <text:p>0.010098</text:p>
          </table:table-cell>
          <table:table-cell office:value-type="float" office:value="10.10802">
            <text:p>10.10802</text:p>
          </table:table-cell>
          <table:table-cell office:value-type="float" office:value="10.102605">
            <text:p>10.102605</text:p>
          </table:table-cell>
          <table:table-cell office:value-type="float" office:value="10.103956">
            <text:p>10.103956</text:p>
          </table:table-cell>
          <table:table-cell office:value-type="float" office:value="10.118632">
            <text:p>10.118632</text:p>
          </table:table-cell>
          <table:table-cell office:value-type="float" office:value="10.10811">
            <text:p>10.10811</text:p>
          </table:table-cell>
          <table:table-cell office:value-type="float" office:value="10.138078">
            <text:p>10.138078</text:p>
          </table:table-cell>
          <table:table-cell office:value-type="float" office:value="10.126788">
            <text:p>10.126788</text:p>
          </table:table-cell>
          <table:table-cell office:value-type="float" office:value="10.108334">
            <text:p>10.108334</text:p>
          </table:table-cell>
          <table:table-cell office:value-type="float" office:value="10.111602">
            <text:p>10.111602</text:p>
          </table:table-cell>
          <table:table-cell office:value-type="float" office:value="10.134824">
            <text:p>10.134824</text:p>
          </table:table-cell>
          <table:table-cell table:style-name="ce5" office:value-type="float" office:value="10.120777">
            <text:p>10.12</text:p>
          </table:table-cell>
          <table:table-cell office:value-type="float" office:value="10.106126">
            <text:p>10.106126</text:p>
          </table:table-cell>
          <table:table-cell office:value-type="float" office:value="10.109799">
            <text:p>10.109799</text:p>
          </table:table-cell>
          <table:table-cell office:value-type="float" office:value="10.104914">
            <text:p>10.104914</text:p>
          </table:table-cell>
          <table:table-cell office:value-type="float" office:value="10.103378">
            <text:p>10.103378</text:p>
          </table:table-cell>
          <table:table-cell office:value-type="float" office:value="10.117197">
            <text:p>10.117197</text:p>
          </table:table-cell>
          <table:table-cell office:value-type="float" office:value="10.110197">
            <text:p>10.110197</text:p>
          </table:table-cell>
          <table:table-cell office:value-type="float" office:value="10.117834">
            <text:p>10.117834</text:p>
          </table:table-cell>
          <table:table-cell office:value-type="float" office:value="10.102862">
            <text:p>10.102862</text:p>
          </table:table-cell>
          <table:table-cell office:value-type="float" office:value="10.108217">
            <text:p>10.10821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5.485503">
            <text:p>5.49</text:p>
          </table:table-cell>
          <table:table-cell office:value-type="float" office:value="0.001792">
            <text:p>0.001792</text:p>
          </table:table-cell>
          <table:table-cell office:value-type="float" office:value="5.485836">
            <text:p>5.485836</text:p>
          </table:table-cell>
          <table:table-cell office:value-type="float" office:value="5.486015">
            <text:p>5.486015</text:p>
          </table:table-cell>
          <table:table-cell office:value-type="float" office:value="5.486963">
            <text:p>5.486963</text:p>
          </table:table-cell>
          <table:table-cell office:value-type="float" office:value="5.483956">
            <text:p>5.483956</text:p>
          </table:table-cell>
          <table:table-cell office:value-type="float" office:value="5.481219">
            <text:p>5.481219</text:p>
          </table:table-cell>
          <table:table-cell office:value-type="float" office:value="5.487584">
            <text:p>5.487584</text:p>
          </table:table-cell>
          <table:table-cell office:value-type="float" office:value="5.48777">
            <text:p>5.48777</text:p>
          </table:table-cell>
          <table:table-cell office:value-type="float" office:value="5.486592">
            <text:p>5.486592</text:p>
          </table:table-cell>
          <table:table-cell office:value-type="float" office:value="5.485013">
            <text:p>5.485013</text:p>
          </table:table-cell>
          <table:table-cell office:value-type="float" office:value="5.483892">
            <text:p>5.483892</text:p>
          </table:table-cell>
          <table:table-cell table:style-name="ce5" office:value-type="float" office:value="5.481804">
            <text:p>5.48</text:p>
          </table:table-cell>
          <table:table-cell office:value-type="float" office:value="5.484653">
            <text:p>5.484653</text:p>
          </table:table-cell>
          <table:table-cell office:value-type="float" office:value="5.485708">
            <text:p>5.485708</text:p>
          </table:table-cell>
          <table:table-cell office:value-type="float" office:value="5.487395">
            <text:p>5.487395</text:p>
          </table:table-cell>
          <table:table-cell office:value-type="float" office:value="5.484704">
            <text:p>5.484704</text:p>
          </table:table-cell>
          <table:table-cell office:value-type="float" office:value="5.487195">
            <text:p>5.487195</text:p>
          </table:table-cell>
          <table:table-cell office:value-type="float" office:value="5.487573">
            <text:p>5.487573</text:p>
          </table:table-cell>
          <table:table-cell office:value-type="float" office:value="5.485915">
            <text:p>5.485915</text:p>
          </table:table-cell>
          <table:table-cell office:value-type="float" office:value="5.485921">
            <text:p>5.485921</text:p>
          </table:table-cell>
          <table:table-cell office:value-type="float" office:value="5.484361">
            <text:p>5.484361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395.212946">
            <text:p>395.21</text:p>
          </table:table-cell>
          <table:table-cell office:value-type="float" office:value="0.10684">
            <text:p>0.10684</text:p>
          </table:table-cell>
          <table:table-cell office:value-type="float" office:value="395.093921">
            <text:p>395.093921</text:p>
          </table:table-cell>
          <table:table-cell office:value-type="float" office:value="395.161633">
            <text:p>395.161633</text:p>
          </table:table-cell>
          <table:table-cell office:value-type="float" office:value="395.208864">
            <text:p>395.208864</text:p>
          </table:table-cell>
          <table:table-cell office:value-type="float" office:value="395.210313">
            <text:p>395.210313</text:p>
          </table:table-cell>
          <table:table-cell office:value-type="float" office:value="394.962981">
            <text:p>394.962981</text:p>
          </table:table-cell>
          <table:table-cell office:value-type="float" office:value="395.177279">
            <text:p>395.177279</text:p>
          </table:table-cell>
          <table:table-cell office:value-type="float" office:value="395.342722">
            <text:p>395.342722</text:p>
          </table:table-cell>
          <table:table-cell office:value-type="float" office:value="395.345839">
            <text:p>395.345839</text:p>
          </table:table-cell>
          <table:table-cell office:value-type="float" office:value="395.161416">
            <text:p>395.161416</text:p>
          </table:table-cell>
          <table:table-cell office:value-type="float" office:value="395.306331">
            <text:p>395.306331</text:p>
          </table:table-cell>
          <table:table-cell table:style-name="ce5" office:value-type="float" office:value="395.279949">
            <text:p>395.28</text:p>
          </table:table-cell>
          <table:table-cell office:value-type="float" office:value="395.227267">
            <text:p>395.227267</text:p>
          </table:table-cell>
          <table:table-cell office:value-type="float" office:value="395.019139">
            <text:p>395.019139</text:p>
          </table:table-cell>
          <table:table-cell office:value-type="float" office:value="395.141643">
            <text:p>395.141643</text:p>
          </table:table-cell>
          <table:table-cell office:value-type="float" office:value="395.250019">
            <text:p>395.250019</text:p>
          </table:table-cell>
          <table:table-cell office:value-type="float" office:value="395.304809">
            <text:p>395.304809</text:p>
          </table:table-cell>
          <table:table-cell office:value-type="float" office:value="395.409141">
            <text:p>395.409141</text:p>
          </table:table-cell>
          <table:table-cell office:value-type="float" office:value="395.281471">
            <text:p>395.281471</text:p>
          </table:table-cell>
          <table:table-cell office:value-type="float" office:value="395.196113">
            <text:p>395.196113</text:p>
          </table:table-cell>
          <table:table-cell office:value-type="float" office:value="395.178075">
            <text:p>395.17807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67.029714">
            <text:p>267.03</text:p>
          </table:table-cell>
          <table:table-cell office:value-type="float" office:value="0.128748">
            <text:p>0.128748</text:p>
          </table:table-cell>
          <table:table-cell office:value-type="float" office:value="266.985184">
            <text:p>266.985184</text:p>
          </table:table-cell>
          <table:table-cell office:value-type="float" office:value="266.979497">
            <text:p>266.979497</text:p>
          </table:table-cell>
          <table:table-cell office:value-type="float" office:value="267.176793">
            <text:p>267.176793</text:p>
          </table:table-cell>
          <table:table-cell office:value-type="float" office:value="267.169973">
            <text:p>267.169973</text:p>
          </table:table-cell>
          <table:table-cell office:value-type="float" office:value="267.134021">
            <text:p>267.134021</text:p>
          </table:table-cell>
          <table:table-cell office:value-type="float" office:value="266.998278">
            <text:p>266.998278</text:p>
          </table:table-cell>
          <table:table-cell office:value-type="float" office:value="267.19898">
            <text:p>267.19898</text:p>
          </table:table-cell>
          <table:table-cell office:value-type="float" office:value="267.129618">
            <text:p>267.129618</text:p>
          </table:table-cell>
          <table:table-cell office:value-type="float" office:value="266.792793">
            <text:p>266.792793</text:p>
          </table:table-cell>
          <table:table-cell office:value-type="float" office:value="266.892175">
            <text:p>266.892175</text:p>
          </table:table-cell>
          <table:table-cell table:style-name="ce5" office:value-type="float" office:value="267.06337">
            <text:p>267.06</text:p>
          </table:table-cell>
          <table:table-cell office:value-type="float" office:value="267.069225">
            <text:p>267.069225</text:p>
          </table:table-cell>
          <table:table-cell office:value-type="float" office:value="266.811085">
            <text:p>266.811085</text:p>
          </table:table-cell>
          <table:table-cell office:value-type="float" office:value="267.200801">
            <text:p>267.200801</text:p>
          </table:table-cell>
          <table:table-cell office:value-type="float" office:value="266.899478">
            <text:p>266.899478</text:p>
          </table:table-cell>
          <table:table-cell office:value-type="float" office:value="267.188019">
            <text:p>267.188019</text:p>
          </table:table-cell>
          <table:table-cell office:value-type="float" office:value="267.094637">
            <text:p>267.094637</text:p>
          </table:table-cell>
          <table:table-cell office:value-type="float" office:value="266.896537">
            <text:p>266.896537</text:p>
          </table:table-cell>
          <table:table-cell office:value-type="float" office:value="266.902947">
            <text:p>266.902947</text:p>
          </table:table-cell>
          <table:table-cell office:value-type="float" office:value="267.010877">
            <text:p>267.010877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45.601362">
            <text:p>145.60</text:p>
          </table:table-cell>
          <table:table-cell office:value-type="float" office:value="0.08443">
            <text:p>0.08443</text:p>
          </table:table-cell>
          <table:table-cell office:value-type="float" office:value="145.621892">
            <text:p>145.621892</text:p>
          </table:table-cell>
          <table:table-cell office:value-type="float" office:value="145.55312">
            <text:p>145.55312</text:p>
          </table:table-cell>
          <table:table-cell office:value-type="float" office:value="145.608348">
            <text:p>145.608348</text:p>
          </table:table-cell>
          <table:table-cell office:value-type="float" office:value="145.565964">
            <text:p>145.565964</text:p>
          </table:table-cell>
          <table:table-cell office:value-type="float" office:value="145.520875">
            <text:p>145.520875</text:p>
          </table:table-cell>
          <table:table-cell office:value-type="float" office:value="145.695347">
            <text:p>145.695347</text:p>
          </table:table-cell>
          <table:table-cell office:value-type="float" office:value="145.581869">
            <text:p>145.581869</text:p>
          </table:table-cell>
          <table:table-cell office:value-type="float" office:value="145.711437">
            <text:p>145.711437</text:p>
          </table:table-cell>
          <table:table-cell office:value-type="float" office:value="145.704012">
            <text:p>145.704012</text:p>
          </table:table-cell>
          <table:table-cell office:value-type="float" office:value="145.632644">
            <text:p>145.632644</text:p>
          </table:table-cell>
          <table:table-cell table:style-name="ce5" office:value-type="float" office:value="145.621065">
            <text:p>145.62</text:p>
          </table:table-cell>
          <table:table-cell office:value-type="float" office:value="145.453581">
            <text:p>145.453581</text:p>
          </table:table-cell>
          <table:table-cell office:value-type="float" office:value="145.619738">
            <text:p>145.619738</text:p>
          </table:table-cell>
          <table:table-cell office:value-type="float" office:value="145.575646">
            <text:p>145.575646</text:p>
          </table:table-cell>
          <table:table-cell office:value-type="float" office:value="145.637838">
            <text:p>145.637838</text:p>
          </table:table-cell>
          <table:table-cell office:value-type="float" office:value="145.748398">
            <text:p>145.748398</text:p>
          </table:table-cell>
          <table:table-cell office:value-type="float" office:value="145.640485">
            <text:p>145.640485</text:p>
          </table:table-cell>
          <table:table-cell office:value-type="float" office:value="145.472239">
            <text:p>145.472239</text:p>
          </table:table-cell>
          <table:table-cell office:value-type="float" office:value="145.419527">
            <text:p>145.419527</text:p>
          </table:table-cell>
          <table:table-cell office:value-type="float" office:value="145.64322">
            <text:p>145.6432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54.411316">
            <text:p>54.41</text:p>
          </table:table-cell>
          <table:table-cell office:value-type="float" office:value="0.024387">
            <text:p>0.024387</text:p>
          </table:table-cell>
          <table:table-cell office:value-type="float" office:value="54.436523">
            <text:p>54.436523</text:p>
          </table:table-cell>
          <table:table-cell office:value-type="float" office:value="54.415698">
            <text:p>54.415698</text:p>
          </table:table-cell>
          <table:table-cell office:value-type="float" office:value="54.426468">
            <text:p>54.426468</text:p>
          </table:table-cell>
          <table:table-cell office:value-type="float" office:value="54.393178">
            <text:p>54.393178</text:p>
          </table:table-cell>
          <table:table-cell office:value-type="float" office:value="54.3704">
            <text:p>54.3704</text:p>
          </table:table-cell>
          <table:table-cell office:value-type="float" office:value="54.403783">
            <text:p>54.403783</text:p>
          </table:table-cell>
          <table:table-cell office:value-type="float" office:value="54.405676">
            <text:p>54.405676</text:p>
          </table:table-cell>
          <table:table-cell office:value-type="float" office:value="54.395611">
            <text:p>54.395611</text:p>
          </table:table-cell>
          <table:table-cell office:value-type="float" office:value="54.443897">
            <text:p>54.443897</text:p>
          </table:table-cell>
          <table:table-cell office:value-type="float" office:value="54.412912">
            <text:p>54.412912</text:p>
          </table:table-cell>
          <table:table-cell table:style-name="ce5" office:value-type="float" office:value="54.383737">
            <text:p>54.38</text:p>
          </table:table-cell>
          <table:table-cell office:value-type="float" office:value="54.404912">
            <text:p>54.404912</text:p>
          </table:table-cell>
          <table:table-cell office:value-type="float" office:value="54.44265">
            <text:p>54.44265</text:p>
          </table:table-cell>
          <table:table-cell office:value-type="float" office:value="54.389564">
            <text:p>54.389564</text:p>
          </table:table-cell>
          <table:table-cell office:value-type="float" office:value="54.431602">
            <text:p>54.431602</text:p>
          </table:table-cell>
          <table:table-cell office:value-type="float" office:value="54.457714">
            <text:p>54.457714</text:p>
          </table:table-cell>
          <table:table-cell office:value-type="float" office:value="54.383763">
            <text:p>54.383763</text:p>
          </table:table-cell>
          <table:table-cell office:value-type="float" office:value="54.373396">
            <text:p>54.373396</text:p>
          </table:table-cell>
          <table:table-cell office:value-type="float" office:value="54.433399">
            <text:p>54.433399</text:p>
          </table:table-cell>
          <table:table-cell office:value-type="float" office:value="54.421448">
            <text:p>54.42144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1.508813">
            <text:p>21.51</text:p>
          </table:table-cell>
          <table:table-cell office:value-type="float" office:value="0.028665">
            <text:p>0.028665</text:p>
          </table:table-cell>
          <table:table-cell office:value-type="float" office:value="21.532302">
            <text:p>21.532302</text:p>
          </table:table-cell>
          <table:table-cell office:value-type="float" office:value="21.479294">
            <text:p>21.479294</text:p>
          </table:table-cell>
          <table:table-cell office:value-type="float" office:value="21.480359">
            <text:p>21.480359</text:p>
          </table:table-cell>
          <table:table-cell office:value-type="float" office:value="21.501966">
            <text:p>21.501966</text:p>
          </table:table-cell>
          <table:table-cell office:value-type="float" office:value="21.484036">
            <text:p>21.484036</text:p>
          </table:table-cell>
          <table:table-cell office:value-type="float" office:value="21.534739">
            <text:p>21.534739</text:p>
          </table:table-cell>
          <table:table-cell office:value-type="float" office:value="21.497634">
            <text:p>21.497634</text:p>
          </table:table-cell>
          <table:table-cell office:value-type="float" office:value="21.540759">
            <text:p>21.540759</text:p>
          </table:table-cell>
          <table:table-cell office:value-type="float" office:value="21.494057">
            <text:p>21.494057</text:p>
          </table:table-cell>
          <table:table-cell office:value-type="float" office:value="21.475523">
            <text:p>21.475523</text:p>
          </table:table-cell>
          <table:table-cell table:style-name="ce5" office:value-type="float" office:value="21.524794">
            <text:p>21.52</text:p>
          </table:table-cell>
          <table:table-cell office:value-type="float" office:value="21.458622">
            <text:p>21.458622</text:p>
          </table:table-cell>
          <table:table-cell office:value-type="float" office:value="21.582444">
            <text:p>21.582444</text:p>
          </table:table-cell>
          <table:table-cell office:value-type="float" office:value="21.504107">
            <text:p>21.504107</text:p>
          </table:table-cell>
          <table:table-cell office:value-type="float" office:value="21.53497">
            <text:p>21.53497</text:p>
          </table:table-cell>
          <table:table-cell office:value-type="float" office:value="21.495889">
            <text:p>21.495889</text:p>
          </table:table-cell>
          <table:table-cell office:value-type="float" office:value="21.519626">
            <text:p>21.519626</text:p>
          </table:table-cell>
          <table:table-cell office:value-type="float" office:value="21.498189">
            <text:p>21.498189</text:p>
          </table:table-cell>
          <table:table-cell office:value-type="float" office:value="21.497144">
            <text:p>21.497144</text:p>
          </table:table-cell>
          <table:table-cell office:value-type="float" office:value="21.539808">
            <text:p>21.539808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206.177285">
            <text:p>206.18</text:p>
          </table:table-cell>
          <table:table-cell office:value-type="float" office:value="5.781933">
            <text:p>5.781933</text:p>
          </table:table-cell>
          <table:table-cell office:value-type="float" office:value="220.537836">
            <text:p>220.537836</text:p>
          </table:table-cell>
          <table:table-cell office:value-type="float" office:value="222.051368">
            <text:p>222.051368</text:p>
          </table:table-cell>
          <table:table-cell office:value-type="float" office:value="204.715816">
            <text:p>204.715816</text:p>
          </table:table-cell>
          <table:table-cell office:value-type="float" office:value="205.132962">
            <text:p>205.132962</text:p>
          </table:table-cell>
          <table:table-cell office:value-type="float" office:value="204.819924">
            <text:p>204.819924</text:p>
          </table:table-cell>
          <table:table-cell office:value-type="float" office:value="204.935715">
            <text:p>204.935715</text:p>
          </table:table-cell>
          <table:table-cell office:value-type="float" office:value="200.947078">
            <text:p>200.947078</text:p>
          </table:table-cell>
          <table:table-cell office:value-type="float" office:value="204.947372">
            <text:p>204.947372</text:p>
          </table:table-cell>
          <table:table-cell office:value-type="float" office:value="204.866193">
            <text:p>204.866193</text:p>
          </table:table-cell>
          <table:table-cell office:value-type="float" office:value="196.235364">
            <text:p>196.235364</text:p>
          </table:table-cell>
          <table:table-cell table:style-name="ce5" office:value-type="float" office:value="205.458595">
            <text:p>205.46</text:p>
          </table:table-cell>
          <table:table-cell office:value-type="float" office:value="205.400348">
            <text:p>205.400348</text:p>
          </table:table-cell>
          <table:table-cell office:value-type="float" office:value="203.155038">
            <text:p>203.155038</text:p>
          </table:table-cell>
          <table:table-cell office:value-type="float" office:value="201.673925">
            <text:p>201.673925</text:p>
          </table:table-cell>
          <table:table-cell office:value-type="float" office:value="205.493512">
            <text:p>205.493512</text:p>
          </table:table-cell>
          <table:table-cell office:value-type="float" office:value="205.902229">
            <text:p>205.902229</text:p>
          </table:table-cell>
          <table:table-cell office:value-type="float" office:value="205.225884">
            <text:p>205.225884</text:p>
          </table:table-cell>
          <table:table-cell office:value-type="float" office:value="205.016948">
            <text:p>205.016948</text:p>
          </table:table-cell>
          <table:table-cell office:value-type="float" office:value="204.634899">
            <text:p>204.634899</text:p>
          </table:table-cell>
          <table:table-cell office:value-type="float" office:value="212.394692">
            <text:p>212.39469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02.709142">
            <text:p>202.71</text:p>
          </table:table-cell>
          <table:table-cell office:value-type="float" office:value="1.509763">
            <text:p>1.509763</text:p>
          </table:table-cell>
          <table:table-cell office:value-type="float" office:value="203.109461">
            <text:p>203.109461</text:p>
          </table:table-cell>
          <table:table-cell office:value-type="float" office:value="203.223326">
            <text:p>203.223326</text:p>
          </table:table-cell>
          <table:table-cell office:value-type="float" office:value="203.611546">
            <text:p>203.611546</text:p>
          </table:table-cell>
          <table:table-cell office:value-type="float" office:value="202.169005">
            <text:p>202.169005</text:p>
          </table:table-cell>
          <table:table-cell table:number-columns-repeated="2" office:value-type="float" office:value="203.382997">
            <text:p>203.382997</text:p>
          </table:table-cell>
          <table:table-cell office:value-type="float" office:value="202.677769">
            <text:p>202.677769</text:p>
          </table:table-cell>
          <table:table-cell office:value-type="float" office:value="203.440106">
            <text:p>203.440106</text:p>
          </table:table-cell>
          <table:table-cell office:value-type="float" office:value="202.530586">
            <text:p>202.530586</text:p>
          </table:table-cell>
          <table:table-cell office:value-type="float" office:value="204.104635">
            <text:p>204.104635</text:p>
          </table:table-cell>
          <table:table-cell table:style-name="ce5" office:value-type="float" office:value="203.360194">
            <text:p>203.36</text:p>
          </table:table-cell>
          <table:table-cell office:value-type="float" office:value="201.752517">
            <text:p>201.752517</text:p>
          </table:table-cell>
          <table:table-cell office:value-type="float" office:value="196.576013">
            <text:p>196.576013</text:p>
          </table:table-cell>
          <table:table-cell office:value-type="float" office:value="202.338309">
            <text:p>202.338309</text:p>
          </table:table-cell>
          <table:table-cell office:value-type="float" office:value="203.760382">
            <text:p>203.760382</text:p>
          </table:table-cell>
          <table:table-cell office:value-type="float" office:value="202.938865">
            <text:p>202.938865</text:p>
          </table:table-cell>
          <table:table-cell office:value-type="float" office:value="202.79115">
            <text:p>202.79115</text:p>
          </table:table-cell>
          <table:table-cell office:value-type="float" office:value="203.07535">
            <text:p>203.07535</text:p>
          </table:table-cell>
          <table:table-cell office:value-type="float" office:value="202.757145">
            <text:p>202.757145</text:p>
          </table:table-cell>
          <table:table-cell office:value-type="float" office:value="203.200481">
            <text:p>203.20048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73.610223">
            <text:p>173.61</text:p>
          </table:table-cell>
          <table:table-cell office:value-type="float" office:value="3.120669">
            <text:p>3.120669</text:p>
          </table:table-cell>
          <table:table-cell office:value-type="float" office:value="175.694729">
            <text:p>175.694729</text:p>
          </table:table-cell>
          <table:table-cell office:value-type="float" office:value="175.04124">
            <text:p>175.04124</text:p>
          </table:table-cell>
          <table:table-cell office:value-type="float" office:value="177.693393">
            <text:p>177.693393</text:p>
          </table:table-cell>
          <table:table-cell office:value-type="float" office:value="173.432789">
            <text:p>173.432789</text:p>
          </table:table-cell>
          <table:table-cell office:value-type="float" office:value="171.034482">
            <text:p>171.034482</text:p>
          </table:table-cell>
          <table:table-cell office:value-type="float" office:value="172.123054">
            <text:p>172.123054</text:p>
          </table:table-cell>
          <table:table-cell office:value-type="float" office:value="176.671141">
            <text:p>176.671141</text:p>
          </table:table-cell>
          <table:table-cell office:value-type="float" office:value="177.728217">
            <text:p>177.728217</text:p>
          </table:table-cell>
          <table:table-cell office:value-type="float" office:value="173.982351">
            <text:p>173.982351</text:p>
          </table:table-cell>
          <table:table-cell office:value-type="float" office:value="179.408842">
            <text:p>179.408842</text:p>
          </table:table-cell>
          <table:table-cell table:style-name="ce5" office:value-type="float" office:value="174.216595">
            <text:p>174.22</text:p>
          </table:table-cell>
          <table:table-cell office:value-type="float" office:value="172.738389">
            <text:p>172.738389</text:p>
          </table:table-cell>
          <table:table-cell office:value-type="float" office:value="177.137474">
            <text:p>177.137474</text:p>
          </table:table-cell>
          <table:table-cell office:value-type="float" office:value="170.994117">
            <text:p>170.994117</text:p>
          </table:table-cell>
          <table:table-cell office:value-type="float" office:value="168.850906">
            <text:p>168.850906</text:p>
          </table:table-cell>
          <table:table-cell office:value-type="float" office:value="168.53679">
            <text:p>168.53679</text:p>
          </table:table-cell>
          <table:table-cell office:value-type="float" office:value="173.648872">
            <text:p>173.648872</text:p>
          </table:table-cell>
          <table:table-cell office:value-type="float" office:value="173.89889">
            <text:p>173.89889</text:p>
          </table:table-cell>
          <table:table-cell office:value-type="float" office:value="168.450648">
            <text:p>168.450648</text:p>
          </table:table-cell>
          <table:table-cell office:value-type="float" office:value="170.92155">
            <text:p>170.92155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02.408131">
            <text:p>102.41</text:p>
          </table:table-cell>
          <table:table-cell office:value-type="float" office:value="1.866401">
            <text:p>1.866401</text:p>
          </table:table-cell>
          <table:table-cell office:value-type="float" office:value="105.204631">
            <text:p>105.204631</text:p>
          </table:table-cell>
          <table:table-cell office:value-type="float" office:value="98.146919">
            <text:p>98.146919</text:p>
          </table:table-cell>
          <table:table-cell office:value-type="float" office:value="100.738856">
            <text:p>100.738856</text:p>
          </table:table-cell>
          <table:table-cell office:value-type="float" office:value="101.432509">
            <text:p>101.432509</text:p>
          </table:table-cell>
          <table:table-cell office:value-type="float" office:value="104.071636">
            <text:p>104.071636</text:p>
          </table:table-cell>
          <table:table-cell office:value-type="float" office:value="103.012549">
            <text:p>103.012549</text:p>
          </table:table-cell>
          <table:table-cell office:value-type="float" office:value="105.85921">
            <text:p>105.85921</text:p>
          </table:table-cell>
          <table:table-cell office:value-type="float" office:value="101.777209">
            <text:p>101.777209</text:p>
          </table:table-cell>
          <table:table-cell office:value-type="float" office:value="103.720143">
            <text:p>103.720143</text:p>
          </table:table-cell>
          <table:table-cell office:value-type="float" office:value="99.425989">
            <text:p>99.425989</text:p>
          </table:table-cell>
          <table:table-cell table:style-name="ce5" office:value-type="float" office:value="100.983065">
            <text:p>100.98</text:p>
          </table:table-cell>
          <table:table-cell office:value-type="float" office:value="100.73604">
            <text:p>100.73604</text:p>
          </table:table-cell>
          <table:table-cell office:value-type="float" office:value="102.31743">
            <text:p>102.31743</text:p>
          </table:table-cell>
          <table:table-cell office:value-type="float" office:value="101.370073">
            <text:p>101.370073</text:p>
          </table:table-cell>
          <table:table-cell office:value-type="float" office:value="104.527929">
            <text:p>104.527929</text:p>
          </table:table-cell>
          <table:table-cell office:value-type="float" office:value="102.424439">
            <text:p>102.424439</text:p>
          </table:table-cell>
          <table:table-cell office:value-type="float" office:value="102.948173">
            <text:p>102.948173</text:p>
          </table:table-cell>
          <table:table-cell office:value-type="float" office:value="102.398379">
            <text:p>102.398379</text:p>
          </table:table-cell>
          <table:table-cell office:value-type="float" office:value="104.110505">
            <text:p>104.110505</text:p>
          </table:table-cell>
          <table:table-cell office:value-type="float" office:value="102.956939">
            <text:p>102.95693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7.617392">
            <text:p>27.62</text:p>
          </table:table-cell>
          <table:table-cell office:value-type="float" office:value="0.677783">
            <text:p>0.677783</text:p>
          </table:table-cell>
          <table:table-cell office:value-type="float" office:value="27.917006">
            <text:p>27.917006</text:p>
          </table:table-cell>
          <table:table-cell office:value-type="float" office:value="27.138044">
            <text:p>27.138044</text:p>
          </table:table-cell>
          <table:table-cell office:value-type="float" office:value="28.525943">
            <text:p>28.525943</text:p>
          </table:table-cell>
          <table:table-cell office:value-type="float" office:value="26.3325">
            <text:p>26.3325</text:p>
          </table:table-cell>
          <table:table-cell office:value-type="float" office:value="27.503424">
            <text:p>27.503424</text:p>
          </table:table-cell>
          <table:table-cell office:value-type="float" office:value="26.750021">
            <text:p>26.750021</text:p>
          </table:table-cell>
          <table:table-cell office:value-type="float" office:value="27.769397">
            <text:p>27.769397</text:p>
          </table:table-cell>
          <table:table-cell office:value-type="float" office:value="28.459855">
            <text:p>28.459855</text:p>
          </table:table-cell>
          <table:table-cell office:value-type="float" office:value="28.097964">
            <text:p>28.097964</text:p>
          </table:table-cell>
          <table:table-cell office:value-type="float" office:value="27.867414">
            <text:p>27.867414</text:p>
          </table:table-cell>
          <table:table-cell table:style-name="ce5" office:value-type="float" office:value="27.093813">
            <text:p>27.09</text:p>
          </table:table-cell>
          <table:table-cell office:value-type="float" office:value="26.376006">
            <text:p>26.376006</text:p>
          </table:table-cell>
          <table:table-cell office:value-type="float" office:value="28.749533">
            <text:p>28.749533</text:p>
          </table:table-cell>
          <table:table-cell office:value-type="float" office:value="27.546072">
            <text:p>27.546072</text:p>
          </table:table-cell>
          <table:table-cell office:value-type="float" office:value="27.296465">
            <text:p>27.296465</text:p>
          </table:table-cell>
          <table:table-cell office:value-type="float" office:value="27.391994">
            <text:p>27.391994</text:p>
          </table:table-cell>
          <table:table-cell office:value-type="float" office:value="27.942191">
            <text:p>27.942191</text:p>
          </table:table-cell>
          <table:table-cell office:value-type="float" office:value="28.695351">
            <text:p>28.695351</text:p>
          </table:table-cell>
          <table:table-cell office:value-type="float" office:value="27.545236">
            <text:p>27.545236</text:p>
          </table:table-cell>
          <table:table-cell office:value-type="float" office:value="27.349615">
            <text:p>27.349615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31.250194">
            <text:p>31.25</text:p>
          </table:table-cell>
          <table:table-cell office:value-type="float" office:value="0.011209">
            <text:p>0.011209</text:p>
          </table:table-cell>
          <table:table-cell office:value-type="float" office:value="31.252113">
            <text:p>31.252113</text:p>
          </table:table-cell>
          <table:table-cell office:value-type="float" office:value="31.256707">
            <text:p>31.256707</text:p>
          </table:table-cell>
          <table:table-cell office:value-type="float" office:value="31.258927">
            <text:p>31.258927</text:p>
          </table:table-cell>
          <table:table-cell office:value-type="float" office:value="31.258987">
            <text:p>31.258987</text:p>
          </table:table-cell>
          <table:table-cell office:value-type="float" office:value="31.257608">
            <text:p>31.257608</text:p>
          </table:table-cell>
          <table:table-cell office:value-type="float" office:value="31.255286">
            <text:p>31.255286</text:p>
          </table:table-cell>
          <table:table-cell office:value-type="float" office:value="31.257175">
            <text:p>31.257175</text:p>
          </table:table-cell>
          <table:table-cell office:value-type="float" office:value="31.238533">
            <text:p>31.238533</text:p>
          </table:table-cell>
          <table:table-cell office:value-type="float" office:value="31.252733">
            <text:p>31.252733</text:p>
          </table:table-cell>
          <table:table-cell office:value-type="float" office:value="31.259149">
            <text:p>31.259149</text:p>
          </table:table-cell>
          <table:table-cell table:style-name="ce5" office:value-type="float" office:value="31.256959">
            <text:p>31.26</text:p>
          </table:table-cell>
          <table:table-cell office:value-type="float" office:value="31.239775">
            <text:p>31.239775</text:p>
          </table:table-cell>
          <table:table-cell office:value-type="float" office:value="31.257374">
            <text:p>31.257374</text:p>
          </table:table-cell>
          <table:table-cell office:value-type="float" office:value="31.216084">
            <text:p>31.216084</text:p>
          </table:table-cell>
          <table:table-cell office:value-type="float" office:value="31.255643">
            <text:p>31.255643</text:p>
          </table:table-cell>
          <table:table-cell office:value-type="float" office:value="31.255088">
            <text:p>31.255088</text:p>
          </table:table-cell>
          <table:table-cell office:value-type="float" office:value="31.237328">
            <text:p>31.237328</text:p>
          </table:table-cell>
          <table:table-cell office:value-type="float" office:value="31.232173">
            <text:p>31.232173</text:p>
          </table:table-cell>
          <table:table-cell office:value-type="float" office:value="31.25701">
            <text:p>31.25701</text:p>
          </table:table-cell>
          <table:table-cell office:value-type="float" office:value="31.249235">
            <text:p>31.249235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60.857738">
            <text:p>60.86</text:p>
          </table:table-cell>
          <table:table-cell office:value-type="float" office:value="0.036358">
            <text:p>0.036358</text:p>
          </table:table-cell>
          <table:table-cell office:value-type="float" office:value="60.885881">
            <text:p>60.885881</text:p>
          </table:table-cell>
          <table:table-cell office:value-type="float" office:value="60.86495">
            <text:p>60.86495</text:p>
          </table:table-cell>
          <table:table-cell office:value-type="float" office:value="60.872807">
            <text:p>60.872807</text:p>
          </table:table-cell>
          <table:table-cell office:value-type="float" office:value="60.87685">
            <text:p>60.87685</text:p>
          </table:table-cell>
          <table:table-cell office:value-type="float" office:value="60.883821">
            <text:p>60.883821</text:p>
          </table:table-cell>
          <table:table-cell office:value-type="float" office:value="60.879425">
            <text:p>60.879425</text:p>
          </table:table-cell>
          <table:table-cell office:value-type="float" office:value="60.879326">
            <text:p>60.879326</text:p>
          </table:table-cell>
          <table:table-cell office:value-type="float" office:value="60.833842">
            <text:p>60.833842</text:p>
          </table:table-cell>
          <table:table-cell office:value-type="float" office:value="60.881515">
            <text:p>60.881515</text:p>
          </table:table-cell>
          <table:table-cell office:value-type="float" office:value="60.816632">
            <text:p>60.816632</text:p>
          </table:table-cell>
          <table:table-cell table:style-name="ce5" office:value-type="float" office:value="60.882633">
            <text:p>60.88</text:p>
          </table:table-cell>
          <table:table-cell office:value-type="float" office:value="60.85867">
            <text:p>60.85867</text:p>
          </table:table-cell>
          <table:table-cell office:value-type="float" office:value="60.882161">
            <text:p>60.882161</text:p>
          </table:table-cell>
          <table:table-cell office:value-type="float" office:value="60.765757">
            <text:p>60.765757</text:p>
          </table:table-cell>
          <table:table-cell office:value-type="float" office:value="60.835513">
            <text:p>60.835513</text:p>
          </table:table-cell>
          <table:table-cell office:value-type="float" office:value="60.878287">
            <text:p>60.878287</text:p>
          </table:table-cell>
          <table:table-cell office:value-type="float" office:value="60.875463">
            <text:p>60.875463</text:p>
          </table:table-cell>
          <table:table-cell office:value-type="float" office:value="60.867588">
            <text:p>60.867588</text:p>
          </table:table-cell>
          <table:table-cell office:value-type="float" office:value="60.761116">
            <text:p>60.761116</text:p>
          </table:table-cell>
          <table:table-cell office:value-type="float" office:value="60.872519">
            <text:p>60.87251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17.327918">
            <text:p>117.33</text:p>
          </table:table-cell>
          <table:table-cell office:value-type="float" office:value="0.035997">
            <text:p>0.035997</text:p>
          </table:table-cell>
          <table:table-cell office:value-type="float" office:value="117.314002">
            <text:p>117.314002</text:p>
          </table:table-cell>
          <table:table-cell office:value-type="float" office:value="117.36187">
            <text:p>117.36187</text:p>
          </table:table-cell>
          <table:table-cell office:value-type="float" office:value="117.294051">
            <text:p>117.294051</text:p>
          </table:table-cell>
          <table:table-cell office:value-type="float" office:value="117.321486">
            <text:p>117.321486</text:p>
          </table:table-cell>
          <table:table-cell office:value-type="float" office:value="117.377977">
            <text:p>117.377977</text:p>
          </table:table-cell>
          <table:table-cell office:value-type="float" office:value="117.334366">
            <text:p>117.334366</text:p>
          </table:table-cell>
          <table:table-cell office:value-type="float" office:value="117.354403">
            <text:p>117.354403</text:p>
          </table:table-cell>
          <table:table-cell office:value-type="float" office:value="117.355697">
            <text:p>117.355697</text:p>
          </table:table-cell>
          <table:table-cell office:value-type="float" office:value="117.325268">
            <text:p>117.325268</text:p>
          </table:table-cell>
          <table:table-cell office:value-type="float" office:value="117.303558">
            <text:p>117.303558</text:p>
          </table:table-cell>
          <table:table-cell table:style-name="ce5" office:value-type="float" office:value="117.334845">
            <text:p>117.33</text:p>
          </table:table-cell>
          <table:table-cell office:value-type="float" office:value="117.22148">
            <text:p>117.22148</text:p>
          </table:table-cell>
          <table:table-cell office:value-type="float" office:value="117.320741">
            <text:p>117.320741</text:p>
          </table:table-cell>
          <table:table-cell office:value-type="float" office:value="117.374231">
            <text:p>117.374231</text:p>
          </table:table-cell>
          <table:table-cell office:value-type="float" office:value="117.333882">
            <text:p>117.333882</text:p>
          </table:table-cell>
          <table:table-cell office:value-type="float" office:value="117.32274">
            <text:p>117.32274</text:p>
          </table:table-cell>
          <table:table-cell office:value-type="float" office:value="117.285199">
            <text:p>117.285199</text:p>
          </table:table-cell>
          <table:table-cell office:value-type="float" office:value="117.307438">
            <text:p>117.307438</text:p>
          </table:table-cell>
          <table:table-cell office:value-type="float" office:value="117.381253">
            <text:p>117.381253</text:p>
          </table:table-cell>
          <table:table-cell office:value-type="float" office:value="117.333869">
            <text:p>117.33386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85.070787">
            <text:p>185.07</text:p>
          </table:table-cell>
          <table:table-cell office:value-type="float" office:value="0.093964">
            <text:p>0.093964</text:p>
          </table:table-cell>
          <table:table-cell office:value-type="float" office:value="184.941622">
            <text:p>184.941622</text:p>
          </table:table-cell>
          <table:table-cell office:value-type="float" office:value="185.052386">
            <text:p>185.052386</text:p>
          </table:table-cell>
          <table:table-cell office:value-type="float" office:value="185.101854">
            <text:p>185.101854</text:p>
          </table:table-cell>
          <table:table-cell office:value-type="float" office:value="184.810367">
            <text:p>184.810367</text:p>
          </table:table-cell>
          <table:table-cell office:value-type="float" office:value="185.049744">
            <text:p>185.049744</text:p>
          </table:table-cell>
          <table:table-cell office:value-type="float" office:value="185.150812">
            <text:p>185.150812</text:p>
          </table:table-cell>
          <table:table-cell office:value-type="float" office:value="185.173637">
            <text:p>185.173637</text:p>
          </table:table-cell>
          <table:table-cell office:value-type="float" office:value="185.109749">
            <text:p>185.109749</text:p>
          </table:table-cell>
          <table:table-cell office:value-type="float" office:value="184.880995">
            <text:p>184.880995</text:p>
          </table:table-cell>
          <table:table-cell office:value-type="float" office:value="185.101972">
            <text:p>185.101972</text:p>
          </table:table-cell>
          <table:table-cell table:style-name="ce5" office:value-type="float" office:value="185.06046">
            <text:p>185.06</text:p>
          </table:table-cell>
          <table:table-cell office:value-type="float" office:value="185.13567">
            <text:p>185.13567</text:p>
          </table:table-cell>
          <table:table-cell office:value-type="float" office:value="185.165808">
            <text:p>185.165808</text:p>
          </table:table-cell>
          <table:table-cell office:value-type="float" office:value="185.025737">
            <text:p>185.025737</text:p>
          </table:table-cell>
          <table:table-cell office:value-type="float" office:value="185.070697">
            <text:p>185.070697</text:p>
          </table:table-cell>
          <table:table-cell office:value-type="float" office:value="185.129685">
            <text:p>185.129685</text:p>
          </table:table-cell>
          <table:table-cell office:value-type="float" office:value="185.053879">
            <text:p>185.053879</text:p>
          </table:table-cell>
          <table:table-cell office:value-type="float" office:value="185.104879">
            <text:p>185.104879</text:p>
          </table:table-cell>
          <table:table-cell office:value-type="float" office:value="185.184353">
            <text:p>185.184353</text:p>
          </table:table-cell>
          <table:table-cell office:value-type="float" office:value="185.111431">
            <text:p>185.11143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32.990706">
            <text:p>232.99</text:p>
          </table:table-cell>
          <table:table-cell office:value-type="float" office:value="0.044324">
            <text:p>0.044324</text:p>
          </table:table-cell>
          <table:table-cell office:value-type="float" office:value="232.986695">
            <text:p>232.986695</text:p>
          </table:table-cell>
          <table:table-cell office:value-type="float" office:value="233.040729">
            <text:p>233.040729</text:p>
          </table:table-cell>
          <table:table-cell office:value-type="float" office:value="232.982689">
            <text:p>232.982689</text:p>
          </table:table-cell>
          <table:table-cell office:value-type="float" office:value="233.027924">
            <text:p>233.027924</text:p>
          </table:table-cell>
          <table:table-cell office:value-type="float" office:value="232.959589">
            <text:p>232.959589</text:p>
          </table:table-cell>
          <table:table-cell office:value-type="float" office:value="233.013523">
            <text:p>233.013523</text:p>
          </table:table-cell>
          <table:table-cell office:value-type="float" office:value="232.992118">
            <text:p>232.992118</text:p>
          </table:table-cell>
          <table:table-cell office:value-type="float" office:value="232.96413">
            <text:p>232.96413</text:p>
          </table:table-cell>
          <table:table-cell office:value-type="float" office:value="232.88799">
            <text:p>232.88799</text:p>
          </table:table-cell>
          <table:table-cell office:value-type="float" office:value="233.003851">
            <text:p>233.003851</text:p>
          </table:table-cell>
          <table:table-cell table:style-name="ce5" office:value-type="float" office:value="233.037023">
            <text:p>233.04</text:p>
          </table:table-cell>
          <table:table-cell office:value-type="float" office:value="233.053247">
            <text:p>233.053247</text:p>
          </table:table-cell>
          <table:table-cell office:value-type="float" office:value="233.017819">
            <text:p>233.017819</text:p>
          </table:table-cell>
          <table:table-cell office:value-type="float" office:value="232.957282">
            <text:p>232.957282</text:p>
          </table:table-cell>
          <table:table-cell office:value-type="float" office:value="232.982368">
            <text:p>232.982368</text:p>
          </table:table-cell>
          <table:table-cell office:value-type="float" office:value="232.902281">
            <text:p>232.902281</text:p>
          </table:table-cell>
          <table:table-cell office:value-type="float" office:value="233.05404">
            <text:p>233.05404</text:p>
          </table:table-cell>
          <table:table-cell office:value-type="float" office:value="233.005636">
            <text:p>233.005636</text:p>
          </table:table-cell>
          <table:table-cell office:value-type="float" office:value="232.943304">
            <text:p>232.943304</text:p>
          </table:table-cell>
          <table:table-cell office:value-type="float" office:value="233.001878">
            <text:p>233.001878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116.35401">
            <text:p>116.35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36.597986">
            <text:p>36.60</text:p>
          </table:table-cell>
          <table:table-cell office:value-type="float" office:value="0.1176">
            <text:p>0.1176</text:p>
          </table:table-cell>
          <table:table-cell office:value-type="float" office:value="36.5144">
            <text:p>36.5144</text:p>
          </table:table-cell>
          <table:table-cell office:value-type="float" office:value="36.543365">
            <text:p>36.543365</text:p>
          </table:table-cell>
          <table:table-cell office:value-type="float" office:value="36.671684">
            <text:p>36.671684</text:p>
          </table:table-cell>
          <table:table-cell office:value-type="float" office:value="36.666135">
            <text:p>36.666135</text:p>
          </table:table-cell>
          <table:table-cell office:value-type="float" office:value="36.704985">
            <text:p>36.704985</text:p>
          </table:table-cell>
          <table:table-cell office:value-type="float" office:value="36.522103">
            <text:p>36.522103</text:p>
          </table:table-cell>
          <table:table-cell office:value-type="float" office:value="36.397034">
            <text:p>36.397034</text:p>
          </table:table-cell>
          <table:table-cell office:value-type="float" office:value="36.51615">
            <text:p>36.51615</text:p>
          </table:table-cell>
          <table:table-cell office:value-type="float" office:value="36.747742">
            <text:p>36.747742</text:p>
          </table:table-cell>
          <table:table-cell office:value-type="float" office:value="36.562487">
            <text:p>36.562487</text:p>
          </table:table-cell>
          <table:table-cell table:style-name="ce5" office:value-type="float" office:value="36.701657">
            <text:p>36.70</text:p>
          </table:table-cell>
          <table:table-cell office:value-type="float" office:value="36.737748">
            <text:p>36.737748</text:p>
          </table:table-cell>
          <table:table-cell office:value-type="float" office:value="36.634749">
            <text:p>36.634749</text:p>
          </table:table-cell>
          <table:table-cell office:value-type="float" office:value="36.607931">
            <text:p>36.607931</text:p>
          </table:table-cell>
          <table:table-cell office:value-type="float" office:value="36.612454">
            <text:p>36.612454</text:p>
          </table:table-cell>
          <table:table-cell office:value-type="float" office:value="36.726217">
            <text:p>36.726217</text:p>
          </table:table-cell>
          <table:table-cell office:value-type="float" office:value="36.650028">
            <text:p>36.650028</text:p>
          </table:table-cell>
          <table:table-cell office:value-type="float" office:value="36.300207">
            <text:p>36.300207</text:p>
          </table:table-cell>
          <table:table-cell office:value-type="float" office:value="36.454294">
            <text:p>36.454294</text:p>
          </table:table-cell>
          <table:table-cell office:value-type="float" office:value="36.688347">
            <text:p>36.688347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41.240242">
            <text:p>41.24</text:p>
          </table:table-cell>
          <table:table-cell office:value-type="float" office:value="0.137223">
            <text:p>0.137223</text:p>
          </table:table-cell>
          <table:table-cell office:value-type="float" office:value="41.308871">
            <text:p>41.308871</text:p>
          </table:table-cell>
          <table:table-cell office:value-type="float" office:value="41.356698">
            <text:p>41.356698</text:p>
          </table:table-cell>
          <table:table-cell office:value-type="float" office:value="41.354865">
            <text:p>41.354865</text:p>
          </table:table-cell>
          <table:table-cell office:value-type="float" office:value="41.254553">
            <text:p>41.254553</text:p>
          </table:table-cell>
          <table:table-cell office:value-type="float" office:value="40.95218">
            <text:p>40.95218</text:p>
          </table:table-cell>
          <table:table-cell office:value-type="float" office:value="41.20211">
            <text:p>41.20211</text:p>
          </table:table-cell>
          <table:table-cell office:value-type="float" office:value="41.260037">
            <text:p>41.260037</text:p>
          </table:table-cell>
          <table:table-cell office:value-type="float" office:value="41.244336">
            <text:p>41.244336</text:p>
          </table:table-cell>
          <table:table-cell office:value-type="float" office:value="41.339208">
            <text:p>41.339208</text:p>
          </table:table-cell>
          <table:table-cell office:value-type="float" office:value="41.2395">
            <text:p>41.2395</text:p>
          </table:table-cell>
          <table:table-cell table:style-name="ce5" office:value-type="float" office:value="41.2848">
            <text:p>41.28</text:p>
          </table:table-cell>
          <table:table-cell office:value-type="float" office:value="41.075993">
            <text:p>41.075993</text:p>
          </table:table-cell>
          <table:table-cell office:value-type="float" office:value="41.301736">
            <text:p>41.301736</text:p>
          </table:table-cell>
          <table:table-cell office:value-type="float" office:value="41.370649">
            <text:p>41.370649</text:p>
          </table:table-cell>
          <table:table-cell office:value-type="float" office:value="41.201786">
            <text:p>41.201786</text:p>
          </table:table-cell>
          <table:table-cell office:value-type="float" office:value="41.074801">
            <text:p>41.074801</text:p>
          </table:table-cell>
          <table:table-cell office:value-type="float" office:value="41.41981">
            <text:p>41.41981</text:p>
          </table:table-cell>
          <table:table-cell office:value-type="float" office:value="41.318452">
            <text:p>41.318452</text:p>
          </table:table-cell>
          <table:table-cell office:value-type="float" office:value="40.892515">
            <text:p>40.892515</text:p>
          </table:table-cell>
          <table:table-cell office:value-type="float" office:value="41.351936">
            <text:p>41.35193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78.454746">
            <text:p>78.45</text:p>
          </table:table-cell>
          <table:table-cell office:value-type="float" office:value="0.171468">
            <text:p>0.171468</text:p>
          </table:table-cell>
          <table:table-cell office:value-type="float" office:value="78.249321">
            <text:p>78.249321</text:p>
          </table:table-cell>
          <table:table-cell office:value-type="float" office:value="78.501764">
            <text:p>78.501764</text:p>
          </table:table-cell>
          <table:table-cell office:value-type="float" office:value="78.515511">
            <text:p>78.515511</text:p>
          </table:table-cell>
          <table:table-cell office:value-type="float" office:value="78.314823">
            <text:p>78.314823</text:p>
          </table:table-cell>
          <table:table-cell office:value-type="float" office:value="78.633937">
            <text:p>78.633937</text:p>
          </table:table-cell>
          <table:table-cell office:value-type="float" office:value="78.482371">
            <text:p>78.482371</text:p>
          </table:table-cell>
          <table:table-cell office:value-type="float" office:value="78.393761">
            <text:p>78.393761</text:p>
          </table:table-cell>
          <table:table-cell office:value-type="float" office:value="78.65114">
            <text:p>78.65114</text:p>
          </table:table-cell>
          <table:table-cell office:value-type="float" office:value="78.167025">
            <text:p>78.167025</text:p>
          </table:table-cell>
          <table:table-cell office:value-type="float" office:value="78.571867">
            <text:p>78.571867</text:p>
          </table:table-cell>
          <table:table-cell table:style-name="ce5" office:value-type="float" office:value="78.205432">
            <text:p>78.21</text:p>
          </table:table-cell>
          <table:table-cell office:value-type="float" office:value="78.786568">
            <text:p>78.786568</text:p>
          </table:table-cell>
          <table:table-cell office:value-type="float" office:value="78.469265">
            <text:p>78.469265</text:p>
          </table:table-cell>
          <table:table-cell office:value-type="float" office:value="78.449568">
            <text:p>78.449568</text:p>
          </table:table-cell>
          <table:table-cell office:value-type="float" office:value="78.609916">
            <text:p>78.609916</text:p>
          </table:table-cell>
          <table:table-cell office:value-type="float" office:value="78.696907">
            <text:p>78.696907</text:p>
          </table:table-cell>
          <table:table-cell office:value-type="float" office:value="78.5304">
            <text:p>78.5304</text:p>
          </table:table-cell>
          <table:table-cell office:value-type="float" office:value="78.336251">
            <text:p>78.336251</text:p>
          </table:table-cell>
          <table:table-cell office:value-type="float" office:value="78.238591">
            <text:p>78.238591</text:p>
          </table:table-cell>
          <table:table-cell office:value-type="float" office:value="78.290504">
            <text:p>78.290504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49.704217">
            <text:p>149.70</text:p>
          </table:table-cell>
          <table:table-cell office:value-type="float" office:value="0.673652">
            <text:p>0.673652</text:p>
          </table:table-cell>
          <table:table-cell office:value-type="float" office:value="149.136617">
            <text:p>149.136617</text:p>
          </table:table-cell>
          <table:table-cell office:value-type="float" office:value="150.018787">
            <text:p>150.018787</text:p>
          </table:table-cell>
          <table:table-cell office:value-type="float" office:value="148.861477">
            <text:p>148.861477</text:p>
          </table:table-cell>
          <table:table-cell office:value-type="float" office:value="150.397695">
            <text:p>150.397695</text:p>
          </table:table-cell>
          <table:table-cell office:value-type="float" office:value="150.35932">
            <text:p>150.35932</text:p>
          </table:table-cell>
          <table:table-cell office:value-type="float" office:value="147.780774">
            <text:p>147.780774</text:p>
          </table:table-cell>
          <table:table-cell office:value-type="float" office:value="150.076061">
            <text:p>150.076061</text:p>
          </table:table-cell>
          <table:table-cell office:value-type="float" office:value="150.072262">
            <text:p>150.072262</text:p>
          </table:table-cell>
          <table:table-cell office:value-type="float" office:value="149.929157">
            <text:p>149.929157</text:p>
          </table:table-cell>
          <table:table-cell office:value-type="float" office:value="149.86424">
            <text:p>149.86424</text:p>
          </table:table-cell>
          <table:table-cell table:style-name="ce5" office:value-type="float" office:value="150.432323">
            <text:p>150.43</text:p>
          </table:table-cell>
          <table:table-cell office:value-type="float" office:value="149.497132">
            <text:p>149.497132</text:p>
          </table:table-cell>
          <table:table-cell office:value-type="float" office:value="149.662663">
            <text:p>149.662663</text:p>
          </table:table-cell>
          <table:table-cell office:value-type="float" office:value="149.902827">
            <text:p>149.902827</text:p>
          </table:table-cell>
          <table:table-cell office:value-type="float" office:value="149.910032">
            <text:p>149.910032</text:p>
          </table:table-cell>
          <table:table-cell office:value-type="float" office:value="150.049795">
            <text:p>150.049795</text:p>
          </table:table-cell>
          <table:table-cell office:value-type="float" office:value="149.821666">
            <text:p>149.821666</text:p>
          </table:table-cell>
          <table:table-cell office:value-type="float" office:value="150.343075">
            <text:p>150.343075</text:p>
          </table:table-cell>
          <table:table-cell office:value-type="float" office:value="148.371652">
            <text:p>148.371652</text:p>
          </table:table-cell>
          <table:table-cell office:value-type="float" office:value="149.596793">
            <text:p>149.59679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369.074077">
            <text:p>369.07</text:p>
          </table:table-cell>
          <table:table-cell office:value-type="float" office:value="1.666909">
            <text:p>1.666909</text:p>
          </table:table-cell>
          <table:table-cell office:value-type="float" office:value="369.05439">
            <text:p>369.05439</text:p>
          </table:table-cell>
          <table:table-cell office:value-type="float" office:value="368.425512">
            <text:p>368.425512</text:p>
          </table:table-cell>
          <table:table-cell office:value-type="float" office:value="365.775087">
            <text:p>365.775087</text:p>
          </table:table-cell>
          <table:table-cell office:value-type="float" office:value="367.902611">
            <text:p>367.902611</text:p>
          </table:table-cell>
          <table:table-cell office:value-type="float" office:value="368.208925">
            <text:p>368.208925</text:p>
          </table:table-cell>
          <table:table-cell office:value-type="float" office:value="368.721831">
            <text:p>368.721831</text:p>
          </table:table-cell>
          <table:table-cell office:value-type="float" office:value="369.591471">
            <text:p>369.591471</text:p>
          </table:table-cell>
          <table:table-cell office:value-type="float" office:value="369.050809">
            <text:p>369.050809</text:p>
          </table:table-cell>
          <table:table-cell office:value-type="float" office:value="366.86692">
            <text:p>366.86692</text:p>
          </table:table-cell>
          <table:table-cell office:value-type="float" office:value="365.485924">
            <text:p>365.485924</text:p>
          </table:table-cell>
          <table:table-cell table:style-name="ce5" office:value-type="float" office:value="370.506246">
            <text:p>370.51</text:p>
          </table:table-cell>
          <table:table-cell office:value-type="float" office:value="369.389209">
            <text:p>369.389209</text:p>
          </table:table-cell>
          <table:table-cell office:value-type="float" office:value="371.516011">
            <text:p>371.516011</text:p>
          </table:table-cell>
          <table:table-cell office:value-type="float" office:value="370.734347">
            <text:p>370.734347</text:p>
          </table:table-cell>
          <table:table-cell office:value-type="float" office:value="369.897823">
            <text:p>369.897823</text:p>
          </table:table-cell>
          <table:table-cell office:value-type="float" office:value="368.047151">
            <text:p>368.047151</text:p>
          </table:table-cell>
          <table:table-cell office:value-type="float" office:value="371.213641">
            <text:p>371.213641</text:p>
          </table:table-cell>
          <table:table-cell office:value-type="float" office:value="369.502862">
            <text:p>369.502862</text:p>
          </table:table-cell>
          <table:table-cell office:value-type="float" office:value="370.196483">
            <text:p>370.196483</text:p>
          </table:table-cell>
          <table:table-cell office:value-type="float" office:value="371.394284">
            <text:p>371.394284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353.803866">
            <text:p>353.8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0.640559036172654">
            <text:p>0.64</text:p>
          </table:table-cell>
          <table:table-cell table:style-name="ce5" table:formula="of:=([.C10]/[.C9])" office:value-type="float" office:value="0.675660341349243">
            <text:p>0.68</text:p>
          </table:table-cell>
          <table:table-cell table:style-name="ce5" table:formula="of:=([.C17]/[.C16])" office:value-type="float" office:value="0.98317883078148">
            <text:p>0.98</text:p>
          </table:table-cell>
          <table:table-cell table:style-name="ce5" table:formula="of:=([.C24]/[.C23])" office:value-type="float" office:value="1.94743552632025">
            <text:p>1.95</text:p>
          </table:table-cell>
          <table:table-cell table:style-name="ce5" table:formula="of:=([.C31]/[.C30])" office:value-type="float" office:value="1.12684457554577">
            <text:p>1.13</text:p>
          </table:table-cell>
          <table:table-cell/>
          <table:table-cell office:value-type="string">
            <text:p>vec2</text:p>
          </table:table-cell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office:value-type="float" office:value="0.98">
            <text:p>0.98</text:p>
          </table:table-cell>
          <table:table-cell office:value-type="float" office:value="1.95">
            <text:p>1.95</text:p>
          </table:table-cell>
          <table:table-cell office:value-type="float" office:value="1.13">
            <text:p>1.1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0.372529816057182">
            <text:p>0.37</text:p>
          </table:table-cell>
          <table:table-cell table:style-name="ce5" table:formula="of:=([.C11]/[.C9])" office:value-type="float" office:value="0.368412430497659">
            <text:p>0.37</text:p>
          </table:table-cell>
          <table:table-cell table:style-name="ce5" table:formula="of:=([.C18]/[.C16])" office:value-type="float" office:value="0.842043404538963">
            <text:p>0.84</text:p>
          </table:table-cell>
          <table:table-cell table:style-name="ce5" table:formula="of:=([.C25]/[.C23])" office:value-type="float" office:value="3.75447006824982">
            <text:p>3.75</text:p>
          </table:table-cell>
          <table:table-cell table:style-name="ce5" table:formula="of:=([.C32]/[.C30])" office:value-type="float" office:value="2.14369025661685">
            <text:p>2.14</text:p>
          </table:table-cell>
          <table:table-cell/>
          <table:table-cell office:value-type="string">
            <text:p>vec4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84">
            <text:p>0.84</text:p>
          </table:table-cell>
          <table:table-cell office:value-type="float" office:value="3.75">
            <text:p>3.75</text:p>
          </table:table-cell>
          <table:table-cell office:value-type="float" office:value="2.14">
            <text:p>2.1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0.193801056421564">
            <text:p>0.19</text:p>
          </table:table-cell>
          <table:table-cell table:style-name="ce5" table:formula="of:=([.C12]/[.C9])" office:value-type="float" office:value="0.137675945463588">
            <text:p>0.14</text:p>
          </table:table-cell>
          <table:table-cell table:style-name="ce5" table:formula="of:=([.C19]/[.C16])" office:value-type="float" office:value="0.496699386646788">
            <text:p>0.50</text:p>
          </table:table-cell>
          <table:table-cell table:style-name="ce5" table:formula="of:=([.C26]/[.C23])" office:value-type="float" office:value="5.92222841880598">
            <text:p>5.92</text:p>
          </table:table-cell>
          <table:table-cell table:style-name="ce5" table:formula="of:=([.C33]/[.C30])" office:value-type="float" office:value="4.09050424250121">
            <text:p>4.09</text:p>
          </table:table-cell>
          <table:table-cell/>
          <table:table-cell office:value-type="string">
            <text:p>vec8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  <table:table-cell office:value-type="float" office:value="0.5">
            <text:p>0.5</text:p>
          </table:table-cell>
          <table:table-cell office:value-type="float" office:value="5.92">
            <text:p>5.92</text:p>
          </table:table-cell>
          <table:table-cell office:value-type="float" office:value="4.09">
            <text:p>4.0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0.105120587649347">
            <text:p>0.11</text:p>
          </table:table-cell>
          <table:table-cell table:style-name="ce5" table:formula="of:=([.C13]/[.C9])" office:value-type="float" office:value="0.0544233513038816">
            <text:p>0.05</text:p>
          </table:table-cell>
          <table:table-cell table:style-name="ce5" table:formula="of:=([.C20]/[.C16])" office:value-type="float" office:value="0.133949731659334">
            <text:p>0.13</text:p>
          </table:table-cell>
          <table:table-cell table:style-name="ce5" table:formula="of:=([.C27]/[.C23])" office:value-type="float" office:value="7.45565630728564">
            <text:p>7.46</text:p>
          </table:table-cell>
          <table:table-cell table:style-name="ce5" table:formula="of:=([.C34]/[.C30])" office:value-type="float" office:value="10.084546100433">
            <text:p>10.08</text:p>
          </table:table-cell>
          <table:table-cell/>
          <table:table-cell office:value-type="string">
            <text:p>vec16</text:p>
          </table:table-cell>
          <table:table-cell office:value-type="float" office:value="0.11">
            <text:p>0.11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7.46">
            <text:p>7.46</text:p>
          </table:table-cell>
          <table:table-cell office:value-type="float" office:value="10.08">
            <text:p>10.08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3.72330520572128">
            <text:p>3.72</text:p>
          </table:table-cell>
          <table:table-cell table:style-name="ce5" table:formula="of:=([.C35]/[.C30])" office:value-type="float" office:value="9.66730426095032">
            <text:p>9.67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3.72">
            <text:p>3.72</text:p>
          </table:table-cell>
          <table:table-cell office:value-type="float" office:value="9.67">
            <text:p>9.67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64">
            <text:p>0.64</text:p>
          </table:table-cell>
          <table:table-cell office:value-type="float" office:value="0.37">
            <text:p>0.37</text:p>
          </table:table-cell>
          <table:table-cell office:value-type="float" office:value="0.19">
            <text:p>0.19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68">
            <text:p>0.68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5">
            <text:p>0.5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1.95">
            <text:p>1.95</text:p>
          </table:table-cell>
          <table:table-cell office:value-type="float" office:value="3.75">
            <text:p>3.75</text:p>
          </table:table-cell>
          <table:table-cell office:value-type="float" office:value="5.92">
            <text:p>5.92</text:p>
          </table:table-cell>
          <table:table-cell office:value-type="float" office:value="7.46">
            <text:p>7.46</text:p>
          </table:table-cell>
          <table:table-cell office:value-type="float" office:value="3.72">
            <text:p>3.7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13">
            <text:p>1.13</text:p>
          </table:table-cell>
          <table:table-cell office:value-type="float" office:value="2.14">
            <text:p>2.14</text:p>
          </table:table-cell>
          <table:table-cell office:value-type="float" office:value="4.09">
            <text:p>4.09</text:p>
          </table:table-cell>
          <table:table-cell office:value-type="float" office:value="10.08">
            <text:p>10.08</text:p>
          </table:table-cell>
          <table:table-cell office:value-type="float" office:value="9.67">
            <text:p>9.67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bs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BS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77.002484">
            <text:p>77.00</text:p>
          </table:table-cell>
          <table:table-cell office:value-type="float" office:value="0.013489">
            <text:p>0.013489</text:p>
          </table:table-cell>
          <table:table-cell office:value-type="float" office:value="77.003153">
            <text:p>77.003153</text:p>
          </table:table-cell>
          <table:table-cell office:value-type="float" office:value="76.999619">
            <text:p>76.999619</text:p>
          </table:table-cell>
          <table:table-cell office:value-type="float" office:value="76.992552">
            <text:p>76.992552</text:p>
          </table:table-cell>
          <table:table-cell office:value-type="float" office:value="76.991139">
            <text:p>76.991139</text:p>
          </table:table-cell>
          <table:table-cell office:value-type="float" office:value="76.990785">
            <text:p>76.990785</text:p>
          </table:table-cell>
          <table:table-cell office:value-type="float" office:value="77.010576">
            <text:p>77.010576</text:p>
          </table:table-cell>
          <table:table-cell office:value-type="float" office:value="76.991845">
            <text:p>76.991845</text:p>
          </table:table-cell>
          <table:table-cell office:value-type="float" office:value="76.999266">
            <text:p>76.999266</text:p>
          </table:table-cell>
          <table:table-cell office:value-type="float" office:value="77.00492">
            <text:p>77.00492</text:p>
          </table:table-cell>
          <table:table-cell office:value-type="float" office:value="76.970299">
            <text:p>76.970299</text:p>
          </table:table-cell>
          <table:table-cell office:value-type="float" office:value="77.03073">
            <text:p>77.03073</text:p>
          </table:table-cell>
          <table:table-cell table:number-columns-repeated="2" office:value-type="float" office:value="77.00386">
            <text:p>77.00386</text:p>
          </table:table-cell>
          <table:table-cell office:value-type="float" office:value="77.016586">
            <text:p>77.016586</text:p>
          </table:table-cell>
          <table:table-cell office:value-type="float" office:value="77.00492">
            <text:p>77.00492</text:p>
          </table:table-cell>
          <table:table-cell office:value-type="float" office:value="76.990785">
            <text:p>76.990785</text:p>
          </table:table-cell>
          <table:table-cell office:value-type="float" office:value="76.994319">
            <text:p>76.994319</text:p>
          </table:table-cell>
          <table:table-cell table:number-columns-repeated="2" office:value-type="float" office:value="77.010929">
            <text:p>77.010929</text:p>
          </table:table-cell>
          <table:table-cell office:value-type="float" office:value="77.028608">
            <text:p>77.02860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40.982342">
            <text:p>40.98</text:p>
          </table:table-cell>
          <table:table-cell office:value-type="float" office:value="0.014059">
            <text:p>0.014059</text:p>
          </table:table-cell>
          <table:table-cell office:value-type="float" office:value="40.9645">
            <text:p>40.9645</text:p>
          </table:table-cell>
          <table:table-cell office:value-type="float" office:value="40.972904">
            <text:p>40.972904</text:p>
          </table:table-cell>
          <table:table-cell office:value-type="float" office:value="40.977708">
            <text:p>40.977708</text:p>
          </table:table-cell>
          <table:table-cell office:value-type="float" office:value="41.003145">
            <text:p>41.003145</text:p>
          </table:table-cell>
          <table:table-cell office:value-type="float" office:value="40.973705">
            <text:p>40.973705</text:p>
          </table:table-cell>
          <table:table-cell office:value-type="float" office:value="40.991424">
            <text:p>40.991424</text:p>
          </table:table-cell>
          <table:table-cell office:value-type="float" office:value="40.993628">
            <text:p>40.993628</text:p>
          </table:table-cell>
          <table:table-cell office:value-type="float" office:value="40.982713">
            <text:p>40.982713</text:p>
          </table:table-cell>
          <table:table-cell office:value-type="float" office:value="40.985716">
            <text:p>40.985716</text:p>
          </table:table-cell>
          <table:table-cell office:value-type="float" office:value="40.98011">
            <text:p>40.98011</text:p>
          </table:table-cell>
          <table:table-cell table:style-name="ce5" office:value-type="float" office:value="41.010161">
            <text:p>41.01</text:p>
          </table:table-cell>
          <table:table-cell office:value-type="float" office:value="40.983814">
            <text:p>40.983814</text:p>
          </table:table-cell>
          <table:table-cell office:value-type="float" office:value="40.987318">
            <text:p>40.987318</text:p>
          </table:table-cell>
          <table:table-cell office:value-type="float" office:value="40.9645">
            <text:p>40.9645</text:p>
          </table:table-cell>
          <table:table-cell office:value-type="float" office:value="40.976807">
            <text:p>40.976807</text:p>
          </table:table-cell>
          <table:table-cell office:value-type="float" office:value="40.966901">
            <text:p>40.966901</text:p>
          </table:table-cell>
          <table:table-cell office:value-type="float" office:value="40.968902">
            <text:p>40.968902</text:p>
          </table:table-cell>
          <table:table-cell office:value-type="float" office:value="40.978608">
            <text:p>40.978608</text:p>
          </table:table-cell>
          <table:table-cell office:value-type="float" office:value="40.969602">
            <text:p>40.969602</text:p>
          </table:table-cell>
          <table:table-cell office:value-type="float" office:value="41.014673">
            <text:p>41.01467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0.469395">
            <text:p>20.47</text:p>
          </table:table-cell>
          <table:table-cell office:value-type="float" office:value="0.018857">
            <text:p>0.018857</text:p>
          </table:table-cell>
          <table:table-cell office:value-type="float" office:value="20.471753">
            <text:p>20.471753</text:p>
          </table:table-cell>
          <table:table-cell office:value-type="float" office:value="20.481275">
            <text:p>20.481275</text:p>
          </table:table-cell>
          <table:table-cell office:value-type="float" office:value="20.492858">
            <text:p>20.492858</text:p>
          </table:table-cell>
          <table:table-cell office:value-type="float" office:value="20.488378">
            <text:p>20.488378</text:p>
          </table:table-cell>
          <table:table-cell office:value-type="float" office:value="20.4771">
            <text:p>20.4771</text:p>
          </table:table-cell>
          <table:table-cell office:value-type="float" office:value="20.454457">
            <text:p>20.454457</text:p>
          </table:table-cell>
          <table:table-cell office:value-type="float" office:value="20.442344">
            <text:p>20.442344</text:p>
          </table:table-cell>
          <table:table-cell office:value-type="float" office:value="20.467058">
            <text:p>20.467058</text:p>
          </table:table-cell>
          <table:table-cell office:value-type="float" office:value="20.502024">
            <text:p>20.502024</text:p>
          </table:table-cell>
          <table:table-cell office:value-type="float" office:value="20.457051">
            <text:p>20.457051</text:p>
          </table:table-cell>
          <table:table-cell table:style-name="ce5" office:value-type="float" office:value="20.450792">
            <text:p>20.45</text:p>
          </table:table-cell>
          <table:table-cell office:value-type="float" office:value="20.472303">
            <text:p>20.472303</text:p>
          </table:table-cell>
          <table:table-cell office:value-type="float" office:value="20.484576">
            <text:p>20.484576</text:p>
          </table:table-cell>
          <table:table-cell office:value-type="float" office:value="20.478875">
            <text:p>20.478875</text:p>
          </table:table-cell>
          <table:table-cell office:value-type="float" office:value="20.437688">
            <text:p>20.437688</text:p>
          </table:table-cell>
          <table:table-cell office:value-type="float" office:value="20.484601">
            <text:p>20.484601</text:p>
          </table:table-cell>
          <table:table-cell office:value-type="float" office:value="20.493784">
            <text:p>20.493784</text:p>
          </table:table-cell>
          <table:table-cell office:value-type="float" office:value="20.455804">
            <text:p>20.455804</text:p>
          </table:table-cell>
          <table:table-cell office:value-type="float" office:value="20.456976">
            <text:p>20.456976</text:p>
          </table:table-cell>
          <table:table-cell office:value-type="float" office:value="20.43821">
            <text:p>20.43821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0.395878">
            <text:p>10.40</text:p>
          </table:table-cell>
          <table:table-cell office:value-type="float" office:value="0.01758">
            <text:p>0.01758</text:p>
          </table:table-cell>
          <table:table-cell office:value-type="float" office:value="10.395134">
            <text:p>10.395134</text:p>
          </table:table-cell>
          <table:table-cell office:value-type="float" office:value="10.395772">
            <text:p>10.395772</text:p>
          </table:table-cell>
          <table:table-cell office:value-type="float" office:value="10.401966">
            <text:p>10.401966</text:p>
          </table:table-cell>
          <table:table-cell office:value-type="float" office:value="10.383264">
            <text:p>10.383264</text:p>
          </table:table-cell>
          <table:table-cell office:value-type="float" office:value="10.425339">
            <text:p>10.425339</text:p>
          </table:table-cell>
          <table:table-cell office:value-type="float" office:value="10.400605">
            <text:p>10.400605</text:p>
          </table:table-cell>
          <table:table-cell office:value-type="float" office:value="10.408619">
            <text:p>10.408619</text:p>
          </table:table-cell>
          <table:table-cell office:value-type="float" office:value="10.404759">
            <text:p>10.404759</text:p>
          </table:table-cell>
          <table:table-cell office:value-type="float" office:value="10.374397">
            <text:p>10.374397</text:p>
          </table:table-cell>
          <table:table-cell office:value-type="float" office:value="10.38927">
            <text:p>10.38927</text:p>
          </table:table-cell>
          <table:table-cell table:style-name="ce5" office:value-type="float" office:value="10.375058">
            <text:p>10.38</text:p>
          </table:table-cell>
          <table:table-cell office:value-type="float" office:value="10.351731">
            <text:p>10.351731</text:p>
          </table:table-cell>
          <table:table-cell office:value-type="float" office:value="10.413316">
            <text:p>10.413316</text:p>
          </table:table-cell>
          <table:table-cell office:value-type="float" office:value="10.413477">
            <text:p>10.413477</text:p>
          </table:table-cell>
          <table:table-cell office:value-type="float" office:value="10.399174">
            <text:p>10.399174</text:p>
          </table:table-cell>
          <table:table-cell office:value-type="float" office:value="10.393292">
            <text:p>10.393292</text:p>
          </table:table-cell>
          <table:table-cell office:value-type="float" office:value="10.366968">
            <text:p>10.366968</text:p>
          </table:table-cell>
          <table:table-cell office:value-type="float" office:value="10.404675">
            <text:p>10.404675</text:p>
          </table:table-cell>
          <table:table-cell office:value-type="float" office:value="10.411022">
            <text:p>10.411022</text:p>
          </table:table-cell>
          <table:table-cell office:value-type="float" office:value="10.409717">
            <text:p>10.40971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6.218025">
            <text:p>6.22</text:p>
          </table:table-cell>
          <table:table-cell office:value-type="float" office:value="0.106943">
            <text:p>0.106943</text:p>
          </table:table-cell>
          <table:table-cell office:value-type="float" office:value="6.31935">
            <text:p>6.31935</text:p>
          </table:table-cell>
          <table:table-cell office:value-type="float" office:value="6.182635">
            <text:p>6.182635</text:p>
          </table:table-cell>
          <table:table-cell office:value-type="float" office:value="6.097278">
            <text:p>6.097278</text:p>
          </table:table-cell>
          <table:table-cell office:value-type="float" office:value="6.306292">
            <text:p>6.306292</text:p>
          </table:table-cell>
          <table:table-cell office:value-type="float" office:value="6.140098">
            <text:p>6.140098</text:p>
          </table:table-cell>
          <table:table-cell office:value-type="float" office:value="6.043167">
            <text:p>6.043167</text:p>
          </table:table-cell>
          <table:table-cell office:value-type="float" office:value="6.223684">
            <text:p>6.223684</text:p>
          </table:table-cell>
          <table:table-cell office:value-type="float" office:value="6.375136">
            <text:p>6.375136</text:p>
          </table:table-cell>
          <table:table-cell office:value-type="float" office:value="6.031303">
            <text:p>6.031303</text:p>
          </table:table-cell>
          <table:table-cell office:value-type="float" office:value="6.066564">
            <text:p>6.066564</text:p>
          </table:table-cell>
          <table:table-cell table:style-name="ce5" office:value-type="float" office:value="6.107404">
            <text:p>6.11</text:p>
          </table:table-cell>
          <table:table-cell office:value-type="float" office:value="6.264332">
            <text:p>6.264332</text:p>
          </table:table-cell>
          <table:table-cell office:value-type="float" office:value="6.380322">
            <text:p>6.380322</text:p>
          </table:table-cell>
          <table:table-cell office:value-type="float" office:value="6.200544">
            <text:p>6.200544</text:p>
          </table:table-cell>
          <table:table-cell office:value-type="float" office:value="6.228918">
            <text:p>6.228918</text:p>
          </table:table-cell>
          <table:table-cell office:value-type="float" office:value="6.280005">
            <text:p>6.280005</text:p>
          </table:table-cell>
          <table:table-cell office:value-type="float" office:value="6.203151">
            <text:p>6.203151</text:p>
          </table:table-cell>
          <table:table-cell office:value-type="float" office:value="6.241749">
            <text:p>6.241749</text:p>
          </table:table-cell>
          <table:table-cell office:value-type="float" office:value="6.296352">
            <text:p>6.296352</text:p>
          </table:table-cell>
          <table:table-cell office:value-type="float" office:value="6.372206">
            <text:p>6.372206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110.061464">
            <text:p>110.06</text:p>
          </table:table-cell>
          <table:table-cell office:value-type="float" office:value="0.101421">
            <text:p>0.101421</text:p>
          </table:table-cell>
          <table:table-cell office:value-type="float" office:value="110.043395">
            <text:p>110.043395</text:p>
          </table:table-cell>
          <table:table-cell office:value-type="float" office:value="110.085997">
            <text:p>110.085997</text:p>
          </table:table-cell>
          <table:table-cell office:value-type="float" office:value="109.966939">
            <text:p>109.966939</text:p>
          </table:table-cell>
          <table:table-cell office:value-type="float" office:value="110.174193">
            <text:p>110.174193</text:p>
          </table:table-cell>
          <table:table-cell office:value-type="float" office:value="110.001547">
            <text:p>110.001547</text:p>
          </table:table-cell>
          <table:table-cell office:value-type="float" office:value="109.996499">
            <text:p>109.996499</text:p>
          </table:table-cell>
          <table:table-cell office:value-type="float" office:value="110.127186">
            <text:p>110.127186</text:p>
          </table:table-cell>
          <table:table-cell office:value-type="float" office:value="110.126463">
            <text:p>110.126463</text:p>
          </table:table-cell>
          <table:table-cell office:value-type="float" office:value="110.050613">
            <text:p>110.050613</text:p>
          </table:table-cell>
          <table:table-cell office:value-type="float" office:value="109.920108">
            <text:p>109.920108</text:p>
          </table:table-cell>
          <table:table-cell table:style-name="ce5" office:value-type="float" office:value="110.176364">
            <text:p>110.18</text:p>
          </table:table-cell>
          <table:table-cell office:value-type="float" office:value="109.899227">
            <text:p>109.899227</text:p>
          </table:table-cell>
          <table:table-cell office:value-type="float" office:value="110.042673">
            <text:p>110.042673</text:p>
          </table:table-cell>
          <table:table-cell office:value-type="float" office:value="110.189389">
            <text:p>110.189389</text:p>
          </table:table-cell>
          <table:table-cell office:value-type="float" office:value="110.154662">
            <text:p>110.154662</text:p>
          </table:table-cell>
          <table:table-cell office:value-type="float" office:value="109.899947">
            <text:p>109.899947</text:p>
          </table:table-cell>
          <table:table-cell office:value-type="float" office:value="110.17564">
            <text:p>110.17564</text:p>
          </table:table-cell>
          <table:table-cell office:value-type="float" office:value="110.196627">
            <text:p>110.196627</text:p>
          </table:table-cell>
          <table:table-cell office:value-type="float" office:value="110.093221">
            <text:p>110.093221</text:p>
          </table:table-cell>
          <table:table-cell office:value-type="float" office:value="109.908586">
            <text:p>109.908586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143.479929">
            <text:p>143.48</text:p>
          </table:table-cell>
          <table:table-cell office:value-type="float" office:value="0.18666">
            <text:p>0.18666</text:p>
          </table:table-cell>
          <table:table-cell office:value-type="float" office:value="143.311716">
            <text:p>143.311716</text:p>
          </table:table-cell>
          <table:table-cell office:value-type="float" office:value="143.63317">
            <text:p>143.63317</text:p>
          </table:table-cell>
          <table:table-cell office:value-type="float" office:value="143.393783">
            <text:p>143.393783</text:p>
          </table:table-cell>
          <table:table-cell office:value-type="float" office:value="143.83142">
            <text:p>143.83142</text:p>
          </table:table-cell>
          <table:table-cell office:value-type="float" office:value="143.303148">
            <text:p>143.303148</text:p>
          </table:table-cell>
          <table:table-cell office:value-type="float" office:value="143.226075">
            <text:p>143.226075</text:p>
          </table:table-cell>
          <table:table-cell office:value-type="float" office:value="143.751315">
            <text:p>143.751315</text:p>
          </table:table-cell>
          <table:table-cell office:value-type="float" office:value="143.635629">
            <text:p>143.635629</text:p>
          </table:table-cell>
          <table:table-cell office:value-type="float" office:value="143.677451">
            <text:p>143.677451</text:p>
          </table:table-cell>
          <table:table-cell office:value-type="float" office:value="143.376627">
            <text:p>143.376627</text:p>
          </table:table-cell>
          <table:table-cell table:style-name="ce5" office:value-type="float" office:value="143.216294">
            <text:p>143.22</text:p>
          </table:table-cell>
          <table:table-cell office:value-type="float" office:value="143.202847">
            <text:p>143.202847</text:p>
          </table:table-cell>
          <table:table-cell office:value-type="float" office:value="143.425655">
            <text:p>143.425655</text:p>
          </table:table-cell>
          <table:table-cell office:value-type="float" office:value="143.531179">
            <text:p>143.531179</text:p>
          </table:table-cell>
          <table:table-cell office:value-type="float" office:value="143.3607">
            <text:p>143.3607</text:p>
          </table:table-cell>
          <table:table-cell office:value-type="float" office:value="143.576627">
            <text:p>143.576627</text:p>
          </table:table-cell>
          <table:table-cell office:value-type="float" office:value="143.763633">
            <text:p>143.763633</text:p>
          </table:table-cell>
          <table:table-cell office:value-type="float" office:value="143.52504">
            <text:p>143.52504</text:p>
          </table:table-cell>
          <table:table-cell office:value-type="float" office:value="143.489442">
            <text:p>143.489442</text:p>
          </table:table-cell>
          <table:table-cell office:value-type="float" office:value="143.366825">
            <text:p>143.36682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21.100747">
            <text:p>121.10</text:p>
          </table:table-cell>
          <table:table-cell office:value-type="float" office:value="0.170068">
            <text:p>0.170068</text:p>
          </table:table-cell>
          <table:table-cell office:value-type="float" office:value="120.869831">
            <text:p>120.869831</text:p>
          </table:table-cell>
          <table:table-cell office:value-type="float" office:value="121.14388">
            <text:p>121.14388</text:p>
          </table:table-cell>
          <table:table-cell office:value-type="float" office:value="121.399847">
            <text:p>121.399847</text:p>
          </table:table-cell>
          <table:table-cell office:value-type="float" office:value="121.080931">
            <text:p>121.080931</text:p>
          </table:table-cell>
          <table:table-cell office:value-type="float" office:value="121.159628">
            <text:p>121.159628</text:p>
          </table:table-cell>
          <table:table-cell office:value-type="float" office:value="121.095788">
            <text:p>121.095788</text:p>
          </table:table-cell>
          <table:table-cell office:value-type="float" office:value="120.831528">
            <text:p>120.831528</text:p>
          </table:table-cell>
          <table:table-cell office:value-type="float" office:value="120.923844">
            <text:p>120.923844</text:p>
          </table:table-cell>
          <table:table-cell office:value-type="float" office:value="121.011937">
            <text:p>121.011937</text:p>
          </table:table-cell>
          <table:table-cell office:value-type="float" office:value="120.974417">
            <text:p>120.974417</text:p>
          </table:table-cell>
          <table:table-cell table:style-name="ce5" office:value-type="float" office:value="121.057342">
            <text:p>121.06</text:p>
          </table:table-cell>
          <table:table-cell office:value-type="float" office:value="121.194637">
            <text:p>121.194637</text:p>
          </table:table-cell>
          <table:table-cell office:value-type="float" office:value="120.948253">
            <text:p>120.948253</text:p>
          </table:table-cell>
          <table:table-cell office:value-type="float" office:value="120.821086">
            <text:p>120.821086</text:p>
          </table:table-cell>
          <table:table-cell office:value-type="float" office:value="121.358574">
            <text:p>121.358574</text:p>
          </table:table-cell>
          <table:table-cell office:value-type="float" office:value="121.368231">
            <text:p>121.368231</text:p>
          </table:table-cell>
          <table:table-cell office:value-type="float" office:value="121.116769">
            <text:p>121.116769</text:p>
          </table:table-cell>
          <table:table-cell office:value-type="float" office:value="121.221783">
            <text:p>121.221783</text:p>
          </table:table-cell>
          <table:table-cell office:value-type="float" office:value="121.287509">
            <text:p>121.287509</text:p>
          </table:table-cell>
          <table:table-cell office:value-type="float" office:value="121.149129">
            <text:p>121.14912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64.52449">
            <text:p>64.52</text:p>
          </table:table-cell>
          <table:table-cell office:value-type="float" office:value="0.02785">
            <text:p>0.02785</text:p>
          </table:table-cell>
          <table:table-cell office:value-type="float" office:value="64.508649">
            <text:p>64.508649</text:p>
          </table:table-cell>
          <table:table-cell office:value-type="float" office:value="64.499969">
            <text:p>64.499969</text:p>
          </table:table-cell>
          <table:table-cell office:value-type="float" office:value="64.534456">
            <text:p>64.534456</text:p>
          </table:table-cell>
          <table:table-cell office:value-type="float" office:value="64.558543">
            <text:p>64.558543</text:p>
          </table:table-cell>
          <table:table-cell office:value-type="float" office:value="64.512866">
            <text:p>64.512866</text:p>
          </table:table-cell>
          <table:table-cell office:value-type="float" office:value="64.514107">
            <text:p>64.514107</text:p>
          </table:table-cell>
          <table:table-cell office:value-type="float" office:value="64.567488">
            <text:p>64.567488</text:p>
          </table:table-cell>
          <table:table-cell office:value-type="float" office:value="64.539172">
            <text:p>64.539172</text:p>
          </table:table-cell>
          <table:table-cell office:value-type="float" office:value="64.485342">
            <text:p>64.485342</text:p>
          </table:table-cell>
          <table:table-cell office:value-type="float" office:value="64.552582">
            <text:p>64.552582</text:p>
          </table:table-cell>
          <table:table-cell table:style-name="ce5" office:value-type="float" office:value="64.513114">
            <text:p>64.51</text:p>
          </table:table-cell>
          <table:table-cell office:value-type="float" office:value="64.556059">
            <text:p>64.556059</text:p>
          </table:table-cell>
          <table:table-cell office:value-type="float" office:value="64.476421">
            <text:p>64.476421</text:p>
          </table:table-cell>
          <table:table-cell office:value-type="float" office:value="64.499721">
            <text:p>64.499721</text:p>
          </table:table-cell>
          <table:table-cell office:value-type="float" office:value="64.519069">
            <text:p>64.519069</text:p>
          </table:table-cell>
          <table:table-cell office:value-type="float" office:value="64.503193">
            <text:p>64.503193</text:p>
          </table:table-cell>
          <table:table-cell office:value-type="float" office:value="64.548111">
            <text:p>64.548111</text:p>
          </table:table-cell>
          <table:table-cell office:value-type="float" office:value="64.556804">
            <text:p>64.556804</text:p>
          </table:table-cell>
          <table:table-cell office:value-type="float" office:value="64.558295">
            <text:p>64.558295</text:p>
          </table:table-cell>
          <table:table-cell office:value-type="float" office:value="64.485838">
            <text:p>64.48583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42.245195">
            <text:p>42.25</text:p>
          </table:table-cell>
          <table:table-cell office:value-type="float" office:value="0.254696">
            <text:p>0.254696</text:p>
          </table:table-cell>
          <table:table-cell office:value-type="float" office:value="42.540306">
            <text:p>42.540306</text:p>
          </table:table-cell>
          <table:table-cell office:value-type="float" office:value="42.376552">
            <text:p>42.376552</text:p>
          </table:table-cell>
          <table:table-cell office:value-type="float" office:value="41.737483">
            <text:p>41.737483</text:p>
          </table:table-cell>
          <table:table-cell office:value-type="float" office:value="42.390579">
            <text:p>42.390579</text:p>
          </table:table-cell>
          <table:table-cell office:value-type="float" office:value="42.7567">
            <text:p>42.7567</text:p>
          </table:table-cell>
          <table:table-cell office:value-type="float" office:value="42.230949">
            <text:p>42.230949</text:p>
          </table:table-cell>
          <table:table-cell office:value-type="float" office:value="42.15455">
            <text:p>42.15455</text:p>
          </table:table-cell>
          <table:table-cell office:value-type="float" office:value="42.397113">
            <text:p>42.397113</text:p>
          </table:table-cell>
          <table:table-cell office:value-type="float" office:value="42.000896">
            <text:p>42.000896</text:p>
          </table:table-cell>
          <table:table-cell office:value-type="float" office:value="42.294934">
            <text:p>42.294934</text:p>
          </table:table-cell>
          <table:table-cell table:style-name="ce5" office:value-type="float" office:value="42.48967">
            <text:p>42.49</text:p>
          </table:table-cell>
          <table:table-cell office:value-type="float" office:value="41.992591">
            <text:p>41.992591</text:p>
          </table:table-cell>
          <table:table-cell office:value-type="float" office:value="42.488809">
            <text:p>42.488809</text:p>
          </table:table-cell>
          <table:table-cell office:value-type="float" office:value="41.926165">
            <text:p>41.926165</text:p>
          </table:table-cell>
          <table:table-cell office:value-type="float" office:value="42.089406">
            <text:p>42.089406</text:p>
          </table:table-cell>
          <table:table-cell office:value-type="float" office:value="42.306026">
            <text:p>42.306026</text:p>
          </table:table-cell>
          <table:table-cell office:value-type="float" office:value="42.254987">
            <text:p>42.254987</text:p>
          </table:table-cell>
          <table:table-cell office:value-type="float" office:value="42.387901">
            <text:p>42.387901</text:p>
          </table:table-cell>
          <table:table-cell office:value-type="float" office:value="41.775">
            <text:p>41.775</text:p>
          </table:table-cell>
          <table:table-cell office:value-type="float" office:value="42.313281">
            <text:p>42.313281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32.314987">
            <text:p>32.31</text:p>
          </table:table-cell>
          <table:table-cell office:value-type="float" office:value="1.726845">
            <text:p>1.726845</text:p>
          </table:table-cell>
          <table:table-cell office:value-type="float" office:value="31.49665">
            <text:p>31.49665</text:p>
          </table:table-cell>
          <table:table-cell office:value-type="float" office:value="31.932105">
            <text:p>31.932105</text:p>
          </table:table-cell>
          <table:table-cell office:value-type="float" office:value="30.724115">
            <text:p>30.724115</text:p>
          </table:table-cell>
          <table:table-cell office:value-type="float" office:value="34.351191">
            <text:p>34.351191</text:p>
          </table:table-cell>
          <table:table-cell office:value-type="float" office:value="36.081111">
            <text:p>36.081111</text:p>
          </table:table-cell>
          <table:table-cell office:value-type="float" office:value="32.80597">
            <text:p>32.80597</text:p>
          </table:table-cell>
          <table:table-cell office:value-type="float" office:value="30.517644">
            <text:p>30.517644</text:p>
          </table:table-cell>
          <table:table-cell office:value-type="float" office:value="32.836885">
            <text:p>32.836885</text:p>
          </table:table-cell>
          <table:table-cell office:value-type="float" office:value="32.891127">
            <text:p>32.891127</text:p>
          </table:table-cell>
          <table:table-cell office:value-type="float" office:value="34.412515">
            <text:p>34.412515</text:p>
          </table:table-cell>
          <table:table-cell table:style-name="ce5" office:value-type="float" office:value="30.250415">
            <text:p>30.25</text:p>
          </table:table-cell>
          <table:table-cell office:value-type="float" office:value="30.986299">
            <text:p>30.986299</text:p>
          </table:table-cell>
          <table:table-cell office:value-type="float" office:value="30.981001">
            <text:p>30.981001</text:p>
          </table:table-cell>
          <table:table-cell office:value-type="float" office:value="29.944708">
            <text:p>29.944708</text:p>
          </table:table-cell>
          <table:table-cell office:value-type="float" office:value="31.491451">
            <text:p>31.491451</text:p>
          </table:table-cell>
          <table:table-cell office:value-type="float" office:value="34.678929">
            <text:p>34.678929</text:p>
          </table:table-cell>
          <table:table-cell office:value-type="float" office:value="31.304832">
            <text:p>31.304832</text:p>
          </table:table-cell>
          <table:table-cell office:value-type="float" office:value="34.805496">
            <text:p>34.805496</text:p>
          </table:table-cell>
          <table:table-cell office:value-type="float" office:value="32.960531">
            <text:p>32.960531</text:p>
          </table:table-cell>
          <table:table-cell office:value-type="float" office:value="30.846772">
            <text:p>30.84677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55.972725">
            <text:p>55.97</text:p>
          </table:table-cell>
          <table:table-cell office:value-type="float" office:value="2.353369">
            <text:p>2.353369</text:p>
          </table:table-cell>
          <table:table-cell office:value-type="float" office:value="52.39772">
            <text:p>52.39772</text:p>
          </table:table-cell>
          <table:table-cell office:value-type="float" office:value="54.162115">
            <text:p>54.162115</text:p>
          </table:table-cell>
          <table:table-cell office:value-type="float" office:value="57.308116">
            <text:p>57.308116</text:p>
          </table:table-cell>
          <table:table-cell office:value-type="float" office:value="55.369505">
            <text:p>55.369505</text:p>
          </table:table-cell>
          <table:table-cell office:value-type="float" office:value="56.520658">
            <text:p>56.520658</text:p>
          </table:table-cell>
          <table:table-cell office:value-type="float" office:value="54.973887">
            <text:p>54.973887</text:p>
          </table:table-cell>
          <table:table-cell office:value-type="float" office:value="53.997474">
            <text:p>53.997474</text:p>
          </table:table-cell>
          <table:table-cell office:value-type="float" office:value="60.867675">
            <text:p>60.867675</text:p>
          </table:table-cell>
          <table:table-cell office:value-type="float" office:value="58.364929">
            <text:p>58.364929</text:p>
          </table:table-cell>
          <table:table-cell office:value-type="float" office:value="57.84785">
            <text:p>57.84785</text:p>
          </table:table-cell>
          <table:table-cell table:style-name="ce5" office:value-type="float" office:value="61.519692">
            <text:p>61.52</text:p>
          </table:table-cell>
          <table:table-cell office:value-type="float" office:value="57.995978">
            <text:p>57.995978</text:p>
          </table:table-cell>
          <table:table-cell office:value-type="float" office:value="56.194625">
            <text:p>56.194625</text:p>
          </table:table-cell>
          <table:table-cell office:value-type="float" office:value="53.939609">
            <text:p>53.939609</text:p>
          </table:table-cell>
          <table:table-cell office:value-type="float" office:value="53.764351">
            <text:p>53.764351</text:p>
          </table:table-cell>
          <table:table-cell office:value-type="float" office:value="54.513267">
            <text:p>54.513267</text:p>
          </table:table-cell>
          <table:table-cell office:value-type="float" office:value="55.473757">
            <text:p>55.473757</text:p>
          </table:table-cell>
          <table:table-cell office:value-type="float" office:value="55.621058">
            <text:p>55.621058</text:p>
          </table:table-cell>
          <table:table-cell office:value-type="float" office:value="55.363584">
            <text:p>55.363584</text:p>
          </table:table-cell>
          <table:table-cell office:value-type="float" office:value="53.258657">
            <text:p>53.258657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11.722509">
            <text:p>111.72</text:p>
          </table:table-cell>
          <table:table-cell office:value-type="float" office:value="3.196859">
            <text:p>3.196859</text:p>
          </table:table-cell>
          <table:table-cell office:value-type="float" office:value="105.553968">
            <text:p>105.553968</text:p>
          </table:table-cell>
          <table:table-cell office:value-type="float" office:value="107.107613">
            <text:p>107.107613</text:p>
          </table:table-cell>
          <table:table-cell office:value-type="float" office:value="111.233587">
            <text:p>111.233587</text:p>
          </table:table-cell>
          <table:table-cell office:value-type="float" office:value="116.748656">
            <text:p>116.748656</text:p>
          </table:table-cell>
          <table:table-cell office:value-type="float" office:value="114.785025">
            <text:p>114.785025</text:p>
          </table:table-cell>
          <table:table-cell office:value-type="float" office:value="114.335962">
            <text:p>114.335962</text:p>
          </table:table-cell>
          <table:table-cell office:value-type="float" office:value="112.472964">
            <text:p>112.472964</text:p>
          </table:table-cell>
          <table:table-cell office:value-type="float" office:value="110.995086">
            <text:p>110.995086</text:p>
          </table:table-cell>
          <table:table-cell office:value-type="float" office:value="113.908304">
            <text:p>113.908304</text:p>
          </table:table-cell>
          <table:table-cell office:value-type="float" office:value="108.023925">
            <text:p>108.023925</text:p>
          </table:table-cell>
          <table:table-cell table:style-name="ce5" office:value-type="float" office:value="114.923385">
            <text:p>114.92</text:p>
          </table:table-cell>
          <table:table-cell office:value-type="float" office:value="113.608326">
            <text:p>113.608326</text:p>
          </table:table-cell>
          <table:table-cell office:value-type="float" office:value="118.068574">
            <text:p>118.068574</text:p>
          </table:table-cell>
          <table:table-cell office:value-type="float" office:value="111.958689">
            <text:p>111.958689</text:p>
          </table:table-cell>
          <table:table-cell office:value-type="float" office:value="110.74408">
            <text:p>110.74408</text:p>
          </table:table-cell>
          <table:table-cell office:value-type="float" office:value="107.619706">
            <text:p>107.619706</text:p>
          </table:table-cell>
          <table:table-cell office:value-type="float" office:value="108.353372">
            <text:p>108.353372</text:p>
          </table:table-cell>
          <table:table-cell office:value-type="float" office:value="111.165343">
            <text:p>111.165343</text:p>
          </table:table-cell>
          <table:table-cell office:value-type="float" office:value="111.305331">
            <text:p>111.305331</text:p>
          </table:table-cell>
          <table:table-cell office:value-type="float" office:value="111.538286">
            <text:p>111.53828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18.390525">
            <text:p>118.39</text:p>
          </table:table-cell>
          <table:table-cell office:value-type="float" office:value="2.572448">
            <text:p>2.572448</text:p>
          </table:table-cell>
          <table:table-cell office:value-type="float" office:value="127.332328">
            <text:p>127.332328</text:p>
          </table:table-cell>
          <table:table-cell office:value-type="float" office:value="117.201761">
            <text:p>117.201761</text:p>
          </table:table-cell>
          <table:table-cell office:value-type="float" office:value="117.463884">
            <text:p>117.463884</text:p>
          </table:table-cell>
          <table:table-cell office:value-type="float" office:value="120.69538">
            <text:p>120.69538</text:p>
          </table:table-cell>
          <table:table-cell office:value-type="float" office:value="116.131345">
            <text:p>116.131345</text:p>
          </table:table-cell>
          <table:table-cell office:value-type="float" office:value="116.500961">
            <text:p>116.500961</text:p>
          </table:table-cell>
          <table:table-cell office:value-type="float" office:value="117.144937">
            <text:p>117.144937</text:p>
          </table:table-cell>
          <table:table-cell office:value-type="float" office:value="117.001231">
            <text:p>117.001231</text:p>
          </table:table-cell>
          <table:table-cell office:value-type="float" office:value="117.141154">
            <text:p>117.141154</text:p>
          </table:table-cell>
          <table:table-cell office:value-type="float" office:value="117.796098">
            <text:p>117.796098</text:p>
          </table:table-cell>
          <table:table-cell table:style-name="ce5" office:value-type="float" office:value="117.999364">
            <text:p>118.00</text:p>
          </table:table-cell>
          <table:table-cell office:value-type="float" office:value="117.061693">
            <text:p>117.061693</text:p>
          </table:table-cell>
          <table:table-cell office:value-type="float" office:value="118.276665">
            <text:p>118.276665</text:p>
          </table:table-cell>
          <table:table-cell office:value-type="float" office:value="120.390624">
            <text:p>120.390624</text:p>
          </table:table-cell>
          <table:table-cell office:value-type="float" office:value="120.278745">
            <text:p>120.278745</text:p>
          </table:table-cell>
          <table:table-cell office:value-type="float" office:value="115.204691">
            <text:p>115.204691</text:p>
          </table:table-cell>
          <table:table-cell office:value-type="float" office:value="120.510745">
            <text:p>120.510745</text:p>
          </table:table-cell>
          <table:table-cell office:value-type="float" office:value="116.759955">
            <text:p>116.759955</text:p>
          </table:table-cell>
          <table:table-cell office:value-type="float" office:value="119.861042">
            <text:p>119.861042</text:p>
          </table:table-cell>
          <table:table-cell office:value-type="float" office:value="117.05789">
            <text:p>117.0578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28.107667">
            <text:p>28.11</text:p>
          </table:table-cell>
          <table:table-cell office:value-type="float" office:value="1.265958">
            <text:p>1.265958</text:p>
          </table:table-cell>
          <table:table-cell office:value-type="float" office:value="28.503954">
            <text:p>28.503954</text:p>
          </table:table-cell>
          <table:table-cell office:value-type="float" office:value="29.693945">
            <text:p>29.693945</text:p>
          </table:table-cell>
          <table:table-cell office:value-type="float" office:value="28.220717">
            <text:p>28.220717</text:p>
          </table:table-cell>
          <table:table-cell office:value-type="float" office:value="27.373787">
            <text:p>27.373787</text:p>
          </table:table-cell>
          <table:table-cell office:value-type="float" office:value="28.40275">
            <text:p>28.40275</text:p>
          </table:table-cell>
          <table:table-cell office:value-type="float" office:value="28.904316">
            <text:p>28.904316</text:p>
          </table:table-cell>
          <table:table-cell office:value-type="float" office:value="27.342805">
            <text:p>27.342805</text:p>
          </table:table-cell>
          <table:table-cell office:value-type="float" office:value="27.878562">
            <text:p>27.878562</text:p>
          </table:table-cell>
          <table:table-cell office:value-type="float" office:value="29.894069">
            <text:p>29.894069</text:p>
          </table:table-cell>
          <table:table-cell office:value-type="float" office:value="27.21406">
            <text:p>27.21406</text:p>
          </table:table-cell>
          <table:table-cell table:style-name="ce5" office:value-type="float" office:value="27.307985">
            <text:p>27.31</text:p>
          </table:table-cell>
          <table:table-cell office:value-type="float" office:value="27.309218">
            <text:p>27.309218</text:p>
          </table:table-cell>
          <table:table-cell office:value-type="float" office:value="27.442401">
            <text:p>27.442401</text:p>
          </table:table-cell>
          <table:table-cell office:value-type="float" office:value="32.273933">
            <text:p>32.273933</text:p>
          </table:table-cell>
          <table:table-cell office:value-type="float" office:value="27.40173">
            <text:p>27.40173</text:p>
          </table:table-cell>
          <table:table-cell office:value-type="float" office:value="27.85392">
            <text:p>27.85392</text:p>
          </table:table-cell>
          <table:table-cell office:value-type="float" office:value="27.93336">
            <text:p>27.93336</text:p>
          </table:table-cell>
          <table:table-cell office:value-type="float" office:value="27.605246">
            <text:p>27.605246</text:p>
          </table:table-cell>
          <table:table-cell office:value-type="float" office:value="26.545839">
            <text:p>26.545839</text:p>
          </table:table-cell>
          <table:table-cell office:value-type="float" office:value="27.050734">
            <text:p>27.050734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31.662494">
            <text:p>31.66</text:p>
          </table:table-cell>
          <table:table-cell office:value-type="float" office:value="0.68974">
            <text:p>0.68974</text:p>
          </table:table-cell>
          <table:table-cell office:value-type="float" office:value="32.015932">
            <text:p>32.015932</text:p>
          </table:table-cell>
          <table:table-cell office:value-type="float" office:value="32.651476">
            <text:p>32.651476</text:p>
          </table:table-cell>
          <table:table-cell office:value-type="float" office:value="31.522727">
            <text:p>31.522727</text:p>
          </table:table-cell>
          <table:table-cell office:value-type="float" office:value="30.565796">
            <text:p>30.565796</text:p>
          </table:table-cell>
          <table:table-cell office:value-type="float" office:value="31.471663">
            <text:p>31.471663</text:p>
          </table:table-cell>
          <table:table-cell office:value-type="float" office:value="31.881807">
            <text:p>31.881807</text:p>
          </table:table-cell>
          <table:table-cell office:value-type="float" office:value="31.189625">
            <text:p>31.189625</text:p>
          </table:table-cell>
          <table:table-cell office:value-type="float" office:value="33.143836">
            <text:p>33.143836</text:p>
          </table:table-cell>
          <table:table-cell office:value-type="float" office:value="30.97006">
            <text:p>30.97006</text:p>
          </table:table-cell>
          <table:table-cell office:value-type="float" office:value="31.426311">
            <text:p>31.426311</text:p>
          </table:table-cell>
          <table:table-cell table:style-name="ce5" office:value-type="float" office:value="31.420841">
            <text:p>31.42</text:p>
          </table:table-cell>
          <table:table-cell office:value-type="float" office:value="32.620695">
            <text:p>32.620695</text:p>
          </table:table-cell>
          <table:table-cell office:value-type="float" office:value="30.263454">
            <text:p>30.263454</text:p>
          </table:table-cell>
          <table:table-cell office:value-type="float" office:value="31.84483">
            <text:p>31.84483</text:p>
          </table:table-cell>
          <table:table-cell office:value-type="float" office:value="31.433181">
            <text:p>31.433181</text:p>
          </table:table-cell>
          <table:table-cell office:value-type="float" office:value="31.263128">
            <text:p>31.263128</text:p>
          </table:table-cell>
          <table:table-cell office:value-type="float" office:value="31.66779">
            <text:p>31.66779</text:p>
          </table:table-cell>
          <table:table-cell office:value-type="float" office:value="32.384757">
            <text:p>32.384757</text:p>
          </table:table-cell>
          <table:table-cell office:value-type="float" office:value="31.290462">
            <text:p>31.290462</text:p>
          </table:table-cell>
          <table:table-cell office:value-type="float" office:value="32.221518">
            <text:p>32.22151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32.944788">
            <text:p>32.94</text:p>
          </table:table-cell>
          <table:table-cell office:value-type="float" office:value="0.699267">
            <text:p>0.699267</text:p>
          </table:table-cell>
          <table:table-cell office:value-type="float" office:value="32.644001">
            <text:p>32.644001</text:p>
          </table:table-cell>
          <table:table-cell office:value-type="float" office:value="33.282582">
            <text:p>33.282582</text:p>
          </table:table-cell>
          <table:table-cell office:value-type="float" office:value="32.835979">
            <text:p>32.835979</text:p>
          </table:table-cell>
          <table:table-cell office:value-type="float" office:value="34.057534">
            <text:p>34.057534</text:p>
          </table:table-cell>
          <table:table-cell office:value-type="float" office:value="32.837674">
            <text:p>32.837674</text:p>
          </table:table-cell>
          <table:table-cell office:value-type="float" office:value="32.241478">
            <text:p>32.241478</text:p>
          </table:table-cell>
          <table:table-cell office:value-type="float" office:value="34.605092">
            <text:p>34.605092</text:p>
          </table:table-cell>
          <table:table-cell office:value-type="float" office:value="32.562116">
            <text:p>32.562116</text:p>
          </table:table-cell>
          <table:table-cell office:value-type="float" office:value="32.409746">
            <text:p>32.409746</text:p>
          </table:table-cell>
          <table:table-cell office:value-type="float" office:value="33.879442">
            <text:p>33.879442</text:p>
          </table:table-cell>
          <table:table-cell table:style-name="ce5" office:value-type="float" office:value="33.038915">
            <text:p>33.04</text:p>
          </table:table-cell>
          <table:table-cell office:value-type="float" office:value="33.391797">
            <text:p>33.391797</text:p>
          </table:table-cell>
          <table:table-cell office:value-type="float" office:value="32.885611">
            <text:p>32.885611</text:p>
          </table:table-cell>
          <table:table-cell office:value-type="float" office:value="32.376826">
            <text:p>32.376826</text:p>
          </table:table-cell>
          <table:table-cell office:value-type="float" office:value="33.102104">
            <text:p>33.102104</text:p>
          </table:table-cell>
          <table:table-cell office:value-type="float" office:value="32.202871">
            <text:p>32.202871</text:p>
          </table:table-cell>
          <table:table-cell office:value-type="float" office:value="33.527834">
            <text:p>33.527834</text:p>
          </table:table-cell>
          <table:table-cell office:value-type="float" office:value="33.14639">
            <text:p>33.14639</text:p>
          </table:table-cell>
          <table:table-cell office:value-type="float" office:value="31.601118">
            <text:p>31.601118</text:p>
          </table:table-cell>
          <table:table-cell office:value-type="float" office:value="32.266648">
            <text:p>32.26664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33.510005">
            <text:p>33.51</text:p>
          </table:table-cell>
          <table:table-cell office:value-type="float" office:value="0.641204">
            <text:p>0.641204</text:p>
          </table:table-cell>
          <table:table-cell office:value-type="float" office:value="33.26061">
            <text:p>33.26061</text:p>
          </table:table-cell>
          <table:table-cell office:value-type="float" office:value="34.159767">
            <text:p>34.159767</text:p>
          </table:table-cell>
          <table:table-cell office:value-type="float" office:value="33.718235">
            <text:p>33.718235</text:p>
          </table:table-cell>
          <table:table-cell office:value-type="float" office:value="32.314602">
            <text:p>32.314602</text:p>
          </table:table-cell>
          <table:table-cell office:value-type="float" office:value="32.662167">
            <text:p>32.662167</text:p>
          </table:table-cell>
          <table:table-cell office:value-type="float" office:value="34.426308">
            <text:p>34.426308</text:p>
          </table:table-cell>
          <table:table-cell office:value-type="float" office:value="33.882358">
            <text:p>33.882358</text:p>
          </table:table-cell>
          <table:table-cell office:value-type="float" office:value="34.02855">
            <text:p>34.02855</text:p>
          </table:table-cell>
          <table:table-cell office:value-type="float" office:value="33.313515">
            <text:p>33.313515</text:p>
          </table:table-cell>
          <table:table-cell office:value-type="float" office:value="32.752793">
            <text:p>32.752793</text:p>
          </table:table-cell>
          <table:table-cell table:style-name="ce5" office:value-type="float" office:value="32.323191">
            <text:p>32.32</text:p>
          </table:table-cell>
          <table:table-cell office:value-type="float" office:value="33.282235">
            <text:p>33.282235</text:p>
          </table:table-cell>
          <table:table-cell office:value-type="float" office:value="33.988508">
            <text:p>33.988508</text:p>
          </table:table-cell>
          <table:table-cell office:value-type="float" office:value="34.223936">
            <text:p>34.223936</text:p>
          </table:table-cell>
          <table:table-cell office:value-type="float" office:value="33.675755">
            <text:p>33.675755</text:p>
          </table:table-cell>
          <table:table-cell office:value-type="float" office:value="33.790901">
            <text:p>33.790901</text:p>
          </table:table-cell>
          <table:table-cell office:value-type="float" office:value="32.911274">
            <text:p>32.911274</text:p>
          </table:table-cell>
          <table:table-cell office:value-type="float" office:value="33.566335">
            <text:p>33.566335</text:p>
          </table:table-cell>
          <table:table-cell office:value-type="float" office:value="33.404134">
            <text:p>33.404134</text:p>
          </table:table-cell>
          <table:table-cell office:value-type="float" office:value="34.514926">
            <text:p>34.51492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33.496645">
            <text:p>33.50</text:p>
          </table:table-cell>
          <table:table-cell office:value-type="float" office:value="0.641253">
            <text:p>0.641253</text:p>
          </table:table-cell>
          <table:table-cell office:value-type="float" office:value="33.75434">
            <text:p>33.75434</text:p>
          </table:table-cell>
          <table:table-cell office:value-type="float" office:value="34.056236">
            <text:p>34.056236</text:p>
          </table:table-cell>
          <table:table-cell office:value-type="float" office:value="34.346664">
            <text:p>34.346664</text:p>
          </table:table-cell>
          <table:table-cell office:value-type="float" office:value="33.691521">
            <text:p>33.691521</text:p>
          </table:table-cell>
          <table:table-cell office:value-type="float" office:value="33.343105">
            <text:p>33.343105</text:p>
          </table:table-cell>
          <table:table-cell office:value-type="float" office:value="33.888922">
            <text:p>33.888922</text:p>
          </table:table-cell>
          <table:table-cell office:value-type="float" office:value="33.954387">
            <text:p>33.954387</text:p>
          </table:table-cell>
          <table:table-cell office:value-type="float" office:value="33.192318">
            <text:p>33.192318</text:p>
          </table:table-cell>
          <table:table-cell office:value-type="float" office:value="33.89074">
            <text:p>33.89074</text:p>
          </table:table-cell>
          <table:table-cell office:value-type="float" office:value="33.246593">
            <text:p>33.246593</text:p>
          </table:table-cell>
          <table:table-cell table:style-name="ce5" office:value-type="float" office:value="33.163415">
            <text:p>33.16</text:p>
          </table:table-cell>
          <table:table-cell office:value-type="float" office:value="32.610768">
            <text:p>32.610768</text:p>
          </table:table-cell>
          <table:table-cell office:value-type="float" office:value="32.980404">
            <text:p>32.980404</text:p>
          </table:table-cell>
          <table:table-cell office:value-type="float" office:value="33.384796">
            <text:p>33.384796</text:p>
          </table:table-cell>
          <table:table-cell office:value-type="float" office:value="34.16179">
            <text:p>34.16179</text:p>
          </table:table-cell>
          <table:table-cell office:value-type="float" office:value="33.74503">
            <text:p>33.74503</text:p>
          </table:table-cell>
          <table:table-cell office:value-type="float" office:value="33.724947">
            <text:p>33.724947</text:p>
          </table:table-cell>
          <table:table-cell office:value-type="float" office:value="33.232774">
            <text:p>33.232774</text:p>
          </table:table-cell>
          <table:table-cell office:value-type="float" office:value="34.117128">
            <text:p>34.117128</text:p>
          </table:table-cell>
          <table:table-cell office:value-type="float" office:value="31.447029">
            <text:p>31.447029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33.373687">
            <text:p>33.37</text:p>
          </table:table-cell>
          <table:table-cell office:value-type="float" office:value="0.738972">
            <text:p>0.738972</text:p>
          </table:table-cell>
          <table:table-cell office:value-type="float" office:value="31.735607">
            <text:p>31.735607</text:p>
          </table:table-cell>
          <table:table-cell office:value-type="float" office:value="33.357746">
            <text:p>33.357746</text:p>
          </table:table-cell>
          <table:table-cell office:value-type="float" office:value="33.211728">
            <text:p>33.211728</text:p>
          </table:table-cell>
          <table:table-cell office:value-type="float" office:value="31.391985">
            <text:p>31.391985</text:p>
          </table:table-cell>
          <table:table-cell office:value-type="float" office:value="33.221482">
            <text:p>33.221482</text:p>
          </table:table-cell>
          <table:table-cell office:value-type="float" office:value="33.264797">
            <text:p>33.264797</text:p>
          </table:table-cell>
          <table:table-cell office:value-type="float" office:value="33.799736">
            <text:p>33.799736</text:p>
          </table:table-cell>
          <table:table-cell office:value-type="float" office:value="33.811988">
            <text:p>33.811988</text:p>
          </table:table-cell>
          <table:table-cell office:value-type="float" office:value="32.941368">
            <text:p>32.941368</text:p>
          </table:table-cell>
          <table:table-cell office:value-type="float" office:value="33.939587">
            <text:p>33.939587</text:p>
          </table:table-cell>
          <table:table-cell table:style-name="ce5" office:value-type="float" office:value="33.987806">
            <text:p>33.99</text:p>
          </table:table-cell>
          <table:table-cell office:value-type="float" office:value="33.898866">
            <text:p>33.898866</text:p>
          </table:table-cell>
          <table:table-cell office:value-type="float" office:value="33.869343">
            <text:p>33.869343</text:p>
          </table:table-cell>
          <table:table-cell office:value-type="float" office:value="33.760355">
            <text:p>33.760355</text:p>
          </table:table-cell>
          <table:table-cell office:value-type="float" office:value="34.030957">
            <text:p>34.030957</text:p>
          </table:table-cell>
          <table:table-cell office:value-type="float" office:value="32.58805">
            <text:p>32.58805</text:p>
          </table:table-cell>
          <table:table-cell office:value-type="float" office:value="32.900455">
            <text:p>32.900455</text:p>
          </table:table-cell>
          <table:table-cell office:value-type="float" office:value="34.22905">
            <text:p>34.22905</text:p>
          </table:table-cell>
          <table:table-cell office:value-type="float" office:value="33.827406">
            <text:p>33.827406</text:p>
          </table:table-cell>
          <table:table-cell office:value-type="float" office:value="33.705424">
            <text:p>33.705424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32.926288">
            <text:p>32.93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31.561">
            <text:p>31.56</text:p>
          </table:table-cell>
          <table:table-cell office:value-type="float" office:value="0.629285">
            <text:p>0.629285</text:p>
          </table:table-cell>
          <table:table-cell office:value-type="float" office:value="31.336443">
            <text:p>31.336443</text:p>
          </table:table-cell>
          <table:table-cell office:value-type="float" office:value="31.309682">
            <text:p>31.309682</text:p>
          </table:table-cell>
          <table:table-cell office:value-type="float" office:value="31.466245">
            <text:p>31.466245</text:p>
          </table:table-cell>
          <table:table-cell office:value-type="float" office:value="31.467352">
            <text:p>31.467352</text:p>
          </table:table-cell>
          <table:table-cell office:value-type="float" office:value="31.503678">
            <text:p>31.503678</text:p>
          </table:table-cell>
          <table:table-cell office:value-type="float" office:value="31.116234">
            <text:p>31.116234</text:p>
          </table:table-cell>
          <table:table-cell office:value-type="float" office:value="31.034992">
            <text:p>31.034992</text:p>
          </table:table-cell>
          <table:table-cell office:value-type="float" office:value="30.814499">
            <text:p>30.814499</text:p>
          </table:table-cell>
          <table:table-cell office:value-type="float" office:value="32.058192">
            <text:p>32.058192</text:p>
          </table:table-cell>
          <table:table-cell office:value-type="float" office:value="31.269239">
            <text:p>31.269239</text:p>
          </table:table-cell>
          <table:table-cell table:style-name="ce5" office:value-type="float" office:value="30.79489">
            <text:p>30.79</text:p>
          </table:table-cell>
          <table:table-cell office:value-type="float" office:value="32.620099">
            <text:p>32.620099</text:p>
          </table:table-cell>
          <table:table-cell office:value-type="float" office:value="32.464996">
            <text:p>32.464996</text:p>
          </table:table-cell>
          <table:table-cell office:value-type="float" office:value="30.452129">
            <text:p>30.452129</text:p>
          </table:table-cell>
          <table:table-cell office:value-type="float" office:value="30.799812">
            <text:p>30.799812</text:p>
          </table:table-cell>
          <table:table-cell office:value-type="float" office:value="31.976905">
            <text:p>31.976905</text:p>
          </table:table-cell>
          <table:table-cell office:value-type="float" office:value="32.48983">
            <text:p>32.48983</text:p>
          </table:table-cell>
          <table:table-cell office:value-type="float" office:value="32.014264">
            <text:p>32.014264</text:p>
          </table:table-cell>
          <table:table-cell office:value-type="float" office:value="32.45504">
            <text:p>32.45504</text:p>
          </table:table-cell>
          <table:table-cell office:value-type="float" office:value="31.775472">
            <text:p>31.77547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39.005551">
            <text:p>39.01</text:p>
          </table:table-cell>
          <table:table-cell office:value-type="float" office:value="0.81679">
            <text:p>0.81679</text:p>
          </table:table-cell>
          <table:table-cell office:value-type="float" office:value="39.267882">
            <text:p>39.267882</text:p>
          </table:table-cell>
          <table:table-cell office:value-type="float" office:value="37.94255">
            <text:p>37.94255</text:p>
          </table:table-cell>
          <table:table-cell office:value-type="float" office:value="40.111253">
            <text:p>40.111253</text:p>
          </table:table-cell>
          <table:table-cell office:value-type="float" office:value="39.694736">
            <text:p>39.694736</text:p>
          </table:table-cell>
          <table:table-cell office:value-type="float" office:value="38.213422">
            <text:p>38.213422</text:p>
          </table:table-cell>
          <table:table-cell office:value-type="float" office:value="39.599928">
            <text:p>39.599928</text:p>
          </table:table-cell>
          <table:table-cell office:value-type="float" office:value="37.736765">
            <text:p>37.736765</text:p>
          </table:table-cell>
          <table:table-cell office:value-type="float" office:value="39.832895">
            <text:p>39.832895</text:p>
          </table:table-cell>
          <table:table-cell office:value-type="float" office:value="38.231935">
            <text:p>38.231935</text:p>
          </table:table-cell>
          <table:table-cell office:value-type="float" office:value="39.417491">
            <text:p>39.417491</text:p>
          </table:table-cell>
          <table:table-cell table:style-name="ce5" office:value-type="float" office:value="38.608358">
            <text:p>38.61</text:p>
          </table:table-cell>
          <table:table-cell office:value-type="float" office:value="39.62211">
            <text:p>39.62211</text:p>
          </table:table-cell>
          <table:table-cell office:value-type="float" office:value="38.012172">
            <text:p>38.012172</text:p>
          </table:table-cell>
          <table:table-cell office:value-type="float" office:value="39.070722">
            <text:p>39.070722</text:p>
          </table:table-cell>
          <table:table-cell office:value-type="float" office:value="39.551243">
            <text:p>39.551243</text:p>
          </table:table-cell>
          <table:table-cell office:value-type="float" office:value="40.225903">
            <text:p>40.225903</text:p>
          </table:table-cell>
          <table:table-cell office:value-type="float" office:value="37.879127">
            <text:p>37.879127</text:p>
          </table:table-cell>
          <table:table-cell office:value-type="float" office:value="39.564246">
            <text:p>39.564246</text:p>
          </table:table-cell>
          <table:table-cell office:value-type="float" office:value="37.930532">
            <text:p>37.930532</text:p>
          </table:table-cell>
          <table:table-cell office:value-type="float" office:value="39.597752">
            <text:p>39.59775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66.72708">
            <text:p>66.73</text:p>
          </table:table-cell>
          <table:table-cell office:value-type="float" office:value="2.110413">
            <text:p>2.110413</text:p>
          </table:table-cell>
          <table:table-cell office:value-type="float" office:value="65.608769">
            <text:p>65.608769</text:p>
          </table:table-cell>
          <table:table-cell office:value-type="float" office:value="65.792093">
            <text:p>65.792093</text:p>
          </table:table-cell>
          <table:table-cell office:value-type="float" office:value="65.590165">
            <text:p>65.590165</text:p>
          </table:table-cell>
          <table:table-cell office:value-type="float" office:value="64.806476">
            <text:p>64.806476</text:p>
          </table:table-cell>
          <table:table-cell office:value-type="float" office:value="70.512364">
            <text:p>70.512364</text:p>
          </table:table-cell>
          <table:table-cell office:value-type="float" office:value="65.665415">
            <text:p>65.665415</text:p>
          </table:table-cell>
          <table:table-cell office:value-type="float" office:value="64.616244">
            <text:p>64.616244</text:p>
          </table:table-cell>
          <table:table-cell office:value-type="float" office:value="66.113696">
            <text:p>66.113696</text:p>
          </table:table-cell>
          <table:table-cell office:value-type="float" office:value="65.804608">
            <text:p>65.804608</text:p>
          </table:table-cell>
          <table:table-cell office:value-type="float" office:value="65.487835">
            <text:p>65.487835</text:p>
          </table:table-cell>
          <table:table-cell table:style-name="ce5" office:value-type="float" office:value="70.132348">
            <text:p>70.13</text:p>
          </table:table-cell>
          <table:table-cell office:value-type="float" office:value="65.248086">
            <text:p>65.248086</text:p>
          </table:table-cell>
          <table:table-cell office:value-type="float" office:value="69.660177">
            <text:p>69.660177</text:p>
          </table:table-cell>
          <table:table-cell office:value-type="float" office:value="65.536784">
            <text:p>65.536784</text:p>
          </table:table-cell>
          <table:table-cell office:value-type="float" office:value="65.552564">
            <text:p>65.552564</text:p>
          </table:table-cell>
          <table:table-cell office:value-type="float" office:value="70.485739">
            <text:p>70.485739</text:p>
          </table:table-cell>
          <table:table-cell office:value-type="float" office:value="70.787029">
            <text:p>70.787029</text:p>
          </table:table-cell>
          <table:table-cell office:value-type="float" office:value="66.169342">
            <text:p>66.169342</text:p>
          </table:table-cell>
          <table:table-cell office:value-type="float" office:value="65.249902">
            <text:p>65.249902</text:p>
          </table:table-cell>
          <table:table-cell office:value-type="float" office:value="65.721966">
            <text:p>65.72196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82.893479">
            <text:p>82.89</text:p>
          </table:table-cell>
          <table:table-cell office:value-type="float" office:value="3.520511">
            <text:p>3.520511</text:p>
          </table:table-cell>
          <table:table-cell office:value-type="float" office:value="80.878658">
            <text:p>80.878658</text:p>
          </table:table-cell>
          <table:table-cell office:value-type="float" office:value="80.463936">
            <text:p>80.463936</text:p>
          </table:table-cell>
          <table:table-cell office:value-type="float" office:value="80.559392">
            <text:p>80.559392</text:p>
          </table:table-cell>
          <table:table-cell office:value-type="float" office:value="80.894878">
            <text:p>80.894878</text:p>
          </table:table-cell>
          <table:table-cell office:value-type="float" office:value="88.296373">
            <text:p>88.296373</text:p>
          </table:table-cell>
          <table:table-cell office:value-type="float" office:value="87.801649">
            <text:p>87.801649</text:p>
          </table:table-cell>
          <table:table-cell office:value-type="float" office:value="87.627229">
            <text:p>87.627229</text:p>
          </table:table-cell>
          <table:table-cell office:value-type="float" office:value="80.239172">
            <text:p>80.239172</text:p>
          </table:table-cell>
          <table:table-cell office:value-type="float" office:value="77.029835">
            <text:p>77.029835</text:p>
          </table:table-cell>
          <table:table-cell office:value-type="float" office:value="87.632249">
            <text:p>87.632249</text:p>
          </table:table-cell>
          <table:table-cell table:style-name="ce5" office:value-type="float" office:value="81.070538">
            <text:p>81.07</text:p>
          </table:table-cell>
          <table:table-cell office:value-type="float" office:value="80.380101">
            <text:p>80.380101</text:p>
          </table:table-cell>
          <table:table-cell office:value-type="float" office:value="87.270526">
            <text:p>87.270526</text:p>
          </table:table-cell>
          <table:table-cell office:value-type="float" office:value="80.838336">
            <text:p>80.838336</text:p>
          </table:table-cell>
          <table:table-cell office:value-type="float" office:value="80.446333">
            <text:p>80.446333</text:p>
          </table:table-cell>
          <table:table-cell office:value-type="float" office:value="80.946581">
            <text:p>80.946581</text:p>
          </table:table-cell>
          <table:table-cell office:value-type="float" office:value="87.333757">
            <text:p>87.333757</text:p>
          </table:table-cell>
          <table:table-cell office:value-type="float" office:value="86.893167">
            <text:p>86.893167</text:p>
          </table:table-cell>
          <table:table-cell office:value-type="float" office:value="80.926253">
            <text:p>80.926253</text:p>
          </table:table-cell>
          <table:table-cell office:value-type="float" office:value="80.340611">
            <text:p>80.34061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87.170821">
            <text:p>87.17</text:p>
          </table:table-cell>
          <table:table-cell office:value-type="float" office:value="3.497453">
            <text:p>3.497453</text:p>
          </table:table-cell>
          <table:table-cell office:value-type="float" office:value="89.967956">
            <text:p>89.967956</text:p>
          </table:table-cell>
          <table:table-cell office:value-type="float" office:value="90.083864">
            <text:p>90.083864</text:p>
          </table:table-cell>
          <table:table-cell office:value-type="float" office:value="90.586876">
            <text:p>90.586876</text:p>
          </table:table-cell>
          <table:table-cell office:value-type="float" office:value="83.085846">
            <text:p>83.085846</text:p>
          </table:table-cell>
          <table:table-cell office:value-type="float" office:value="82.017554">
            <text:p>82.017554</text:p>
          </table:table-cell>
          <table:table-cell office:value-type="float" office:value="90.276348">
            <text:p>90.276348</text:p>
          </table:table-cell>
          <table:table-cell office:value-type="float" office:value="89.372862">
            <text:p>89.372862</text:p>
          </table:table-cell>
          <table:table-cell office:value-type="float" office:value="82.062773">
            <text:p>82.062773</text:p>
          </table:table-cell>
          <table:table-cell office:value-type="float" office:value="89.863521">
            <text:p>89.863521</text:p>
          </table:table-cell>
          <table:table-cell office:value-type="float" office:value="90.530999">
            <text:p>90.530999</text:p>
          </table:table-cell>
          <table:table-cell table:style-name="ce5" office:value-type="float" office:value="82.901546">
            <text:p>82.90</text:p>
          </table:table-cell>
          <table:table-cell office:value-type="float" office:value="83.274804">
            <text:p>83.274804</text:p>
          </table:table-cell>
          <table:table-cell office:value-type="float" office:value="89.395943">
            <text:p>89.395943</text:p>
          </table:table-cell>
          <table:table-cell office:value-type="float" office:value="83.564786">
            <text:p>83.564786</text:p>
          </table:table-cell>
          <table:table-cell office:value-type="float" office:value="89.740603">
            <text:p>89.740603</text:p>
          </table:table-cell>
          <table:table-cell office:value-type="float" office:value="82.937098">
            <text:p>82.937098</text:p>
          </table:table-cell>
          <table:table-cell office:value-type="float" office:value="90.168303">
            <text:p>90.168303</text:p>
          </table:table-cell>
          <table:table-cell office:value-type="float" office:value="89.975902">
            <text:p>89.975902</text:p>
          </table:table-cell>
          <table:table-cell office:value-type="float" office:value="83.542212">
            <text:p>83.542212</text:p>
          </table:table-cell>
          <table:table-cell office:value-type="float" office:value="90.06662">
            <text:p>90.06662</text:p>
          </table:table-cell>
        </table:table-row>
        <table:table-row table:style-name="ro3">
          <table:covered-table-cell/>
          <table:table-cell table:style-name="ce3" office:value-type="string">
            <text:p>cav</text:p>
          </table:table-cell>
          <table:table-cell table:style-name="ce5" office:value-type="float" office:value="58.699986">
            <text:p>58.7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0.532221038479746">
            <text:p>0.53</text:p>
          </table:table-cell>
          <table:table-cell table:style-name="ce5" table:formula="of:=([.C10]/[.C9])" office:value-type="float" office:value="1.30363456731777">
            <text:p>1.30</text:p>
          </table:table-cell>
          <table:table-cell table:style-name="ce5" table:formula="of:=([.C17]/[.C16])" office:value-type="float" office:value="1.73209802003015">
            <text:p>1.73</text:p>
          </table:table-cell>
          <table:table-cell table:style-name="ce5" table:formula="of:=([.C24]/[.C23])" office:value-type="float" office:value="1.04049883120388">
            <text:p>1.04</text:p>
          </table:table-cell>
          <table:table-cell table:style-name="ce5" table:formula="of:=([.C31]/[.C30])" office:value-type="float" office:value="1.235878172428">
            <text:p>1.24</text:p>
          </table:table-cell>
          <table:table-cell/>
          <table:table-cell office:value-type="string">
            <text:p>vec2</text:p>
          </table:table-cell>
          <table:table-cell office:value-type="float" office:value="0.53">
            <text:p>0.53</text:p>
          </table:table-cell>
          <table:table-cell office:value-type="float" office:value="1.3">
            <text:p>1.3</text:p>
          </table:table-cell>
          <table:table-cell office:value-type="float" office:value="1.73">
            <text:p>1.73</text:p>
          </table:table-cell>
          <table:table-cell office:value-type="float" office:value="1.04">
            <text:p>1.04</text:p>
          </table:table-cell>
          <table:table-cell office:value-type="float" office:value="1.24">
            <text:p>1.2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0.265827723167995">
            <text:p>0.27</text:p>
          </table:table-cell>
          <table:table-cell table:style-name="ce5" table:formula="of:=([.C11]/[.C9])" office:value-type="float" office:value="1.10030107358921">
            <text:p>1.10</text:p>
          </table:table-cell>
          <table:table-cell table:style-name="ce5" table:formula="of:=([.C18]/[.C16])" office:value-type="float" office:value="3.4572970430098">
            <text:p>3.46</text:p>
          </table:table-cell>
          <table:table-cell table:style-name="ce5" table:formula="of:=([.C25]/[.C23])" office:value-type="float" office:value="1.05835014133757">
            <text:p>1.06</text:p>
          </table:table-cell>
          <table:table-cell table:style-name="ce5" table:formula="of:=([.C32]/[.C30])" office:value-type="float" office:value="2.1142257849878">
            <text:p>2.11</text:p>
          </table:table-cell>
          <table:table-cell/>
          <table:table-cell office:value-type="string">
            <text:p>vec4</text:p>
          </table:table-cell>
          <table:table-cell office:value-type="float" office:value="0.27">
            <text:p>0.27</text:p>
          </table:table-cell>
          <table:table-cell office:value-type="float" office:value="1.1">
            <text:p>1.1</text:p>
          </table:table-cell>
          <table:table-cell office:value-type="float" office:value="3.46">
            <text:p>3.46</text:p>
          </table:table-cell>
          <table:table-cell office:value-type="float" office:value="1.06">
            <text:p>1.06</text:p>
          </table:table-cell>
          <table:table-cell office:value-type="float" office:value="2.11">
            <text:p>2.1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0.135007047305123">
            <text:p>0.14</text:p>
          </table:table-cell>
          <table:table-cell table:style-name="ce5" table:formula="of:=([.C12]/[.C9])" office:value-type="float" office:value="0.586258692688296">
            <text:p>0.59</text:p>
          </table:table-cell>
          <table:table-cell table:style-name="ce5" table:formula="of:=([.C19]/[.C16])" office:value-type="float" office:value="3.66364142433354">
            <text:p>3.66</text:p>
          </table:table-cell>
          <table:table-cell table:style-name="ce5" table:formula="of:=([.C26]/[.C23])" office:value-type="float" office:value="1.057928191001">
            <text:p>1.06</text:p>
          </table:table-cell>
          <table:table-cell table:style-name="ce5" table:formula="of:=([.C33]/[.C30])" office:value-type="float" office:value="2.62645286904724">
            <text:p>2.63</text:p>
          </table:table-cell>
          <table:table-cell/>
          <table:table-cell office:value-type="string">
            <text:p>vec8</text:p>
          </table:table-cell>
          <table:table-cell office:value-type="float" office:value="0.14">
            <text:p>0.14</text:p>
          </table:table-cell>
          <table:table-cell office:value-type="float" office:value="0.59">
            <text:p>0.59</text:p>
          </table:table-cell>
          <table:table-cell office:value-type="float" office:value="3.66">
            <text:p>3.66</text:p>
          </table:table-cell>
          <table:table-cell office:value-type="float" office:value="1.06">
            <text:p>1.06</text:p>
          </table:table-cell>
          <table:table-cell office:value-type="float" office:value="2.63">
            <text:p>2.6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0.0807509664233689">
            <text:p>0.08</text:p>
          </table:table-cell>
          <table:table-cell table:style-name="ce5" table:formula="of:=([.C13]/[.C9])" office:value-type="float" office:value="0.383832755486516">
            <text:p>0.38</text:p>
          </table:table-cell>
          <table:table-cell table:style-name="ce5" table:formula="of:=([.C20]/[.C16])" office:value-type="float" office:value="0.869802825543454">
            <text:p>0.87</text:p>
          </table:table-cell>
          <table:table-cell table:style-name="ce5" table:formula="of:=([.C27]/[.C23])" office:value-type="float" office:value="1.05404479508152">
            <text:p>1.05</text:p>
          </table:table-cell>
          <table:table-cell table:style-name="ce5" table:formula="of:=([.C34]/[.C30])" office:value-type="float" office:value="2.7619790564304">
            <text:p>2.76</text:p>
          </table:table-cell>
          <table:table-cell/>
          <table:table-cell office:value-type="string">
            <text:p>vec16</text:p>
          </table:table-cell>
          <table:table-cell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87">
            <text:p>0.87</text:p>
          </table:table-cell>
          <table:table-cell office:value-type="float" office:value="1.05">
            <text:p>1.05</text:p>
          </table:table-cell>
          <table:table-cell office:value-type="float" office:value="2.76">
            <text:p>2.76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1.03991454368693">
            <text:p>1.04</text:p>
          </table:table-cell>
          <table:table-cell table:style-name="ce5" table:formula="of:=([.C35]/[.C30])" office:value-type="float" office:value="1.8598899274421">
            <text:p>1.86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86">
            <text:p>1.86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53">
            <text:p>0.53</text:p>
          </table:table-cell>
          <table:table-cell office:value-type="float" office:value="0.27">
            <text:p>0.27</text:p>
          </table:table-cell>
          <table:table-cell office:value-type="float" office:value="0.14">
            <text:p>0.1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0.59">
            <text:p>0.59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1.73">
            <text:p>1.73</text:p>
          </table:table-cell>
          <table:table-cell office:value-type="float" office:value="3.46">
            <text:p>3.46</text:p>
          </table:table-cell>
          <table:table-cell office:value-type="float" office:value="3.66">
            <text:p>3.66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05">
            <text:p>1.05</text:p>
          </table:table-cell>
          <table:table-cell office:value-type="float" office:value="1.04">
            <text:p>1.0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1.24">
            <text:p>1.24</text:p>
          </table:table-cell>
          <table:table-cell office:value-type="float" office:value="2.11">
            <text:p>2.11</text:p>
          </table:table-cell>
          <table:table-cell office:value-type="float" office:value="2.63">
            <text:p>2.63</text:p>
          </table:table-cell>
          <table:table-cell office:value-type="float" office:value="2.76">
            <text:p>2.76</text:p>
          </table:table-cell>
          <table:table-cell office:value-type="float" office:value="1.86">
            <text:p>1.86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r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9" table:default-cell-style-name="Default"/>
        <table:table-row table:style-name="ro5">
          <table:table-cell/>
          <table:table-cell table:style-name="ce2" office:value-type="string" table:number-columns-spanned="13" table:number-rows-spanned="1">
            <text:p>SOR</text:p>
          </table:table-cell>
          <table:covered-table-cell table:style-name="ce4"/>
          <table:covered-table-cell table:number-columns-repeated="11"/>
          <table:table-cell table:style-name="Default"/>
          <table:table-cell table:number-columns-repeated="9"/>
        </table:table-row>
        <table:table-row table:style-name="ro5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office:value-type="float" office:value="61.183052">
            <text:p>61.18</text:p>
          </table:table-cell>
          <table:table-cell office:value-type="float" office:value="0.012436">
            <text:p>0.012436</text:p>
          </table:table-cell>
          <table:table-cell office:value-type="float" office:value="61.18122">
            <text:p>61.18122</text:p>
          </table:table-cell>
          <table:table-cell office:value-type="float" office:value="61.195427">
            <text:p>61.195427</text:p>
          </table:table-cell>
          <table:table-cell office:value-type="float" office:value="61.19699">
            <text:p>61.19699</text:p>
          </table:table-cell>
          <table:table-cell office:value-type="float" office:value="61.181815">
            <text:p>61.181815</text:p>
          </table:table-cell>
          <table:table-cell office:value-type="float" office:value="61.160626">
            <text:p>61.160626</text:p>
          </table:table-cell>
          <table:table-cell office:value-type="float" office:value="61.182707">
            <text:p>61.182707</text:p>
          </table:table-cell>
          <table:table-cell office:value-type="float" office:value="61.174527">
            <text:p>61.174527</text:p>
          </table:table-cell>
          <table:table-cell office:value-type="float" office:value="61.176981">
            <text:p>61.176981</text:p>
          </table:table-cell>
          <table:table-cell office:value-type="float" office:value="61.188732">
            <text:p>61.188732</text:p>
          </table:table-cell>
          <table:table-cell office:value-type="float" office:value="61.178542">
            <text:p>61.178542</text:p>
          </table:table-cell>
          <table:table-cell table:style-name="Default" office:value-type="float" office:value="61.183599">
            <text:p>61.183599</text:p>
          </table:table-cell>
          <table:table-cell office:value-type="float" office:value="61.202125">
            <text:p>61.202125</text:p>
          </table:table-cell>
          <table:table-cell office:value-type="float" office:value="61.178691">
            <text:p>61.178691</text:p>
          </table:table-cell>
          <table:table-cell office:value-type="float" office:value="61.176163">
            <text:p>61.176163</text:p>
          </table:table-cell>
          <table:table-cell office:value-type="float" office:value="61.176981">
            <text:p>61.176981</text:p>
          </table:table-cell>
          <table:table-cell office:value-type="float" office:value="61.20793">
            <text:p>61.20793</text:p>
          </table:table-cell>
          <table:table-cell office:value-type="float" office:value="61.172445">
            <text:p>61.172445</text:p>
          </table:table-cell>
          <table:table-cell office:value-type="float" office:value="61.157728">
            <text:p>61.157728</text:p>
          </table:table-cell>
          <table:table-cell office:value-type="float" office:value="61.193642">
            <text:p>61.193642</text:p>
          </table:table-cell>
          <table:table-cell office:value-type="float" office:value="61.194163">
            <text:p>61.194163</text:p>
          </table:table-cell>
        </table:table-row>
        <table:table-row table:style-name="ro5">
          <table:covered-table-cell/>
          <table:table-cell office:value-type="float" office:value="1">
            <text:p>1</text:p>
          </table:table-cell>
          <table:table-cell office:value-type="float" office:value="39.548479">
            <text:p>39.55</text:p>
          </table:table-cell>
          <table:table-cell office:value-type="float" office:value="0.009732">
            <text:p>0.009732</text:p>
          </table:table-cell>
          <table:table-cell office:value-type="float" office:value="39.556995">
            <text:p>39.556995</text:p>
          </table:table-cell>
          <table:table-cell office:value-type="float" office:value="39.530991">
            <text:p>39.530991</text:p>
          </table:table-cell>
          <table:table-cell office:value-type="float" office:value="39.563929">
            <text:p>39.563929</text:p>
          </table:table-cell>
          <table:table-cell office:value-type="float" office:value="39.557399">
            <text:p>39.557399</text:p>
          </table:table-cell>
          <table:table-cell office:value-type="float" office:value="39.552674">
            <text:p>39.552674</text:p>
          </table:table-cell>
          <table:table-cell office:value-type="float" office:value="39.559078">
            <text:p>39.559078</text:p>
          </table:table-cell>
          <table:table-cell office:value-type="float" office:value="39.551213">
            <text:p>39.551213</text:p>
          </table:table-cell>
          <table:table-cell office:value-type="float" office:value="39.549007">
            <text:p>39.549007</text:p>
          </table:table-cell>
          <table:table-cell office:value-type="float" office:value="39.551617">
            <text:p>39.551617</text:p>
          </table:table-cell>
          <table:table-cell office:value-type="float" office:value="39.554104">
            <text:p>39.554104</text:p>
          </table:table-cell>
          <table:table-cell office:value-type="float" office:value="39.548106">
            <text:p>39.55</text:p>
          </table:table-cell>
          <table:table-cell office:value-type="float" office:value="39.539003">
            <text:p>39.539003</text:p>
          </table:table-cell>
          <table:table-cell office:value-type="float" office:value="39.544843">
            <text:p>39.544843</text:p>
          </table:table-cell>
          <table:table-cell office:value-type="float" office:value="39.542637">
            <text:p>39.542637</text:p>
          </table:table-cell>
          <table:table-cell office:value-type="float" office:value="39.568781">
            <text:p>39.568781</text:p>
          </table:table-cell>
          <table:table-cell office:value-type="float" office:value="39.533599">
            <text:p>39.533599</text:p>
          </table:table-cell>
          <table:table-cell office:value-type="float" office:value="39.541084">
            <text:p>39.541084</text:p>
          </table:table-cell>
          <table:table-cell office:value-type="float" office:value="39.537667">
            <text:p>39.537667</text:p>
          </table:table-cell>
          <table:table-cell office:value-type="float" office:value="39.539904">
            <text:p>39.539904</text:p>
          </table:table-cell>
          <table:table-cell office:value-type="float" office:value="39.546956">
            <text:p>39.546956</text:p>
          </table:table-cell>
        </table:table-row>
        <table:table-row table:style-name="ro5">
          <table:covered-table-cell/>
          <table:table-cell office:value-type="float" office:value="2">
            <text:p>2</text:p>
          </table:table-cell>
          <table:table-cell office:value-type="float" office:value="25.30516">
            <text:p>25.31</text:p>
          </table:table-cell>
          <table:table-cell office:value-type="float" office:value="0.014911">
            <text:p>0.014911</text:p>
          </table:table-cell>
          <table:table-cell office:value-type="float" office:value="25.299494">
            <text:p>25.299494</text:p>
          </table:table-cell>
          <table:table-cell office:value-type="float" office:value="25.303793">
            <text:p>25.303793</text:p>
          </table:table-cell>
          <table:table-cell office:value-type="float" office:value="25.285094">
            <text:p>25.285094</text:p>
          </table:table-cell>
          <table:table-cell office:value-type="float" office:value="25.311364">
            <text:p>25.311364</text:p>
          </table:table-cell>
          <table:table-cell office:value-type="float" office:value="25.294637">
            <text:p>25.294637</text:p>
          </table:table-cell>
          <table:table-cell office:value-type="float" office:value="25.319692">
            <text:p>25.319692</text:p>
          </table:table-cell>
          <table:table-cell office:value-type="float" office:value="25.320201">
            <text:p>25.320201</text:p>
          </table:table-cell>
          <table:table-cell office:value-type="float" office:value="25.301071">
            <text:p>25.301071</text:p>
          </table:table-cell>
          <table:table-cell office:value-type="float" office:value="25.332117">
            <text:p>25.332117</text:p>
          </table:table-cell>
          <table:table-cell office:value-type="float" office:value="25.276776">
            <text:p>25.276776</text:p>
          </table:table-cell>
          <table:table-cell office:value-type="float" office:value="25.315362">
            <text:p>25.32</text:p>
          </table:table-cell>
          <table:table-cell office:value-type="float" office:value="25.323106">
            <text:p>25.323106</text:p>
          </table:table-cell>
          <table:table-cell office:value-type="float" office:value="25.31428">
            <text:p>25.31428</text:p>
          </table:table-cell>
          <table:table-cell office:value-type="float" office:value="25.312612">
            <text:p>25.312612</text:p>
          </table:table-cell>
          <table:table-cell office:value-type="float" office:value="25.311975">
            <text:p>25.311975</text:p>
          </table:table-cell>
          <table:table-cell office:value-type="float" office:value="25.286707">
            <text:p>25.286707</text:p>
          </table:table-cell>
          <table:table-cell office:value-type="float" office:value="25.303131">
            <text:p>25.303131</text:p>
          </table:table-cell>
          <table:table-cell office:value-type="float" office:value="25.280077">
            <text:p>25.280077</text:p>
          </table:table-cell>
          <table:table-cell office:value-type="float" office:value="25.317858">
            <text:p>25.317858</text:p>
          </table:table-cell>
          <table:table-cell office:value-type="float" office:value="25.293849">
            <text:p>25.293849</text:p>
          </table:table-cell>
        </table:table-row>
        <table:table-row table:style-name="ro5">
          <table:covered-table-cell/>
          <table:table-cell office:value-type="float" office:value="3">
            <text:p>3</text:p>
          </table:table-cell>
          <table:table-cell office:value-type="float" office:value="14.058358">
            <text:p>14.06</text:p>
          </table:table-cell>
          <table:table-cell office:value-type="float" office:value="0.015459">
            <text:p>0.015459</text:p>
          </table:table-cell>
          <table:table-cell office:value-type="float" office:value="14.065539">
            <text:p>14.065539</text:p>
          </table:table-cell>
          <table:table-cell office:value-type="float" office:value="14.047787">
            <text:p>14.047787</text:p>
          </table:table-cell>
          <table:table-cell office:value-type="float" office:value="14.040541">
            <text:p>14.040541</text:p>
          </table:table-cell>
          <table:table-cell office:value-type="float" office:value="14.082623">
            <text:p>14.082623</text:p>
          </table:table-cell>
          <table:table-cell office:value-type="float" office:value="14.040819">
            <text:p>14.040819</text:p>
          </table:table-cell>
          <table:table-cell office:value-type="float" office:value="14.06359">
            <text:p>14.06359</text:p>
          </table:table-cell>
          <table:table-cell office:value-type="float" office:value="14.024255">
            <text:p>14.024255</text:p>
          </table:table-cell>
          <table:table-cell office:value-type="float" office:value="14.077444">
            <text:p>14.077444</text:p>
          </table:table-cell>
          <table:table-cell office:value-type="float" office:value="14.068484">
            <text:p>14.068484</text:p>
          </table:table-cell>
          <table:table-cell office:value-type="float" office:value="14.042853">
            <text:p>14.042853</text:p>
          </table:table-cell>
          <table:table-cell office:value-type="float" office:value="14.06326">
            <text:p>14.06</text:p>
          </table:table-cell>
          <table:table-cell office:value-type="float" office:value="14.054334">
            <text:p>14.054334</text:p>
          </table:table-cell>
          <table:table-cell office:value-type="float" office:value="14.039304">
            <text:p>14.039304</text:p>
          </table:table-cell>
          <table:table-cell office:value-type="float" office:value="14.055994">
            <text:p>14.055994</text:p>
          </table:table-cell>
          <table:table-cell office:value-type="float" office:value="14.060698">
            <text:p>14.060698</text:p>
          </table:table-cell>
          <table:table-cell office:value-type="float" office:value="14.058817">
            <text:p>14.058817</text:p>
          </table:table-cell>
          <table:table-cell office:value-type="float" office:value="14.053647">
            <text:p>14.053647</text:p>
          </table:table-cell>
          <table:table-cell office:value-type="float" office:value="14.086013">
            <text:p>14.086013</text:p>
          </table:table-cell>
          <table:table-cell office:value-type="float" office:value="14.069015">
            <text:p>14.069015</text:p>
          </table:table-cell>
          <table:table-cell office:value-type="float" office:value="14.072134">
            <text:p>14.072134</text:p>
          </table:table-cell>
        </table:table-row>
        <table:table-row table:style-name="ro5">
          <table:covered-table-cell/>
          <table:table-cell office:value-type="float" office:value="4">
            <text:p>4</text:p>
          </table:table-cell>
          <table:table-cell office:value-type="float" office:value="8.705973">
            <text:p>8.71</text:p>
          </table:table-cell>
          <table:table-cell office:value-type="float" office:value="0.028967">
            <text:p>0.028967</text:p>
          </table:table-cell>
          <table:table-cell office:value-type="float" office:value="8.730408">
            <text:p>8.730408</text:p>
          </table:table-cell>
          <table:table-cell office:value-type="float" office:value="8.702626">
            <text:p>8.702626</text:p>
          </table:table-cell>
          <table:table-cell office:value-type="float" office:value="8.726031">
            <text:p>8.726031</text:p>
          </table:table-cell>
          <table:table-cell office:value-type="float" office:value="8.724778">
            <text:p>8.724778</text:p>
          </table:table-cell>
          <table:table-cell office:value-type="float" office:value="8.696575">
            <text:p>8.696575</text:p>
          </table:table-cell>
          <table:table-cell office:value-type="float" office:value="8.727528">
            <text:p>8.727528</text:p>
          </table:table-cell>
          <table:table-cell office:value-type="float" office:value="8.669237">
            <text:p>8.669237</text:p>
          </table:table-cell>
          <table:table-cell office:value-type="float" office:value="8.718387">
            <text:p>8.718387</text:p>
          </table:table-cell>
          <table:table-cell office:value-type="float" office:value="8.722507">
            <text:p>8.722507</text:p>
          </table:table-cell>
          <table:table-cell office:value-type="float" office:value="8.72492">
            <text:p>8.72492</text:p>
          </table:table-cell>
          <table:table-cell office:value-type="float" office:value="8.695815">
            <text:p>8.70</text:p>
          </table:table-cell>
          <table:table-cell office:value-type="float" office:value="8.676769">
            <text:p>8.676769</text:p>
          </table:table-cell>
          <table:table-cell office:value-type="float" office:value="8.739326">
            <text:p>8.739326</text:p>
          </table:table-cell>
          <table:table-cell office:value-type="float" office:value="8.713475">
            <text:p>8.713475</text:p>
          </table:table-cell>
          <table:table-cell office:value-type="float" office:value="8.695898">
            <text:p>8.695898</text:p>
          </table:table-cell>
          <table:table-cell office:value-type="float" office:value="8.717176">
            <text:p>8.717176</text:p>
          </table:table-cell>
          <table:table-cell office:value-type="float" office:value="8.720036">
            <text:p>8.720036</text:p>
          </table:table-cell>
          <table:table-cell office:value-type="float" office:value="8.61249">
            <text:p>8.61249</text:p>
          </table:table-cell>
          <table:table-cell office:value-type="float" office:value="8.729383">
            <text:p>8.729383</text:p>
          </table:table-cell>
          <table:table-cell office:value-type="float" office:value="8.676099">
            <text:p>8.676099</text:p>
          </table:table-cell>
        </table:table-row>
        <table:table-row table:style-name="ro5">
          <table:covered-table-cell/>
          <table:table-cell table:style-name="ce3" office:value-type="string">
            <text:p>cav</text:p>
          </table:table-cell>
          <table:table-cell office:value-type="float" office:value="0">
            <text:p>0.00</text:p>
          </table:table-cell>
          <table:table-cell table:number-columns-repeated="21"/>
        </table:table-row>
        <table:table-row table:style-name="ro5">
          <table:table-cell table:number-columns-repeated="24"/>
        </table:table-row>
        <table:table-row table:style-name="ro5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office:value-type="float" office:value="223.135633">
            <text:p>223.14</text:p>
          </table:table-cell>
          <table:table-cell office:value-type="float" office:value="0.08957">
            <text:p>0.08957</text:p>
          </table:table-cell>
          <table:table-cell office:value-type="float" office:value="222.952049">
            <text:p>222.952049</text:p>
          </table:table-cell>
          <table:table-cell office:value-type="float" office:value="223.257636">
            <text:p>223.257636</text:p>
          </table:table-cell>
          <table:table-cell office:value-type="float" office:value="223.158649">
            <text:p>223.158649</text:p>
          </table:table-cell>
          <table:table-cell office:value-type="float" office:value="223.262588">
            <text:p>223.262588</text:p>
          </table:table-cell>
          <table:table-cell office:value-type="float" office:value="223.190315">
            <text:p>223.190315</text:p>
          </table:table-cell>
          <table:table-cell office:value-type="float" office:value="223.067658">
            <text:p>223.067658</text:p>
          </table:table-cell>
          <table:table-cell office:value-type="float" office:value="223.078534">
            <text:p>223.078534</text:p>
          </table:table-cell>
          <table:table-cell office:value-type="float" office:value="223.05283">
            <text:p>223.05283</text:p>
          </table:table-cell>
          <table:table-cell office:value-type="float" office:value="223.186357">
            <text:p>223.186357</text:p>
          </table:table-cell>
          <table:table-cell office:value-type="float" office:value="223.096332">
            <text:p>223.096332</text:p>
          </table:table-cell>
          <table:table-cell office:value-type="float" office:value="223.209121">
            <text:p>223.21</text:p>
          </table:table-cell>
          <table:table-cell office:value-type="float" office:value="223.207142">
            <text:p>223.207142</text:p>
          </table:table-cell>
          <table:table-cell office:value-type="float" office:value="223.148755">
            <text:p>223.148755</text:p>
          </table:table-cell>
          <table:table-cell office:value-type="float" office:value="223.139851">
            <text:p>223.139851</text:p>
          </table:table-cell>
          <table:table-cell office:value-type="float" office:value="223.013297">
            <text:p>223.013297</text:p>
          </table:table-cell>
          <table:table-cell office:value-type="float" office:value="223.031085">
            <text:p>223.031085</text:p>
          </table:table-cell>
          <table:table-cell office:value-type="float" office:value="223.105232">
            <text:p>223.105232</text:p>
          </table:table-cell>
          <table:table-cell office:value-type="float" office:value="223.054807">
            <text:p>223.054807</text:p>
          </table:table-cell>
          <table:table-cell office:value-type="float" office:value="223.289331">
            <text:p>223.289331</text:p>
          </table:table-cell>
          <table:table-cell office:value-type="float" office:value="223.211101">
            <text:p>223.211101</text:p>
          </table:table-cell>
        </table:table-row>
        <table:table-row table:style-name="ro5">
          <table:covered-table-cell/>
          <table:table-cell office:value-type="float" office:value="1">
            <text:p>1</text:p>
          </table:table-cell>
          <table:table-cell office:value-type="float" office:value="207.829567">
            <text:p>207.83</text:p>
          </table:table-cell>
          <table:table-cell office:value-type="float" office:value="0.079979">
            <text:p>0.079979</text:p>
          </table:table-cell>
          <table:table-cell office:value-type="float" office:value="207.824002">
            <text:p>207.824002</text:p>
          </table:table-cell>
          <table:table-cell office:value-type="float" office:value="207.825718">
            <text:p>207.825718</text:p>
          </table:table-cell>
          <table:table-cell office:value-type="float" office:value="207.805125">
            <text:p>207.805125</text:p>
          </table:table-cell>
          <table:table-cell office:value-type="float" office:value="207.82486">
            <text:p>207.82486</text:p>
          </table:table-cell>
          <table:table-cell office:value-type="float" office:value="207.912426">
            <text:p>207.912426</text:p>
          </table:table-cell>
          <table:table-cell office:value-type="float" office:value="207.885805">
            <text:p>207.885805</text:p>
          </table:table-cell>
          <table:table-cell office:value-type="float" office:value="207.816279">
            <text:p>207.816279</text:p>
          </table:table-cell>
          <table:table-cell office:value-type="float" office:value="207.871209">
            <text:p>207.871209</text:p>
          </table:table-cell>
          <table:table-cell office:value-type="float" office:value="207.805125">
            <text:p>207.805125</text:p>
          </table:table-cell>
          <table:table-cell office:value-type="float" office:value="207.985454">
            <text:p>207.985454</text:p>
          </table:table-cell>
          <table:table-cell office:value-type="float" office:value="207.922733">
            <text:p>207.92</text:p>
          </table:table-cell>
          <table:table-cell office:value-type="float" office:value="207.907273">
            <text:p>207.907273</text:p>
          </table:table-cell>
          <table:table-cell office:value-type="float" office:value="207.661086">
            <text:p>207.661086</text:p>
          </table:table-cell>
          <table:table-cell office:value-type="float" office:value="207.788824">
            <text:p>207.788824</text:p>
          </table:table-cell>
          <table:table-cell office:value-type="float" office:value="207.891816">
            <text:p>207.891816</text:p>
          </table:table-cell>
          <table:table-cell office:value-type="float" office:value="207.672224">
            <text:p>207.672224</text:p>
          </table:table-cell>
          <table:table-cell office:value-type="float" office:value="207.871209">
            <text:p>207.871209</text:p>
          </table:table-cell>
          <table:table-cell office:value-type="float" office:value="207.757947">
            <text:p>207.757947</text:p>
          </table:table-cell>
          <table:table-cell office:value-type="float" office:value="207.728793">
            <text:p>207.728793</text:p>
          </table:table-cell>
          <table:table-cell office:value-type="float" office:value="207.833441">
            <text:p>207.833441</text:p>
          </table:table-cell>
        </table:table-row>
        <table:table-row table:style-name="ro5">
          <table:covered-table-cell/>
          <table:table-cell office:value-type="float" office:value="2">
            <text:p>2</text:p>
          </table:table-cell>
          <table:table-cell office:value-type="float" office:value="192.495173">
            <text:p>192.50</text:p>
          </table:table-cell>
          <table:table-cell office:value-type="float" office:value="0.162982">
            <text:p>0.162982</text:p>
          </table:table-cell>
          <table:table-cell office:value-type="float" office:value="192.372793">
            <text:p>192.372793</text:p>
          </table:table-cell>
          <table:table-cell office:value-type="float" office:value="192.691692">
            <text:p>192.691692</text:p>
          </table:table-cell>
          <table:table-cell office:value-type="float" office:value="192.403679">
            <text:p>192.403679</text:p>
          </table:table-cell>
          <table:table-cell office:value-type="float" office:value="192.42354">
            <text:p>192.42354</text:p>
          </table:table-cell>
          <table:table-cell office:value-type="float" office:value="192.385293">
            <text:p>192.385293</text:p>
          </table:table-cell>
          <table:table-cell office:value-type="float" office:value="192.37941">
            <text:p>192.37941</text:p>
          </table:table-cell>
          <table:table-cell office:value-type="float" office:value="192.466953">
            <text:p>192.466953</text:p>
          </table:table-cell>
          <table:table-cell office:value-type="float" office:value="192.383822">
            <text:p>192.383822</text:p>
          </table:table-cell>
          <table:table-cell office:value-type="float" office:value="192.959853">
            <text:p>192.959853</text:p>
          </table:table-cell>
          <table:table-cell office:value-type="float" office:value="192.643753">
            <text:p>192.643753</text:p>
          </table:table-cell>
          <table:table-cell office:value-type="float" office:value="192.417655">
            <text:p>192.42</text:p>
          </table:table-cell>
          <table:table-cell office:value-type="float" office:value="192.656288">
            <text:p>192.656288</text:p>
          </table:table-cell>
          <table:table-cell office:value-type="float" office:value="192.247878">
            <text:p>192.247878</text:p>
          </table:table-cell>
          <table:table-cell office:value-type="float" office:value="192.375734">
            <text:p>192.375734</text:p>
          </table:table-cell>
          <table:table-cell office:value-type="float" office:value="192.325012">
            <text:p>192.325012</text:p>
          </table:table-cell>
          <table:table-cell office:value-type="float" office:value="192.481674">
            <text:p>192.481674</text:p>
          </table:table-cell>
          <table:table-cell office:value-type="float" office:value="192.489035">
            <text:p>192.489035</text:p>
          </table:table-cell>
          <table:table-cell office:value-type="float" office:value="192.490508">
            <text:p>192.490508</text:p>
          </table:table-cell>
          <table:table-cell office:value-type="float" office:value="192.663663">
            <text:p>192.663663</text:p>
          </table:table-cell>
          <table:table-cell office:value-type="float" office:value="192.645227">
            <text:p>192.645227</text:p>
          </table:table-cell>
        </table:table-row>
        <table:table-row table:style-name="ro5">
          <table:covered-table-cell/>
          <table:table-cell office:value-type="float" office:value="3">
            <text:p>3</text:p>
          </table:table-cell>
          <table:table-cell office:value-type="float" office:value="88.636867">
            <text:p>88.64</text:p>
          </table:table-cell>
          <table:table-cell office:value-type="float" office:value="0.044073">
            <text:p>0.044073</text:p>
          </table:table-cell>
          <table:table-cell office:value-type="float" office:value="88.68544">
            <text:p>88.68544</text:p>
          </table:table-cell>
          <table:table-cell office:value-type="float" office:value="88.636556">
            <text:p>88.636556</text:p>
          </table:table-cell>
          <table:table-cell office:value-type="float" office:value="88.628596">
            <text:p>88.628596</text:p>
          </table:table-cell>
          <table:table-cell office:value-type="float" office:value="88.579463">
            <text:p>88.579463</text:p>
          </table:table-cell>
          <table:table-cell office:value-type="float" office:value="88.584763">
            <text:p>88.584763</text:p>
          </table:table-cell>
          <table:table-cell office:value-type="float" office:value="88.69638">
            <text:p>88.69638</text:p>
          </table:table-cell>
          <table:table-cell office:value-type="float" office:value="88.584296">
            <text:p>88.584296</text:p>
          </table:table-cell>
          <table:table-cell office:value-type="float" office:value="88.67669">
            <text:p>88.67669</text:p>
          </table:table-cell>
          <table:table-cell office:value-type="float" office:value="88.663881">
            <text:p>88.663881</text:p>
          </table:table-cell>
          <table:table-cell office:value-type="float" office:value="88.627972">
            <text:p>88.627972</text:p>
          </table:table-cell>
          <table:table-cell office:value-type="float" office:value="88.671223">
            <text:p>88.67</text:p>
          </table:table-cell>
          <table:table-cell office:value-type="float" office:value="88.677628">
            <text:p>88.677628</text:p>
          </table:table-cell>
          <table:table-cell office:value-type="float" office:value="88.635932">
            <text:p>88.635932</text:p>
          </table:table-cell>
          <table:table-cell office:value-type="float" office:value="88.629533">
            <text:p>88.629533</text:p>
          </table:table-cell>
          <table:table-cell office:value-type="float" office:value="88.708574">
            <text:p>88.708574</text:p>
          </table:table-cell>
          <table:table-cell office:value-type="float" office:value="88.637025">
            <text:p>88.637025</text:p>
          </table:table-cell>
          <table:table-cell office:value-type="float" office:value="88.561695">
            <text:p>88.561695</text:p>
          </table:table-cell>
          <table:table-cell office:value-type="float" office:value="88.550165">
            <text:p>88.550165</text:p>
          </table:table-cell>
          <table:table-cell office:value-type="float" office:value="88.658415">
            <text:p>88.658415</text:p>
          </table:table-cell>
          <table:table-cell office:value-type="float" office:value="88.643113">
            <text:p>88.643113</text:p>
          </table:table-cell>
        </table:table-row>
        <table:table-row table:style-name="ro5">
          <table:covered-table-cell/>
          <table:table-cell office:value-type="float" office:value="4">
            <text:p>4</text:p>
          </table:table-cell>
          <table:table-cell office:value-type="float" office:value="41.704683">
            <text:p>41.70</text:p>
          </table:table-cell>
          <table:table-cell office:value-type="float" office:value="0.016474">
            <text:p>0.016474</text:p>
          </table:table-cell>
          <table:table-cell office:value-type="float" office:value="41.725857">
            <text:p>41.725857</text:p>
          </table:table-cell>
          <table:table-cell office:value-type="float" office:value="41.713753">
            <text:p>41.713753</text:p>
          </table:table-cell>
          <table:table-cell office:value-type="float" office:value="41.684147">
            <text:p>41.684147</text:p>
          </table:table-cell>
          <table:table-cell office:value-type="float" office:value="41.690465">
            <text:p>41.690465</text:p>
          </table:table-cell>
          <table:table-cell office:value-type="float" office:value="41.719701">
            <text:p>41.719701</text:p>
          </table:table-cell>
          <table:table-cell office:value-type="float" office:value="41.684872">
            <text:p>41.684872</text:p>
          </table:table-cell>
          <table:table-cell office:value-type="float" office:value="41.692503">
            <text:p>41.692503</text:p>
          </table:table-cell>
          <table:table-cell office:value-type="float" office:value="41.714134">
            <text:p>41.714134</text:p>
          </table:table-cell>
          <table:table-cell office:value-type="float" office:value="41.673344">
            <text:p>41.673344</text:p>
          </table:table-cell>
          <table:table-cell office:value-type="float" office:value="41.686667">
            <text:p>41.686667</text:p>
          </table:table-cell>
          <table:table-cell office:value-type="float" office:value="41.727725">
            <text:p>41.73</text:p>
          </table:table-cell>
          <table:table-cell office:value-type="float" office:value="41.718871">
            <text:p>41.718871</text:p>
          </table:table-cell>
          <table:table-cell office:value-type="float" office:value="41.684147">
            <text:p>41.684147</text:p>
          </table:table-cell>
          <table:table-cell office:value-type="float" office:value="41.725615">
            <text:p>41.725615</text:p>
          </table:table-cell>
          <table:table-cell office:value-type="float" office:value="41.710435">
            <text:p>41.710435</text:p>
          </table:table-cell>
          <table:table-cell office:value-type="float" office:value="41.720461">
            <text:p>41.720461</text:p>
          </table:table-cell>
          <table:table-cell office:value-type="float" office:value="41.716174">
            <text:p>41.716174</text:p>
          </table:table-cell>
          <table:table-cell office:value-type="float" office:value="41.694541">
            <text:p>41.694541</text:p>
          </table:table-cell>
          <table:table-cell office:value-type="float" office:value="41.70608">
            <text:p>41.70608</text:p>
          </table:table-cell>
          <table:table-cell office:value-type="float" office:value="41.704179">
            <text:p>41.704179</text:p>
          </table:table-cell>
        </table:table-row>
        <table:table-row table:style-name="ro5">
          <table:covered-table-cell/>
          <table:table-cell table:style-name="ce3" office:value-type="string">
            <text:p>cav</text:p>
          </table:table-cell>
          <table:table-cell office:value-type="float" office:value="0">
            <text:p>0.00</text:p>
          </table:table-cell>
          <table:table-cell table:number-columns-repeated="21"/>
        </table:table-row>
        <table:table-row table:style-name="ro5">
          <table:table-cell table:number-columns-repeated="24"/>
        </table:table-row>
        <table:table-row table:style-name="ro5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office:value-type="float" office:value="98.121591">
            <text:p>98.12</text:p>
          </table:table-cell>
          <table:table-cell office:value-type="float" office:value="7.481666">
            <text:p>7.481666</text:p>
          </table:table-cell>
          <table:table-cell office:value-type="float" office:value="93.281932">
            <text:p>93.281932</text:p>
          </table:table-cell>
          <table:table-cell office:value-type="float" office:value="100.717381">
            <text:p>100.717381</text:p>
          </table:table-cell>
          <table:table-cell office:value-type="float" office:value="88.065094">
            <text:p>88.065094</text:p>
          </table:table-cell>
          <table:table-cell office:value-type="float" office:value="87.952529">
            <text:p>87.952529</text:p>
          </table:table-cell>
          <table:table-cell office:value-type="float" office:value="93.92748">
            <text:p>93.92748</text:p>
          </table:table-cell>
          <table:table-cell office:value-type="float" office:value="105.735667">
            <text:p>105.735667</text:p>
          </table:table-cell>
          <table:table-cell office:value-type="float" office:value="93.287535">
            <text:p>93.287535</text:p>
          </table:table-cell>
          <table:table-cell office:value-type="float" office:value="95.327602">
            <text:p>95.327602</text:p>
          </table:table-cell>
          <table:table-cell office:value-type="float" office:value="105.749038">
            <text:p>105.749038</text:p>
          </table:table-cell>
          <table:table-cell office:value-type="float" office:value="98.242706">
            <text:p>98.242706</text:p>
          </table:table-cell>
          <table:table-cell office:value-type="float" office:value="93.384494">
            <text:p>93.38</text:p>
          </table:table-cell>
          <table:table-cell office:value-type="float" office:value="91.833662">
            <text:p>91.833662</text:p>
          </table:table-cell>
          <table:table-cell office:value-type="float" office:value="106.433368">
            <text:p>106.433368</text:p>
          </table:table-cell>
          <table:table-cell office:value-type="float" office:value="94.554874">
            <text:p>94.554874</text:p>
          </table:table-cell>
          <table:table-cell office:value-type="float" office:value="97.757717">
            <text:p>97.757717</text:p>
          </table:table-cell>
          <table:table-cell office:value-type="float" office:value="119.163416">
            <text:p>119.163416</text:p>
          </table:table-cell>
          <table:table-cell office:value-type="float" office:value="101.383308">
            <text:p>101.383308</text:p>
          </table:table-cell>
          <table:table-cell office:value-type="float" office:value="91.488986">
            <text:p>91.488986</text:p>
          </table:table-cell>
          <table:table-cell office:value-type="float" office:value="97.207045">
            <text:p>97.207045</text:p>
          </table:table-cell>
          <table:table-cell office:value-type="float" office:value="106.937982">
            <text:p>106.937982</text:p>
          </table:table-cell>
        </table:table-row>
        <table:table-row table:style-name="ro5">
          <table:covered-table-cell/>
          <table:table-cell office:value-type="float" office:value="1">
            <text:p>1</text:p>
          </table:table-cell>
          <table:table-cell office:value-type="float" office:value="170.050787">
            <text:p>170.05</text:p>
          </table:table-cell>
          <table:table-cell office:value-type="float" office:value="5.911315">
            <text:p>5.911315</text:p>
          </table:table-cell>
          <table:table-cell office:value-type="float" office:value="167.315128">
            <text:p>167.315128</text:p>
          </table:table-cell>
          <table:table-cell office:value-type="float" office:value="172.499934">
            <text:p>172.499934</text:p>
          </table:table-cell>
          <table:table-cell office:value-type="float" office:value="177.574377">
            <text:p>177.574377</text:p>
          </table:table-cell>
          <table:table-cell office:value-type="float" office:value="164.455134">
            <text:p>164.455134</text:p>
          </table:table-cell>
          <table:table-cell office:value-type="float" office:value="167.702284">
            <text:p>167.702284</text:p>
          </table:table-cell>
          <table:table-cell office:value-type="float" office:value="181.212054">
            <text:p>181.212054</text:p>
          </table:table-cell>
          <table:table-cell office:value-type="float" office:value="169.784424">
            <text:p>169.784424</text:p>
          </table:table-cell>
          <table:table-cell office:value-type="float" office:value="166.062837">
            <text:p>166.062837</text:p>
          </table:table-cell>
          <table:table-cell office:value-type="float" office:value="169.153066">
            <text:p>169.153066</text:p>
          </table:table-cell>
          <table:table-cell office:value-type="float" office:value="164.370613">
            <text:p>164.370613</text:p>
          </table:table-cell>
          <table:table-cell office:value-type="float" office:value="166.349972">
            <text:p>166.35</text:p>
          </table:table-cell>
          <table:table-cell office:value-type="float" office:value="179.317079">
            <text:p>179.317079</text:p>
          </table:table-cell>
          <table:table-cell office:value-type="float" office:value="178.264453">
            <text:p>178.264453</text:p>
          </table:table-cell>
          <table:table-cell office:value-type="float" office:value="165.913326">
            <text:p>165.913326</text:p>
          </table:table-cell>
          <table:table-cell office:value-type="float" office:value="175.794122">
            <text:p>175.794122</text:p>
          </table:table-cell>
          <table:table-cell office:value-type="float" office:value="162.795353">
            <text:p>162.795353</text:p>
          </table:table-cell>
          <table:table-cell office:value-type="float" office:value="175.046871">
            <text:p>175.046871</text:p>
          </table:table-cell>
          <table:table-cell office:value-type="float" office:value="159.165438">
            <text:p>159.165438</text:p>
          </table:table-cell>
          <table:table-cell office:value-type="float" office:value="170.420513">
            <text:p>170.420513</text:p>
          </table:table-cell>
          <table:table-cell office:value-type="float" office:value="167.818765">
            <text:p>167.818765</text:p>
          </table:table-cell>
        </table:table-row>
        <table:table-row table:style-name="ro5">
          <table:covered-table-cell/>
          <table:table-cell office:value-type="float" office:value="2">
            <text:p>2</text:p>
          </table:table-cell>
          <table:table-cell office:value-type="float" office:value="331.688374">
            <text:p>331.69</text:p>
          </table:table-cell>
          <table:table-cell office:value-type="float" office:value="8.979295">
            <text:p>8.979295</text:p>
          </table:table-cell>
          <table:table-cell office:value-type="float" office:value="314.973776">
            <text:p>314.973776</text:p>
          </table:table-cell>
          <table:table-cell office:value-type="float" office:value="337.01095">
            <text:p>337.01095</text:p>
          </table:table-cell>
          <table:table-cell office:value-type="float" office:value="336.312444">
            <text:p>336.312444</text:p>
          </table:table-cell>
          <table:table-cell office:value-type="float" office:value="332.019176">
            <text:p>332.019176</text:p>
          </table:table-cell>
          <table:table-cell office:value-type="float" office:value="325.176803">
            <text:p>325.176803</text:p>
          </table:table-cell>
          <table:table-cell office:value-type="float" office:value="337.722843">
            <text:p>337.722843</text:p>
          </table:table-cell>
          <table:table-cell office:value-type="float" office:value="340.675532">
            <text:p>340.675532</text:p>
          </table:table-cell>
          <table:table-cell office:value-type="float" office:value="320.074073">
            <text:p>320.074073</text:p>
          </table:table-cell>
          <table:table-cell office:value-type="float" office:value="335.502941">
            <text:p>335.502941</text:p>
          </table:table-cell>
          <table:table-cell office:value-type="float" office:value="331.634283">
            <text:p>331.634283</text:p>
          </table:table-cell>
          <table:table-cell office:value-type="float" office:value="339.823548">
            <text:p>339.82</text:p>
          </table:table-cell>
          <table:table-cell office:value-type="float" office:value="325.157371">
            <text:p>325.157371</text:p>
          </table:table-cell>
          <table:table-cell office:value-type="float" office:value="328.726263">
            <text:p>328.726263</text:p>
          </table:table-cell>
          <table:table-cell office:value-type="float" office:value="323.483572">
            <text:p>323.483572</text:p>
          </table:table-cell>
          <table:table-cell office:value-type="float" office:value="325.888317">
            <text:p>325.888317</text:p>
          </table:table-cell>
          <table:table-cell office:value-type="float" office:value="334.820898">
            <text:p>334.820898</text:p>
          </table:table-cell>
          <table:table-cell office:value-type="float" office:value="330.957933">
            <text:p>330.957933</text:p>
          </table:table-cell>
          <table:table-cell office:value-type="float" office:value="337.052772">
            <text:p>337.052772</text:p>
          </table:table-cell>
          <table:table-cell office:value-type="float" office:value="320.668827">
            <text:p>320.668827</text:p>
          </table:table-cell>
          <table:table-cell office:value-type="float" office:value="356.085167">
            <text:p>356.085167</text:p>
          </table:table-cell>
        </table:table-row>
        <table:table-row table:style-name="ro5">
          <table:covered-table-cell/>
          <table:table-cell office:value-type="float" office:value="3">
            <text:p>3</text:p>
          </table:table-cell>
          <table:table-cell office:value-type="float" office:value="271.6922">
            <text:p>271.69</text:p>
          </table:table-cell>
          <table:table-cell office:value-type="float" office:value="14.161472">
            <text:p>14.161472</text:p>
          </table:table-cell>
          <table:table-cell office:value-type="float" office:value="287.731189">
            <text:p>287.731189</text:p>
          </table:table-cell>
          <table:table-cell office:value-type="float" office:value="271.431243">
            <text:p>271.431243</text:p>
          </table:table-cell>
          <table:table-cell office:value-type="float" office:value="250.458115">
            <text:p>250.458115</text:p>
          </table:table-cell>
          <table:table-cell office:value-type="float" office:value="277.635127">
            <text:p>277.635127</text:p>
          </table:table-cell>
          <table:table-cell office:value-type="float" office:value="279.828972">
            <text:p>279.828972</text:p>
          </table:table-cell>
          <table:table-cell office:value-type="float" office:value="280.326875">
            <text:p>280.326875</text:p>
          </table:table-cell>
          <table:table-cell office:value-type="float" office:value="285.772309">
            <text:p>285.772309</text:p>
          </table:table-cell>
          <table:table-cell office:value-type="float" office:value="263.012876">
            <text:p>263.012876</text:p>
          </table:table-cell>
          <table:table-cell office:value-type="float" office:value="289.601409">
            <text:p>289.601409</text:p>
          </table:table-cell>
          <table:table-cell office:value-type="float" office:value="260.267566">
            <text:p>260.267566</text:p>
          </table:table-cell>
          <table:table-cell office:value-type="float" office:value="255.520593">
            <text:p>255.52</text:p>
          </table:table-cell>
          <table:table-cell office:value-type="float" office:value="262.733183">
            <text:p>262.733183</text:p>
          </table:table-cell>
          <table:table-cell office:value-type="float" office:value="291.56639">
            <text:p>291.56639</text:p>
          </table:table-cell>
          <table:table-cell office:value-type="float" office:value="265.200627">
            <text:p>265.200627</text:p>
          </table:table-cell>
          <table:table-cell office:value-type="float" office:value="283.211397">
            <text:p>283.211397</text:p>
          </table:table-cell>
          <table:table-cell office:value-type="float" office:value="277.997169">
            <text:p>277.997169</text:p>
          </table:table-cell>
          <table:table-cell office:value-type="float" office:value="243.08281">
            <text:p>243.08281</text:p>
          </table:table-cell>
          <table:table-cell office:value-type="float" office:value="286.941407">
            <text:p>286.941407</text:p>
          </table:table-cell>
          <table:table-cell office:value-type="float" office:value="251.803972">
            <text:p>251.803972</text:p>
          </table:table-cell>
          <table:table-cell office:value-type="float" office:value="269.720765">
            <text:p>269.720765</text:p>
          </table:table-cell>
        </table:table-row>
        <table:table-row table:style-name="ro5">
          <table:covered-table-cell/>
          <table:table-cell office:value-type="float" office:value="4">
            <text:p>4</text:p>
          </table:table-cell>
          <table:table-cell office:value-type="float" office:value="90.696316">
            <text:p>90.70</text:p>
          </table:table-cell>
          <table:table-cell office:value-type="float" office:value="0.446046">
            <text:p>0.446046</text:p>
          </table:table-cell>
          <table:table-cell office:value-type="float" office:value="91.037739">
            <text:p>91.037739</text:p>
          </table:table-cell>
          <table:table-cell office:value-type="float" office:value="90.489133">
            <text:p>90.489133</text:p>
          </table:table-cell>
          <table:table-cell office:value-type="float" office:value="90.229283">
            <text:p>90.229283</text:p>
          </table:table-cell>
          <table:table-cell office:value-type="float" office:value="91.185875">
            <text:p>91.185875</text:p>
          </table:table-cell>
          <table:table-cell office:value-type="float" office:value="90.955481">
            <text:p>90.955481</text:p>
          </table:table-cell>
          <table:table-cell office:value-type="float" office:value="90.808855">
            <text:p>90.808855</text:p>
          </table:table-cell>
          <table:table-cell office:value-type="float" office:value="90.155952">
            <text:p>90.155952</text:p>
          </table:table-cell>
          <table:table-cell office:value-type="float" office:value="91.320682">
            <text:p>91.320682</text:p>
          </table:table-cell>
          <table:table-cell office:value-type="float" office:value="90.386062">
            <text:p>90.386062</text:p>
          </table:table-cell>
          <table:table-cell office:value-type="float" office:value="90.963854">
            <text:p>90.963854</text:p>
          </table:table-cell>
          <table:table-cell office:value-type="float" office:value="90.998879">
            <text:p>91.00</text:p>
          </table:table-cell>
          <table:table-cell office:value-type="float" office:value="90.97375">
            <text:p>90.97375</text:p>
          </table:table-cell>
          <table:table-cell office:value-type="float" office:value="91.140771">
            <text:p>91.140771</text:p>
          </table:table-cell>
          <table:table-cell office:value-type="float" office:value="90.345501">
            <text:p>90.345501</text:p>
          </table:table-cell>
          <table:table-cell office:value-type="float" office:value="90.231528">
            <text:p>90.231528</text:p>
          </table:table-cell>
          <table:table-cell office:value-type="float" office:value="91.435889">
            <text:p>91.435889</text:p>
          </table:table-cell>
          <table:table-cell office:value-type="float" office:value="90.075279">
            <text:p>90.075279</text:p>
          </table:table-cell>
          <table:table-cell office:value-type="float" office:value="90.230031">
            <text:p>90.230031</text:p>
          </table:table-cell>
          <table:table-cell office:value-type="float" office:value="90.97299">
            <text:p>90.97299</text:p>
          </table:table-cell>
          <table:table-cell office:value-type="float" office:value="89.988792">
            <text:p>89.988792</text:p>
          </table:table-cell>
        </table:table-row>
        <table:table-row table:style-name="ro5">
          <table:covered-table-cell/>
          <table:table-cell table:style-name="ce3" office:value-type="string">
            <text:p>cav</text:p>
          </table:table-cell>
          <table:table-cell table:style-name="Default" office:value-type="float" office:value="0">
            <text:p>0</text:p>
          </table:table-cell>
          <table:table-cell table:number-columns-repeated="21"/>
        </table:table-row>
        <table:table-row table:style-name="ro5">
          <table:table-cell table:number-columns-repeated="24"/>
        </table:table-row>
        <table:table-row table:style-name="ro5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office:value-type="float" office:value="62.426893">
            <text:p>62.43</text:p>
          </table:table-cell>
          <table:table-cell office:value-type="float" office:value="1.224976">
            <text:p>1.224976</text:p>
          </table:table-cell>
          <table:table-cell office:value-type="float" office:value="62.953131">
            <text:p>62.953131</text:p>
          </table:table-cell>
          <table:table-cell office:value-type="float" office:value="62.80173">
            <text:p>62.80173</text:p>
          </table:table-cell>
          <table:table-cell office:value-type="float" office:value="62.712315">
            <text:p>62.712315</text:p>
          </table:table-cell>
          <table:table-cell office:value-type="float" office:value="62.682781">
            <text:p>62.682781</text:p>
          </table:table-cell>
          <table:table-cell office:value-type="float" office:value="62.591038">
            <text:p>62.591038</text:p>
          </table:table-cell>
          <table:table-cell office:value-type="float" office:value="62.60465">
            <text:p>62.60465</text:p>
          </table:table-cell>
          <table:table-cell office:value-type="float" office:value="62.895077">
            <text:p>62.895077</text:p>
          </table:table-cell>
          <table:table-cell office:value-type="float" office:value="62.793026">
            <text:p>62.793026</text:p>
          </table:table-cell>
          <table:table-cell office:value-type="float" office:value="62.847814">
            <text:p>62.847814</text:p>
          </table:table-cell>
          <table:table-cell office:value-type="float" office:value="62.15427">
            <text:p>62.15427</text:p>
          </table:table-cell>
          <table:table-cell office:value-type="float" office:value="62.6902">
            <text:p>62.69</text:p>
          </table:table-cell>
          <table:table-cell office:value-type="float" office:value="62.966419">
            <text:p>62.966419</text:p>
          </table:table-cell>
          <table:table-cell office:value-type="float" office:value="57.150191">
            <text:p>57.150191</text:p>
          </table:table-cell>
          <table:table-cell office:value-type="float" office:value="62.717619">
            <text:p>62.717619</text:p>
          </table:table-cell>
          <table:table-cell office:value-type="float" office:value="62.46008">
            <text:p>62.46008</text:p>
          </table:table-cell>
          <table:table-cell office:value-type="float" office:value="62.847998">
            <text:p>62.847998</text:p>
          </table:table-cell>
          <table:table-cell office:value-type="float" office:value="62.680363">
            <text:p>62.680363</text:p>
          </table:table-cell>
          <table:table-cell office:value-type="float" office:value="62.871206">
            <text:p>62.871206</text:p>
          </table:table-cell>
          <table:table-cell office:value-type="float" office:value="62.458632">
            <text:p>62.458632</text:p>
          </table:table-cell>
          <table:table-cell office:value-type="float" office:value="62.659328">
            <text:p>62.659328</text:p>
          </table:table-cell>
        </table:table-row>
        <table:table-row table:style-name="ro5">
          <table:covered-table-cell/>
          <table:table-cell office:value-type="float" office:value="1">
            <text:p>1</text:p>
          </table:table-cell>
          <table:table-cell office:value-type="float" office:value="51.112956">
            <text:p>51.11</text:p>
          </table:table-cell>
          <table:table-cell office:value-type="float" office:value="0.975865">
            <text:p>0.975865</text:p>
          </table:table-cell>
          <table:table-cell office:value-type="float" office:value="51.437002">
            <text:p>51.437002</text:p>
          </table:table-cell>
          <table:table-cell office:value-type="float" office:value="51.404895">
            <text:p>51.404895</text:p>
          </table:table-cell>
          <table:table-cell office:value-type="float" office:value="51.40332">
            <text:p>51.40332</text:p>
          </table:table-cell>
          <table:table-cell office:value-type="float" office:value="51.427397">
            <text:p>51.427397</text:p>
          </table:table-cell>
          <table:table-cell office:value-type="float" office:value="47.019568">
            <text:p>47.019568</text:p>
          </table:table-cell>
          <table:table-cell office:value-type="float" office:value="51.46506">
            <text:p>51.46506</text:p>
          </table:table-cell>
          <table:table-cell office:value-type="float" office:value="51.419281">
            <text:p>51.419281</text:p>
          </table:table-cell>
          <table:table-cell office:value-type="float" office:value="51.230606">
            <text:p>51.230606</text:p>
          </table:table-cell>
          <table:table-cell office:value-type="float" office:value="51.555568">
            <text:p>51.555568</text:p>
          </table:table-cell>
          <table:table-cell office:value-type="float" office:value="50.779627">
            <text:p>50.779627</text:p>
          </table:table-cell>
          <table:table-cell office:value-type="float" office:value="51.510131">
            <text:p>51.51</text:p>
          </table:table-cell>
          <table:table-cell office:value-type="float" office:value="51.259362">
            <text:p>51.259362</text:p>
          </table:table-cell>
          <table:table-cell office:value-type="float" office:value="51.489341">
            <text:p>51.489341</text:p>
          </table:table-cell>
          <table:table-cell office:value-type="float" office:value="51.440984">
            <text:p>51.440984</text:p>
          </table:table-cell>
          <table:table-cell office:value-type="float" office:value="51.300627">
            <text:p>51.300627</text:p>
          </table:table-cell>
          <table:table-cell office:value-type="float" office:value="51.496247">
            <text:p>51.496247</text:p>
          </table:table-cell>
          <table:table-cell office:value-type="float" office:value="51.432189">
            <text:p>51.432189</text:p>
          </table:table-cell>
          <table:table-cell office:value-type="float" office:value="51.404172">
            <text:p>51.404172</text:p>
          </table:table-cell>
          <table:table-cell office:value-type="float" office:value="51.383443">
            <text:p>51.383443</text:p>
          </table:table-cell>
          <table:table-cell office:value-type="float" office:value="50.400309">
            <text:p>50.400309</text:p>
          </table:table-cell>
        </table:table-row>
        <table:table-row table:style-name="ro5">
          <table:covered-table-cell/>
          <table:table-cell office:value-type="float" office:value="2">
            <text:p>2</text:p>
          </table:table-cell>
          <table:table-cell office:value-type="float" office:value="99.447571">
            <text:p>99.45</text:p>
          </table:table-cell>
          <table:table-cell office:value-type="float" office:value="2.845579">
            <text:p>2.845579</text:p>
          </table:table-cell>
          <table:table-cell office:value-type="float" office:value="100.029801">
            <text:p>100.029801</text:p>
          </table:table-cell>
          <table:table-cell office:value-type="float" office:value="94.609923">
            <text:p>94.609923</text:p>
          </table:table-cell>
          <table:table-cell office:value-type="float" office:value="97.138059">
            <text:p>97.138059</text:p>
          </table:table-cell>
          <table:table-cell office:value-type="float" office:value="97.520615">
            <text:p>97.520615</text:p>
          </table:table-cell>
          <table:table-cell office:value-type="float" office:value="94.356336">
            <text:p>94.356336</text:p>
          </table:table-cell>
          <table:table-cell office:value-type="float" office:value="104.062235">
            <text:p>104.062235</text:p>
          </table:table-cell>
          <table:table-cell office:value-type="float" office:value="97.125506">
            <text:p>97.125506</text:p>
          </table:table-cell>
          <table:table-cell office:value-type="float" office:value="96.296191">
            <text:p>96.296191</text:p>
          </table:table-cell>
          <table:table-cell office:value-type="float" office:value="99.768936">
            <text:p>99.768936</text:p>
          </table:table-cell>
          <table:table-cell office:value-type="float" office:value="97.705192">
            <text:p>97.705192</text:p>
          </table:table-cell>
          <table:table-cell office:value-type="float" office:value="99.490699">
            <text:p>99.49</text:p>
          </table:table-cell>
          <table:table-cell office:value-type="float" office:value="102.552577">
            <text:p>102.552577</text:p>
          </table:table-cell>
          <table:table-cell office:value-type="float" office:value="103.293192">
            <text:p>103.293192</text:p>
          </table:table-cell>
          <table:table-cell office:value-type="float" office:value="100.183953">
            <text:p>100.183953</text:p>
          </table:table-cell>
          <table:table-cell office:value-type="float" office:value="96.895473">
            <text:p>96.895473</text:p>
          </table:table-cell>
          <table:table-cell office:value-type="float" office:value="100.944781">
            <text:p>100.944781</text:p>
          </table:table-cell>
          <table:table-cell office:value-type="float" office:value="101.233176">
            <text:p>101.233176</text:p>
          </table:table-cell>
          <table:table-cell office:value-type="float" office:value="100.937126">
            <text:p>100.937126</text:p>
          </table:table-cell>
          <table:table-cell office:value-type="float" office:value="100.551181">
            <text:p>100.551181</text:p>
          </table:table-cell>
          <table:table-cell office:value-type="float" office:value="104.256462">
            <text:p>104.256462</text:p>
          </table:table-cell>
        </table:table-row>
        <table:table-row table:style-name="ro5">
          <table:covered-table-cell/>
          <table:table-cell office:value-type="float" office:value="3">
            <text:p>3</text:p>
          </table:table-cell>
          <table:table-cell office:value-type="float" office:value="99.118309">
            <text:p>99.12</text:p>
          </table:table-cell>
          <table:table-cell office:value-type="float" office:value="2.733049">
            <text:p>2.733049</text:p>
          </table:table-cell>
          <table:table-cell office:value-type="float" office:value="99.738953">
            <text:p>99.738953</text:p>
          </table:table-cell>
          <table:table-cell office:value-type="float" office:value="99.570645">
            <text:p>99.570645</text:p>
          </table:table-cell>
          <table:table-cell office:value-type="float" office:value="100.985895">
            <text:p>100.985895</text:p>
          </table:table-cell>
          <table:table-cell office:value-type="float" office:value="99.217981">
            <text:p>99.217981</text:p>
          </table:table-cell>
          <table:table-cell office:value-type="float" office:value="101.521783">
            <text:p>101.521783</text:p>
          </table:table-cell>
          <table:table-cell office:value-type="float" office:value="101.750256">
            <text:p>101.750256</text:p>
          </table:table-cell>
          <table:table-cell office:value-type="float" office:value="98.003631">
            <text:p>98.003631</text:p>
          </table:table-cell>
          <table:table-cell office:value-type="float" office:value="95.612267">
            <text:p>95.612267</text:p>
          </table:table-cell>
          <table:table-cell office:value-type="float" office:value="97.841944">
            <text:p>97.841944</text:p>
          </table:table-cell>
          <table:table-cell office:value-type="float" office:value="98.256179">
            <text:p>98.256179</text:p>
          </table:table-cell>
          <table:table-cell office:value-type="float" office:value="100.265917">
            <text:p>100.27</text:p>
          </table:table-cell>
          <table:table-cell office:value-type="float" office:value="98.521572">
            <text:p>98.521572</text:p>
          </table:table-cell>
          <table:table-cell office:value-type="float" office:value="100.547038">
            <text:p>100.547038</text:p>
          </table:table-cell>
          <table:table-cell office:value-type="float" office:value="101.773589">
            <text:p>101.773589</text:p>
          </table:table-cell>
          <table:table-cell office:value-type="float" office:value="91.727543">
            <text:p>91.727543</text:p>
          </table:table-cell>
          <table:table-cell office:value-type="float" office:value="97.905714">
            <text:p>97.905714</text:p>
          </table:table-cell>
          <table:table-cell office:value-type="float" office:value="103.568023">
            <text:p>103.568023</text:p>
          </table:table-cell>
          <table:table-cell office:value-type="float" office:value="94.906851">
            <text:p>94.906851</text:p>
          </table:table-cell>
          <table:table-cell office:value-type="float" office:value="102.491338">
            <text:p>102.491338</text:p>
          </table:table-cell>
          <table:table-cell office:value-type="float" office:value="98.159056">
            <text:p>98.159056</text:p>
          </table:table-cell>
        </table:table-row>
        <table:table-row table:style-name="ro5">
          <table:covered-table-cell/>
          <table:table-cell office:value-type="float" office:value="4">
            <text:p>4</text:p>
          </table:table-cell>
          <table:table-cell office:value-type="float" office:value="99.383973">
            <text:p>99.38</text:p>
          </table:table-cell>
          <table:table-cell office:value-type="float" office:value="3.261773">
            <text:p>3.261773</text:p>
          </table:table-cell>
          <table:table-cell office:value-type="float" office:value="97.06046">
            <text:p>97.06046</text:p>
          </table:table-cell>
          <table:table-cell office:value-type="float" office:value="95.556131">
            <text:p>95.556131</text:p>
          </table:table-cell>
          <table:table-cell office:value-type="float" office:value="99.72381">
            <text:p>99.72381</text:p>
          </table:table-cell>
          <table:table-cell office:value-type="float" office:value="101.261982">
            <text:p>101.261982</text:p>
          </table:table-cell>
          <table:table-cell office:value-type="float" office:value="104.179558">
            <text:p>104.179558</text:p>
          </table:table-cell>
          <table:table-cell office:value-type="float" office:value="98.792312">
            <text:p>98.792312</text:p>
          </table:table-cell>
          <table:table-cell office:value-type="float" office:value="100.496635">
            <text:p>100.496635</text:p>
          </table:table-cell>
          <table:table-cell office:value-type="float" office:value="97.666065">
            <text:p>97.666065</text:p>
          </table:table-cell>
          <table:table-cell office:value-type="float" office:value="99.752907">
            <text:p>99.752907</text:p>
          </table:table-cell>
          <table:table-cell office:value-type="float" office:value="101.827078">
            <text:p>101.827078</text:p>
          </table:table-cell>
          <table:table-cell office:value-type="float" office:value="101.756601">
            <text:p>101.76</text:p>
          </table:table-cell>
          <table:table-cell office:value-type="float" office:value="103.689667">
            <text:p>103.689667</text:p>
          </table:table-cell>
          <table:table-cell office:value-type="float" office:value="97.115819">
            <text:p>97.115819</text:p>
          </table:table-cell>
          <table:table-cell office:value-type="float" office:value="102.971433">
            <text:p>102.971433</text:p>
          </table:table-cell>
          <table:table-cell office:value-type="float" office:value="98.775408">
            <text:p>98.775408</text:p>
          </table:table-cell>
          <table:table-cell office:value-type="float" office:value="100.715284">
            <text:p>100.715284</text:p>
          </table:table-cell>
          <table:table-cell office:value-type="float" office:value="100.736796">
            <text:p>100.736796</text:p>
          </table:table-cell>
          <table:table-cell office:value-type="float" office:value="90.434976">
            <text:p>90.434976</text:p>
          </table:table-cell>
          <table:table-cell office:value-type="float" office:value="94.212606">
            <text:p>94.212606</text:p>
          </table:table-cell>
          <table:table-cell office:value-type="float" office:value="100.95393">
            <text:p>100.95393</text:p>
          </table:table-cell>
        </table:table-row>
        <table:table-row table:style-name="ro5">
          <table:covered-table-cell/>
          <table:table-cell table:style-name="ce3" office:value-type="string">
            <text:p>cav</text:p>
          </table:table-cell>
          <table:table-cell office:value-type="float" office:value="93.848504">
            <text:p>93.85</text:p>
          </table:table-cell>
          <table:table-cell table:number-columns-repeated="21"/>
        </table:table-row>
        <table:table-row table:style-name="ro5">
          <table:table-cell table:number-columns-repeated="24"/>
        </table:table-row>
        <table:table-row table:style-name="ro5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office:value-type="float" office:value="61.304171">
            <text:p>61.30</text:p>
          </table:table-cell>
          <table:table-cell office:value-type="float" office:value="2.847465">
            <text:p>2.847465</text:p>
          </table:table-cell>
          <table:table-cell office:value-type="float" office:value="60.169734">
            <text:p>60.169734</text:p>
          </table:table-cell>
          <table:table-cell office:value-type="float" office:value="57.631002">
            <text:p>57.631002</text:p>
          </table:table-cell>
          <table:table-cell office:value-type="float" office:value="61.63163">
            <text:p>61.63163</text:p>
          </table:table-cell>
          <table:table-cell office:value-type="float" office:value="65.056573">
            <text:p>65.056573</text:p>
          </table:table-cell>
          <table:table-cell office:value-type="float" office:value="62.100759">
            <text:p>62.100759</text:p>
          </table:table-cell>
          <table:table-cell office:value-type="float" office:value="57.146873">
            <text:p>57.146873</text:p>
          </table:table-cell>
          <table:table-cell office:value-type="float" office:value="60.588296">
            <text:p>60.588296</text:p>
          </table:table-cell>
          <table:table-cell office:value-type="float" office:value="64.813411">
            <text:p>64.813411</text:p>
          </table:table-cell>
          <table:table-cell office:value-type="float" office:value="60.343283">
            <text:p>60.343283</text:p>
          </table:table-cell>
          <table:table-cell office:value-type="float" office:value="58.583609">
            <text:p>58.583609</text:p>
          </table:table-cell>
          <table:table-cell office:value-type="float" office:value="60.618497">
            <text:p>60.62</text:p>
          </table:table-cell>
          <table:table-cell office:value-type="float" office:value="66.932697">
            <text:p>66.932697</text:p>
          </table:table-cell>
          <table:table-cell office:value-type="float" office:value="60.044548">
            <text:p>60.044548</text:p>
          </table:table-cell>
          <table:table-cell office:value-type="float" office:value="58.247805">
            <text:p>58.247805</text:p>
          </table:table-cell>
          <table:table-cell office:value-type="float" office:value="62.266247">
            <text:p>62.266247</text:p>
          </table:table-cell>
          <table:table-cell office:value-type="float" office:value="66.743195">
            <text:p>66.743195</text:p>
          </table:table-cell>
          <table:table-cell office:value-type="float" office:value="60.371765">
            <text:p>60.371765</text:p>
          </table:table-cell>
          <table:table-cell office:value-type="float" office:value="58.123363">
            <text:p>58.123363</text:p>
          </table:table-cell>
          <table:table-cell office:value-type="float" office:value="60.408264">
            <text:p>60.408264</text:p>
          </table:table-cell>
          <table:table-cell office:value-type="float" office:value="64.261873">
            <text:p>64.261873</text:p>
          </table:table-cell>
        </table:table-row>
        <table:table-row table:style-name="ro5">
          <table:covered-table-cell/>
          <table:table-cell office:value-type="float" office:value="1">
            <text:p>1</text:p>
          </table:table-cell>
          <table:table-cell office:value-type="float" office:value="21.377881">
            <text:p>21.38</text:p>
          </table:table-cell>
          <table:table-cell office:value-type="float" office:value="0.210868">
            <text:p>0.210868</text:p>
          </table:table-cell>
          <table:table-cell office:value-type="float" office:value="21.450165">
            <text:p>21.450165</text:p>
          </table:table-cell>
          <table:table-cell office:value-type="float" office:value="21.244545">
            <text:p>21.244545</text:p>
          </table:table-cell>
          <table:table-cell office:value-type="float" office:value="21.28728">
            <text:p>21.28728</text:p>
          </table:table-cell>
          <table:table-cell office:value-type="float" office:value="21.761049">
            <text:p>21.761049</text:p>
          </table:table-cell>
          <table:table-cell office:value-type="float" office:value="21.237946">
            <text:p>21.237946</text:p>
          </table:table-cell>
          <table:table-cell office:value-type="float" office:value="21.211958">
            <text:p>21.211958</text:p>
          </table:table-cell>
          <table:table-cell office:value-type="float" office:value="21.295473">
            <text:p>21.295473</text:p>
          </table:table-cell>
          <table:table-cell office:value-type="float" office:value="21.682128">
            <text:p>21.682128</text:p>
          </table:table-cell>
          <table:table-cell office:value-type="float" office:value="21.298484">
            <text:p>21.298484</text:p>
          </table:table-cell>
          <table:table-cell office:value-type="float" office:value="21.169533">
            <text:p>21.169533</text:p>
          </table:table-cell>
          <table:table-cell office:value-type="float" office:value="21.400394">
            <text:p>21.40</text:p>
          </table:table-cell>
          <table:table-cell office:value-type="float" office:value="21.774967">
            <text:p>21.774967</text:p>
          </table:table-cell>
          <table:table-cell office:value-type="float" office:value="21.269389">
            <text:p>21.269389</text:p>
          </table:table-cell>
          <table:table-cell office:value-type="float" office:value="21.084173">
            <text:p>21.084173</text:p>
          </table:table-cell>
          <table:table-cell office:value-type="float" office:value="21.512861">
            <text:p>21.512861</text:p>
          </table:table-cell>
          <table:table-cell office:value-type="float" office:value="21.42983">
            <text:p>21.42983</text:p>
          </table:table-cell>
          <table:table-cell office:value-type="float" office:value="21.411483">
            <text:p>21.411483</text:p>
          </table:table-cell>
          <table:table-cell office:value-type="float" office:value="21.230123">
            <text:p>21.230123</text:p>
          </table:table-cell>
          <table:table-cell office:value-type="float" office:value="21.076012">
            <text:p>21.076012</text:p>
          </table:table-cell>
          <table:table-cell office:value-type="float" office:value="21.72983">
            <text:p>21.72983</text:p>
          </table:table-cell>
        </table:table-row>
        <table:table-row table:style-name="ro5">
          <table:covered-table-cell/>
          <table:table-cell office:value-type="float" office:value="2">
            <text:p>2</text:p>
          </table:table-cell>
          <table:table-cell office:value-type="float" office:value="25.875894">
            <text:p>25.88</text:p>
          </table:table-cell>
          <table:table-cell office:value-type="float" office:value="0.205921">
            <text:p>0.205921</text:p>
          </table:table-cell>
          <table:table-cell office:value-type="float" office:value="25.968018">
            <text:p>25.968018</text:p>
          </table:table-cell>
          <table:table-cell office:value-type="float" office:value="25.865032">
            <text:p>25.865032</text:p>
          </table:table-cell>
          <table:table-cell office:value-type="float" office:value="25.940402">
            <text:p>25.940402</text:p>
          </table:table-cell>
          <table:table-cell office:value-type="float" office:value="26.019105">
            <text:p>26.019105</text:p>
          </table:table-cell>
          <table:table-cell office:value-type="float" office:value="25.836168">
            <text:p>25.836168</text:p>
          </table:table-cell>
          <table:table-cell office:value-type="float" office:value="25.867588">
            <text:p>25.867588</text:p>
          </table:table-cell>
          <table:table-cell office:value-type="float" office:value="25.897872">
            <text:p>25.897872</text:p>
          </table:table-cell>
          <table:table-cell office:value-type="float" office:value="26.086796">
            <text:p>26.086796</text:p>
          </table:table-cell>
          <table:table-cell office:value-type="float" office:value="25.980829">
            <text:p>25.980829</text:p>
          </table:table-cell>
          <table:table-cell office:value-type="float" office:value="25.37143">
            <text:p>25.37143</text:p>
          </table:table-cell>
          <table:table-cell office:value-type="float" office:value="25.900829">
            <text:p>25.90</text:p>
          </table:table-cell>
          <table:table-cell office:value-type="float" office:value="26.25971">
            <text:p>26.25971</text:p>
          </table:table-cell>
          <table:table-cell office:value-type="float" office:value="25.887742">
            <text:p>25.887742</text:p>
          </table:table-cell>
          <table:table-cell office:value-type="float" office:value="25.716171">
            <text:p>25.716171</text:p>
          </table:table-cell>
          <table:table-cell office:value-type="float" office:value="25.592418">
            <text:p>25.592418</text:p>
          </table:table-cell>
          <table:table-cell office:value-type="float" office:value="26.137723">
            <text:p>26.137723</text:p>
          </table:table-cell>
          <table:table-cell office:value-type="float" office:value="25.689416">
            <text:p>25.689416</text:p>
          </table:table-cell>
          <table:table-cell office:value-type="float" office:value="25.600743">
            <text:p>25.600743</text:p>
          </table:table-cell>
          <table:table-cell office:value-type="float" office:value="25.778573">
            <text:p>25.778573</text:p>
          </table:table-cell>
          <table:table-cell office:value-type="float" office:value="26.121323">
            <text:p>26.121323</text:p>
          </table:table-cell>
        </table:table-row>
        <table:table-row table:style-name="ro5">
          <table:covered-table-cell/>
          <table:table-cell office:value-type="float" office:value="3">
            <text:p>3</text:p>
          </table:table-cell>
          <table:table-cell office:value-type="float" office:value="28.817743">
            <text:p>28.82</text:p>
          </table:table-cell>
          <table:table-cell office:value-type="float" office:value="0.183908">
            <text:p>0.183908</text:p>
          </table:table-cell>
          <table:table-cell office:value-type="float" office:value="28.544018">
            <text:p>28.544018</text:p>
          </table:table-cell>
          <table:table-cell office:value-type="float" office:value="28.715822">
            <text:p>28.715822</text:p>
          </table:table-cell>
          <table:table-cell office:value-type="float" office:value="28.904564">
            <text:p>28.904564</text:p>
          </table:table-cell>
          <table:table-cell office:value-type="float" office:value="28.940129">
            <text:p>28.940129</text:p>
          </table:table-cell>
          <table:table-cell office:value-type="float" office:value="28.645051">
            <text:p>28.645051</text:p>
          </table:table-cell>
          <table:table-cell office:value-type="float" office:value="28.620591">
            <text:p>28.620591</text:p>
          </table:table-cell>
          <table:table-cell office:value-type="float" office:value="28.801712">
            <text:p>28.801712</text:p>
          </table:table-cell>
          <table:table-cell office:value-type="float" office:value="29.071449">
            <text:p>29.071449</text:p>
          </table:table-cell>
          <table:table-cell office:value-type="float" office:value="29.082573">
            <text:p>29.082573</text:p>
          </table:table-cell>
          <table:table-cell office:value-type="float" office:value="28.900652">
            <text:p>28.900652</text:p>
          </table:table-cell>
          <table:table-cell office:value-type="float" office:value="28.796174">
            <text:p>28.80</text:p>
          </table:table-cell>
          <table:table-cell office:value-type="float" office:value="28.959573">
            <text:p>28.959573</text:p>
          </table:table-cell>
          <table:table-cell office:value-type="float" office:value="28.660901">
            <text:p>28.660901</text:p>
          </table:table-cell>
          <table:table-cell office:value-type="float" office:value="28.605835">
            <text:p>28.605835</text:p>
          </table:table-cell>
          <table:table-cell office:value-type="float" office:value="29.054592">
            <text:p>29.054592</text:p>
          </table:table-cell>
          <table:table-cell office:value-type="float" office:value="29.081865">
            <text:p>29.081865</text:p>
          </table:table-cell>
          <table:table-cell office:value-type="float" office:value="28.667544">
            <text:p>28.667544</text:p>
          </table:table-cell>
          <table:table-cell office:value-type="float" office:value="28.662542">
            <text:p>28.662542</text:p>
          </table:table-cell>
          <table:table-cell office:value-type="float" office:value="28.600903">
            <text:p>28.600903</text:p>
          </table:table-cell>
          <table:table-cell office:value-type="float" office:value="29.038374">
            <text:p>29.038374</text:p>
          </table:table-cell>
        </table:table-row>
        <table:table-row table:style-name="ro5">
          <table:covered-table-cell/>
          <table:table-cell office:value-type="float" office:value="4">
            <text:p>4</text:p>
          </table:table-cell>
          <table:table-cell office:value-type="float" office:value="173.37325">
            <text:p>173.37</text:p>
          </table:table-cell>
          <table:table-cell office:value-type="float" office:value="4.57326">
            <text:p>4.57326</text:p>
          </table:table-cell>
          <table:table-cell office:value-type="float" office:value="182.667123">
            <text:p>182.667123</text:p>
          </table:table-cell>
          <table:table-cell office:value-type="float" office:value="172.610689">
            <text:p>172.610689</text:p>
          </table:table-cell>
          <table:table-cell office:value-type="float" office:value="167.104178">
            <text:p>167.104178</text:p>
          </table:table-cell>
          <table:table-cell office:value-type="float" office:value="176.888981">
            <text:p>176.888981</text:p>
          </table:table-cell>
          <table:table-cell office:value-type="float" office:value="171.602964">
            <text:p>171.602964</text:p>
          </table:table-cell>
          <table:table-cell office:value-type="float" office:value="173.897894">
            <text:p>173.897894</text:p>
          </table:table-cell>
          <table:table-cell office:value-type="float" office:value="171.182763">
            <text:p>171.182763</text:p>
          </table:table-cell>
          <table:table-cell office:value-type="float" office:value="176.309102">
            <text:p>176.309102</text:p>
          </table:table-cell>
          <table:table-cell office:value-type="float" office:value="171.223873">
            <text:p>171.223873</text:p>
          </table:table-cell>
          <table:table-cell office:value-type="float" office:value="174.535596">
            <text:p>174.535596</text:p>
          </table:table-cell>
          <table:table-cell office:value-type="float" office:value="171.482013">
            <text:p>171.48</text:p>
          </table:table-cell>
          <table:table-cell office:value-type="float" office:value="185.823243">
            <text:p>185.823243</text:p>
          </table:table-cell>
          <table:table-cell office:value-type="float" office:value="171.271778">
            <text:p>171.271778</text:p>
          </table:table-cell>
          <table:table-cell office:value-type="float" office:value="168.478013">
            <text:p>168.478013</text:p>
          </table:table-cell>
          <table:table-cell office:value-type="float" office:value="177.204731">
            <text:p>177.204731</text:p>
          </table:table-cell>
          <table:table-cell office:value-type="float" office:value="172.440557">
            <text:p>172.440557</text:p>
          </table:table-cell>
          <table:table-cell office:value-type="float" office:value="170.576545">
            <text:p>170.576545</text:p>
          </table:table-cell>
          <table:table-cell office:value-type="float" office:value="173.956795">
            <text:p>173.956795</text:p>
          </table:table-cell>
          <table:table-cell office:value-type="float" office:value="171.312584">
            <text:p>171.312584</text:p>
          </table:table-cell>
          <table:table-cell office:value-type="float" office:value="166.895576">
            <text:p>166.895576</text:p>
          </table:table-cell>
        </table:table-row>
        <table:table-row table:style-name="ro5">
          <table:covered-table-cell/>
          <table:table-cell table:style-name="ce3" office:value-type="string">
            <text:p>cav</text:p>
          </table:table-cell>
          <table:table-cell office:value-type="float" office:value="106.572478">
            <text:p>106.57</text:p>
          </table:table-cell>
          <table:table-cell table:number-columns-repeated="21"/>
        </table:table-row>
        <table:table-row table:style-name="ro5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style-name="Default"/>
          <table:covered-table-cell table:number-columns-repeated="11"/>
          <table:table-cell table:style-name="Default"/>
          <table:table-cell table:number-columns-repeated="9"/>
        </table:table-row>
        <table:table-row table:style-name="ro5">
          <table:table-cell table:number-columns-repeated="2"/>
          <table:table-cell table:style-name="Default"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vec2</text:p>
          </table:table-cell>
          <table:table-cell table:formula="of:=([.C3]/[.C2])" office:value-type="float" office:value="0.646395982338377">
            <text:p>0.65</text:p>
          </table:table-cell>
          <table:table-cell table:style-name="ce5" table:formula="of:=([.C10]/[.C9])" office:value-type="float" office:value="0.931404653778449">
            <text:p>0.93</text:p>
          </table:table-cell>
          <table:table-cell table:style-name="ce5" table:formula="of:=([.C17]/[.C16])" office:value-type="float" office:value="1.73306185995292">
            <text:p>1.73</text:p>
          </table:table-cell>
          <table:table-cell table:style-name="ce5" table:formula="of:=([.C24]/[.C23])" office:value-type="float" office:value="0.818765015263534">
            <text:p>0.82</text:p>
          </table:table-cell>
          <table:table-cell table:style-name="ce5" table:formula="of:=([.C31]/[.C30])" office:value-type="float" office:value="0.348718213643245">
            <text:p>0.35</text:p>
          </table:table-cell>
          <table:table-cell/>
          <table:table-cell office:value-type="string">
            <text:p>vec2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1.73">
            <text:p>1.73</text:p>
          </table:table-cell>
          <table:table-cell office:value-type="float" office:value="0.82">
            <text:p>0.82</text:p>
          </table:table-cell>
          <table:table-cell office:value-type="float" office:value="0.35">
            <text:p>0.35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vec4</text:p>
          </table:table-cell>
          <table:table-cell table:formula="of:=([.C4]/[.C2])" office:value-type="float" office:value="0.413597543319676">
            <text:p>0.41</text:p>
          </table:table-cell>
          <table:table-cell table:style-name="ce5" table:formula="of:=([.C11]/[.C9])" office:value-type="float" office:value="0.862682353382797">
            <text:p>0.86</text:p>
          </table:table-cell>
          <table:table-cell table:style-name="ce5" table:formula="of:=([.C18]/[.C16])" office:value-type="float" office:value="3.38038112325349">
            <text:p>3.38</text:p>
          </table:table-cell>
          <table:table-cell table:style-name="ce5" table:formula="of:=([.C25]/[.C23])" office:value-type="float" office:value="1.59302451589253">
            <text:p>1.59</text:p>
          </table:table-cell>
          <table:table-cell table:style-name="ce5" table:formula="of:=([.C32]/[.C30])" office:value-type="float" office:value="0.422090268539803">
            <text:p>0.42</text:p>
          </table:table-cell>
          <table:table-cell/>
          <table:table-cell office:value-type="string">
            <text:p>vec4</text:p>
          </table:table-cell>
          <table:table-cell office:value-type="float" office:value="0.41">
            <text:p>0.41</text:p>
          </table:table-cell>
          <table:table-cell office:value-type="float" office:value="0.86">
            <text:p>0.86</text:p>
          </table:table-cell>
          <table:table-cell office:value-type="float" office:value="3.38">
            <text:p>3.38</text:p>
          </table:table-cell>
          <table:table-cell office:value-type="float" office:value="1.59">
            <text:p>1.59</text:p>
          </table:table-cell>
          <table:table-cell office:value-type="float" office:value="0.42">
            <text:p>0.42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vec8</text:p>
          </table:table-cell>
          <table:table-cell table:formula="of:=([.C5]/[.C2])" office:value-type="float" office:value="0.229775363281976">
            <text:p>0.23</text:p>
          </table:table-cell>
          <table:table-cell table:style-name="ce5" table:formula="of:=([.C12]/[.C9])" office:value-type="float" office:value="0.397233134879896">
            <text:p>0.40</text:p>
          </table:table-cell>
          <table:table-cell table:style-name="ce5" table:formula="of:=([.C19]/[.C16])" office:value-type="float" office:value="2.76893390365022">
            <text:p>2.77</text:p>
          </table:table-cell>
          <table:table-cell table:style-name="ce5" table:formula="of:=([.C26]/[.C23])" office:value-type="float" office:value="1.58775015440861">
            <text:p>1.59</text:p>
          </table:table-cell>
          <table:table-cell table:style-name="ce5" table:formula="of:=([.C33]/[.C30])" office:value-type="float" office:value="0.47007801475694">
            <text:p>0.47</text:p>
          </table:table-cell>
          <table:table-cell/>
          <table:table-cell office:value-type="string">
            <text:p>vec8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2.77">
            <text:p>2.77</text:p>
          </table:table-cell>
          <table:table-cell office:value-type="float" office:value="1.59">
            <text:p>1.59</text:p>
          </table:table-cell>
          <table:table-cell office:value-type="float" office:value="0.47">
            <text:p>0.47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vec16</text:p>
          </table:table-cell>
          <table:table-cell table:formula="of:=([.C6]/[.C2])" office:value-type="float" office:value="0.142293865954905">
            <text:p>0.14</text:p>
          </table:table-cell>
          <table:table-cell table:style-name="ce5" table:formula="of:=([.C13]/[.C9])" office:value-type="float" office:value="0.186902837701408">
            <text:p>0.19</text:p>
          </table:table-cell>
          <table:table-cell table:style-name="ce5" table:formula="of:=([.C20]/[.C16])" office:value-type="float" office:value="0.924325778614821">
            <text:p>0.92</text:p>
          </table:table-cell>
          <table:table-cell table:style-name="ce5" table:formula="of:=([.C27]/[.C23])" office:value-type="float" office:value="1.59200575623714">
            <text:p>1.59</text:p>
          </table:table-cell>
          <table:table-cell table:style-name="ce5" table:formula="of:=([.C34]/[.C30])" office:value-type="float" office:value="2.82808244809313">
            <text:p>2.83</text:p>
          </table:table-cell>
          <table:table-cell/>
          <table:table-cell office:value-type="string">
            <text:p>vec16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92">
            <text:p>0.92</text:p>
          </table:table-cell>
          <table:table-cell office:value-type="float" office:value="1.59">
            <text:p>1.59</text:p>
          </table:table-cell>
          <table:table-cell office:value-type="float" office:value="2.83">
            <text:p>2.83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cav</text:p>
          </table:table-cell>
          <table:table-cell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8]/[.C16])" office:value-type="float" office:value="0.956451103610825">
            <text:p>0.96</text:p>
          </table:table-cell>
          <table:table-cell table:style-name="ce5" table:formula="of:=([.C28]/[.C23])" office:value-type="float" office:value="1.50333453244261">
            <text:p>1.50</text:p>
          </table:table-cell>
          <table:table-cell table:style-name="ce5" table:formula="of:=([.C35]/[.C30])" office:value-type="float" office:value="1.73842132209895">
            <text:p>1.74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.5">
            <text:p>1.50</text:p>
          </table:table-cell>
          <table:table-cell office:value-type="float" office:value="1.74">
            <text:p>1.74</text:p>
          </table:table-cell>
          <table:table-cell table:style-name="Default"/>
          <table:table-cell table:number-columns-repeated="9"/>
        </table:table-row>
        <table:table-row table:style-name="ro5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9"/>
        </table:table-row>
        <table:table-row table:style-name="ro5">
          <table:table-cell table:number-columns-repeated="2"/>
          <table:table-cell table:style-name="Default"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C1060</text:p>
          </table:table-cell>
          <table:table-cell table:style-name="Default" office:value-type="float" office:value="0.65">
            <text:p>0.65</text:p>
          </table:table-cell>
          <table:table-cell office:value-type="float" office:value="0.41">
            <text:p>0.41</text:p>
          </table:table-cell>
          <table:table-cell office:value-type="float" office:value="0.23">
            <text:p>0.2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K20</text:p>
          </table:table-cell>
          <table:table-cell table:style-name="Default"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4">
            <text:p>0.4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HD7970</text:p>
          </table:table-cell>
          <table:table-cell table:style-name="Default" office:value-type="float" office:value="1.73">
            <text:p>1.73</text:p>
          </table:table-cell>
          <table:table-cell office:value-type="float" office:value="3.38">
            <text:p>3.38</text:p>
          </table:table-cell>
          <table:table-cell office:value-type="float" office:value="2.77">
            <text:p>2.77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E5-2620</text:p>
          </table:table-cell>
          <table:table-cell table:style-name="Default" office:value-type="float" office:value="0.82">
            <text:p>0.82</text:p>
          </table:table-cell>
          <table:table-cell table:number-columns-repeated="3" office:value-type="float" office:value="1.59">
            <text:p>1.59</text:p>
          </table:table-cell>
          <table:table-cell office:value-type="float" office:value="1.5">
            <text:p>1.5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>
            <text:p>Phi-5110P</text:p>
          </table:table-cell>
          <table:table-cell table:style-name="Default"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2.83">
            <text:p>2.83</text:p>
          </table:table-cell>
          <table:table-cell office:value-type="float" office:value="1.74">
            <text:p>1.74</text:p>
          </table:table-cell>
          <table:table-cell table:number-columns-repeated="7"/>
          <table:table-cell table:style-name="Default"/>
          <table:table-cell table:number-columns-repeated="9"/>
        </table:table-row>
      </table:table>
      <table:table table:name="sor_v2.9" table:style-name="ta1">
        <table:table-column table:style-name="co1" table:number-columns-repeated="24" table:default-cell-style-name="Default"/>
        <table:table-row table:style-name="ro1">
          <table:table-cell/>
          <table:table-cell table:style-name="ce2" office:value-type="string" table:number-columns-spanned="13" table:number-rows-spanned="1">
            <text:p>SOR</text:p>
          </table:table-cell>
          <table:covered-table-cell table:style-name="ce4"/>
          <table:covered-table-cell table:number-columns-repeated="11"/>
          <table:table-cell table:number-columns-repeated="10"/>
        </table:table-row>
        <table:table-row table:style-name="ro1">
          <table:table-cell table:style-name="ce1" office:value-type="string" table:number-columns-spanned="1" table:number-rows-spanned="6">
            <text:p>C1060</text:p>
          </table:table-cell>
          <table:table-cell office:value-type="float" office:value="0">
            <text:p>0</text:p>
          </table:table-cell>
          <table:table-cell table:style-name="ce5" office:value-type="float" office:value="61.183052">
            <text:p>61.18</text:p>
          </table:table-cell>
          <table:table-cell office:value-type="float" office:value="0.012436">
            <text:p>0.012436</text:p>
          </table:table-cell>
          <table:table-cell office:value-type="float" office:value="61.18122">
            <text:p>61.18122</text:p>
          </table:table-cell>
          <table:table-cell office:value-type="float" office:value="61.195427">
            <text:p>61.195427</text:p>
          </table:table-cell>
          <table:table-cell office:value-type="float" office:value="61.19699">
            <text:p>61.19699</text:p>
          </table:table-cell>
          <table:table-cell office:value-type="float" office:value="61.181815">
            <text:p>61.181815</text:p>
          </table:table-cell>
          <table:table-cell office:value-type="float" office:value="61.160626">
            <text:p>61.160626</text:p>
          </table:table-cell>
          <table:table-cell office:value-type="float" office:value="61.182707">
            <text:p>61.182707</text:p>
          </table:table-cell>
          <table:table-cell office:value-type="float" office:value="61.174527">
            <text:p>61.174527</text:p>
          </table:table-cell>
          <table:table-cell office:value-type="float" office:value="61.176981">
            <text:p>61.176981</text:p>
          </table:table-cell>
          <table:table-cell office:value-type="float" office:value="61.188732">
            <text:p>61.188732</text:p>
          </table:table-cell>
          <table:table-cell office:value-type="float" office:value="61.178542">
            <text:p>61.178542</text:p>
          </table:table-cell>
          <table:table-cell office:value-type="float" office:value="61.183599">
            <text:p>61.183599</text:p>
          </table:table-cell>
          <table:table-cell office:value-type="float" office:value="61.202125">
            <text:p>61.202125</text:p>
          </table:table-cell>
          <table:table-cell office:value-type="float" office:value="61.178691">
            <text:p>61.178691</text:p>
          </table:table-cell>
          <table:table-cell office:value-type="float" office:value="61.176163">
            <text:p>61.176163</text:p>
          </table:table-cell>
          <table:table-cell office:value-type="float" office:value="61.176981">
            <text:p>61.176981</text:p>
          </table:table-cell>
          <table:table-cell office:value-type="float" office:value="61.20793">
            <text:p>61.20793</text:p>
          </table:table-cell>
          <table:table-cell office:value-type="float" office:value="61.172445">
            <text:p>61.172445</text:p>
          </table:table-cell>
          <table:table-cell office:value-type="float" office:value="61.157728">
            <text:p>61.157728</text:p>
          </table:table-cell>
          <table:table-cell office:value-type="float" office:value="61.193642">
            <text:p>61.193642</text:p>
          </table:table-cell>
          <table:table-cell office:value-type="float" office:value="61.194163">
            <text:p>61.19416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39.548479">
            <text:p>39.55</text:p>
          </table:table-cell>
          <table:table-cell office:value-type="float" office:value="0.009732">
            <text:p>0.009732</text:p>
          </table:table-cell>
          <table:table-cell office:value-type="float" office:value="39.556995">
            <text:p>39.556995</text:p>
          </table:table-cell>
          <table:table-cell office:value-type="float" office:value="39.530991">
            <text:p>39.530991</text:p>
          </table:table-cell>
          <table:table-cell office:value-type="float" office:value="39.563929">
            <text:p>39.563929</text:p>
          </table:table-cell>
          <table:table-cell office:value-type="float" office:value="39.557399">
            <text:p>39.557399</text:p>
          </table:table-cell>
          <table:table-cell office:value-type="float" office:value="39.552674">
            <text:p>39.552674</text:p>
          </table:table-cell>
          <table:table-cell office:value-type="float" office:value="39.559078">
            <text:p>39.559078</text:p>
          </table:table-cell>
          <table:table-cell office:value-type="float" office:value="39.551213">
            <text:p>39.551213</text:p>
          </table:table-cell>
          <table:table-cell office:value-type="float" office:value="39.549007">
            <text:p>39.549007</text:p>
          </table:table-cell>
          <table:table-cell office:value-type="float" office:value="39.551617">
            <text:p>39.551617</text:p>
          </table:table-cell>
          <table:table-cell office:value-type="float" office:value="39.554104">
            <text:p>39.554104</text:p>
          </table:table-cell>
          <table:table-cell table:style-name="ce5" office:value-type="float" office:value="39.548106">
            <text:p>39.55</text:p>
          </table:table-cell>
          <table:table-cell office:value-type="float" office:value="39.539003">
            <text:p>39.539003</text:p>
          </table:table-cell>
          <table:table-cell office:value-type="float" office:value="39.544843">
            <text:p>39.544843</text:p>
          </table:table-cell>
          <table:table-cell office:value-type="float" office:value="39.542637">
            <text:p>39.542637</text:p>
          </table:table-cell>
          <table:table-cell office:value-type="float" office:value="39.568781">
            <text:p>39.568781</text:p>
          </table:table-cell>
          <table:table-cell office:value-type="float" office:value="39.533599">
            <text:p>39.533599</text:p>
          </table:table-cell>
          <table:table-cell office:value-type="float" office:value="39.541084">
            <text:p>39.541084</text:p>
          </table:table-cell>
          <table:table-cell office:value-type="float" office:value="39.537667">
            <text:p>39.537667</text:p>
          </table:table-cell>
          <table:table-cell office:value-type="float" office:value="39.539904">
            <text:p>39.539904</text:p>
          </table:table-cell>
          <table:table-cell office:value-type="float" office:value="39.546956">
            <text:p>39.54695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5.30516">
            <text:p>25.31</text:p>
          </table:table-cell>
          <table:table-cell office:value-type="float" office:value="0.014911">
            <text:p>0.014911</text:p>
          </table:table-cell>
          <table:table-cell office:value-type="float" office:value="25.299494">
            <text:p>25.299494</text:p>
          </table:table-cell>
          <table:table-cell office:value-type="float" office:value="25.303793">
            <text:p>25.303793</text:p>
          </table:table-cell>
          <table:table-cell office:value-type="float" office:value="25.285094">
            <text:p>25.285094</text:p>
          </table:table-cell>
          <table:table-cell office:value-type="float" office:value="25.311364">
            <text:p>25.311364</text:p>
          </table:table-cell>
          <table:table-cell office:value-type="float" office:value="25.294637">
            <text:p>25.294637</text:p>
          </table:table-cell>
          <table:table-cell office:value-type="float" office:value="25.319692">
            <text:p>25.319692</text:p>
          </table:table-cell>
          <table:table-cell office:value-type="float" office:value="25.320201">
            <text:p>25.320201</text:p>
          </table:table-cell>
          <table:table-cell office:value-type="float" office:value="25.301071">
            <text:p>25.301071</text:p>
          </table:table-cell>
          <table:table-cell office:value-type="float" office:value="25.332117">
            <text:p>25.332117</text:p>
          </table:table-cell>
          <table:table-cell office:value-type="float" office:value="25.276776">
            <text:p>25.276776</text:p>
          </table:table-cell>
          <table:table-cell table:style-name="ce5" office:value-type="float" office:value="25.315362">
            <text:p>25.32</text:p>
          </table:table-cell>
          <table:table-cell office:value-type="float" office:value="25.323106">
            <text:p>25.323106</text:p>
          </table:table-cell>
          <table:table-cell office:value-type="float" office:value="25.31428">
            <text:p>25.31428</text:p>
          </table:table-cell>
          <table:table-cell office:value-type="float" office:value="25.312612">
            <text:p>25.312612</text:p>
          </table:table-cell>
          <table:table-cell office:value-type="float" office:value="25.311975">
            <text:p>25.311975</text:p>
          </table:table-cell>
          <table:table-cell office:value-type="float" office:value="25.286707">
            <text:p>25.286707</text:p>
          </table:table-cell>
          <table:table-cell office:value-type="float" office:value="25.303131">
            <text:p>25.303131</text:p>
          </table:table-cell>
          <table:table-cell office:value-type="float" office:value="25.280077">
            <text:p>25.280077</text:p>
          </table:table-cell>
          <table:table-cell office:value-type="float" office:value="25.317858">
            <text:p>25.317858</text:p>
          </table:table-cell>
          <table:table-cell office:value-type="float" office:value="25.293849">
            <text:p>25.29384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14.058358">
            <text:p>14.06</text:p>
          </table:table-cell>
          <table:table-cell office:value-type="float" office:value="0.015459">
            <text:p>0.015459</text:p>
          </table:table-cell>
          <table:table-cell office:value-type="float" office:value="14.065539">
            <text:p>14.065539</text:p>
          </table:table-cell>
          <table:table-cell office:value-type="float" office:value="14.047787">
            <text:p>14.047787</text:p>
          </table:table-cell>
          <table:table-cell office:value-type="float" office:value="14.040541">
            <text:p>14.040541</text:p>
          </table:table-cell>
          <table:table-cell office:value-type="float" office:value="14.082623">
            <text:p>14.082623</text:p>
          </table:table-cell>
          <table:table-cell office:value-type="float" office:value="14.040819">
            <text:p>14.040819</text:p>
          </table:table-cell>
          <table:table-cell office:value-type="float" office:value="14.06359">
            <text:p>14.06359</text:p>
          </table:table-cell>
          <table:table-cell office:value-type="float" office:value="14.024255">
            <text:p>14.024255</text:p>
          </table:table-cell>
          <table:table-cell office:value-type="float" office:value="14.077444">
            <text:p>14.077444</text:p>
          </table:table-cell>
          <table:table-cell office:value-type="float" office:value="14.068484">
            <text:p>14.068484</text:p>
          </table:table-cell>
          <table:table-cell office:value-type="float" office:value="14.042853">
            <text:p>14.042853</text:p>
          </table:table-cell>
          <table:table-cell table:style-name="ce5" office:value-type="float" office:value="14.06326">
            <text:p>14.06</text:p>
          </table:table-cell>
          <table:table-cell office:value-type="float" office:value="14.054334">
            <text:p>14.054334</text:p>
          </table:table-cell>
          <table:table-cell office:value-type="float" office:value="14.039304">
            <text:p>14.039304</text:p>
          </table:table-cell>
          <table:table-cell office:value-type="float" office:value="14.055994">
            <text:p>14.055994</text:p>
          </table:table-cell>
          <table:table-cell office:value-type="float" office:value="14.060698">
            <text:p>14.060698</text:p>
          </table:table-cell>
          <table:table-cell office:value-type="float" office:value="14.058817">
            <text:p>14.058817</text:p>
          </table:table-cell>
          <table:table-cell office:value-type="float" office:value="14.053647">
            <text:p>14.053647</text:p>
          </table:table-cell>
          <table:table-cell office:value-type="float" office:value="14.086013">
            <text:p>14.086013</text:p>
          </table:table-cell>
          <table:table-cell office:value-type="float" office:value="14.069015">
            <text:p>14.069015</text:p>
          </table:table-cell>
          <table:table-cell office:value-type="float" office:value="14.072134">
            <text:p>14.07213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8.705973">
            <text:p>8.71</text:p>
          </table:table-cell>
          <table:table-cell office:value-type="float" office:value="0.028967">
            <text:p>0.028967</text:p>
          </table:table-cell>
          <table:table-cell office:value-type="float" office:value="8.730408">
            <text:p>8.730408</text:p>
          </table:table-cell>
          <table:table-cell office:value-type="float" office:value="8.702626">
            <text:p>8.702626</text:p>
          </table:table-cell>
          <table:table-cell office:value-type="float" office:value="8.726031">
            <text:p>8.726031</text:p>
          </table:table-cell>
          <table:table-cell office:value-type="float" office:value="8.724778">
            <text:p>8.724778</text:p>
          </table:table-cell>
          <table:table-cell office:value-type="float" office:value="8.696575">
            <text:p>8.696575</text:p>
          </table:table-cell>
          <table:table-cell office:value-type="float" office:value="8.727528">
            <text:p>8.727528</text:p>
          </table:table-cell>
          <table:table-cell office:value-type="float" office:value="8.669237">
            <text:p>8.669237</text:p>
          </table:table-cell>
          <table:table-cell office:value-type="float" office:value="8.718387">
            <text:p>8.718387</text:p>
          </table:table-cell>
          <table:table-cell office:value-type="float" office:value="8.722507">
            <text:p>8.722507</text:p>
          </table:table-cell>
          <table:table-cell office:value-type="float" office:value="8.72492">
            <text:p>8.72492</text:p>
          </table:table-cell>
          <table:table-cell table:style-name="ce5" office:value-type="float" office:value="8.695815">
            <text:p>8.70</text:p>
          </table:table-cell>
          <table:table-cell office:value-type="float" office:value="8.676769">
            <text:p>8.676769</text:p>
          </table:table-cell>
          <table:table-cell office:value-type="float" office:value="8.739326">
            <text:p>8.739326</text:p>
          </table:table-cell>
          <table:table-cell office:value-type="float" office:value="8.713475">
            <text:p>8.713475</text:p>
          </table:table-cell>
          <table:table-cell office:value-type="float" office:value="8.695898">
            <text:p>8.695898</text:p>
          </table:table-cell>
          <table:table-cell office:value-type="float" office:value="8.717176">
            <text:p>8.717176</text:p>
          </table:table-cell>
          <table:table-cell office:value-type="float" office:value="8.720036">
            <text:p>8.720036</text:p>
          </table:table-cell>
          <table:table-cell office:value-type="float" office:value="8.61249">
            <text:p>8.61249</text:p>
          </table:table-cell>
          <table:table-cell office:value-type="float" office:value="8.729383">
            <text:p>8.729383</text:p>
          </table:table-cell>
          <table:table-cell office:value-type="float" office:value="8.676099">
            <text:p>8.676099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K20</text:p>
          </table:table-cell>
          <table:table-cell office:value-type="float" office:value="0">
            <text:p>0</text:p>
          </table:table-cell>
          <table:table-cell table:style-name="ce5" office:value-type="float" office:value="223.135633">
            <text:p>223.14</text:p>
          </table:table-cell>
          <table:table-cell office:value-type="float" office:value="0.08957">
            <text:p>0.08957</text:p>
          </table:table-cell>
          <table:table-cell office:value-type="float" office:value="222.952049">
            <text:p>222.952049</text:p>
          </table:table-cell>
          <table:table-cell office:value-type="float" office:value="223.257636">
            <text:p>223.257636</text:p>
          </table:table-cell>
          <table:table-cell office:value-type="float" office:value="223.158649">
            <text:p>223.158649</text:p>
          </table:table-cell>
          <table:table-cell office:value-type="float" office:value="223.262588">
            <text:p>223.262588</text:p>
          </table:table-cell>
          <table:table-cell office:value-type="float" office:value="223.190315">
            <text:p>223.190315</text:p>
          </table:table-cell>
          <table:table-cell office:value-type="float" office:value="223.067658">
            <text:p>223.067658</text:p>
          </table:table-cell>
          <table:table-cell office:value-type="float" office:value="223.078534">
            <text:p>223.078534</text:p>
          </table:table-cell>
          <table:table-cell office:value-type="float" office:value="223.05283">
            <text:p>223.05283</text:p>
          </table:table-cell>
          <table:table-cell office:value-type="float" office:value="223.186357">
            <text:p>223.186357</text:p>
          </table:table-cell>
          <table:table-cell office:value-type="float" office:value="223.096332">
            <text:p>223.096332</text:p>
          </table:table-cell>
          <table:table-cell table:style-name="ce5" office:value-type="float" office:value="223.209121">
            <text:p>223.21</text:p>
          </table:table-cell>
          <table:table-cell office:value-type="float" office:value="223.207142">
            <text:p>223.207142</text:p>
          </table:table-cell>
          <table:table-cell office:value-type="float" office:value="223.148755">
            <text:p>223.148755</text:p>
          </table:table-cell>
          <table:table-cell office:value-type="float" office:value="223.139851">
            <text:p>223.139851</text:p>
          </table:table-cell>
          <table:table-cell office:value-type="float" office:value="223.013297">
            <text:p>223.013297</text:p>
          </table:table-cell>
          <table:table-cell office:value-type="float" office:value="223.031085">
            <text:p>223.031085</text:p>
          </table:table-cell>
          <table:table-cell office:value-type="float" office:value="223.105232">
            <text:p>223.105232</text:p>
          </table:table-cell>
          <table:table-cell office:value-type="float" office:value="223.054807">
            <text:p>223.054807</text:p>
          </table:table-cell>
          <table:table-cell office:value-type="float" office:value="223.289331">
            <text:p>223.289331</text:p>
          </table:table-cell>
          <table:table-cell office:value-type="float" office:value="223.211101">
            <text:p>223.211101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07.829567">
            <text:p>207.83</text:p>
          </table:table-cell>
          <table:table-cell office:value-type="float" office:value="0.079979">
            <text:p>0.079979</text:p>
          </table:table-cell>
          <table:table-cell office:value-type="float" office:value="207.824002">
            <text:p>207.824002</text:p>
          </table:table-cell>
          <table:table-cell office:value-type="float" office:value="207.825718">
            <text:p>207.825718</text:p>
          </table:table-cell>
          <table:table-cell office:value-type="float" office:value="207.805125">
            <text:p>207.805125</text:p>
          </table:table-cell>
          <table:table-cell office:value-type="float" office:value="207.82486">
            <text:p>207.82486</text:p>
          </table:table-cell>
          <table:table-cell office:value-type="float" office:value="207.912426">
            <text:p>207.912426</text:p>
          </table:table-cell>
          <table:table-cell office:value-type="float" office:value="207.885805">
            <text:p>207.885805</text:p>
          </table:table-cell>
          <table:table-cell office:value-type="float" office:value="207.816279">
            <text:p>207.816279</text:p>
          </table:table-cell>
          <table:table-cell office:value-type="float" office:value="207.871209">
            <text:p>207.871209</text:p>
          </table:table-cell>
          <table:table-cell office:value-type="float" office:value="207.805125">
            <text:p>207.805125</text:p>
          </table:table-cell>
          <table:table-cell office:value-type="float" office:value="207.985454">
            <text:p>207.985454</text:p>
          </table:table-cell>
          <table:table-cell table:style-name="ce5" office:value-type="float" office:value="207.922733">
            <text:p>207.92</text:p>
          </table:table-cell>
          <table:table-cell office:value-type="float" office:value="207.907273">
            <text:p>207.907273</text:p>
          </table:table-cell>
          <table:table-cell office:value-type="float" office:value="207.661086">
            <text:p>207.661086</text:p>
          </table:table-cell>
          <table:table-cell office:value-type="float" office:value="207.788824">
            <text:p>207.788824</text:p>
          </table:table-cell>
          <table:table-cell office:value-type="float" office:value="207.891816">
            <text:p>207.891816</text:p>
          </table:table-cell>
          <table:table-cell office:value-type="float" office:value="207.672224">
            <text:p>207.672224</text:p>
          </table:table-cell>
          <table:table-cell office:value-type="float" office:value="207.871209">
            <text:p>207.871209</text:p>
          </table:table-cell>
          <table:table-cell office:value-type="float" office:value="207.757947">
            <text:p>207.757947</text:p>
          </table:table-cell>
          <table:table-cell office:value-type="float" office:value="207.728793">
            <text:p>207.728793</text:p>
          </table:table-cell>
          <table:table-cell office:value-type="float" office:value="207.833441">
            <text:p>207.833441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192.495173">
            <text:p>192.50</text:p>
          </table:table-cell>
          <table:table-cell office:value-type="float" office:value="0.162982">
            <text:p>0.162982</text:p>
          </table:table-cell>
          <table:table-cell office:value-type="float" office:value="192.372793">
            <text:p>192.372793</text:p>
          </table:table-cell>
          <table:table-cell office:value-type="float" office:value="192.691692">
            <text:p>192.691692</text:p>
          </table:table-cell>
          <table:table-cell office:value-type="float" office:value="192.403679">
            <text:p>192.403679</text:p>
          </table:table-cell>
          <table:table-cell office:value-type="float" office:value="192.42354">
            <text:p>192.42354</text:p>
          </table:table-cell>
          <table:table-cell office:value-type="float" office:value="192.385293">
            <text:p>192.385293</text:p>
          </table:table-cell>
          <table:table-cell office:value-type="float" office:value="192.37941">
            <text:p>192.37941</text:p>
          </table:table-cell>
          <table:table-cell office:value-type="float" office:value="192.466953">
            <text:p>192.466953</text:p>
          </table:table-cell>
          <table:table-cell office:value-type="float" office:value="192.383822">
            <text:p>192.383822</text:p>
          </table:table-cell>
          <table:table-cell office:value-type="float" office:value="192.959853">
            <text:p>192.959853</text:p>
          </table:table-cell>
          <table:table-cell office:value-type="float" office:value="192.643753">
            <text:p>192.643753</text:p>
          </table:table-cell>
          <table:table-cell table:style-name="ce5" office:value-type="float" office:value="192.417655">
            <text:p>192.42</text:p>
          </table:table-cell>
          <table:table-cell office:value-type="float" office:value="192.656288">
            <text:p>192.656288</text:p>
          </table:table-cell>
          <table:table-cell office:value-type="float" office:value="192.247878">
            <text:p>192.247878</text:p>
          </table:table-cell>
          <table:table-cell office:value-type="float" office:value="192.375734">
            <text:p>192.375734</text:p>
          </table:table-cell>
          <table:table-cell office:value-type="float" office:value="192.325012">
            <text:p>192.325012</text:p>
          </table:table-cell>
          <table:table-cell office:value-type="float" office:value="192.481674">
            <text:p>192.481674</text:p>
          </table:table-cell>
          <table:table-cell office:value-type="float" office:value="192.489035">
            <text:p>192.489035</text:p>
          </table:table-cell>
          <table:table-cell office:value-type="float" office:value="192.490508">
            <text:p>192.490508</text:p>
          </table:table-cell>
          <table:table-cell office:value-type="float" office:value="192.663663">
            <text:p>192.663663</text:p>
          </table:table-cell>
          <table:table-cell office:value-type="float" office:value="192.645227">
            <text:p>192.645227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88.636867">
            <text:p>88.64</text:p>
          </table:table-cell>
          <table:table-cell office:value-type="float" office:value="0.044073">
            <text:p>0.044073</text:p>
          </table:table-cell>
          <table:table-cell office:value-type="float" office:value="88.68544">
            <text:p>88.68544</text:p>
          </table:table-cell>
          <table:table-cell office:value-type="float" office:value="88.636556">
            <text:p>88.636556</text:p>
          </table:table-cell>
          <table:table-cell office:value-type="float" office:value="88.628596">
            <text:p>88.628596</text:p>
          </table:table-cell>
          <table:table-cell office:value-type="float" office:value="88.579463">
            <text:p>88.579463</text:p>
          </table:table-cell>
          <table:table-cell office:value-type="float" office:value="88.584763">
            <text:p>88.584763</text:p>
          </table:table-cell>
          <table:table-cell office:value-type="float" office:value="88.69638">
            <text:p>88.69638</text:p>
          </table:table-cell>
          <table:table-cell office:value-type="float" office:value="88.584296">
            <text:p>88.584296</text:p>
          </table:table-cell>
          <table:table-cell office:value-type="float" office:value="88.67669">
            <text:p>88.67669</text:p>
          </table:table-cell>
          <table:table-cell office:value-type="float" office:value="88.663881">
            <text:p>88.663881</text:p>
          </table:table-cell>
          <table:table-cell office:value-type="float" office:value="88.627972">
            <text:p>88.627972</text:p>
          </table:table-cell>
          <table:table-cell table:style-name="ce5" office:value-type="float" office:value="88.671223">
            <text:p>88.67</text:p>
          </table:table-cell>
          <table:table-cell office:value-type="float" office:value="88.677628">
            <text:p>88.677628</text:p>
          </table:table-cell>
          <table:table-cell office:value-type="float" office:value="88.635932">
            <text:p>88.635932</text:p>
          </table:table-cell>
          <table:table-cell office:value-type="float" office:value="88.629533">
            <text:p>88.629533</text:p>
          </table:table-cell>
          <table:table-cell office:value-type="float" office:value="88.708574">
            <text:p>88.708574</text:p>
          </table:table-cell>
          <table:table-cell office:value-type="float" office:value="88.637025">
            <text:p>88.637025</text:p>
          </table:table-cell>
          <table:table-cell office:value-type="float" office:value="88.561695">
            <text:p>88.561695</text:p>
          </table:table-cell>
          <table:table-cell office:value-type="float" office:value="88.550165">
            <text:p>88.550165</text:p>
          </table:table-cell>
          <table:table-cell office:value-type="float" office:value="88.658415">
            <text:p>88.658415</text:p>
          </table:table-cell>
          <table:table-cell office:value-type="float" office:value="88.643113">
            <text:p>88.643113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41.704683">
            <text:p>41.70</text:p>
          </table:table-cell>
          <table:table-cell office:value-type="float" office:value="0.016474">
            <text:p>0.016474</text:p>
          </table:table-cell>
          <table:table-cell office:value-type="float" office:value="41.725857">
            <text:p>41.725857</text:p>
          </table:table-cell>
          <table:table-cell office:value-type="float" office:value="41.713753">
            <text:p>41.713753</text:p>
          </table:table-cell>
          <table:table-cell office:value-type="float" office:value="41.684147">
            <text:p>41.684147</text:p>
          </table:table-cell>
          <table:table-cell office:value-type="float" office:value="41.690465">
            <text:p>41.690465</text:p>
          </table:table-cell>
          <table:table-cell office:value-type="float" office:value="41.719701">
            <text:p>41.719701</text:p>
          </table:table-cell>
          <table:table-cell office:value-type="float" office:value="41.684872">
            <text:p>41.684872</text:p>
          </table:table-cell>
          <table:table-cell office:value-type="float" office:value="41.692503">
            <text:p>41.692503</text:p>
          </table:table-cell>
          <table:table-cell office:value-type="float" office:value="41.714134">
            <text:p>41.714134</text:p>
          </table:table-cell>
          <table:table-cell office:value-type="float" office:value="41.673344">
            <text:p>41.673344</text:p>
          </table:table-cell>
          <table:table-cell office:value-type="float" office:value="41.686667">
            <text:p>41.686667</text:p>
          </table:table-cell>
          <table:table-cell table:style-name="ce5" office:value-type="float" office:value="41.727725">
            <text:p>41.73</text:p>
          </table:table-cell>
          <table:table-cell office:value-type="float" office:value="41.718871">
            <text:p>41.718871</text:p>
          </table:table-cell>
          <table:table-cell office:value-type="float" office:value="41.684147">
            <text:p>41.684147</text:p>
          </table:table-cell>
          <table:table-cell office:value-type="float" office:value="41.725615">
            <text:p>41.725615</text:p>
          </table:table-cell>
          <table:table-cell office:value-type="float" office:value="41.710435">
            <text:p>41.710435</text:p>
          </table:table-cell>
          <table:table-cell office:value-type="float" office:value="41.720461">
            <text:p>41.720461</text:p>
          </table:table-cell>
          <table:table-cell office:value-type="float" office:value="41.716174">
            <text:p>41.716174</text:p>
          </table:table-cell>
          <table:table-cell office:value-type="float" office:value="41.694541">
            <text:p>41.694541</text:p>
          </table:table-cell>
          <table:table-cell office:value-type="float" office:value="41.70608">
            <text:p>41.70608</text:p>
          </table:table-cell>
          <table:table-cell office:value-type="float" office:value="41.704179">
            <text:p>41.704179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0">
            <text:p>0.0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HD7970</text:p>
          </table:table-cell>
          <table:table-cell office:value-type="float" office:value="0">
            <text:p>0</text:p>
          </table:table-cell>
          <table:table-cell table:style-name="ce5" office:value-type="float" office:value="610.021885">
            <text:p>610.02</text:p>
          </table:table-cell>
          <table:table-cell office:value-type="float" office:value="14.98104">
            <text:p>14.98104</text:p>
          </table:table-cell>
          <table:table-cell office:value-type="float" office:value="607.42196">
            <text:p>607.42196</text:p>
          </table:table-cell>
          <table:table-cell office:value-type="float" office:value="614.043254">
            <text:p>614.043254</text:p>
          </table:table-cell>
          <table:table-cell office:value-type="float" office:value="612.245007">
            <text:p>612.245007</text:p>
          </table:table-cell>
          <table:table-cell office:value-type="float" office:value="610.560242">
            <text:p>610.560242</text:p>
          </table:table-cell>
          <table:table-cell office:value-type="float" office:value="611.762698">
            <text:p>611.762698</text:p>
          </table:table-cell>
          <table:table-cell office:value-type="float" office:value="612.831825">
            <text:p>612.831825</text:p>
          </table:table-cell>
          <table:table-cell office:value-type="float" office:value="604.887258">
            <text:p>604.887258</text:p>
          </table:table-cell>
          <table:table-cell office:value-type="float" office:value="611.281147">
            <text:p>611.281147</text:p>
          </table:table-cell>
          <table:table-cell office:value-type="float" office:value="620.916995">
            <text:p>620.916995</text:p>
          </table:table-cell>
          <table:table-cell office:value-type="float" office:value="590.625079">
            <text:p>590.625079</text:p>
          </table:table-cell>
          <table:table-cell table:style-name="ce5" office:value-type="float" office:value="627.004722">
            <text:p>627.00</text:p>
          </table:table-cell>
          <table:table-cell office:value-type="float" office:value="605.392232">
            <text:p>605.392232</text:p>
          </table:table-cell>
          <table:table-cell office:value-type="float" office:value="631.888143">
            <text:p>631.888143</text:p>
          </table:table-cell>
          <table:table-cell office:value-type="float" office:value="569.076467">
            <text:p>569.076467</text:p>
          </table:table-cell>
          <table:table-cell office:value-type="float" office:value="587.624425">
            <text:p>587.624425</text:p>
          </table:table-cell>
          <table:table-cell office:value-type="float" office:value="619.536969">
            <text:p>619.536969</text:p>
          </table:table-cell>
          <table:table-cell office:value-type="float" office:value="621.342892">
            <text:p>621.342892</text:p>
          </table:table-cell>
          <table:table-cell office:value-type="float" office:value="592.750488">
            <text:p>592.750488</text:p>
          </table:table-cell>
          <table:table-cell office:value-type="float" office:value="627.547804">
            <text:p>627.547804</text:p>
          </table:table-cell>
          <table:table-cell office:value-type="float" office:value="621.698094">
            <text:p>621.698094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553.599535">
            <text:p>553.60</text:p>
          </table:table-cell>
          <table:table-cell office:value-type="float" office:value="11.528935">
            <text:p>11.528935</text:p>
          </table:table-cell>
          <table:table-cell office:value-type="float" office:value="553.376662">
            <text:p>553.376662</text:p>
          </table:table-cell>
          <table:table-cell office:value-type="float" office:value="548.850676">
            <text:p>548.850676</text:p>
          </table:table-cell>
          <table:table-cell office:value-type="float" office:value="536.103034">
            <text:p>536.103034</text:p>
          </table:table-cell>
          <table:table-cell office:value-type="float" office:value="561.75458">
            <text:p>561.75458</text:p>
          </table:table-cell>
          <table:table-cell office:value-type="float" office:value="568.65975">
            <text:p>568.65975</text:p>
          </table:table-cell>
          <table:table-cell office:value-type="float" office:value="563.32641">
            <text:p>563.32641</text:p>
          </table:table-cell>
          <table:table-cell office:value-type="float" office:value="570.390075">
            <text:p>570.390075</text:p>
          </table:table-cell>
          <table:table-cell office:value-type="float" office:value="564.584284">
            <text:p>564.584284</text:p>
          </table:table-cell>
          <table:table-cell office:value-type="float" office:value="563.122166">
            <text:p>563.122166</text:p>
          </table:table-cell>
          <table:table-cell office:value-type="float" office:value="549.044697">
            <text:p>549.044697</text:p>
          </table:table-cell>
          <table:table-cell table:style-name="ce5" office:value-type="float" office:value="555.724419">
            <text:p>555.72</text:p>
          </table:table-cell>
          <table:table-cell office:value-type="float" office:value="563.238943">
            <text:p>563.238943</text:p>
          </table:table-cell>
          <table:table-cell office:value-type="float" office:value="538.412927">
            <text:p>538.412927</text:p>
          </table:table-cell>
          <table:table-cell office:value-type="float" office:value="552.841963">
            <text:p>552.841963</text:p>
          </table:table-cell>
          <table:table-cell office:value-type="float" office:value="536.103212">
            <text:p>536.103212</text:p>
          </table:table-cell>
          <table:table-cell office:value-type="float" office:value="553.235812">
            <text:p>553.235812</text:p>
          </table:table-cell>
          <table:table-cell office:value-type="float" office:value="530.427107">
            <text:p>530.427107</text:p>
          </table:table-cell>
          <table:table-cell office:value-type="float" office:value="559.586">
            <text:p>559.586</text:p>
          </table:table-cell>
          <table:table-cell office:value-type="float" office:value="541.308378">
            <text:p>541.308378</text:p>
          </table:table-cell>
          <table:table-cell office:value-type="float" office:value="561.899606">
            <text:p>561.89960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535.061671">
            <text:p>535.06</text:p>
          </table:table-cell>
          <table:table-cell office:value-type="float" office:value="8.781668">
            <text:p>8.781668</text:p>
          </table:table-cell>
          <table:table-cell office:value-type="float" office:value="521.221244">
            <text:p>521.221244</text:p>
          </table:table-cell>
          <table:table-cell office:value-type="float" office:value="543.228679">
            <text:p>543.228679</text:p>
          </table:table-cell>
          <table:table-cell office:value-type="float" office:value="546.890493">
            <text:p>546.890493</text:p>
          </table:table-cell>
          <table:table-cell office:value-type="float" office:value="542.849129">
            <text:p>542.849129</text:p>
          </table:table-cell>
          <table:table-cell office:value-type="float" office:value="529.522899">
            <text:p>529.522899</text:p>
          </table:table-cell>
          <table:table-cell office:value-type="float" office:value="533.891619">
            <text:p>533.891619</text:p>
          </table:table-cell>
          <table:table-cell office:value-type="float" office:value="535.337527">
            <text:p>535.337527</text:p>
          </table:table-cell>
          <table:table-cell office:value-type="float" office:value="522.976643">
            <text:p>522.976643</text:p>
          </table:table-cell>
          <table:table-cell office:value-type="float" office:value="547.993164">
            <text:p>547.993164</text:p>
          </table:table-cell>
          <table:table-cell office:value-type="float" office:value="531.672221">
            <text:p>531.672221</text:p>
          </table:table-cell>
          <table:table-cell table:style-name="ce5" office:value-type="float" office:value="539.856679">
            <text:p>539.86</text:p>
          </table:table-cell>
          <table:table-cell office:value-type="float" office:value="531.620276">
            <text:p>531.620276</text:p>
          </table:table-cell>
          <table:table-cell office:value-type="float" office:value="543.608945">
            <text:p>543.608945</text:p>
          </table:table-cell>
          <table:table-cell office:value-type="float" office:value="547.275904">
            <text:p>547.275904</text:p>
          </table:table-cell>
          <table:table-cell office:value-type="float" office:value="521.621482">
            <text:p>521.621482</text:p>
          </table:table-cell>
          <table:table-cell office:value-type="float" office:value="528.133818">
            <text:p>528.133818</text:p>
          </table:table-cell>
          <table:table-cell office:value-type="float" office:value="533.367753">
            <text:p>533.367753</text:p>
          </table:table-cell>
          <table:table-cell office:value-type="float" office:value="545.080736">
            <text:p>545.080736</text:p>
          </table:table-cell>
          <table:table-cell office:value-type="float" office:value="524.035194">
            <text:p>524.035194</text:p>
          </table:table-cell>
          <table:table-cell office:value-type="float" office:value="531.049022">
            <text:p>531.04902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249.116216">
            <text:p>249.12</text:p>
          </table:table-cell>
          <table:table-cell office:value-type="float" office:value="9.277264">
            <text:p>9.277264</text:p>
          </table:table-cell>
          <table:table-cell office:value-type="float" office:value="252.113462">
            <text:p>252.113462</text:p>
          </table:table-cell>
          <table:table-cell office:value-type="float" office:value="252.008256">
            <text:p>252.008256</text:p>
          </table:table-cell>
          <table:table-cell office:value-type="float" office:value="226.007422">
            <text:p>226.007422</text:p>
          </table:table-cell>
          <table:table-cell office:value-type="float" office:value="251.094454">
            <text:p>251.094454</text:p>
          </table:table-cell>
          <table:table-cell office:value-type="float" office:value="256.594108">
            <text:p>256.594108</text:p>
          </table:table-cell>
          <table:table-cell office:value-type="float" office:value="253.832234">
            <text:p>253.832234</text:p>
          </table:table-cell>
          <table:table-cell office:value-type="float" office:value="242.827624">
            <text:p>242.827624</text:p>
          </table:table-cell>
          <table:table-cell office:value-type="float" office:value="253.500795">
            <text:p>253.500795</text:p>
          </table:table-cell>
          <table:table-cell office:value-type="float" office:value="262.720454">
            <text:p>262.720454</text:p>
          </table:table-cell>
          <table:table-cell office:value-type="float" office:value="255.508595">
            <text:p>255.508595</text:p>
          </table:table-cell>
          <table:table-cell table:style-name="ce5" office:value-type="float" office:value="260.311187">
            <text:p>260.31</text:p>
          </table:table-cell>
          <table:table-cell office:value-type="float" office:value="246.427357">
            <text:p>246.427357</text:p>
          </table:table-cell>
          <table:table-cell office:value-type="float" office:value="235.36265">
            <text:p>235.36265</text:p>
          </table:table-cell>
          <table:table-cell office:value-type="float" office:value="237.974695">
            <text:p>237.974695</text:p>
          </table:table-cell>
          <table:table-cell office:value-type="float" office:value="239.305194">
            <text:p>239.305194</text:p>
          </table:table-cell>
          <table:table-cell office:value-type="float" office:value="252.066706">
            <text:p>252.066706</text:p>
          </table:table-cell>
          <table:table-cell office:value-type="float" office:value="254.807945">
            <text:p>254.807945</text:p>
          </table:table-cell>
          <table:table-cell office:value-type="float" office:value="254.253774">
            <text:p>254.253774</text:p>
          </table:table-cell>
          <table:table-cell office:value-type="float" office:value="257.554549">
            <text:p>257.554549</text:p>
          </table:table-cell>
          <table:table-cell office:value-type="float" office:value="238.05285">
            <text:p>238.05285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89.887695">
            <text:p>89.89</text:p>
          </table:table-cell>
          <table:table-cell office:value-type="float" office:value="0.610346">
            <text:p>0.610346</text:p>
          </table:table-cell>
          <table:table-cell office:value-type="float" office:value="90.455251">
            <text:p>90.455251</text:p>
          </table:table-cell>
          <table:table-cell office:value-type="float" office:value="89.490268">
            <text:p>89.490268</text:p>
          </table:table-cell>
          <table:table-cell office:value-type="float" office:value="91.381324">
            <text:p>91.381324</text:p>
          </table:table-cell>
          <table:table-cell office:value-type="float" office:value="89.488796">
            <text:p>89.488796</text:p>
          </table:table-cell>
          <table:table-cell office:value-type="float" office:value="90.370284">
            <text:p>90.370284</text:p>
          </table:table-cell>
          <table:table-cell office:value-type="float" office:value="90.199338">
            <text:p>90.199338</text:p>
          </table:table-cell>
          <table:table-cell office:value-type="float" office:value="90.073788">
            <text:p>90.073788</text:p>
          </table:table-cell>
          <table:table-cell office:value-type="float" office:value="90.251009">
            <text:p>90.251009</text:p>
          </table:table-cell>
          <table:table-cell office:value-type="float" office:value="89.928498">
            <text:p>89.928498</text:p>
          </table:table-cell>
          <table:table-cell office:value-type="float" office:value="90.052898">
            <text:p>90.052898</text:p>
          </table:table-cell>
          <table:table-cell table:style-name="ce5" office:value-type="float" office:value="89.811121">
            <text:p>89.81</text:p>
          </table:table-cell>
          <table:table-cell office:value-type="float" office:value="89.452718">
            <text:p>89.452718</text:p>
          </table:table-cell>
          <table:table-cell office:value-type="float" office:value="90.449232">
            <text:p>90.449232</text:p>
          </table:table-cell>
          <table:table-cell office:value-type="float" office:value="89.438">
            <text:p>89.438</text:p>
          </table:table-cell>
          <table:table-cell office:value-type="float" office:value="89.733283">
            <text:p>89.733283</text:p>
          </table:table-cell>
          <table:table-cell office:value-type="float" office:value="90.491391">
            <text:p>90.491391</text:p>
          </table:table-cell>
          <table:table-cell office:value-type="float" office:value="88.948456">
            <text:p>88.948456</text:p>
          </table:table-cell>
          <table:table-cell office:value-type="float" office:value="89.825957">
            <text:p>89.825957</text:p>
          </table:table-cell>
          <table:table-cell office:value-type="float" office:value="89.363747">
            <text:p>89.363747</text:p>
          </table:table-cell>
          <table:table-cell office:value-type="float" office:value="88.548544">
            <text:p>88.548544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E5-2620</text:p>
          </table:table-cell>
          <table:table-cell office:value-type="float" office:value="0">
            <text:p>0</text:p>
          </table:table-cell>
          <table:table-cell table:style-name="ce5" office:value-type="float" office:value="62.426893">
            <text:p>62.43</text:p>
          </table:table-cell>
          <table:table-cell office:value-type="float" office:value="1.224976">
            <text:p>1.224976</text:p>
          </table:table-cell>
          <table:table-cell office:value-type="float" office:value="62.953131">
            <text:p>62.953131</text:p>
          </table:table-cell>
          <table:table-cell office:value-type="float" office:value="62.80173">
            <text:p>62.80173</text:p>
          </table:table-cell>
          <table:table-cell office:value-type="float" office:value="62.712315">
            <text:p>62.712315</text:p>
          </table:table-cell>
          <table:table-cell office:value-type="float" office:value="62.682781">
            <text:p>62.682781</text:p>
          </table:table-cell>
          <table:table-cell office:value-type="float" office:value="62.591038">
            <text:p>62.591038</text:p>
          </table:table-cell>
          <table:table-cell office:value-type="float" office:value="62.60465">
            <text:p>62.60465</text:p>
          </table:table-cell>
          <table:table-cell office:value-type="float" office:value="62.895077">
            <text:p>62.895077</text:p>
          </table:table-cell>
          <table:table-cell office:value-type="float" office:value="62.793026">
            <text:p>62.793026</text:p>
          </table:table-cell>
          <table:table-cell office:value-type="float" office:value="62.847814">
            <text:p>62.847814</text:p>
          </table:table-cell>
          <table:table-cell office:value-type="float" office:value="62.15427">
            <text:p>62.15427</text:p>
          </table:table-cell>
          <table:table-cell table:style-name="ce5" office:value-type="float" office:value="62.6902">
            <text:p>62.69</text:p>
          </table:table-cell>
          <table:table-cell office:value-type="float" office:value="62.966419">
            <text:p>62.966419</text:p>
          </table:table-cell>
          <table:table-cell office:value-type="float" office:value="57.150191">
            <text:p>57.150191</text:p>
          </table:table-cell>
          <table:table-cell office:value-type="float" office:value="62.717619">
            <text:p>62.717619</text:p>
          </table:table-cell>
          <table:table-cell office:value-type="float" office:value="62.46008">
            <text:p>62.46008</text:p>
          </table:table-cell>
          <table:table-cell office:value-type="float" office:value="62.847998">
            <text:p>62.847998</text:p>
          </table:table-cell>
          <table:table-cell office:value-type="float" office:value="62.680363">
            <text:p>62.680363</text:p>
          </table:table-cell>
          <table:table-cell office:value-type="float" office:value="62.871206">
            <text:p>62.871206</text:p>
          </table:table-cell>
          <table:table-cell office:value-type="float" office:value="62.458632">
            <text:p>62.458632</text:p>
          </table:table-cell>
          <table:table-cell office:value-type="float" office:value="62.659328">
            <text:p>62.659328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51.112956">
            <text:p>51.11</text:p>
          </table:table-cell>
          <table:table-cell office:value-type="float" office:value="0.975865">
            <text:p>0.975865</text:p>
          </table:table-cell>
          <table:table-cell office:value-type="float" office:value="51.437002">
            <text:p>51.437002</text:p>
          </table:table-cell>
          <table:table-cell office:value-type="float" office:value="51.404895">
            <text:p>51.404895</text:p>
          </table:table-cell>
          <table:table-cell office:value-type="float" office:value="51.40332">
            <text:p>51.40332</text:p>
          </table:table-cell>
          <table:table-cell office:value-type="float" office:value="51.427397">
            <text:p>51.427397</text:p>
          </table:table-cell>
          <table:table-cell office:value-type="float" office:value="47.019568">
            <text:p>47.019568</text:p>
          </table:table-cell>
          <table:table-cell office:value-type="float" office:value="51.46506">
            <text:p>51.46506</text:p>
          </table:table-cell>
          <table:table-cell office:value-type="float" office:value="51.419281">
            <text:p>51.419281</text:p>
          </table:table-cell>
          <table:table-cell office:value-type="float" office:value="51.230606">
            <text:p>51.230606</text:p>
          </table:table-cell>
          <table:table-cell office:value-type="float" office:value="51.555568">
            <text:p>51.555568</text:p>
          </table:table-cell>
          <table:table-cell office:value-type="float" office:value="50.779627">
            <text:p>50.779627</text:p>
          </table:table-cell>
          <table:table-cell table:style-name="ce5" office:value-type="float" office:value="51.510131">
            <text:p>51.51</text:p>
          </table:table-cell>
          <table:table-cell office:value-type="float" office:value="51.259362">
            <text:p>51.259362</text:p>
          </table:table-cell>
          <table:table-cell office:value-type="float" office:value="51.489341">
            <text:p>51.489341</text:p>
          </table:table-cell>
          <table:table-cell office:value-type="float" office:value="51.440984">
            <text:p>51.440984</text:p>
          </table:table-cell>
          <table:table-cell office:value-type="float" office:value="51.300627">
            <text:p>51.300627</text:p>
          </table:table-cell>
          <table:table-cell office:value-type="float" office:value="51.496247">
            <text:p>51.496247</text:p>
          </table:table-cell>
          <table:table-cell office:value-type="float" office:value="51.432189">
            <text:p>51.432189</text:p>
          </table:table-cell>
          <table:table-cell office:value-type="float" office:value="51.404172">
            <text:p>51.404172</text:p>
          </table:table-cell>
          <table:table-cell office:value-type="float" office:value="51.383443">
            <text:p>51.383443</text:p>
          </table:table-cell>
          <table:table-cell office:value-type="float" office:value="50.400309">
            <text:p>50.400309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99.447571">
            <text:p>99.45</text:p>
          </table:table-cell>
          <table:table-cell office:value-type="float" office:value="2.845579">
            <text:p>2.845579</text:p>
          </table:table-cell>
          <table:table-cell office:value-type="float" office:value="100.029801">
            <text:p>100.029801</text:p>
          </table:table-cell>
          <table:table-cell office:value-type="float" office:value="94.609923">
            <text:p>94.609923</text:p>
          </table:table-cell>
          <table:table-cell office:value-type="float" office:value="97.138059">
            <text:p>97.138059</text:p>
          </table:table-cell>
          <table:table-cell office:value-type="float" office:value="97.520615">
            <text:p>97.520615</text:p>
          </table:table-cell>
          <table:table-cell office:value-type="float" office:value="94.356336">
            <text:p>94.356336</text:p>
          </table:table-cell>
          <table:table-cell office:value-type="float" office:value="104.062235">
            <text:p>104.062235</text:p>
          </table:table-cell>
          <table:table-cell office:value-type="float" office:value="97.125506">
            <text:p>97.125506</text:p>
          </table:table-cell>
          <table:table-cell office:value-type="float" office:value="96.296191">
            <text:p>96.296191</text:p>
          </table:table-cell>
          <table:table-cell office:value-type="float" office:value="99.768936">
            <text:p>99.768936</text:p>
          </table:table-cell>
          <table:table-cell office:value-type="float" office:value="97.705192">
            <text:p>97.705192</text:p>
          </table:table-cell>
          <table:table-cell table:style-name="ce5" office:value-type="float" office:value="99.490699">
            <text:p>99.49</text:p>
          </table:table-cell>
          <table:table-cell office:value-type="float" office:value="102.552577">
            <text:p>102.552577</text:p>
          </table:table-cell>
          <table:table-cell office:value-type="float" office:value="103.293192">
            <text:p>103.293192</text:p>
          </table:table-cell>
          <table:table-cell office:value-type="float" office:value="100.183953">
            <text:p>100.183953</text:p>
          </table:table-cell>
          <table:table-cell office:value-type="float" office:value="96.895473">
            <text:p>96.895473</text:p>
          </table:table-cell>
          <table:table-cell office:value-type="float" office:value="100.944781">
            <text:p>100.944781</text:p>
          </table:table-cell>
          <table:table-cell office:value-type="float" office:value="101.233176">
            <text:p>101.233176</text:p>
          </table:table-cell>
          <table:table-cell office:value-type="float" office:value="100.937126">
            <text:p>100.937126</text:p>
          </table:table-cell>
          <table:table-cell office:value-type="float" office:value="100.551181">
            <text:p>100.551181</text:p>
          </table:table-cell>
          <table:table-cell office:value-type="float" office:value="104.256462">
            <text:p>104.256462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99.118309">
            <text:p>99.12</text:p>
          </table:table-cell>
          <table:table-cell office:value-type="float" office:value="2.733049">
            <text:p>2.733049</text:p>
          </table:table-cell>
          <table:table-cell office:value-type="float" office:value="99.738953">
            <text:p>99.738953</text:p>
          </table:table-cell>
          <table:table-cell office:value-type="float" office:value="99.570645">
            <text:p>99.570645</text:p>
          </table:table-cell>
          <table:table-cell office:value-type="float" office:value="100.985895">
            <text:p>100.985895</text:p>
          </table:table-cell>
          <table:table-cell office:value-type="float" office:value="99.217981">
            <text:p>99.217981</text:p>
          </table:table-cell>
          <table:table-cell office:value-type="float" office:value="101.521783">
            <text:p>101.521783</text:p>
          </table:table-cell>
          <table:table-cell office:value-type="float" office:value="101.750256">
            <text:p>101.750256</text:p>
          </table:table-cell>
          <table:table-cell office:value-type="float" office:value="98.003631">
            <text:p>98.003631</text:p>
          </table:table-cell>
          <table:table-cell office:value-type="float" office:value="95.612267">
            <text:p>95.612267</text:p>
          </table:table-cell>
          <table:table-cell office:value-type="float" office:value="97.841944">
            <text:p>97.841944</text:p>
          </table:table-cell>
          <table:table-cell office:value-type="float" office:value="98.256179">
            <text:p>98.256179</text:p>
          </table:table-cell>
          <table:table-cell table:style-name="ce5" office:value-type="float" office:value="100.265917">
            <text:p>100.27</text:p>
          </table:table-cell>
          <table:table-cell office:value-type="float" office:value="98.521572">
            <text:p>98.521572</text:p>
          </table:table-cell>
          <table:table-cell office:value-type="float" office:value="100.547038">
            <text:p>100.547038</text:p>
          </table:table-cell>
          <table:table-cell office:value-type="float" office:value="101.773589">
            <text:p>101.773589</text:p>
          </table:table-cell>
          <table:table-cell office:value-type="float" office:value="91.727543">
            <text:p>91.727543</text:p>
          </table:table-cell>
          <table:table-cell office:value-type="float" office:value="97.905714">
            <text:p>97.905714</text:p>
          </table:table-cell>
          <table:table-cell office:value-type="float" office:value="103.568023">
            <text:p>103.568023</text:p>
          </table:table-cell>
          <table:table-cell office:value-type="float" office:value="94.906851">
            <text:p>94.906851</text:p>
          </table:table-cell>
          <table:table-cell office:value-type="float" office:value="102.491338">
            <text:p>102.491338</text:p>
          </table:table-cell>
          <table:table-cell office:value-type="float" office:value="98.159056">
            <text:p>98.159056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99.383973">
            <text:p>99.38</text:p>
          </table:table-cell>
          <table:table-cell office:value-type="float" office:value="3.261773">
            <text:p>3.261773</text:p>
          </table:table-cell>
          <table:table-cell office:value-type="float" office:value="97.06046">
            <text:p>97.06046</text:p>
          </table:table-cell>
          <table:table-cell office:value-type="float" office:value="95.556131">
            <text:p>95.556131</text:p>
          </table:table-cell>
          <table:table-cell office:value-type="float" office:value="99.72381">
            <text:p>99.72381</text:p>
          </table:table-cell>
          <table:table-cell office:value-type="float" office:value="101.261982">
            <text:p>101.261982</text:p>
          </table:table-cell>
          <table:table-cell office:value-type="float" office:value="104.179558">
            <text:p>104.179558</text:p>
          </table:table-cell>
          <table:table-cell office:value-type="float" office:value="98.792312">
            <text:p>98.792312</text:p>
          </table:table-cell>
          <table:table-cell office:value-type="float" office:value="100.496635">
            <text:p>100.496635</text:p>
          </table:table-cell>
          <table:table-cell office:value-type="float" office:value="97.666065">
            <text:p>97.666065</text:p>
          </table:table-cell>
          <table:table-cell office:value-type="float" office:value="99.752907">
            <text:p>99.752907</text:p>
          </table:table-cell>
          <table:table-cell office:value-type="float" office:value="101.827078">
            <text:p>101.827078</text:p>
          </table:table-cell>
          <table:table-cell table:style-name="ce5" office:value-type="float" office:value="101.756601">
            <text:p>101.76</text:p>
          </table:table-cell>
          <table:table-cell office:value-type="float" office:value="103.689667">
            <text:p>103.689667</text:p>
          </table:table-cell>
          <table:table-cell office:value-type="float" office:value="97.115819">
            <text:p>97.115819</text:p>
          </table:table-cell>
          <table:table-cell office:value-type="float" office:value="102.971433">
            <text:p>102.971433</text:p>
          </table:table-cell>
          <table:table-cell office:value-type="float" office:value="98.775408">
            <text:p>98.775408</text:p>
          </table:table-cell>
          <table:table-cell office:value-type="float" office:value="100.715284">
            <text:p>100.715284</text:p>
          </table:table-cell>
          <table:table-cell office:value-type="float" office:value="100.736796">
            <text:p>100.736796</text:p>
          </table:table-cell>
          <table:table-cell office:value-type="float" office:value="90.434976">
            <text:p>90.434976</text:p>
          </table:table-cell>
          <table:table-cell office:value-type="float" office:value="94.212606">
            <text:p>94.212606</text:p>
          </table:table-cell>
          <table:table-cell office:value-type="float" office:value="100.95393">
            <text:p>100.95393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93.848504">
            <text:p>93.85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 table:style-name="ce1" office:value-type="string" table:number-columns-spanned="1" table:number-rows-spanned="6">
            <text:p>Phi-5110P</text:p>
          </table:table-cell>
          <table:table-cell office:value-type="float" office:value="0">
            <text:p>0</text:p>
          </table:table-cell>
          <table:table-cell table:style-name="ce5" office:value-type="float" office:value="61.304171">
            <text:p>61.30</text:p>
          </table:table-cell>
          <table:table-cell office:value-type="float" office:value="2.847465">
            <text:p>2.847465</text:p>
          </table:table-cell>
          <table:table-cell office:value-type="float" office:value="60.169734">
            <text:p>60.169734</text:p>
          </table:table-cell>
          <table:table-cell office:value-type="float" office:value="57.631002">
            <text:p>57.631002</text:p>
          </table:table-cell>
          <table:table-cell office:value-type="float" office:value="61.63163">
            <text:p>61.63163</text:p>
          </table:table-cell>
          <table:table-cell office:value-type="float" office:value="65.056573">
            <text:p>65.056573</text:p>
          </table:table-cell>
          <table:table-cell office:value-type="float" office:value="62.100759">
            <text:p>62.100759</text:p>
          </table:table-cell>
          <table:table-cell office:value-type="float" office:value="57.146873">
            <text:p>57.146873</text:p>
          </table:table-cell>
          <table:table-cell office:value-type="float" office:value="60.588296">
            <text:p>60.588296</text:p>
          </table:table-cell>
          <table:table-cell office:value-type="float" office:value="64.813411">
            <text:p>64.813411</text:p>
          </table:table-cell>
          <table:table-cell office:value-type="float" office:value="60.343283">
            <text:p>60.343283</text:p>
          </table:table-cell>
          <table:table-cell office:value-type="float" office:value="58.583609">
            <text:p>58.583609</text:p>
          </table:table-cell>
          <table:table-cell table:style-name="ce5" office:value-type="float" office:value="60.618497">
            <text:p>60.62</text:p>
          </table:table-cell>
          <table:table-cell office:value-type="float" office:value="66.932697">
            <text:p>66.932697</text:p>
          </table:table-cell>
          <table:table-cell office:value-type="float" office:value="60.044548">
            <text:p>60.044548</text:p>
          </table:table-cell>
          <table:table-cell office:value-type="float" office:value="58.247805">
            <text:p>58.247805</text:p>
          </table:table-cell>
          <table:table-cell office:value-type="float" office:value="62.266247">
            <text:p>62.266247</text:p>
          </table:table-cell>
          <table:table-cell office:value-type="float" office:value="66.743195">
            <text:p>66.743195</text:p>
          </table:table-cell>
          <table:table-cell office:value-type="float" office:value="60.371765">
            <text:p>60.371765</text:p>
          </table:table-cell>
          <table:table-cell office:value-type="float" office:value="58.123363">
            <text:p>58.123363</text:p>
          </table:table-cell>
          <table:table-cell office:value-type="float" office:value="60.408264">
            <text:p>60.408264</text:p>
          </table:table-cell>
          <table:table-cell office:value-type="float" office:value="64.261873">
            <text:p>64.261873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table:style-name="ce5" office:value-type="float" office:value="21.377881">
            <text:p>21.38</text:p>
          </table:table-cell>
          <table:table-cell office:value-type="float" office:value="0.210868">
            <text:p>0.210868</text:p>
          </table:table-cell>
          <table:table-cell office:value-type="float" office:value="21.450165">
            <text:p>21.450165</text:p>
          </table:table-cell>
          <table:table-cell office:value-type="float" office:value="21.244545">
            <text:p>21.244545</text:p>
          </table:table-cell>
          <table:table-cell office:value-type="float" office:value="21.28728">
            <text:p>21.28728</text:p>
          </table:table-cell>
          <table:table-cell office:value-type="float" office:value="21.761049">
            <text:p>21.761049</text:p>
          </table:table-cell>
          <table:table-cell office:value-type="float" office:value="21.237946">
            <text:p>21.237946</text:p>
          </table:table-cell>
          <table:table-cell office:value-type="float" office:value="21.211958">
            <text:p>21.211958</text:p>
          </table:table-cell>
          <table:table-cell office:value-type="float" office:value="21.295473">
            <text:p>21.295473</text:p>
          </table:table-cell>
          <table:table-cell office:value-type="float" office:value="21.682128">
            <text:p>21.682128</text:p>
          </table:table-cell>
          <table:table-cell office:value-type="float" office:value="21.298484">
            <text:p>21.298484</text:p>
          </table:table-cell>
          <table:table-cell office:value-type="float" office:value="21.169533">
            <text:p>21.169533</text:p>
          </table:table-cell>
          <table:table-cell table:style-name="ce5" office:value-type="float" office:value="21.400394">
            <text:p>21.40</text:p>
          </table:table-cell>
          <table:table-cell office:value-type="float" office:value="21.774967">
            <text:p>21.774967</text:p>
          </table:table-cell>
          <table:table-cell office:value-type="float" office:value="21.269389">
            <text:p>21.269389</text:p>
          </table:table-cell>
          <table:table-cell office:value-type="float" office:value="21.084173">
            <text:p>21.084173</text:p>
          </table:table-cell>
          <table:table-cell office:value-type="float" office:value="21.512861">
            <text:p>21.512861</text:p>
          </table:table-cell>
          <table:table-cell office:value-type="float" office:value="21.42983">
            <text:p>21.42983</text:p>
          </table:table-cell>
          <table:table-cell office:value-type="float" office:value="21.411483">
            <text:p>21.411483</text:p>
          </table:table-cell>
          <table:table-cell office:value-type="float" office:value="21.230123">
            <text:p>21.230123</text:p>
          </table:table-cell>
          <table:table-cell office:value-type="float" office:value="21.076012">
            <text:p>21.076012</text:p>
          </table:table-cell>
          <table:table-cell office:value-type="float" office:value="21.72983">
            <text:p>21.72983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5" office:value-type="float" office:value="25.875894">
            <text:p>25.88</text:p>
          </table:table-cell>
          <table:table-cell office:value-type="float" office:value="0.205921">
            <text:p>0.205921</text:p>
          </table:table-cell>
          <table:table-cell office:value-type="float" office:value="25.968018">
            <text:p>25.968018</text:p>
          </table:table-cell>
          <table:table-cell office:value-type="float" office:value="25.865032">
            <text:p>25.865032</text:p>
          </table:table-cell>
          <table:table-cell office:value-type="float" office:value="25.940402">
            <text:p>25.940402</text:p>
          </table:table-cell>
          <table:table-cell office:value-type="float" office:value="26.019105">
            <text:p>26.019105</text:p>
          </table:table-cell>
          <table:table-cell office:value-type="float" office:value="25.836168">
            <text:p>25.836168</text:p>
          </table:table-cell>
          <table:table-cell office:value-type="float" office:value="25.867588">
            <text:p>25.867588</text:p>
          </table:table-cell>
          <table:table-cell office:value-type="float" office:value="25.897872">
            <text:p>25.897872</text:p>
          </table:table-cell>
          <table:table-cell office:value-type="float" office:value="26.086796">
            <text:p>26.086796</text:p>
          </table:table-cell>
          <table:table-cell office:value-type="float" office:value="25.980829">
            <text:p>25.980829</text:p>
          </table:table-cell>
          <table:table-cell office:value-type="float" office:value="25.37143">
            <text:p>25.37143</text:p>
          </table:table-cell>
          <table:table-cell table:style-name="ce5" office:value-type="float" office:value="25.900829">
            <text:p>25.90</text:p>
          </table:table-cell>
          <table:table-cell office:value-type="float" office:value="26.25971">
            <text:p>26.25971</text:p>
          </table:table-cell>
          <table:table-cell office:value-type="float" office:value="25.887742">
            <text:p>25.887742</text:p>
          </table:table-cell>
          <table:table-cell office:value-type="float" office:value="25.716171">
            <text:p>25.716171</text:p>
          </table:table-cell>
          <table:table-cell office:value-type="float" office:value="25.592418">
            <text:p>25.592418</text:p>
          </table:table-cell>
          <table:table-cell office:value-type="float" office:value="26.137723">
            <text:p>26.137723</text:p>
          </table:table-cell>
          <table:table-cell office:value-type="float" office:value="25.689416">
            <text:p>25.689416</text:p>
          </table:table-cell>
          <table:table-cell office:value-type="float" office:value="25.600743">
            <text:p>25.600743</text:p>
          </table:table-cell>
          <table:table-cell office:value-type="float" office:value="25.778573">
            <text:p>25.778573</text:p>
          </table:table-cell>
          <table:table-cell office:value-type="float" office:value="26.121323">
            <text:p>26.121323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5" office:value-type="float" office:value="28.817743">
            <text:p>28.82</text:p>
          </table:table-cell>
          <table:table-cell office:value-type="float" office:value="0.183908">
            <text:p>0.183908</text:p>
          </table:table-cell>
          <table:table-cell office:value-type="float" office:value="28.544018">
            <text:p>28.544018</text:p>
          </table:table-cell>
          <table:table-cell office:value-type="float" office:value="28.715822">
            <text:p>28.715822</text:p>
          </table:table-cell>
          <table:table-cell office:value-type="float" office:value="28.904564">
            <text:p>28.904564</text:p>
          </table:table-cell>
          <table:table-cell office:value-type="float" office:value="28.940129">
            <text:p>28.940129</text:p>
          </table:table-cell>
          <table:table-cell office:value-type="float" office:value="28.645051">
            <text:p>28.645051</text:p>
          </table:table-cell>
          <table:table-cell office:value-type="float" office:value="28.620591">
            <text:p>28.620591</text:p>
          </table:table-cell>
          <table:table-cell office:value-type="float" office:value="28.801712">
            <text:p>28.801712</text:p>
          </table:table-cell>
          <table:table-cell office:value-type="float" office:value="29.071449">
            <text:p>29.071449</text:p>
          </table:table-cell>
          <table:table-cell office:value-type="float" office:value="29.082573">
            <text:p>29.082573</text:p>
          </table:table-cell>
          <table:table-cell office:value-type="float" office:value="28.900652">
            <text:p>28.900652</text:p>
          </table:table-cell>
          <table:table-cell table:style-name="ce5" office:value-type="float" office:value="28.796174">
            <text:p>28.80</text:p>
          </table:table-cell>
          <table:table-cell office:value-type="float" office:value="28.959573">
            <text:p>28.959573</text:p>
          </table:table-cell>
          <table:table-cell office:value-type="float" office:value="28.660901">
            <text:p>28.660901</text:p>
          </table:table-cell>
          <table:table-cell office:value-type="float" office:value="28.605835">
            <text:p>28.605835</text:p>
          </table:table-cell>
          <table:table-cell office:value-type="float" office:value="29.054592">
            <text:p>29.054592</text:p>
          </table:table-cell>
          <table:table-cell office:value-type="float" office:value="29.081865">
            <text:p>29.081865</text:p>
          </table:table-cell>
          <table:table-cell office:value-type="float" office:value="28.667544">
            <text:p>28.667544</text:p>
          </table:table-cell>
          <table:table-cell office:value-type="float" office:value="28.662542">
            <text:p>28.662542</text:p>
          </table:table-cell>
          <table:table-cell office:value-type="float" office:value="28.600903">
            <text:p>28.600903</text:p>
          </table:table-cell>
          <table:table-cell office:value-type="float" office:value="29.038374">
            <text:p>29.038374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5" office:value-type="float" office:value="173.37325">
            <text:p>173.37</text:p>
          </table:table-cell>
          <table:table-cell office:value-type="float" office:value="4.57326">
            <text:p>4.57326</text:p>
          </table:table-cell>
          <table:table-cell office:value-type="float" office:value="182.667123">
            <text:p>182.667123</text:p>
          </table:table-cell>
          <table:table-cell office:value-type="float" office:value="172.610689">
            <text:p>172.610689</text:p>
          </table:table-cell>
          <table:table-cell office:value-type="float" office:value="167.104178">
            <text:p>167.104178</text:p>
          </table:table-cell>
          <table:table-cell office:value-type="float" office:value="176.888981">
            <text:p>176.888981</text:p>
          </table:table-cell>
          <table:table-cell office:value-type="float" office:value="171.602964">
            <text:p>171.602964</text:p>
          </table:table-cell>
          <table:table-cell office:value-type="float" office:value="173.897894">
            <text:p>173.897894</text:p>
          </table:table-cell>
          <table:table-cell office:value-type="float" office:value="171.182763">
            <text:p>171.182763</text:p>
          </table:table-cell>
          <table:table-cell office:value-type="float" office:value="176.309102">
            <text:p>176.309102</text:p>
          </table:table-cell>
          <table:table-cell office:value-type="float" office:value="171.223873">
            <text:p>171.223873</text:p>
          </table:table-cell>
          <table:table-cell office:value-type="float" office:value="174.535596">
            <text:p>174.535596</text:p>
          </table:table-cell>
          <table:table-cell table:style-name="ce5" office:value-type="float" office:value="171.482013">
            <text:p>171.48</text:p>
          </table:table-cell>
          <table:table-cell office:value-type="float" office:value="185.823243">
            <text:p>185.823243</text:p>
          </table:table-cell>
          <table:table-cell office:value-type="float" office:value="171.271778">
            <text:p>171.271778</text:p>
          </table:table-cell>
          <table:table-cell office:value-type="float" office:value="168.478013">
            <text:p>168.478013</text:p>
          </table:table-cell>
          <table:table-cell office:value-type="float" office:value="177.204731">
            <text:p>177.204731</text:p>
          </table:table-cell>
          <table:table-cell office:value-type="float" office:value="172.440557">
            <text:p>172.440557</text:p>
          </table:table-cell>
          <table:table-cell office:value-type="float" office:value="170.576545">
            <text:p>170.576545</text:p>
          </table:table-cell>
          <table:table-cell office:value-type="float" office:value="173.956795">
            <text:p>173.956795</text:p>
          </table:table-cell>
          <table:table-cell office:value-type="float" office:value="171.312584">
            <text:p>171.312584</text:p>
          </table:table-cell>
          <table:table-cell office:value-type="float" office:value="166.895576">
            <text:p>166.895576</text:p>
          </table:table-cell>
        </table:table-row>
        <table:table-row table:style-name="ro2">
          <table:covered-table-cell/>
          <table:table-cell table:style-name="ce3" office:value-type="string">
            <text:p>cav</text:p>
          </table:table-cell>
          <table:table-cell table:style-name="ce5" office:value-type="float" office:value="106.572478">
            <text:p>106.57</text:p>
          </table:table-cell>
          <table:table-cell table:number-columns-repeated="11"/>
          <table:table-cell table:style-name="ce5"/>
          <table:table-cell table:number-columns-repeated="9"/>
        </table:table-row>
        <table:table-row table:style-name="ro1">
          <table:table-cell/>
          <table:table-cell table:style-name="ce2" office:value-type="string" table:number-columns-spanned="13" table:number-rows-spanned="1">
            <text:p>Summary</text:p>
          </table:table-cell>
          <table:covered-table-cell table:number-columns-repeated="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2"/>
          <table:table-cell office:value-type="string">
            <text:p>C1060</text:p>
          </table:table-cell>
          <table:table-cell office:value-type="string">
            <text:p>K20</text:p>
          </table:table-cell>
          <table:table-cell office:value-type="string">
            <text:p>HD7970</text:p>
          </table:table-cell>
          <table:table-cell office:value-type="string">
            <text:p>E5-2620</text:p>
          </table:table-cell>
          <table:table-cell office:value-type="string">
            <text:p>Phi-5110P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2</text:p>
          </table:table-cell>
          <table:table-cell table:style-name="ce5" table:formula="of:=([.C3]/[.C2])" office:value-type="float" office:value="0.646395982338377">
            <text:p>0.65</text:p>
          </table:table-cell>
          <table:table-cell table:style-name="ce5" table:formula="of:=([.C10]/[.C9])" office:value-type="float" office:value="0.931404653778449">
            <text:p>0.93</text:p>
          </table:table-cell>
          <table:table-cell table:style-name="ce5" table:formula="of:=([.C17]/[.C16])" office:value-type="float" office:value="0.907507662614432">
            <text:p>0.91</text:p>
          </table:table-cell>
          <table:table-cell table:style-name="ce5" table:formula="of:=([.C24]/[.C23])" office:value-type="float" office:value="0.818765015263534">
            <text:p>0.82</text:p>
          </table:table-cell>
          <table:table-cell table:style-name="ce5" table:formula="of:=([.C31]/[.C30])" office:value-type="float" office:value="0.348718213643245">
            <text:p>0.35</text:p>
          </table:table-cell>
          <table:table-cell/>
          <table:table-cell office:value-type="string">
            <text:p>vec2</text:p>
          </table:table-cell>
          <table:table-cell office:value-type="float" office:value="0.65">
            <text:p>0.6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35">
            <text:p>0.3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4</text:p>
          </table:table-cell>
          <table:table-cell table:style-name="ce5" table:formula="of:=([.C4]/[.C2])" office:value-type="float" office:value="0.413597543319676">
            <text:p>0.41</text:p>
          </table:table-cell>
          <table:table-cell table:style-name="ce5" table:formula="of:=([.C11]/[.C9])" office:value-type="float" office:value="0.862682353382797">
            <text:p>0.86</text:p>
          </table:table-cell>
          <table:table-cell table:style-name="ce5" table:formula="of:=([.C18]/[.C16])" office:value-type="float" office:value="0.877118811893118">
            <text:p>0.88</text:p>
          </table:table-cell>
          <table:table-cell table:style-name="ce5" table:formula="of:=([.C25]/[.C23])" office:value-type="float" office:value="1.59302451589253">
            <text:p>1.59</text:p>
          </table:table-cell>
          <table:table-cell table:style-name="ce5" table:formula="of:=([.C32]/[.C30])" office:value-type="float" office:value="0.422090268539803">
            <text:p>0.42</text:p>
          </table:table-cell>
          <table:table-cell/>
          <table:table-cell office:value-type="string">
            <text:p>vec4</text:p>
          </table:table-cell>
          <table:table-cell office:value-type="float" office:value="0.41">
            <text:p>0.4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1.59">
            <text:p>1.59</text:p>
          </table:table-cell>
          <table:table-cell office:value-type="float" office:value="0.42">
            <text:p>0.4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8</text:p>
          </table:table-cell>
          <table:table-cell table:style-name="ce5" table:formula="of:=([.C5]/[.C2])" office:value-type="float" office:value="0.229775363281976">
            <text:p>0.23</text:p>
          </table:table-cell>
          <table:table-cell table:style-name="ce5" table:formula="of:=([.C12]/[.C9])" office:value-type="float" office:value="0.397233134879896">
            <text:p>0.40</text:p>
          </table:table-cell>
          <table:table-cell table:style-name="ce5" table:formula="of:=([.C19]/[.C16])" office:value-type="float" office:value="0.408372588140834">
            <text:p>0.41</text:p>
          </table:table-cell>
          <table:table-cell table:style-name="ce5" table:formula="of:=([.C26]/[.C23])" office:value-type="float" office:value="1.58775015440861">
            <text:p>1.59</text:p>
          </table:table-cell>
          <table:table-cell table:style-name="ce5" table:formula="of:=([.C33]/[.C30])" office:value-type="float" office:value="0.47007801475694">
            <text:p>0.47</text:p>
          </table:table-cell>
          <table:table-cell/>
          <table:table-cell office:value-type="string">
            <text:p>vec8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float" office:value="1.59">
            <text:p>1.59</text:p>
          </table:table-cell>
          <table:table-cell office:value-type="float" office:value="0.47">
            <text:p>0.4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c16</text:p>
          </table:table-cell>
          <table:table-cell table:style-name="ce5" table:formula="of:=([.C6]/[.C2])" office:value-type="float" office:value="0.142293865954905">
            <text:p>0.14</text:p>
          </table:table-cell>
          <table:table-cell table:style-name="ce5" table:formula="of:=([.C13]/[.C9])" office:value-type="float" office:value="0.186902837701408">
            <text:p>0.19</text:p>
          </table:table-cell>
          <table:table-cell table:style-name="ce5" table:formula="of:=([.C20]/[.C16])" office:value-type="float" office:value="0.147351590508921">
            <text:p>0.15</text:p>
          </table:table-cell>
          <table:table-cell table:style-name="ce5" table:formula="of:=([.C27]/[.C23])" office:value-type="float" office:value="1.59200575623714">
            <text:p>1.59</text:p>
          </table:table-cell>
          <table:table-cell table:style-name="ce5" table:formula="of:=([.C34]/[.C30])" office:value-type="float" office:value="2.82808244809313">
            <text:p>2.83</text:p>
          </table:table-cell>
          <table:table-cell/>
          <table:table-cell office:value-type="string">
            <text:p>vec16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1.59">
            <text:p>1.59</text:p>
          </table:table-cell>
          <table:table-cell office:value-type="float" office:value="2.83">
            <text:p>2.83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av</text:p>
          </table:table-cell>
          <table:table-cell table:style-name="ce5" table:formula="of:=([.C7]/[.C2])" office:value-type="float" office:value="0">
            <text:p>0.00</text:p>
          </table:table-cell>
          <table:table-cell table:style-name="ce5" table:formula="of:=([.C14]/[.C9])" office:value-type="float" office:value="0">
            <text:p>0.00</text:p>
          </table:table-cell>
          <table:table-cell table:style-name="ce5" table:formula="of:=([.C21]/[.C16])" office:value-type="float" office:value="0">
            <text:p>0.00</text:p>
          </table:table-cell>
          <table:table-cell table:style-name="ce5" table:formula="of:=([.C28]/[.C23])" office:value-type="float" office:value="1.50333453244261">
            <text:p>1.50</text:p>
          </table:table-cell>
          <table:table-cell table:style-name="ce5" table:formula="of:=([.C35]/[.C30])" office:value-type="float" office:value="1.73842132209895">
            <text:p>1.74</text:p>
          </table:table-cell>
          <table:table-cell/>
          <table:table-cell office:value-type="string">
            <text:p>cav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.5">
            <text:p>1.50</text:p>
          </table:table-cell>
          <table:table-cell office:value-type="float" office:value="1.74">
            <text:p>1.74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office:value-type="string">
            <text:p>vec2</text:p>
          </table:table-cell>
          <table:table-cell office:value-type="string">
            <text:p>vec4</text:p>
          </table:table-cell>
          <table:table-cell office:value-type="string">
            <text:p>vec8</text:p>
          </table:table-cell>
          <table:table-cell office:value-type="string">
            <text:p>vec16</text:p>
          </table:table-cell>
          <table:table-cell office:value-type="string">
            <text:p>cav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1060</text:p>
          </table:table-cell>
          <table:table-cell office:value-type="float" office:value="0.65">
            <text:p>0.65</text:p>
          </table:table-cell>
          <table:table-cell office:value-type="float" office:value="0.41">
            <text:p>0.41</text:p>
          </table:table-cell>
          <table:table-cell office:value-type="float" office:value="0.23">
            <text:p>0.23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K20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4">
            <text:p>0.4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HD7970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41">
            <text:p>0.41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5-2620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1.59">
            <text:p>1.59</text:p>
          </table:table-cell>
          <table:table-cell table:style-name="ce5" office:value-type="float" office:value="1.5">
            <text:p>1.50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Phi-5110P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2.83">
            <text:p>2.83</text:p>
          </table:table-cell>
          <table:table-cell office:value-type="float" office:value="1.74">
            <text:p>1.74</text:p>
          </table:table-cell>
          <table:table-cell table:number-columns-repeated="17"/>
        </table:table-row>
        <table:table-row table:style-name="ro1" table:number-rows-repeated="104852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bin </meta:initial-creator>
    <meta:creation-date>2014-03-30T13:48:36</meta:creation-date>
    <dc:date>2014-06-05T10:30:37</dc:date>
    <meta:editing-duration>P1DT12H47M45S</meta:editing-duration>
    <meta:editing-cycles>283</meta:editing-cycles>
    <meta:generator>LibreOffice/3.5$Linux_X86_64 LibreOffice_project/350m1$Build-2</meta:generator>
    <dc:creator>jianbin </dc:creator>
    <meta:document-statistic meta:table-count="9" meta:cell-count="6273" meta:object-count="0"/>
  </office:meta>
</office:document-meta>
</file>